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th ders</text:p>
          </table:table-cell>
          <table:table-cell office:value-type="string" calcext:value-type="string">
            <text:p>w. ders</text:p>
          </table:table-cell>
          <table:table-cell office:value-type="string" calcext:value-type="string">
            <text:p>w bank</text:p>
          </table:table-cell>
          <table:table-cell table:formula="of:=TTEST([.A2:.A1001];[.B2:.B1001];1;2)" office:value-type="float" office:value="0.0143910975439766" calcext:value-type="float">
            <text:p>0.014391097543977</text:p>
          </table:table-cell>
          <table:table-cell table:formula="of:=TTEST([.B2:.B1001];[.C2:.C1001];1;2)" office:value-type="float" office:value="0.0230612589918099" calcext:value-type="float">
            <text:p>0.02306125899181</text:p>
          </table:table-cell>
        </table:table-row>
        <table:table-row table:style-name="ro1">
          <table:table-cell office:value-type="float" office:value="110462879.166667" calcext:value-type="float">
            <text:p>110462879.166667</text:p>
          </table:table-cell>
          <table:table-cell office:value-type="float" office:value="122170333.333333" calcext:value-type="float">
            <text:p>122170333.333333</text:p>
          </table:table-cell>
          <table:table-cell office:value-type="float" office:value="85065845.8333333" calcext:value-type="float">
            <text:p>85065845.8333333</text:p>
          </table:table-cell>
          <table:table-cell table:number-columns-repeated="2"/>
        </table:table-row>
        <table:table-row table:style-name="ro1">
          <table:table-cell office:value-type="float" office:value="92463029.1666667" calcext:value-type="float">
            <text:p>92463029.1666667</text:p>
          </table:table-cell>
          <table:table-cell office:value-type="float" office:value="107264195.833333" calcext:value-type="float">
            <text:p>107264195.833333</text:p>
          </table:table-cell>
          <table:table-cell office:value-type="float" office:value="112345970.833333" calcext:value-type="float">
            <text:p>112345970.833333</text:p>
          </table:table-cell>
          <table:table-cell table:number-columns-repeated="2"/>
        </table:table-row>
        <table:table-row table:style-name="ro1">
          <table:table-cell office:value-type="float" office:value="99987400" calcext:value-type="float">
            <text:p>99987400</text:p>
          </table:table-cell>
          <table:table-cell office:value-type="float" office:value="66947175" calcext:value-type="float">
            <text:p>66947175</text:p>
          </table:table-cell>
          <table:table-cell office:value-type="float" office:value="84389954.1666667" calcext:value-type="float">
            <text:p>84389954.1666667</text:p>
          </table:table-cell>
          <table:table-cell table:number-columns-repeated="2"/>
        </table:table-row>
        <table:table-row table:style-name="ro1">
          <table:table-cell office:value-type="float" office:value="101878087.5" calcext:value-type="float">
            <text:p>101878087.5</text:p>
          </table:table-cell>
          <table:table-cell office:value-type="float" office:value="91573775" calcext:value-type="float">
            <text:p>91573775</text:p>
          </table:table-cell>
          <table:table-cell office:value-type="float" office:value="90126600" calcext:value-type="float">
            <text:p>90126600</text:p>
          </table:table-cell>
          <table:table-cell table:number-columns-repeated="2"/>
        </table:table-row>
        <table:table-row table:style-name="ro1">
          <table:table-cell office:value-type="float" office:value="112044929.166667" calcext:value-type="float">
            <text:p>112044929.166667</text:p>
          </table:table-cell>
          <table:table-cell office:value-type="float" office:value="103057670.833333" calcext:value-type="float">
            <text:p>103057670.833333</text:p>
          </table:table-cell>
          <table:table-cell office:value-type="float" office:value="99726579.1666667" calcext:value-type="float">
            <text:p>99726579.1666667</text:p>
          </table:table-cell>
          <table:table-cell table:number-columns-repeated="2"/>
        </table:table-row>
        <table:table-row table:style-name="ro1">
          <table:table-cell office:value-type="float" office:value="106729691.666667" calcext:value-type="float">
            <text:p>106729691.666667</text:p>
          </table:table-cell>
          <table:table-cell office:value-type="float" office:value="74957645.8333333" calcext:value-type="float">
            <text:p>74957645.8333333</text:p>
          </table:table-cell>
          <table:table-cell office:value-type="float" office:value="97507700" calcext:value-type="float">
            <text:p>97507700</text:p>
          </table:table-cell>
          <table:table-cell table:number-columns-repeated="2"/>
        </table:table-row>
        <table:table-row table:style-name="ro1">
          <table:table-cell office:value-type="float" office:value="75269766.6666667" calcext:value-type="float">
            <text:p>75269766.6666667</text:p>
          </table:table-cell>
          <table:table-cell office:value-type="float" office:value="100881758.333333" calcext:value-type="float">
            <text:p>100881758.333333</text:p>
          </table:table-cell>
          <table:table-cell office:value-type="float" office:value="86808829.1666667" calcext:value-type="float">
            <text:p>86808829.1666667</text:p>
          </table:table-cell>
          <table:table-cell table:number-columns-repeated="2"/>
        </table:table-row>
        <table:table-row table:style-name="ro1">
          <table:table-cell office:value-type="float" office:value="91815245.8333334" calcext:value-type="float">
            <text:p>91815245.8333334</text:p>
          </table:table-cell>
          <table:table-cell office:value-type="float" office:value="129012183.333333" calcext:value-type="float">
            <text:p>129012183.333333</text:p>
          </table:table-cell>
          <table:table-cell office:value-type="float" office:value="90074750" calcext:value-type="float">
            <text:p>90074750</text:p>
          </table:table-cell>
          <table:table-cell table:number-columns-repeated="2"/>
        </table:table-row>
        <table:table-row table:style-name="ro1">
          <table:table-cell office:value-type="float" office:value="123581004.166667" calcext:value-type="float">
            <text:p>123581004.166667</text:p>
          </table:table-cell>
          <table:table-cell office:value-type="float" office:value="94059729.1666667" calcext:value-type="float">
            <text:p>94059729.1666667</text:p>
          </table:table-cell>
          <table:table-cell office:value-type="float" office:value="93263095.8333333" calcext:value-type="float">
            <text:p>93263095.8333333</text:p>
          </table:table-cell>
          <table:table-cell table:number-columns-repeated="2"/>
        </table:table-row>
        <table:table-row table:style-name="ro1">
          <table:table-cell office:value-type="float" office:value="107309233.333333" calcext:value-type="float">
            <text:p>107309233.333333</text:p>
          </table:table-cell>
          <table:table-cell office:value-type="float" office:value="125069416.666667" calcext:value-type="float">
            <text:p>125069416.666667</text:p>
          </table:table-cell>
          <table:table-cell office:value-type="float" office:value="100088016.666667" calcext:value-type="float">
            <text:p>100088016.666667</text:p>
          </table:table-cell>
          <table:table-cell table:number-columns-repeated="2"/>
        </table:table-row>
        <table:table-row table:style-name="ro1">
          <table:table-cell office:value-type="float" office:value="100065600" calcext:value-type="float">
            <text:p>100065600</text:p>
          </table:table-cell>
          <table:table-cell office:value-type="float" office:value="122876833.333333" calcext:value-type="float">
            <text:p>122876833.333333</text:p>
          </table:table-cell>
          <table:table-cell office:value-type="float" office:value="109283620.833333" calcext:value-type="float">
            <text:p>109283620.833333</text:p>
          </table:table-cell>
          <table:table-cell table:number-columns-repeated="2"/>
        </table:table-row>
        <table:table-row table:style-name="ro1">
          <table:table-cell office:value-type="float" office:value="103951416.666667" calcext:value-type="float">
            <text:p>103951416.666667</text:p>
          </table:table-cell>
          <table:table-cell office:value-type="float" office:value="101638579.166667" calcext:value-type="float">
            <text:p>101638579.166667</text:p>
          </table:table-cell>
          <table:table-cell office:value-type="float" office:value="71937404.1666667" calcext:value-type="float">
            <text:p>71937404.1666667</text:p>
          </table:table-cell>
          <table:table-cell table:number-columns-repeated="2"/>
        </table:table-row>
        <table:table-row table:style-name="ro1">
          <table:table-cell office:value-type="float" office:value="89843779.1666667" calcext:value-type="float">
            <text:p>89843779.1666667</text:p>
          </table:table-cell>
          <table:table-cell office:value-type="float" office:value="95342658.3333333" calcext:value-type="float">
            <text:p>95342658.3333333</text:p>
          </table:table-cell>
          <table:table-cell office:value-type="float" office:value="117472958.333333" calcext:value-type="float">
            <text:p>117472958.333333</text:p>
          </table:table-cell>
          <table:table-cell table:number-columns-repeated="2"/>
        </table:table-row>
        <table:table-row table:style-name="ro1">
          <table:table-cell office:value-type="float" office:value="142572612.5" calcext:value-type="float">
            <text:p>142572612.5</text:p>
          </table:table-cell>
          <table:table-cell office:value-type="float" office:value="99308904.1666667" calcext:value-type="float">
            <text:p>99308904.1666667</text:p>
          </table:table-cell>
          <table:table-cell office:value-type="float" office:value="99745320.8333334" calcext:value-type="float">
            <text:p>99745320.8333334</text:p>
          </table:table-cell>
          <table:table-cell table:number-columns-repeated="2"/>
        </table:table-row>
        <table:table-row table:style-name="ro1">
          <table:table-cell office:value-type="float" office:value="106699979.166667" calcext:value-type="float">
            <text:p>106699979.166667</text:p>
          </table:table-cell>
          <table:table-cell office:value-type="float" office:value="103130737.5" calcext:value-type="float">
            <text:p>103130737.5</text:p>
          </table:table-cell>
          <table:table-cell office:value-type="float" office:value="126509825" calcext:value-type="float">
            <text:p>126509825</text:p>
          </table:table-cell>
          <table:table-cell table:number-columns-repeated="2"/>
        </table:table-row>
        <table:table-row table:style-name="ro1">
          <table:table-cell office:value-type="float" office:value="114858541.666667" calcext:value-type="float">
            <text:p>114858541.666667</text:p>
          </table:table-cell>
          <table:table-cell office:value-type="float" office:value="84869233.3333334" calcext:value-type="float">
            <text:p>84869233.3333334</text:p>
          </table:table-cell>
          <table:table-cell office:value-type="float" office:value="54001431.6666667" calcext:value-type="float">
            <text:p>54001431.6666667</text:p>
          </table:table-cell>
          <table:table-cell table:number-columns-repeated="2"/>
        </table:table-row>
        <table:table-row table:style-name="ro1">
          <table:table-cell office:value-type="float" office:value="112144616.666667" calcext:value-type="float">
            <text:p>112144616.666667</text:p>
          </table:table-cell>
          <table:table-cell office:value-type="float" office:value="75224516.6666667" calcext:value-type="float">
            <text:p>75224516.6666667</text:p>
          </table:table-cell>
          <table:table-cell office:value-type="float" office:value="72197695.8333333" calcext:value-type="float">
            <text:p>72197695.8333333</text:p>
          </table:table-cell>
          <table:table-cell table:number-columns-repeated="2"/>
        </table:table-row>
        <table:table-row table:style-name="ro1">
          <table:table-cell office:value-type="float" office:value="101405079.166667" calcext:value-type="float">
            <text:p>101405079.166667</text:p>
          </table:table-cell>
          <table:table-cell office:value-type="float" office:value="117632079.166667" calcext:value-type="float">
            <text:p>117632079.166667</text:p>
          </table:table-cell>
          <table:table-cell office:value-type="float" office:value="84226187.5" calcext:value-type="float">
            <text:p>84226187.5</text:p>
          </table:table-cell>
          <table:table-cell table:number-columns-repeated="2"/>
        </table:table-row>
        <table:table-row table:style-name="ro1">
          <table:table-cell office:value-type="float" office:value="111304783.333333" calcext:value-type="float">
            <text:p>111304783.333333</text:p>
          </table:table-cell>
          <table:table-cell office:value-type="float" office:value="59653779.1666667" calcext:value-type="float">
            <text:p>59653779.1666667</text:p>
          </table:table-cell>
          <table:table-cell office:value-type="float" office:value="88118620.8333333" calcext:value-type="float">
            <text:p>88118620.8333333</text:p>
          </table:table-cell>
          <table:table-cell table:number-columns-repeated="2"/>
        </table:table-row>
        <table:table-row table:style-name="ro1">
          <table:table-cell office:value-type="float" office:value="73985283.3333333" calcext:value-type="float">
            <text:p>73985283.3333333</text:p>
          </table:table-cell>
          <table:table-cell office:value-type="float" office:value="102942779.166667" calcext:value-type="float">
            <text:p>102942779.166667</text:p>
          </table:table-cell>
          <table:table-cell office:value-type="float" office:value="82458304.1666667" calcext:value-type="float">
            <text:p>82458304.1666667</text:p>
          </table:table-cell>
          <table:table-cell table:number-columns-repeated="2"/>
        </table:table-row>
        <table:table-row table:style-name="ro1">
          <table:table-cell office:value-type="float" office:value="95993775" calcext:value-type="float">
            <text:p>95993775</text:p>
          </table:table-cell>
          <table:table-cell office:value-type="float" office:value="109905429.166667" calcext:value-type="float">
            <text:p>109905429.166667</text:p>
          </table:table-cell>
          <table:table-cell office:value-type="float" office:value="105804395.833333" calcext:value-type="float">
            <text:p>105804395.833333</text:p>
          </table:table-cell>
          <table:table-cell table:number-columns-repeated="2"/>
        </table:table-row>
        <table:table-row table:style-name="ro1">
          <table:table-cell office:value-type="float" office:value="91054100" calcext:value-type="float">
            <text:p>91054100</text:p>
          </table:table-cell>
          <table:table-cell office:value-type="float" office:value="101208716.666667" calcext:value-type="float">
            <text:p>101208716.666667</text:p>
          </table:table-cell>
          <table:table-cell office:value-type="float" office:value="97142558.3333333" calcext:value-type="float">
            <text:p>97142558.3333333</text:p>
          </table:table-cell>
          <table:table-cell table:number-columns-repeated="2"/>
        </table:table-row>
        <table:table-row table:style-name="ro1">
          <table:table-cell office:value-type="float" office:value="79721083.3333334" calcext:value-type="float">
            <text:p>79721083.3333334</text:p>
          </table:table-cell>
          <table:table-cell office:value-type="float" office:value="112535733.333333" calcext:value-type="float">
            <text:p>112535733.333333</text:p>
          </table:table-cell>
          <table:table-cell office:value-type="float" office:value="107383425" calcext:value-type="float">
            <text:p>107383425</text:p>
          </table:table-cell>
          <table:table-cell table:number-columns-repeated="2"/>
        </table:table-row>
        <table:table-row table:style-name="ro1">
          <table:table-cell office:value-type="float" office:value="112434420.833333" calcext:value-type="float">
            <text:p>112434420.833333</text:p>
          </table:table-cell>
          <table:table-cell office:value-type="float" office:value="80091158.3333333" calcext:value-type="float">
            <text:p>80091158.3333333</text:p>
          </table:table-cell>
          <table:table-cell office:value-type="float" office:value="102164475" calcext:value-type="float">
            <text:p>102164475</text:p>
          </table:table-cell>
          <table:table-cell table:number-columns-repeated="2"/>
        </table:table-row>
        <table:table-row table:style-name="ro1">
          <table:table-cell office:value-type="float" office:value="107451087.5" calcext:value-type="float">
            <text:p>107451087.5</text:p>
          </table:table-cell>
          <table:table-cell office:value-type="float" office:value="114890891.666667" calcext:value-type="float">
            <text:p>114890891.666667</text:p>
          </table:table-cell>
          <table:table-cell office:value-type="float" office:value="130428375" calcext:value-type="float">
            <text:p>130428375</text:p>
          </table:table-cell>
          <table:table-cell table:number-columns-repeated="2"/>
        </table:table-row>
        <table:table-row table:style-name="ro1">
          <table:table-cell office:value-type="float" office:value="73431850" calcext:value-type="float">
            <text:p>73431850</text:p>
          </table:table-cell>
          <table:table-cell office:value-type="float" office:value="110398737.5" calcext:value-type="float">
            <text:p>110398737.5</text:p>
          </table:table-cell>
          <table:table-cell office:value-type="float" office:value="74149500" calcext:value-type="float">
            <text:p>74149500</text:p>
          </table:table-cell>
          <table:table-cell table:number-columns-repeated="2"/>
        </table:table-row>
        <table:table-row table:style-name="ro1">
          <table:table-cell office:value-type="float" office:value="97591104.1666667" calcext:value-type="float">
            <text:p>97591104.1666667</text:p>
          </table:table-cell>
          <table:table-cell office:value-type="float" office:value="99373712.5" calcext:value-type="float">
            <text:p>99373712.5</text:p>
          </table:table-cell>
          <table:table-cell office:value-type="float" office:value="121108462.5" calcext:value-type="float">
            <text:p>121108462.5</text:p>
          </table:table-cell>
          <table:table-cell table:number-columns-repeated="2"/>
        </table:table-row>
        <table:table-row table:style-name="ro1">
          <table:table-cell office:value-type="float" office:value="125458620.833333" calcext:value-type="float">
            <text:p>125458620.833333</text:p>
          </table:table-cell>
          <table:table-cell office:value-type="float" office:value="83972604.1666667" calcext:value-type="float">
            <text:p>83972604.1666667</text:p>
          </table:table-cell>
          <table:table-cell office:value-type="float" office:value="113085158.333333" calcext:value-type="float">
            <text:p>113085158.333333</text:p>
          </table:table-cell>
          <table:table-cell table:number-columns-repeated="2"/>
        </table:table-row>
        <table:table-row table:style-name="ro1">
          <table:table-cell office:value-type="float" office:value="125888300" calcext:value-type="float">
            <text:p>125888300</text:p>
          </table:table-cell>
          <table:table-cell office:value-type="float" office:value="104978191.666667" calcext:value-type="float">
            <text:p>104978191.666667</text:p>
          </table:table-cell>
          <table:table-cell office:value-type="float" office:value="117849729.166667" calcext:value-type="float">
            <text:p>117849729.166667</text:p>
          </table:table-cell>
          <table:table-cell table:number-columns-repeated="2"/>
        </table:table-row>
        <table:table-row table:style-name="ro1">
          <table:table-cell office:value-type="float" office:value="99114120.8333333" calcext:value-type="float">
            <text:p>99114120.8333333</text:p>
          </table:table-cell>
          <table:table-cell office:value-type="float" office:value="88526358.3333333" calcext:value-type="float">
            <text:p>88526358.3333333</text:p>
          </table:table-cell>
          <table:table-cell office:value-type="float" office:value="88281991.6666667" calcext:value-type="float">
            <text:p>88281991.6666667</text:p>
          </table:table-cell>
          <table:table-cell table:number-columns-repeated="2"/>
        </table:table-row>
        <table:table-row table:style-name="ro1">
          <table:table-cell office:value-type="float" office:value="81321295.8333333" calcext:value-type="float">
            <text:p>81321295.8333333</text:p>
          </table:table-cell>
          <table:table-cell office:value-type="float" office:value="87005666.6666667" calcext:value-type="float">
            <text:p>87005666.6666667</text:p>
          </table:table-cell>
          <table:table-cell office:value-type="float" office:value="85957587.5" calcext:value-type="float">
            <text:p>85957587.5</text:p>
          </table:table-cell>
          <table:table-cell table:number-columns-repeated="2"/>
        </table:table-row>
        <table:table-row table:style-name="ro1">
          <table:table-cell office:value-type="float" office:value="90231358.3333334" calcext:value-type="float">
            <text:p>90231358.3333334</text:p>
          </table:table-cell>
          <table:table-cell office:value-type="float" office:value="72516504.1666667" calcext:value-type="float">
            <text:p>72516504.1666667</text:p>
          </table:table-cell>
          <table:table-cell office:value-type="float" office:value="115569941.666667" calcext:value-type="float">
            <text:p>115569941.666667</text:p>
          </table:table-cell>
          <table:table-cell table:number-columns-repeated="2"/>
        </table:table-row>
        <table:table-row table:style-name="ro1">
          <table:table-cell office:value-type="float" office:value="113509925" calcext:value-type="float">
            <text:p>113509925</text:p>
          </table:table-cell>
          <table:table-cell office:value-type="float" office:value="99690458.3333333" calcext:value-type="float">
            <text:p>99690458.3333333</text:p>
          </table:table-cell>
          <table:table-cell office:value-type="float" office:value="85647383.3333333" calcext:value-type="float">
            <text:p>85647383.3333333</text:p>
          </table:table-cell>
          <table:table-cell table:number-columns-repeated="2"/>
        </table:table-row>
        <table:table-row table:style-name="ro1">
          <table:table-cell office:value-type="float" office:value="98830787.5" calcext:value-type="float">
            <text:p>98830787.5</text:p>
          </table:table-cell>
          <table:table-cell office:value-type="float" office:value="123365691.666667" calcext:value-type="float">
            <text:p>123365691.666667</text:p>
          </table:table-cell>
          <table:table-cell office:value-type="float" office:value="103118466.666667" calcext:value-type="float">
            <text:p>103118466.666667</text:p>
          </table:table-cell>
          <table:table-cell table:number-columns-repeated="2"/>
        </table:table-row>
        <table:table-row table:style-name="ro1">
          <table:table-cell office:value-type="float" office:value="96647770.8333333" calcext:value-type="float">
            <text:p>96647770.8333333</text:p>
          </table:table-cell>
          <table:table-cell office:value-type="float" office:value="101660075" calcext:value-type="float">
            <text:p>101660075</text:p>
          </table:table-cell>
          <table:table-cell office:value-type="float" office:value="109360970.833333" calcext:value-type="float">
            <text:p>109360970.833333</text:p>
          </table:table-cell>
          <table:table-cell table:number-columns-repeated="2"/>
        </table:table-row>
        <table:table-row table:style-name="ro1">
          <table:table-cell office:value-type="float" office:value="96559912.5" calcext:value-type="float">
            <text:p>96559912.5</text:p>
          </table:table-cell>
          <table:table-cell office:value-type="float" office:value="89402504.1666667" calcext:value-type="float">
            <text:p>89402504.1666667</text:p>
          </table:table-cell>
          <table:table-cell office:value-type="float" office:value="97212545.8333333" calcext:value-type="float">
            <text:p>97212545.8333333</text:p>
          </table:table-cell>
          <table:table-cell table:number-columns-repeated="2"/>
        </table:table-row>
        <table:table-row table:style-name="ro1">
          <table:table-cell office:value-type="float" office:value="111438329.166667" calcext:value-type="float">
            <text:p>111438329.166667</text:p>
          </table:table-cell>
          <table:table-cell office:value-type="float" office:value="89564283.3333334" calcext:value-type="float">
            <text:p>89564283.3333334</text:p>
          </table:table-cell>
          <table:table-cell office:value-type="float" office:value="77160095.8333333" calcext:value-type="float">
            <text:p>77160095.8333333</text:p>
          </table:table-cell>
          <table:table-cell table:number-columns-repeated="2"/>
        </table:table-row>
        <table:table-row table:style-name="ro1">
          <table:table-cell office:value-type="float" office:value="97079825" calcext:value-type="float">
            <text:p>97079825</text:p>
          </table:table-cell>
          <table:table-cell office:value-type="float" office:value="137397858.333333" calcext:value-type="float">
            <text:p>137397858.333333</text:p>
          </table:table-cell>
          <table:table-cell office:value-type="float" office:value="127123145.833333" calcext:value-type="float">
            <text:p>127123145.833333</text:p>
          </table:table-cell>
          <table:table-cell table:number-columns-repeated="2"/>
        </table:table-row>
        <table:table-row table:style-name="ro1">
          <table:table-cell office:value-type="float" office:value="104793950" calcext:value-type="float">
            <text:p>104793950</text:p>
          </table:table-cell>
          <table:table-cell office:value-type="float" office:value="90682045.8333334" calcext:value-type="float">
            <text:p>90682045.8333334</text:p>
          </table:table-cell>
          <table:table-cell office:value-type="float" office:value="86575966.6666667" calcext:value-type="float">
            <text:p>86575966.6666667</text:p>
          </table:table-cell>
          <table:table-cell table:number-columns-repeated="2"/>
        </table:table-row>
        <table:table-row table:style-name="ro1">
          <table:table-cell office:value-type="float" office:value="123907662.5" calcext:value-type="float">
            <text:p>123907662.5</text:p>
          </table:table-cell>
          <table:table-cell office:value-type="float" office:value="118813441.666667" calcext:value-type="float">
            <text:p>118813441.666667</text:p>
          </table:table-cell>
          <table:table-cell office:value-type="float" office:value="96200837.5" calcext:value-type="float">
            <text:p>96200837.5</text:p>
          </table:table-cell>
          <table:table-cell table:number-columns-repeated="2"/>
        </table:table-row>
        <table:table-row table:style-name="ro1">
          <table:table-cell office:value-type="float" office:value="96490970.8333333" calcext:value-type="float">
            <text:p>96490970.8333333</text:p>
          </table:table-cell>
          <table:table-cell office:value-type="float" office:value="111981791.666667" calcext:value-type="float">
            <text:p>111981791.666667</text:p>
          </table:table-cell>
          <table:table-cell office:value-type="float" office:value="122611270.833333" calcext:value-type="float">
            <text:p>122611270.833333</text:p>
          </table:table-cell>
          <table:table-cell table:number-columns-repeated="2"/>
        </table:table-row>
        <table:table-row table:style-name="ro1">
          <table:table-cell office:value-type="float" office:value="96543612.5" calcext:value-type="float">
            <text:p>96543612.5</text:p>
          </table:table-cell>
          <table:table-cell office:value-type="float" office:value="90719770.8333333" calcext:value-type="float">
            <text:p>90719770.8333333</text:p>
          </table:table-cell>
          <table:table-cell office:value-type="float" office:value="90716954.1666667" calcext:value-type="float">
            <text:p>90716954.1666667</text:p>
          </table:table-cell>
          <table:table-cell table:number-columns-repeated="2"/>
        </table:table-row>
        <table:table-row table:style-name="ro1">
          <table:table-cell office:value-type="float" office:value="85793700" calcext:value-type="float">
            <text:p>85793700</text:p>
          </table:table-cell>
          <table:table-cell office:value-type="float" office:value="101286620.833333" calcext:value-type="float">
            <text:p>101286620.833333</text:p>
          </table:table-cell>
          <table:table-cell office:value-type="float" office:value="94602562.5" calcext:value-type="float">
            <text:p>94602562.5</text:p>
          </table:table-cell>
          <table:table-cell table:number-columns-repeated="2"/>
        </table:table-row>
        <table:table-row table:style-name="ro1">
          <table:table-cell office:value-type="float" office:value="95119458.3333333" calcext:value-type="float">
            <text:p>95119458.3333333</text:p>
          </table:table-cell>
          <table:table-cell office:value-type="float" office:value="82777370.8333334" calcext:value-type="float">
            <text:p>82777370.8333334</text:p>
          </table:table-cell>
          <table:table-cell office:value-type="float" office:value="113600595.833333" calcext:value-type="float">
            <text:p>113600595.833333</text:p>
          </table:table-cell>
          <table:table-cell table:number-columns-repeated="2"/>
        </table:table-row>
        <table:table-row table:style-name="ro1">
          <table:table-cell office:value-type="float" office:value="95036837.5" calcext:value-type="float">
            <text:p>95036837.5</text:p>
          </table:table-cell>
          <table:table-cell office:value-type="float" office:value="87831404.1666667" calcext:value-type="float">
            <text:p>87831404.1666667</text:p>
          </table:table-cell>
          <table:table-cell office:value-type="float" office:value="108033787.5" calcext:value-type="float">
            <text:p>108033787.5</text:p>
          </table:table-cell>
          <table:table-cell table:number-columns-repeated="2"/>
        </table:table-row>
        <table:table-row table:style-name="ro1">
          <table:table-cell office:value-type="float" office:value="107823333.333333" calcext:value-type="float">
            <text:p>107823333.333333</text:p>
          </table:table-cell>
          <table:table-cell office:value-type="float" office:value="73931775" calcext:value-type="float">
            <text:p>73931775</text:p>
          </table:table-cell>
          <table:table-cell office:value-type="float" office:value="99076037.5" calcext:value-type="float">
            <text:p>99076037.5</text:p>
          </table:table-cell>
          <table:table-cell table:number-columns-repeated="2"/>
        </table:table-row>
        <table:table-row table:style-name="ro1">
          <table:table-cell office:value-type="float" office:value="115675620.833333" calcext:value-type="float">
            <text:p>115675620.833333</text:p>
          </table:table-cell>
          <table:table-cell office:value-type="float" office:value="107492212.5" calcext:value-type="float">
            <text:p>107492212.5</text:p>
          </table:table-cell>
          <table:table-cell office:value-type="float" office:value="108468470.833333" calcext:value-type="float">
            <text:p>108468470.833333</text:p>
          </table:table-cell>
          <table:table-cell table:number-columns-repeated="2"/>
        </table:table-row>
        <table:table-row table:style-name="ro1">
          <table:table-cell office:value-type="float" office:value="109649004.166667" calcext:value-type="float">
            <text:p>109649004.166667</text:p>
          </table:table-cell>
          <table:table-cell office:value-type="float" office:value="107699433.333333" calcext:value-type="float">
            <text:p>107699433.333333</text:p>
          </table:table-cell>
          <table:table-cell office:value-type="float" office:value="99223970.8333334" calcext:value-type="float">
            <text:p>99223970.8333334</text:p>
          </table:table-cell>
          <table:table-cell table:number-columns-repeated="2"/>
        </table:table-row>
        <table:table-row table:style-name="ro1">
          <table:table-cell office:value-type="float" office:value="104655400" calcext:value-type="float">
            <text:p>104655400</text:p>
          </table:table-cell>
          <table:table-cell office:value-type="float" office:value="102332337.5" calcext:value-type="float">
            <text:p>102332337.5</text:p>
          </table:table-cell>
          <table:table-cell office:value-type="float" office:value="114408758.333333" calcext:value-type="float">
            <text:p>114408758.333333</text:p>
          </table:table-cell>
          <table:table-cell table:number-columns-repeated="2"/>
        </table:table-row>
        <table:table-row table:style-name="ro1">
          <table:table-cell office:value-type="float" office:value="96961958.3333333" calcext:value-type="float">
            <text:p>96961958.3333333</text:p>
          </table:table-cell>
          <table:table-cell office:value-type="float" office:value="113648537.5" calcext:value-type="float">
            <text:p>113648537.5</text:p>
          </table:table-cell>
          <table:table-cell office:value-type="float" office:value="99901537.5" calcext:value-type="float">
            <text:p>99901537.5</text:p>
          </table:table-cell>
          <table:table-cell table:number-columns-repeated="2"/>
        </table:table-row>
        <table:table-row table:style-name="ro1">
          <table:table-cell office:value-type="float" office:value="93336491.6666667" calcext:value-type="float">
            <text:p>93336491.6666667</text:p>
          </table:table-cell>
          <table:table-cell office:value-type="float" office:value="99944216.6666667" calcext:value-type="float">
            <text:p>99944216.6666667</text:p>
          </table:table-cell>
          <table:table-cell office:value-type="float" office:value="104898983.333333" calcext:value-type="float">
            <text:p>104898983.333333</text:p>
          </table:table-cell>
          <table:table-cell table:number-columns-repeated="2"/>
        </table:table-row>
        <table:table-row table:style-name="ro1">
          <table:table-cell office:value-type="float" office:value="81495195.8333334" calcext:value-type="float">
            <text:p>81495195.8333334</text:p>
          </table:table-cell>
          <table:table-cell office:value-type="float" office:value="100787425" calcext:value-type="float">
            <text:p>100787425</text:p>
          </table:table-cell>
          <table:table-cell office:value-type="float" office:value="111533150" calcext:value-type="float">
            <text:p>111533150</text:p>
          </table:table-cell>
          <table:table-cell table:number-columns-repeated="2"/>
        </table:table-row>
        <table:table-row table:style-name="ro1">
          <table:table-cell office:value-type="float" office:value="114079095.833333" calcext:value-type="float">
            <text:p>114079095.833333</text:p>
          </table:table-cell>
          <table:table-cell office:value-type="float" office:value="129528441.666667" calcext:value-type="float">
            <text:p>129528441.666667</text:p>
          </table:table-cell>
          <table:table-cell office:value-type="float" office:value="85468295.8333333" calcext:value-type="float">
            <text:p>85468295.8333333</text:p>
          </table:table-cell>
          <table:table-cell table:number-columns-repeated="2"/>
        </table:table-row>
        <table:table-row table:style-name="ro1">
          <table:table-cell office:value-type="float" office:value="84015808.3333333" calcext:value-type="float">
            <text:p>84015808.3333333</text:p>
          </table:table-cell>
          <table:table-cell office:value-type="float" office:value="97204904.1666667" calcext:value-type="float">
            <text:p>97204904.1666667</text:p>
          </table:table-cell>
          <table:table-cell office:value-type="float" office:value="90408495.8333334" calcext:value-type="float">
            <text:p>90408495.8333334</text:p>
          </table:table-cell>
          <table:table-cell table:number-columns-repeated="2"/>
        </table:table-row>
        <table:table-row table:style-name="ro1">
          <table:table-cell office:value-type="float" office:value="98791487.5" calcext:value-type="float">
            <text:p>98791487.5</text:p>
          </table:table-cell>
          <table:table-cell office:value-type="float" office:value="106174845.833333" calcext:value-type="float">
            <text:p>106174845.833333</text:p>
          </table:table-cell>
          <table:table-cell office:value-type="float" office:value="108123637.5" calcext:value-type="float">
            <text:p>108123637.5</text:p>
          </table:table-cell>
          <table:table-cell table:number-columns-repeated="2"/>
        </table:table-row>
        <table:table-row table:style-name="ro1">
          <table:table-cell office:value-type="float" office:value="90945275" calcext:value-type="float">
            <text:p>90945275</text:p>
          </table:table-cell>
          <table:table-cell office:value-type="float" office:value="122166158.333333" calcext:value-type="float">
            <text:p>122166158.333333</text:p>
          </table:table-cell>
          <table:table-cell office:value-type="float" office:value="109802712.5" calcext:value-type="float">
            <text:p>109802712.5</text:p>
          </table:table-cell>
          <table:table-cell table:number-columns-repeated="2"/>
        </table:table-row>
        <table:table-row table:style-name="ro1">
          <table:table-cell office:value-type="float" office:value="99948679.1666667" calcext:value-type="float">
            <text:p>99948679.1666667</text:p>
          </table:table-cell>
          <table:table-cell office:value-type="float" office:value="140540075" calcext:value-type="float">
            <text:p>140540075</text:p>
          </table:table-cell>
          <table:table-cell office:value-type="float" office:value="101847133.333333" calcext:value-type="float">
            <text:p>101847133.333333</text:p>
          </table:table-cell>
          <table:table-cell table:number-columns-repeated="2"/>
        </table:table-row>
        <table:table-row table:style-name="ro1">
          <table:table-cell office:value-type="float" office:value="117748237.5" calcext:value-type="float">
            <text:p>117748237.5</text:p>
          </table:table-cell>
          <table:table-cell office:value-type="float" office:value="72722150" calcext:value-type="float">
            <text:p>72722150</text:p>
          </table:table-cell>
          <table:table-cell office:value-type="float" office:value="80884529.1666667" calcext:value-type="float">
            <text:p>80884529.1666667</text:p>
          </table:table-cell>
          <table:table-cell table:number-columns-repeated="2"/>
        </table:table-row>
        <table:table-row table:style-name="ro1">
          <table:table-cell office:value-type="float" office:value="99481845.8333334" calcext:value-type="float">
            <text:p>99481845.8333334</text:p>
          </table:table-cell>
          <table:table-cell office:value-type="float" office:value="94931191.6666667" calcext:value-type="float">
            <text:p>94931191.6666667</text:p>
          </table:table-cell>
          <table:table-cell office:value-type="float" office:value="104151850" calcext:value-type="float">
            <text:p>104151850</text:p>
          </table:table-cell>
          <table:table-cell table:number-columns-repeated="2"/>
        </table:table-row>
        <table:table-row table:style-name="ro1">
          <table:table-cell office:value-type="float" office:value="128907529.166667" calcext:value-type="float">
            <text:p>128907529.166667</text:p>
          </table:table-cell>
          <table:table-cell office:value-type="float" office:value="124578929.166667" calcext:value-type="float">
            <text:p>124578929.166667</text:p>
          </table:table-cell>
          <table:table-cell office:value-type="float" office:value="119198383.333333" calcext:value-type="float">
            <text:p>119198383.333333</text:p>
          </table:table-cell>
          <table:table-cell table:number-columns-repeated="2"/>
        </table:table-row>
        <table:table-row table:style-name="ro1">
          <table:table-cell office:value-type="float" office:value="121699437.5" calcext:value-type="float">
            <text:p>121699437.5</text:p>
          </table:table-cell>
          <table:table-cell office:value-type="float" office:value="105746041.666667" calcext:value-type="float">
            <text:p>105746041.666667</text:p>
          </table:table-cell>
          <table:table-cell office:value-type="float" office:value="106970675" calcext:value-type="float">
            <text:p>106970675</text:p>
          </table:table-cell>
          <table:table-cell table:number-columns-repeated="2"/>
        </table:table-row>
        <table:table-row table:style-name="ro1">
          <table:table-cell office:value-type="float" office:value="97290154.1666667" calcext:value-type="float">
            <text:p>97290154.1666667</text:p>
          </table:table-cell>
          <table:table-cell office:value-type="float" office:value="74991454.1666667" calcext:value-type="float">
            <text:p>74991454.1666667</text:p>
          </table:table-cell>
          <table:table-cell office:value-type="float" office:value="100386312.5" calcext:value-type="float">
            <text:p>100386312.5</text:p>
          </table:table-cell>
          <table:table-cell table:number-columns-repeated="2"/>
        </table:table-row>
        <table:table-row table:style-name="ro1">
          <table:table-cell office:value-type="float" office:value="81631304.1666667" calcext:value-type="float">
            <text:p>81631304.1666667</text:p>
          </table:table-cell>
          <table:table-cell office:value-type="float" office:value="94398558.3333333" calcext:value-type="float">
            <text:p>94398558.3333333</text:p>
          </table:table-cell>
          <table:table-cell office:value-type="float" office:value="74741504.1666667" calcext:value-type="float">
            <text:p>74741504.1666667</text:p>
          </table:table-cell>
          <table:table-cell table:number-columns-repeated="2"/>
        </table:table-row>
        <table:table-row table:style-name="ro1">
          <table:table-cell office:value-type="float" office:value="117476370.833333" calcext:value-type="float">
            <text:p>117476370.833333</text:p>
          </table:table-cell>
          <table:table-cell office:value-type="float" office:value="82742133.3333333" calcext:value-type="float">
            <text:p>82742133.3333333</text:p>
          </table:table-cell>
          <table:table-cell office:value-type="float" office:value="102647875" calcext:value-type="float">
            <text:p>102647875</text:p>
          </table:table-cell>
          <table:table-cell table:number-columns-repeated="2"/>
        </table:table-row>
        <table:table-row table:style-name="ro1">
          <table:table-cell office:value-type="float" office:value="95664112.5" calcext:value-type="float">
            <text:p>95664112.5</text:p>
          </table:table-cell>
          <table:table-cell office:value-type="float" office:value="81426995.8333333" calcext:value-type="float">
            <text:p>81426995.8333333</text:p>
          </table:table-cell>
          <table:table-cell office:value-type="float" office:value="101570666.666667" calcext:value-type="float">
            <text:p>101570666.666667</text:p>
          </table:table-cell>
          <table:table-cell table:number-columns-repeated="2"/>
        </table:table-row>
        <table:table-row table:style-name="ro1">
          <table:table-cell office:value-type="float" office:value="85232275" calcext:value-type="float">
            <text:p>85232275</text:p>
          </table:table-cell>
          <table:table-cell office:value-type="float" office:value="104601379.166667" calcext:value-type="float">
            <text:p>104601379.166667</text:p>
          </table:table-cell>
          <table:table-cell office:value-type="float" office:value="75058941.6666667" calcext:value-type="float">
            <text:p>75058941.6666667</text:p>
          </table:table-cell>
          <table:table-cell table:number-columns-repeated="2"/>
        </table:table-row>
        <table:table-row table:style-name="ro1">
          <table:table-cell office:value-type="float" office:value="128700345.833333" calcext:value-type="float">
            <text:p>128700345.833333</text:p>
          </table:table-cell>
          <table:table-cell office:value-type="float" office:value="114541083.333333" calcext:value-type="float">
            <text:p>114541083.333333</text:p>
          </table:table-cell>
          <table:table-cell office:value-type="float" office:value="97629962.5" calcext:value-type="float">
            <text:p>97629962.5</text:p>
          </table:table-cell>
          <table:table-cell table:number-columns-repeated="2"/>
        </table:table-row>
        <table:table-row table:style-name="ro1">
          <table:table-cell office:value-type="float" office:value="135821820.833333" calcext:value-type="float">
            <text:p>135821820.833333</text:p>
          </table:table-cell>
          <table:table-cell office:value-type="float" office:value="105196975" calcext:value-type="float">
            <text:p>105196975</text:p>
          </table:table-cell>
          <table:table-cell office:value-type="float" office:value="102241075" calcext:value-type="float">
            <text:p>102241075</text:p>
          </table:table-cell>
          <table:table-cell table:number-columns-repeated="2"/>
        </table:table-row>
        <table:table-row table:style-name="ro1">
          <table:table-cell office:value-type="float" office:value="109082933.333333" calcext:value-type="float">
            <text:p>109082933.333333</text:p>
          </table:table-cell>
          <table:table-cell office:value-type="float" office:value="103752187.5" calcext:value-type="float">
            <text:p>103752187.5</text:p>
          </table:table-cell>
          <table:table-cell office:value-type="float" office:value="99151854.1666667" calcext:value-type="float">
            <text:p>99151854.1666667</text:p>
          </table:table-cell>
          <table:table-cell table:number-columns-repeated="2"/>
        </table:table-row>
        <table:table-row table:style-name="ro1">
          <table:table-cell office:value-type="float" office:value="127381154.166667" calcext:value-type="float">
            <text:p>127381154.166667</text:p>
          </table:table-cell>
          <table:table-cell office:value-type="float" office:value="71204025" calcext:value-type="float">
            <text:p>71204025</text:p>
          </table:table-cell>
          <table:table-cell office:value-type="float" office:value="118724575" calcext:value-type="float">
            <text:p>118724575</text:p>
          </table:table-cell>
          <table:table-cell table:number-columns-repeated="2"/>
        </table:table-row>
        <table:table-row table:style-name="ro1">
          <table:table-cell office:value-type="float" office:value="92353175" calcext:value-type="float">
            <text:p>92353175</text:p>
          </table:table-cell>
          <table:table-cell office:value-type="float" office:value="117440783.333333" calcext:value-type="float">
            <text:p>117440783.333333</text:p>
          </table:table-cell>
          <table:table-cell office:value-type="float" office:value="89927291.6666667" calcext:value-type="float">
            <text:p>89927291.6666667</text:p>
          </table:table-cell>
          <table:table-cell table:number-columns-repeated="2"/>
        </table:table-row>
        <table:table-row table:style-name="ro1">
          <table:table-cell office:value-type="float" office:value="84928050" calcext:value-type="float">
            <text:p>84928050</text:p>
          </table:table-cell>
          <table:table-cell office:value-type="float" office:value="81699554.1666667" calcext:value-type="float">
            <text:p>81699554.1666667</text:p>
          </table:table-cell>
          <table:table-cell office:value-type="float" office:value="114792387.5" calcext:value-type="float">
            <text:p>114792387.5</text:p>
          </table:table-cell>
          <table:table-cell table:number-columns-repeated="2"/>
        </table:table-row>
        <table:table-row table:style-name="ro1">
          <table:table-cell office:value-type="float" office:value="79983983.3333333" calcext:value-type="float">
            <text:p>79983983.3333333</text:p>
          </table:table-cell>
          <table:table-cell office:value-type="float" office:value="90555083.3333333" calcext:value-type="float">
            <text:p>90555083.3333333</text:p>
          </table:table-cell>
          <table:table-cell office:value-type="float" office:value="107513754.166667" calcext:value-type="float">
            <text:p>107513754.166667</text:p>
          </table:table-cell>
          <table:table-cell table:number-columns-repeated="2"/>
        </table:table-row>
        <table:table-row table:style-name="ro1">
          <table:table-cell office:value-type="float" office:value="95216229.1666667" calcext:value-type="float">
            <text:p>95216229.1666667</text:p>
          </table:table-cell>
          <table:table-cell office:value-type="float" office:value="80575162.5" calcext:value-type="float">
            <text:p>80575162.5</text:p>
          </table:table-cell>
          <table:table-cell office:value-type="float" office:value="70372141.6666667" calcext:value-type="float">
            <text:p>70372141.6666667</text:p>
          </table:table-cell>
          <table:table-cell table:number-columns-repeated="2"/>
        </table:table-row>
        <table:table-row table:style-name="ro1">
          <table:table-cell office:value-type="float" office:value="118466062.5" calcext:value-type="float">
            <text:p>118466062.5</text:p>
          </table:table-cell>
          <table:table-cell office:value-type="float" office:value="118399354.166667" calcext:value-type="float">
            <text:p>118399354.166667</text:p>
          </table:table-cell>
          <table:table-cell office:value-type="float" office:value="74620350" calcext:value-type="float">
            <text:p>74620350</text:p>
          </table:table-cell>
          <table:table-cell table:number-columns-repeated="2"/>
        </table:table-row>
        <table:table-row table:style-name="ro1">
          <table:table-cell office:value-type="float" office:value="94228200" calcext:value-type="float">
            <text:p>94228200</text:p>
          </table:table-cell>
          <table:table-cell office:value-type="float" office:value="110603466.666667" calcext:value-type="float">
            <text:p>110603466.666667</text:p>
          </table:table-cell>
          <table:table-cell office:value-type="float" office:value="79979208.3333333" calcext:value-type="float">
            <text:p>79979208.3333333</text:p>
          </table:table-cell>
          <table:table-cell table:number-columns-repeated="2"/>
        </table:table-row>
        <table:table-row table:style-name="ro1">
          <table:table-cell office:value-type="float" office:value="93402437.5" calcext:value-type="float">
            <text:p>93402437.5</text:p>
          </table:table-cell>
          <table:table-cell office:value-type="float" office:value="68749433.3333333" calcext:value-type="float">
            <text:p>68749433.3333333</text:p>
          </table:table-cell>
          <table:table-cell office:value-type="float" office:value="91435129.1666667" calcext:value-type="float">
            <text:p>91435129.1666667</text:p>
          </table:table-cell>
          <table:table-cell table:number-columns-repeated="2"/>
        </table:table-row>
        <table:table-row table:style-name="ro1">
          <table:table-cell office:value-type="float" office:value="103535354.166667" calcext:value-type="float">
            <text:p>103535354.166667</text:p>
          </table:table-cell>
          <table:table-cell office:value-type="float" office:value="100910995.833333" calcext:value-type="float">
            <text:p>100910995.833333</text:p>
          </table:table-cell>
          <table:table-cell office:value-type="float" office:value="101568966.666667" calcext:value-type="float">
            <text:p>101568966.666667</text:p>
          </table:table-cell>
          <table:table-cell table:number-columns-repeated="2"/>
        </table:table-row>
        <table:table-row table:style-name="ro1">
          <table:table-cell office:value-type="float" office:value="99325920.8333333" calcext:value-type="float">
            <text:p>99325920.8333333</text:p>
          </table:table-cell>
          <table:table-cell office:value-type="float" office:value="109604833.333333" calcext:value-type="float">
            <text:p>109604833.333333</text:p>
          </table:table-cell>
          <table:table-cell office:value-type="float" office:value="116060725" calcext:value-type="float">
            <text:p>116060725</text:p>
          </table:table-cell>
          <table:table-cell table:number-columns-repeated="2"/>
        </table:table-row>
        <table:table-row table:style-name="ro1">
          <table:table-cell office:value-type="float" office:value="103907791.666667" calcext:value-type="float">
            <text:p>103907791.666667</text:p>
          </table:table-cell>
          <table:table-cell office:value-type="float" office:value="109521054.166667" calcext:value-type="float">
            <text:p>109521054.166667</text:p>
          </table:table-cell>
          <table:table-cell office:value-type="float" office:value="84812116.6666667" calcext:value-type="float">
            <text:p>84812116.6666667</text:p>
          </table:table-cell>
          <table:table-cell table:number-columns-repeated="2"/>
        </table:table-row>
        <table:table-row table:style-name="ro1">
          <table:table-cell office:value-type="float" office:value="116858716.666667" calcext:value-type="float">
            <text:p>116858716.666667</text:p>
          </table:table-cell>
          <table:table-cell office:value-type="float" office:value="75734804.1666667" calcext:value-type="float">
            <text:p>75734804.1666667</text:p>
          </table:table-cell>
          <table:table-cell office:value-type="float" office:value="117243645.833333" calcext:value-type="float">
            <text:p>117243645.833333</text:p>
          </table:table-cell>
          <table:table-cell table:number-columns-repeated="2"/>
        </table:table-row>
        <table:table-row table:style-name="ro1">
          <table:table-cell office:value-type="float" office:value="89378804.1666667" calcext:value-type="float">
            <text:p>89378804.1666667</text:p>
          </table:table-cell>
          <table:table-cell office:value-type="float" office:value="82678554.1666667" calcext:value-type="float">
            <text:p>82678554.1666667</text:p>
          </table:table-cell>
          <table:table-cell office:value-type="float" office:value="86943045.8333333" calcext:value-type="float">
            <text:p>86943045.8333333</text:p>
          </table:table-cell>
          <table:table-cell table:number-columns-repeated="2"/>
        </table:table-row>
        <table:table-row table:style-name="ro1">
          <table:table-cell office:value-type="float" office:value="95592741.6666667" calcext:value-type="float">
            <text:p>95592741.6666667</text:p>
          </table:table-cell>
          <table:table-cell office:value-type="float" office:value="74795904.1666667" calcext:value-type="float">
            <text:p>74795904.1666667</text:p>
          </table:table-cell>
          <table:table-cell office:value-type="float" office:value="104954333.333333" calcext:value-type="float">
            <text:p>104954333.333333</text:p>
          </table:table-cell>
          <table:table-cell table:number-columns-repeated="2"/>
        </table:table-row>
        <table:table-row table:style-name="ro1">
          <table:table-cell office:value-type="float" office:value="99549566.6666667" calcext:value-type="float">
            <text:p>99549566.6666667</text:p>
          </table:table-cell>
          <table:table-cell office:value-type="float" office:value="106205912.5" calcext:value-type="float">
            <text:p>106205912.5</text:p>
          </table:table-cell>
          <table:table-cell office:value-type="float" office:value="81006904.1666667" calcext:value-type="float">
            <text:p>81006904.1666667</text:p>
          </table:table-cell>
          <table:table-cell table:number-columns-repeated="2"/>
        </table:table-row>
        <table:table-row table:style-name="ro1">
          <table:table-cell office:value-type="float" office:value="101323220.833333" calcext:value-type="float">
            <text:p>101323220.833333</text:p>
          </table:table-cell>
          <table:table-cell office:value-type="float" office:value="91892150" calcext:value-type="float">
            <text:p>91892150</text:p>
          </table:table-cell>
          <table:table-cell office:value-type="float" office:value="80938887.5" calcext:value-type="float">
            <text:p>80938887.5</text:p>
          </table:table-cell>
          <table:table-cell table:number-columns-repeated="2"/>
        </table:table-row>
        <table:table-row table:style-name="ro1">
          <table:table-cell office:value-type="float" office:value="114251862.5" calcext:value-type="float">
            <text:p>114251862.5</text:p>
          </table:table-cell>
          <table:table-cell office:value-type="float" office:value="100596829.166667" calcext:value-type="float">
            <text:p>100596829.166667</text:p>
          </table:table-cell>
          <table:table-cell office:value-type="float" office:value="95313787.5" calcext:value-type="float">
            <text:p>95313787.5</text:p>
          </table:table-cell>
          <table:table-cell table:number-columns-repeated="2"/>
        </table:table-row>
        <table:table-row table:style-name="ro1">
          <table:table-cell office:value-type="float" office:value="75063883.3333333" calcext:value-type="float">
            <text:p>75063883.3333333</text:p>
          </table:table-cell>
          <table:table-cell office:value-type="float" office:value="92691537.5" calcext:value-type="float">
            <text:p>92691537.5</text:p>
          </table:table-cell>
          <table:table-cell office:value-type="float" office:value="99050975" calcext:value-type="float">
            <text:p>99050975</text:p>
          </table:table-cell>
          <table:table-cell table:number-columns-repeated="2"/>
        </table:table-row>
        <table:table-row table:style-name="ro1">
          <table:table-cell office:value-type="float" office:value="123482825" calcext:value-type="float">
            <text:p>123482825</text:p>
          </table:table-cell>
          <table:table-cell office:value-type="float" office:value="118472320.833333" calcext:value-type="float">
            <text:p>118472320.833333</text:p>
          </table:table-cell>
          <table:table-cell office:value-type="float" office:value="121090587.5" calcext:value-type="float">
            <text:p>121090587.5</text:p>
          </table:table-cell>
          <table:table-cell table:number-columns-repeated="2"/>
        </table:table-row>
        <table:table-row table:style-name="ro1">
          <table:table-cell office:value-type="float" office:value="89996375" calcext:value-type="float">
            <text:p>89996375</text:p>
          </table:table-cell>
          <table:table-cell office:value-type="float" office:value="112797845.833333" calcext:value-type="float">
            <text:p>112797845.833333</text:p>
          </table:table-cell>
          <table:table-cell office:value-type="float" office:value="112795454.166667" calcext:value-type="float">
            <text:p>112795454.166667</text:p>
          </table:table-cell>
          <table:table-cell table:number-columns-repeated="2"/>
        </table:table-row>
        <table:table-row table:style-name="ro1">
          <table:table-cell office:value-type="float" office:value="85528791.6666667" calcext:value-type="float">
            <text:p>85528791.6666667</text:p>
          </table:table-cell>
          <table:table-cell office:value-type="float" office:value="114594783.333333" calcext:value-type="float">
            <text:p>114594783.333333</text:p>
          </table:table-cell>
          <table:table-cell office:value-type="float" office:value="117095941.666667" calcext:value-type="float">
            <text:p>117095941.666667</text:p>
          </table:table-cell>
          <table:table-cell table:number-columns-repeated="2"/>
        </table:table-row>
        <table:table-row table:style-name="ro1">
          <table:table-cell office:value-type="float" office:value="92738466.6666667" calcext:value-type="float">
            <text:p>92738466.6666667</text:p>
          </table:table-cell>
          <table:table-cell office:value-type="float" office:value="117396070.833333" calcext:value-type="float">
            <text:p>117396070.833333</text:p>
          </table:table-cell>
          <table:table-cell office:value-type="float" office:value="104720666.666667" calcext:value-type="float">
            <text:p>104720666.666667</text:p>
          </table:table-cell>
          <table:table-cell table:number-columns-repeated="2"/>
        </table:table-row>
        <table:table-row table:style-name="ro1">
          <table:table-cell office:value-type="float" office:value="93352937.5" calcext:value-type="float">
            <text:p>93352937.5</text:p>
          </table:table-cell>
          <table:table-cell office:value-type="float" office:value="114245491.666667" calcext:value-type="float">
            <text:p>114245491.666667</text:p>
          </table:table-cell>
          <table:table-cell office:value-type="float" office:value="71739875" calcext:value-type="float">
            <text:p>71739875</text:p>
          </table:table-cell>
          <table:table-cell table:number-columns-repeated="2"/>
        </table:table-row>
        <table:table-row table:style-name="ro1">
          <table:table-cell office:value-type="float" office:value="88227579.1666667" calcext:value-type="float">
            <text:p>88227579.1666667</text:p>
          </table:table-cell>
          <table:table-cell office:value-type="float" office:value="101664450" calcext:value-type="float">
            <text:p>101664450</text:p>
          </table:table-cell>
          <table:table-cell office:value-type="float" office:value="114264625" calcext:value-type="float">
            <text:p>114264625</text:p>
          </table:table-cell>
          <table:table-cell table:number-columns-repeated="2"/>
        </table:table-row>
        <table:table-row table:style-name="ro1">
          <table:table-cell office:value-type="float" office:value="104764879.166667" calcext:value-type="float">
            <text:p>104764879.166667</text:p>
          </table:table-cell>
          <table:table-cell office:value-type="float" office:value="122093875" calcext:value-type="float">
            <text:p>122093875</text:p>
          </table:table-cell>
          <table:table-cell office:value-type="float" office:value="108211154.166667" calcext:value-type="float">
            <text:p>108211154.166667</text:p>
          </table:table-cell>
          <table:table-cell table:number-columns-repeated="2"/>
        </table:table-row>
        <table:table-row table:style-name="ro1">
          <table:table-cell office:value-type="float" office:value="101342362.5" calcext:value-type="float">
            <text:p>101342362.5</text:p>
          </table:table-cell>
          <table:table-cell office:value-type="float" office:value="95529791.6666667" calcext:value-type="float">
            <text:p>95529791.6666667</text:p>
          </table:table-cell>
          <table:table-cell office:value-type="float" office:value="99867075" calcext:value-type="float">
            <text:p>99867075</text:p>
          </table:table-cell>
          <table:table-cell table:number-columns-repeated="2"/>
        </table:table-row>
        <table:table-row table:style-name="ro1">
          <table:table-cell office:value-type="float" office:value="102992100" calcext:value-type="float">
            <text:p>102992100</text:p>
          </table:table-cell>
          <table:table-cell office:value-type="float" office:value="115014408.333333" calcext:value-type="float">
            <text:p>115014408.333333</text:p>
          </table:table-cell>
          <table:table-cell office:value-type="float" office:value="94238241.6666667" calcext:value-type="float">
            <text:p>94238241.6666667</text:p>
          </table:table-cell>
          <table:table-cell table:number-columns-repeated="2"/>
        </table:table-row>
        <table:table-row table:style-name="ro1">
          <table:table-cell office:value-type="float" office:value="103057895.833333" calcext:value-type="float">
            <text:p>103057895.833333</text:p>
          </table:table-cell>
          <table:table-cell office:value-type="float" office:value="112859891.666667" calcext:value-type="float">
            <text:p>112859891.666667</text:p>
          </table:table-cell>
          <table:table-cell office:value-type="float" office:value="99818433.3333333" calcext:value-type="float">
            <text:p>99818433.3333333</text:p>
          </table:table-cell>
          <table:table-cell table:number-columns-repeated="2"/>
        </table:table-row>
        <table:table-row table:style-name="ro1">
          <table:table-cell office:value-type="float" office:value="73921537.5" calcext:value-type="float">
            <text:p>73921537.5</text:p>
          </table:table-cell>
          <table:table-cell office:value-type="float" office:value="95427370.8333333" calcext:value-type="float">
            <text:p>95427370.8333333</text:p>
          </table:table-cell>
          <table:table-cell office:value-type="float" office:value="101979608.333333" calcext:value-type="float">
            <text:p>101979608.333333</text:p>
          </table:table-cell>
          <table:table-cell table:number-columns-repeated="2"/>
        </table:table-row>
        <table:table-row table:style-name="ro1">
          <table:table-cell office:value-type="float" office:value="108241925" calcext:value-type="float">
            <text:p>108241925</text:p>
          </table:table-cell>
          <table:table-cell office:value-type="float" office:value="102569804.166667" calcext:value-type="float">
            <text:p>102569804.166667</text:p>
          </table:table-cell>
          <table:table-cell office:value-type="float" office:value="125079929.166667" calcext:value-type="float">
            <text:p>125079929.166667</text:p>
          </table:table-cell>
          <table:table-cell table:number-columns-repeated="2"/>
        </table:table-row>
        <table:table-row table:style-name="ro1">
          <table:table-cell office:value-type="float" office:value="118302150" calcext:value-type="float">
            <text:p>118302150</text:p>
          </table:table-cell>
          <table:table-cell office:value-type="float" office:value="99039483.3333333" calcext:value-type="float">
            <text:p>99039483.3333333</text:p>
          </table:table-cell>
          <table:table-cell office:value-type="float" office:value="98717966.6666667" calcext:value-type="float">
            <text:p>98717966.6666667</text:p>
          </table:table-cell>
          <table:table-cell table:number-columns-repeated="2"/>
        </table:table-row>
        <table:table-row table:style-name="ro1">
          <table:table-cell office:value-type="float" office:value="125591387.5" calcext:value-type="float">
            <text:p>125591387.5</text:p>
          </table:table-cell>
          <table:table-cell office:value-type="float" office:value="112963920.833333" calcext:value-type="float">
            <text:p>112963920.833333</text:p>
          </table:table-cell>
          <table:table-cell office:value-type="float" office:value="129024741.666667" calcext:value-type="float">
            <text:p>129024741.666667</text:p>
          </table:table-cell>
          <table:table-cell table:number-columns-repeated="2"/>
        </table:table-row>
        <table:table-row table:style-name="ro1">
          <table:table-cell office:value-type="float" office:value="89130250" calcext:value-type="float">
            <text:p>89130250</text:p>
          </table:table-cell>
          <table:table-cell office:value-type="float" office:value="110082537.5" calcext:value-type="float">
            <text:p>110082537.5</text:p>
          </table:table-cell>
          <table:table-cell office:value-type="float" office:value="113001966.666667" calcext:value-type="float">
            <text:p>113001966.666667</text:p>
          </table:table-cell>
          <table:table-cell table:number-columns-repeated="2"/>
        </table:table-row>
        <table:table-row table:style-name="ro1">
          <table:table-cell office:value-type="float" office:value="86324012.5" calcext:value-type="float">
            <text:p>86324012.5</text:p>
          </table:table-cell>
          <table:table-cell office:value-type="float" office:value="81003458.3333333" calcext:value-type="float">
            <text:p>81003458.3333333</text:p>
          </table:table-cell>
          <table:table-cell office:value-type="float" office:value="134034508.333333" calcext:value-type="float">
            <text:p>134034508.333333</text:p>
          </table:table-cell>
          <table:table-cell table:number-columns-repeated="2"/>
        </table:table-row>
        <table:table-row table:style-name="ro1">
          <table:table-cell office:value-type="float" office:value="67635491.6666667" calcext:value-type="float">
            <text:p>67635491.6666667</text:p>
          </table:table-cell>
          <table:table-cell office:value-type="float" office:value="64954466.6666667" calcext:value-type="float">
            <text:p>64954466.6666667</text:p>
          </table:table-cell>
          <table:table-cell office:value-type="float" office:value="97019512.5" calcext:value-type="float">
            <text:p>97019512.5</text:p>
          </table:table-cell>
          <table:table-cell table:number-columns-repeated="2"/>
        </table:table-row>
        <table:table-row table:style-name="ro1">
          <table:table-cell office:value-type="float" office:value="102664100" calcext:value-type="float">
            <text:p>102664100</text:p>
          </table:table-cell>
          <table:table-cell office:value-type="float" office:value="127766691.666667" calcext:value-type="float">
            <text:p>127766691.666667</text:p>
          </table:table-cell>
          <table:table-cell office:value-type="float" office:value="123445491.666667" calcext:value-type="float">
            <text:p>123445491.666667</text:p>
          </table:table-cell>
          <table:table-cell table:number-columns-repeated="2"/>
        </table:table-row>
        <table:table-row table:style-name="ro1">
          <table:table-cell office:value-type="float" office:value="94786583.3333333" calcext:value-type="float">
            <text:p>94786583.3333333</text:p>
          </table:table-cell>
          <table:table-cell office:value-type="float" office:value="109988916.666667" calcext:value-type="float">
            <text:p>109988916.666667</text:p>
          </table:table-cell>
          <table:table-cell office:value-type="float" office:value="90767433.3333334" calcext:value-type="float">
            <text:p>90767433.3333334</text:p>
          </table:table-cell>
          <table:table-cell table:number-columns-repeated="2"/>
        </table:table-row>
        <table:table-row table:style-name="ro1">
          <table:table-cell office:value-type="float" office:value="137826420.833333" calcext:value-type="float">
            <text:p>137826420.833333</text:p>
          </table:table-cell>
          <table:table-cell office:value-type="float" office:value="100542075" calcext:value-type="float">
            <text:p>100542075</text:p>
          </table:table-cell>
          <table:table-cell office:value-type="float" office:value="93655995.8333334" calcext:value-type="float">
            <text:p>93655995.8333334</text:p>
          </table:table-cell>
          <table:table-cell table:number-columns-repeated="2"/>
        </table:table-row>
        <table:table-row table:style-name="ro1">
          <table:table-cell office:value-type="float" office:value="95813020.8333333" calcext:value-type="float">
            <text:p>95813020.8333333</text:p>
          </table:table-cell>
          <table:table-cell office:value-type="float" office:value="104411191.666667" calcext:value-type="float">
            <text:p>104411191.666667</text:p>
          </table:table-cell>
          <table:table-cell office:value-type="float" office:value="129320662.5" calcext:value-type="float">
            <text:p>129320662.5</text:p>
          </table:table-cell>
          <table:table-cell table:number-columns-repeated="2"/>
        </table:table-row>
        <table:table-row table:style-name="ro1">
          <table:table-cell office:value-type="float" office:value="100038545.833333" calcext:value-type="float">
            <text:p>100038545.833333</text:p>
          </table:table-cell>
          <table:table-cell office:value-type="float" office:value="59533741.6666667" calcext:value-type="float">
            <text:p>59533741.6666667</text:p>
          </table:table-cell>
          <table:table-cell office:value-type="float" office:value="79732700" calcext:value-type="float">
            <text:p>79732700</text:p>
          </table:table-cell>
          <table:table-cell table:number-columns-repeated="2"/>
        </table:table-row>
        <table:table-row table:style-name="ro1">
          <table:table-cell office:value-type="float" office:value="103887883.333333" calcext:value-type="float">
            <text:p>103887883.333333</text:p>
          </table:table-cell>
          <table:table-cell office:value-type="float" office:value="115799641.666667" calcext:value-type="float">
            <text:p>115799641.666667</text:p>
          </table:table-cell>
          <table:table-cell office:value-type="float" office:value="107581633.333333" calcext:value-type="float">
            <text:p>107581633.333333</text:p>
          </table:table-cell>
          <table:table-cell table:number-columns-repeated="2"/>
        </table:table-row>
        <table:table-row table:style-name="ro1">
          <table:table-cell office:value-type="float" office:value="105014770.833333" calcext:value-type="float">
            <text:p>105014770.833333</text:p>
          </table:table-cell>
          <table:table-cell office:value-type="float" office:value="94729712.5" calcext:value-type="float">
            <text:p>94729712.5</text:p>
          </table:table-cell>
          <table:table-cell office:value-type="float" office:value="100456762.5" calcext:value-type="float">
            <text:p>100456762.5</text:p>
          </table:table-cell>
          <table:table-cell table:number-columns-repeated="2"/>
        </table:table-row>
        <table:table-row table:style-name="ro1">
          <table:table-cell office:value-type="float" office:value="94962066.6666667" calcext:value-type="float">
            <text:p>94962066.6666667</text:p>
          </table:table-cell>
          <table:table-cell office:value-type="float" office:value="81112295.8333334" calcext:value-type="float">
            <text:p>81112295.8333334</text:p>
          </table:table-cell>
          <table:table-cell office:value-type="float" office:value="101966487.5" calcext:value-type="float">
            <text:p>101966487.5</text:p>
          </table:table-cell>
          <table:table-cell table:number-columns-repeated="2"/>
        </table:table-row>
        <table:table-row table:style-name="ro1">
          <table:table-cell office:value-type="float" office:value="83305200" calcext:value-type="float">
            <text:p>83305200</text:p>
          </table:table-cell>
          <table:table-cell office:value-type="float" office:value="105864795.833333" calcext:value-type="float">
            <text:p>105864795.833333</text:p>
          </table:table-cell>
          <table:table-cell office:value-type="float" office:value="100084908.333333" calcext:value-type="float">
            <text:p>100084908.333333</text:p>
          </table:table-cell>
          <table:table-cell table:number-columns-repeated="2"/>
        </table:table-row>
        <table:table-row table:style-name="ro1">
          <table:table-cell office:value-type="float" office:value="103676658.333333" calcext:value-type="float">
            <text:p>103676658.333333</text:p>
          </table:table-cell>
          <table:table-cell office:value-type="float" office:value="99602845.8333333" calcext:value-type="float">
            <text:p>99602845.8333333</text:p>
          </table:table-cell>
          <table:table-cell office:value-type="float" office:value="60897137.5" calcext:value-type="float">
            <text:p>60897137.5</text:p>
          </table:table-cell>
          <table:table-cell table:number-columns-repeated="2"/>
        </table:table-row>
        <table:table-row table:style-name="ro1">
          <table:table-cell office:value-type="float" office:value="124894916.666667" calcext:value-type="float">
            <text:p>124894916.666667</text:p>
          </table:table-cell>
          <table:table-cell office:value-type="float" office:value="102267345.833333" calcext:value-type="float">
            <text:p>102267345.833333</text:p>
          </table:table-cell>
          <table:table-cell office:value-type="float" office:value="79165087.5" calcext:value-type="float">
            <text:p>79165087.5</text:p>
          </table:table-cell>
          <table:table-cell table:number-columns-repeated="2"/>
        </table:table-row>
        <table:table-row table:style-name="ro1">
          <table:table-cell office:value-type="float" office:value="84573591.6666667" calcext:value-type="float">
            <text:p>84573591.6666667</text:p>
          </table:table-cell>
          <table:table-cell office:value-type="float" office:value="117291225" calcext:value-type="float">
            <text:p>117291225</text:p>
          </table:table-cell>
          <table:table-cell office:value-type="float" office:value="103441025" calcext:value-type="float">
            <text:p>103441025</text:p>
          </table:table-cell>
          <table:table-cell table:number-columns-repeated="2"/>
        </table:table-row>
        <table:table-row table:style-name="ro1">
          <table:table-cell office:value-type="float" office:value="122803875" calcext:value-type="float">
            <text:p>122803875</text:p>
          </table:table-cell>
          <table:table-cell office:value-type="float" office:value="105831166.666667" calcext:value-type="float">
            <text:p>105831166.666667</text:p>
          </table:table-cell>
          <table:table-cell office:value-type="float" office:value="125082183.333333" calcext:value-type="float">
            <text:p>125082183.333333</text:p>
          </table:table-cell>
          <table:table-cell table:number-columns-repeated="2"/>
        </table:table-row>
        <table:table-row table:style-name="ro1">
          <table:table-cell office:value-type="float" office:value="100227979.166667" calcext:value-type="float">
            <text:p>100227979.166667</text:p>
          </table:table-cell>
          <table:table-cell office:value-type="float" office:value="83306912.5" calcext:value-type="float">
            <text:p>83306912.5</text:p>
          </table:table-cell>
          <table:table-cell office:value-type="float" office:value="80102079.1666667" calcext:value-type="float">
            <text:p>80102079.1666667</text:p>
          </table:table-cell>
          <table:table-cell table:number-columns-repeated="2"/>
        </table:table-row>
        <table:table-row table:style-name="ro1">
          <table:table-cell office:value-type="float" office:value="118875275" calcext:value-type="float">
            <text:p>118875275</text:p>
          </table:table-cell>
          <table:table-cell office:value-type="float" office:value="84671812.5" calcext:value-type="float">
            <text:p>84671812.5</text:p>
          </table:table-cell>
          <table:table-cell office:value-type="float" office:value="88092820.8333333" calcext:value-type="float">
            <text:p>88092820.8333333</text:p>
          </table:table-cell>
          <table:table-cell table:number-columns-repeated="2"/>
        </table:table-row>
        <table:table-row table:style-name="ro1">
          <table:table-cell office:value-type="float" office:value="103495237.5" calcext:value-type="float">
            <text:p>103495237.5</text:p>
          </table:table-cell>
          <table:table-cell office:value-type="float" office:value="95761429.1666667" calcext:value-type="float">
            <text:p>95761429.1666667</text:p>
          </table:table-cell>
          <table:table-cell office:value-type="float" office:value="129199070.833333" calcext:value-type="float">
            <text:p>129199070.833333</text:p>
          </table:table-cell>
          <table:table-cell table:number-columns-repeated="2"/>
        </table:table-row>
        <table:table-row table:style-name="ro1">
          <table:table-cell office:value-type="float" office:value="90320862.5" calcext:value-type="float">
            <text:p>90320862.5</text:p>
          </table:table-cell>
          <table:table-cell office:value-type="float" office:value="105645825" calcext:value-type="float">
            <text:p>105645825</text:p>
          </table:table-cell>
          <table:table-cell office:value-type="float" office:value="106907508.333333" calcext:value-type="float">
            <text:p>106907508.333333</text:p>
          </table:table-cell>
          <table:table-cell table:number-columns-repeated="2"/>
        </table:table-row>
        <table:table-row table:style-name="ro1">
          <table:table-cell office:value-type="float" office:value="85841050" calcext:value-type="float">
            <text:p>85841050</text:p>
          </table:table-cell>
          <table:table-cell office:value-type="float" office:value="72189279.1666667" calcext:value-type="float">
            <text:p>72189279.1666667</text:p>
          </table:table-cell>
          <table:table-cell office:value-type="float" office:value="116675200" calcext:value-type="float">
            <text:p>116675200</text:p>
          </table:table-cell>
          <table:table-cell table:number-columns-repeated="2"/>
        </table:table-row>
        <table:table-row table:style-name="ro1">
          <table:table-cell office:value-type="float" office:value="79932491.6666667" calcext:value-type="float">
            <text:p>79932491.6666667</text:p>
          </table:table-cell>
          <table:table-cell office:value-type="float" office:value="99115408.3333333" calcext:value-type="float">
            <text:p>99115408.3333333</text:p>
          </table:table-cell>
          <table:table-cell office:value-type="float" office:value="95339266.6666667" calcext:value-type="float">
            <text:p>95339266.6666667</text:p>
          </table:table-cell>
          <table:table-cell table:number-columns-repeated="2"/>
        </table:table-row>
        <table:table-row table:style-name="ro1">
          <table:table-cell office:value-type="float" office:value="117271825" calcext:value-type="float">
            <text:p>117271825</text:p>
          </table:table-cell>
          <table:table-cell office:value-type="float" office:value="75846987.5" calcext:value-type="float">
            <text:p>75846987.5</text:p>
          </table:table-cell>
          <table:table-cell office:value-type="float" office:value="89949037.5" calcext:value-type="float">
            <text:p>89949037.5</text:p>
          </table:table-cell>
          <table:table-cell table:number-columns-repeated="2"/>
        </table:table-row>
        <table:table-row table:style-name="ro1">
          <table:table-cell office:value-type="float" office:value="89345229.1666667" calcext:value-type="float">
            <text:p>89345229.1666667</text:p>
          </table:table-cell>
          <table:table-cell office:value-type="float" office:value="99338479.1666667" calcext:value-type="float">
            <text:p>99338479.1666667</text:p>
          </table:table-cell>
          <table:table-cell office:value-type="float" office:value="91866816.6666667" calcext:value-type="float">
            <text:p>91866816.6666667</text:p>
          </table:table-cell>
          <table:table-cell table:number-columns-repeated="2"/>
        </table:table-row>
        <table:table-row table:style-name="ro1">
          <table:table-cell office:value-type="float" office:value="102695600" calcext:value-type="float">
            <text:p>102695600</text:p>
          </table:table-cell>
          <table:table-cell office:value-type="float" office:value="77098950" calcext:value-type="float">
            <text:p>77098950</text:p>
          </table:table-cell>
          <table:table-cell office:value-type="float" office:value="79474016.6666667" calcext:value-type="float">
            <text:p>79474016.6666667</text:p>
          </table:table-cell>
          <table:table-cell table:number-columns-repeated="2"/>
        </table:table-row>
        <table:table-row table:style-name="ro1">
          <table:table-cell office:value-type="float" office:value="124550658.333333" calcext:value-type="float">
            <text:p>124550658.333333</text:p>
          </table:table-cell>
          <table:table-cell office:value-type="float" office:value="75791187.5" calcext:value-type="float">
            <text:p>75791187.5</text:p>
          </table:table-cell>
          <table:table-cell office:value-type="float" office:value="89623312.5" calcext:value-type="float">
            <text:p>89623312.5</text:p>
          </table:table-cell>
          <table:table-cell table:number-columns-repeated="2"/>
        </table:table-row>
        <table:table-row table:style-name="ro1">
          <table:table-cell office:value-type="float" office:value="108000245.833333" calcext:value-type="float">
            <text:p>108000245.833333</text:p>
          </table:table-cell>
          <table:table-cell office:value-type="float" office:value="102068825" calcext:value-type="float">
            <text:p>102068825</text:p>
          </table:table-cell>
          <table:table-cell office:value-type="float" office:value="95109550" calcext:value-type="float">
            <text:p>95109550</text:p>
          </table:table-cell>
          <table:table-cell table:number-columns-repeated="2"/>
        </table:table-row>
        <table:table-row table:style-name="ro1">
          <table:table-cell office:value-type="float" office:value="121868895.833333" calcext:value-type="float">
            <text:p>121868895.833333</text:p>
          </table:table-cell>
          <table:table-cell office:value-type="float" office:value="65723465" calcext:value-type="float">
            <text:p>65723465</text:p>
          </table:table-cell>
          <table:table-cell office:value-type="float" office:value="108178270.833333" calcext:value-type="float">
            <text:p>108178270.833333</text:p>
          </table:table-cell>
          <table:table-cell table:number-columns-repeated="2"/>
        </table:table-row>
        <table:table-row table:style-name="ro1">
          <table:table-cell office:value-type="float" office:value="88270133.3333334" calcext:value-type="float">
            <text:p>88270133.3333334</text:p>
          </table:table-cell>
          <table:table-cell office:value-type="float" office:value="86996833.3333333" calcext:value-type="float">
            <text:p>86996833.3333333</text:p>
          </table:table-cell>
          <table:table-cell office:value-type="float" office:value="110196316.666667" calcext:value-type="float">
            <text:p>110196316.666667</text:p>
          </table:table-cell>
          <table:table-cell table:number-columns-repeated="2"/>
        </table:table-row>
        <table:table-row table:style-name="ro1">
          <table:table-cell office:value-type="float" office:value="88034150" calcext:value-type="float">
            <text:p>88034150</text:p>
          </table:table-cell>
          <table:table-cell office:value-type="float" office:value="104839858.333333" calcext:value-type="float">
            <text:p>104839858.333333</text:p>
          </table:table-cell>
          <table:table-cell office:value-type="float" office:value="89582545.8333333" calcext:value-type="float">
            <text:p>89582545.8333333</text:p>
          </table:table-cell>
          <table:table-cell table:number-columns-repeated="2"/>
        </table:table-row>
        <table:table-row table:style-name="ro1">
          <table:table-cell office:value-type="float" office:value="79079270.8333333" calcext:value-type="float">
            <text:p>79079270.8333333</text:p>
          </table:table-cell>
          <table:table-cell office:value-type="float" office:value="93939975" calcext:value-type="float">
            <text:p>93939975</text:p>
          </table:table-cell>
          <table:table-cell office:value-type="float" office:value="105458650" calcext:value-type="float">
            <text:p>105458650</text:p>
          </table:table-cell>
          <table:table-cell table:number-columns-repeated="2"/>
        </table:table-row>
        <table:table-row table:style-name="ro1">
          <table:table-cell office:value-type="float" office:value="100590366.666667" calcext:value-type="float">
            <text:p>100590366.666667</text:p>
          </table:table-cell>
          <table:table-cell office:value-type="float" office:value="83578604.1666667" calcext:value-type="float">
            <text:p>83578604.1666667</text:p>
          </table:table-cell>
          <table:table-cell office:value-type="float" office:value="120477891.666667" calcext:value-type="float">
            <text:p>120477891.666667</text:p>
          </table:table-cell>
          <table:table-cell table:number-columns-repeated="2"/>
        </table:table-row>
        <table:table-row table:style-name="ro1">
          <table:table-cell office:value-type="float" office:value="93251920.8333333" calcext:value-type="float">
            <text:p>93251920.8333333</text:p>
          </table:table-cell>
          <table:table-cell office:value-type="float" office:value="99897941.6666667" calcext:value-type="float">
            <text:p>99897941.6666667</text:p>
          </table:table-cell>
          <table:table-cell office:value-type="float" office:value="78346283.3333333" calcext:value-type="float">
            <text:p>78346283.3333333</text:p>
          </table:table-cell>
          <table:table-cell table:number-columns-repeated="2"/>
        </table:table-row>
        <table:table-row table:style-name="ro1">
          <table:table-cell office:value-type="float" office:value="95455954.1666667" calcext:value-type="float">
            <text:p>95455954.1666667</text:p>
          </table:table-cell>
          <table:table-cell office:value-type="float" office:value="70910587.5" calcext:value-type="float">
            <text:p>70910587.5</text:p>
          </table:table-cell>
          <table:table-cell office:value-type="float" office:value="94576433.3333334" calcext:value-type="float">
            <text:p>94576433.3333334</text:p>
          </table:table-cell>
          <table:table-cell table:number-columns-repeated="2"/>
        </table:table-row>
        <table:table-row table:style-name="ro1">
          <table:table-cell office:value-type="float" office:value="87283083.3333333" calcext:value-type="float">
            <text:p>87283083.3333333</text:p>
          </table:table-cell>
          <table:table-cell office:value-type="float" office:value="89691758.3333333" calcext:value-type="float">
            <text:p>89691758.3333333</text:p>
          </table:table-cell>
          <table:table-cell office:value-type="float" office:value="103579912.5" calcext:value-type="float">
            <text:p>103579912.5</text:p>
          </table:table-cell>
          <table:table-cell table:number-columns-repeated="2"/>
        </table:table-row>
        <table:table-row table:style-name="ro1">
          <table:table-cell office:value-type="float" office:value="104593200" calcext:value-type="float">
            <text:p>104593200</text:p>
          </table:table-cell>
          <table:table-cell office:value-type="float" office:value="97006633.3333334" calcext:value-type="float">
            <text:p>97006633.3333334</text:p>
          </table:table-cell>
          <table:table-cell office:value-type="float" office:value="107479245.833333" calcext:value-type="float">
            <text:p>107479245.833333</text:p>
          </table:table-cell>
          <table:table-cell table:number-columns-repeated="2"/>
        </table:table-row>
        <table:table-row table:style-name="ro1">
          <table:table-cell office:value-type="float" office:value="75274254.1666667" calcext:value-type="float">
            <text:p>75274254.1666667</text:p>
          </table:table-cell>
          <table:table-cell office:value-type="float" office:value="97270700" calcext:value-type="float">
            <text:p>97270700</text:p>
          </table:table-cell>
          <table:table-cell office:value-type="float" office:value="83778266.6666667" calcext:value-type="float">
            <text:p>83778266.6666667</text:p>
          </table:table-cell>
          <table:table-cell table:number-columns-repeated="2"/>
        </table:table-row>
        <table:table-row table:style-name="ro1">
          <table:table-cell office:value-type="float" office:value="124807933.333333" calcext:value-type="float">
            <text:p>124807933.333333</text:p>
          </table:table-cell>
          <table:table-cell office:value-type="float" office:value="62711750" calcext:value-type="float">
            <text:p>62711750</text:p>
          </table:table-cell>
          <table:table-cell office:value-type="float" office:value="121155991.666667" calcext:value-type="float">
            <text:p>121155991.666667</text:p>
          </table:table-cell>
          <table:table-cell table:number-columns-repeated="2"/>
        </table:table-row>
        <table:table-row table:style-name="ro1">
          <table:table-cell office:value-type="float" office:value="100086929.166667" calcext:value-type="float">
            <text:p>100086929.166667</text:p>
          </table:table-cell>
          <table:table-cell office:value-type="float" office:value="103638287.5" calcext:value-type="float">
            <text:p>103638287.5</text:p>
          </table:table-cell>
          <table:table-cell office:value-type="float" office:value="94870254.1666667" calcext:value-type="float">
            <text:p>94870254.1666667</text:p>
          </table:table-cell>
          <table:table-cell table:number-columns-repeated="2"/>
        </table:table-row>
        <table:table-row table:style-name="ro1">
          <table:table-cell office:value-type="float" office:value="99634283.3333333" calcext:value-type="float">
            <text:p>99634283.3333333</text:p>
          </table:table-cell>
          <table:table-cell office:value-type="float" office:value="111631629.166667" calcext:value-type="float">
            <text:p>111631629.166667</text:p>
          </table:table-cell>
          <table:table-cell office:value-type="float" office:value="112985516.666667" calcext:value-type="float">
            <text:p>112985516.666667</text:p>
          </table:table-cell>
          <table:table-cell table:number-columns-repeated="2"/>
        </table:table-row>
        <table:table-row table:style-name="ro1">
          <table:table-cell office:value-type="float" office:value="89980420.8333334" calcext:value-type="float">
            <text:p>89980420.8333334</text:p>
          </table:table-cell>
          <table:table-cell office:value-type="float" office:value="75802558.3333333" calcext:value-type="float">
            <text:p>75802558.3333333</text:p>
          </table:table-cell>
          <table:table-cell office:value-type="float" office:value="110974279.166667" calcext:value-type="float">
            <text:p>110974279.166667</text:p>
          </table:table-cell>
          <table:table-cell table:number-columns-repeated="2"/>
        </table:table-row>
        <table:table-row table:style-name="ro1">
          <table:table-cell office:value-type="float" office:value="116152737.5" calcext:value-type="float">
            <text:p>116152737.5</text:p>
          </table:table-cell>
          <table:table-cell office:value-type="float" office:value="98127575" calcext:value-type="float">
            <text:p>98127575</text:p>
          </table:table-cell>
          <table:table-cell office:value-type="float" office:value="111845020.833333" calcext:value-type="float">
            <text:p>111845020.833333</text:p>
          </table:table-cell>
          <table:table-cell table:number-columns-repeated="2"/>
        </table:table-row>
        <table:table-row table:style-name="ro1">
          <table:table-cell office:value-type="float" office:value="105044925" calcext:value-type="float">
            <text:p>105044925</text:p>
          </table:table-cell>
          <table:table-cell office:value-type="float" office:value="116211345.833333" calcext:value-type="float">
            <text:p>116211345.833333</text:p>
          </table:table-cell>
          <table:table-cell office:value-type="float" office:value="80188379.1666667" calcext:value-type="float">
            <text:p>80188379.1666667</text:p>
          </table:table-cell>
          <table:table-cell table:number-columns-repeated="2"/>
        </table:table-row>
        <table:table-row table:style-name="ro1">
          <table:table-cell office:value-type="float" office:value="112943079.166667" calcext:value-type="float">
            <text:p>112943079.166667</text:p>
          </table:table-cell>
          <table:table-cell office:value-type="float" office:value="81704808.3333333" calcext:value-type="float">
            <text:p>81704808.3333333</text:p>
          </table:table-cell>
          <table:table-cell office:value-type="float" office:value="112947083.333333" calcext:value-type="float">
            <text:p>112947083.333333</text:p>
          </table:table-cell>
          <table:table-cell table:number-columns-repeated="2"/>
        </table:table-row>
        <table:table-row table:style-name="ro1">
          <table:table-cell office:value-type="float" office:value="69101816.6666667" calcext:value-type="float">
            <text:p>69101816.6666667</text:p>
          </table:table-cell>
          <table:table-cell office:value-type="float" office:value="61670308.3333333" calcext:value-type="float">
            <text:p>61670308.3333333</text:p>
          </table:table-cell>
          <table:table-cell office:value-type="float" office:value="113307083.333333" calcext:value-type="float">
            <text:p>113307083.333333</text:p>
          </table:table-cell>
          <table:table-cell table:number-columns-repeated="2"/>
        </table:table-row>
        <table:table-row table:style-name="ro1">
          <table:table-cell office:value-type="float" office:value="81983704.1666667" calcext:value-type="float">
            <text:p>81983704.1666667</text:p>
          </table:table-cell>
          <table:table-cell office:value-type="float" office:value="129474591.666667" calcext:value-type="float">
            <text:p>129474591.666667</text:p>
          </table:table-cell>
          <table:table-cell office:value-type="float" office:value="115207066.666667" calcext:value-type="float">
            <text:p>115207066.666667</text:p>
          </table:table-cell>
          <table:table-cell table:number-columns-repeated="2"/>
        </table:table-row>
        <table:table-row table:style-name="ro1">
          <table:table-cell office:value-type="float" office:value="114733075" calcext:value-type="float">
            <text:p>114733075</text:p>
          </table:table-cell>
          <table:table-cell office:value-type="float" office:value="109476229.166667" calcext:value-type="float">
            <text:p>109476229.166667</text:p>
          </table:table-cell>
          <table:table-cell office:value-type="float" office:value="107945995.833333" calcext:value-type="float">
            <text:p>107945995.833333</text:p>
          </table:table-cell>
          <table:table-cell table:number-columns-repeated="2"/>
        </table:table-row>
        <table:table-row table:style-name="ro1">
          <table:table-cell office:value-type="float" office:value="62510445.8333333" calcext:value-type="float">
            <text:p>62510445.8333333</text:p>
          </table:table-cell>
          <table:table-cell office:value-type="float" office:value="98343283.3333333" calcext:value-type="float">
            <text:p>98343283.3333333</text:p>
          </table:table-cell>
          <table:table-cell office:value-type="float" office:value="101225887.5" calcext:value-type="float">
            <text:p>101225887.5</text:p>
          </table:table-cell>
          <table:table-cell table:number-columns-repeated="2"/>
        </table:table-row>
        <table:table-row table:style-name="ro1">
          <table:table-cell office:value-type="float" office:value="108452216.666667" calcext:value-type="float">
            <text:p>108452216.666667</text:p>
          </table:table-cell>
          <table:table-cell office:value-type="float" office:value="79344741.6666667" calcext:value-type="float">
            <text:p>79344741.6666667</text:p>
          </table:table-cell>
          <table:table-cell office:value-type="float" office:value="90889837.5" calcext:value-type="float">
            <text:p>90889837.5</text:p>
          </table:table-cell>
          <table:table-cell table:number-columns-repeated="2"/>
        </table:table-row>
        <table:table-row table:style-name="ro1">
          <table:table-cell office:value-type="float" office:value="106812408.333333" calcext:value-type="float">
            <text:p>106812408.333333</text:p>
          </table:table-cell>
          <table:table-cell office:value-type="float" office:value="103259145.833333" calcext:value-type="float">
            <text:p>103259145.833333</text:p>
          </table:table-cell>
          <table:table-cell office:value-type="float" office:value="100107104.166667" calcext:value-type="float">
            <text:p>100107104.166667</text:p>
          </table:table-cell>
          <table:table-cell table:number-columns-repeated="2"/>
        </table:table-row>
        <table:table-row table:style-name="ro1">
          <table:table-cell office:value-type="float" office:value="77826900" calcext:value-type="float">
            <text:p>77826900</text:p>
          </table:table-cell>
          <table:table-cell office:value-type="float" office:value="108937483.333333" calcext:value-type="float">
            <text:p>108937483.333333</text:p>
          </table:table-cell>
          <table:table-cell office:value-type="float" office:value="80696262.5" calcext:value-type="float">
            <text:p>80696262.5</text:p>
          </table:table-cell>
          <table:table-cell table:number-columns-repeated="2"/>
        </table:table-row>
        <table:table-row table:style-name="ro1">
          <table:table-cell office:value-type="float" office:value="89735770.8333333" calcext:value-type="float">
            <text:p>89735770.8333333</text:p>
          </table:table-cell>
          <table:table-cell office:value-type="float" office:value="73909470.8333333" calcext:value-type="float">
            <text:p>73909470.8333333</text:p>
          </table:table-cell>
          <table:table-cell office:value-type="float" office:value="83225850" calcext:value-type="float">
            <text:p>83225850</text:p>
          </table:table-cell>
          <table:table-cell table:number-columns-repeated="2"/>
        </table:table-row>
        <table:table-row table:style-name="ro1">
          <table:table-cell office:value-type="float" office:value="82243104.1666667" calcext:value-type="float">
            <text:p>82243104.1666667</text:p>
          </table:table-cell>
          <table:table-cell office:value-type="float" office:value="78598608.3333333" calcext:value-type="float">
            <text:p>78598608.3333333</text:p>
          </table:table-cell>
          <table:table-cell office:value-type="float" office:value="100469875" calcext:value-type="float">
            <text:p>100469875</text:p>
          </table:table-cell>
          <table:table-cell table:number-columns-repeated="2"/>
        </table:table-row>
        <table:table-row table:style-name="ro1">
          <table:table-cell office:value-type="float" office:value="63967091.6666667" calcext:value-type="float">
            <text:p>63967091.6666667</text:p>
          </table:table-cell>
          <table:table-cell office:value-type="float" office:value="115048220.833333" calcext:value-type="float">
            <text:p>115048220.833333</text:p>
          </table:table-cell>
          <table:table-cell office:value-type="float" office:value="125385779.166667" calcext:value-type="float">
            <text:p>125385779.166667</text:p>
          </table:table-cell>
          <table:table-cell table:number-columns-repeated="2"/>
        </table:table-row>
        <table:table-row table:style-name="ro1">
          <table:table-cell office:value-type="float" office:value="109224366.666667" calcext:value-type="float">
            <text:p>109224366.666667</text:p>
          </table:table-cell>
          <table:table-cell office:value-type="float" office:value="102626979.166667" calcext:value-type="float">
            <text:p>102626979.166667</text:p>
          </table:table-cell>
          <table:table-cell office:value-type="float" office:value="98511720.8333334" calcext:value-type="float">
            <text:p>98511720.8333334</text:p>
          </table:table-cell>
          <table:table-cell table:number-columns-repeated="2"/>
        </table:table-row>
        <table:table-row table:style-name="ro1">
          <table:table-cell office:value-type="float" office:value="89086991.6666667" calcext:value-type="float">
            <text:p>89086991.6666667</text:p>
          </table:table-cell>
          <table:table-cell office:value-type="float" office:value="75976045.8333333" calcext:value-type="float">
            <text:p>75976045.8333333</text:p>
          </table:table-cell>
          <table:table-cell office:value-type="float" office:value="128783525" calcext:value-type="float">
            <text:p>128783525</text:p>
          </table:table-cell>
          <table:table-cell table:number-columns-repeated="2"/>
        </table:table-row>
        <table:table-row table:style-name="ro1">
          <table:table-cell office:value-type="float" office:value="99826520.8333334" calcext:value-type="float">
            <text:p>99826520.8333334</text:p>
          </table:table-cell>
          <table:table-cell office:value-type="float" office:value="102169820.833333" calcext:value-type="float">
            <text:p>102169820.833333</text:p>
          </table:table-cell>
          <table:table-cell office:value-type="float" office:value="101177133.333333" calcext:value-type="float">
            <text:p>101177133.333333</text:p>
          </table:table-cell>
          <table:table-cell table:number-columns-repeated="2"/>
        </table:table-row>
        <table:table-row table:style-name="ro1">
          <table:table-cell office:value-type="float" office:value="81627140" calcext:value-type="float">
            <text:p>81627140</text:p>
          </table:table-cell>
          <table:table-cell office:value-type="float" office:value="97179141.6666667" calcext:value-type="float">
            <text:p>97179141.6666667</text:p>
          </table:table-cell>
          <table:table-cell office:value-type="float" office:value="99192875" calcext:value-type="float">
            <text:p>99192875</text:p>
          </table:table-cell>
          <table:table-cell table:number-columns-repeated="2"/>
        </table:table-row>
        <table:table-row table:style-name="ro1">
          <table:table-cell office:value-type="float" office:value="83581025" calcext:value-type="float">
            <text:p>83581025</text:p>
          </table:table-cell>
          <table:table-cell office:value-type="float" office:value="82344091.6666667" calcext:value-type="float">
            <text:p>82344091.6666667</text:p>
          </table:table-cell>
          <table:table-cell office:value-type="float" office:value="80816937.5" calcext:value-type="float">
            <text:p>80816937.5</text:p>
          </table:table-cell>
          <table:table-cell table:number-columns-repeated="2"/>
        </table:table-row>
        <table:table-row table:style-name="ro1">
          <table:table-cell office:value-type="float" office:value="112075758.333333" calcext:value-type="float">
            <text:p>112075758.333333</text:p>
          </table:table-cell>
          <table:table-cell office:value-type="float" office:value="91488933.3333333" calcext:value-type="float">
            <text:p>91488933.3333333</text:p>
          </table:table-cell>
          <table:table-cell office:value-type="float" office:value="65521816.6666667" calcext:value-type="float">
            <text:p>65521816.6666667</text:p>
          </table:table-cell>
          <table:table-cell table:number-columns-repeated="2"/>
        </table:table-row>
        <table:table-row table:style-name="ro1">
          <table:table-cell office:value-type="float" office:value="122756429.166667" calcext:value-type="float">
            <text:p>122756429.166667</text:p>
          </table:table-cell>
          <table:table-cell office:value-type="float" office:value="92371795.8333334" calcext:value-type="float">
            <text:p>92371795.8333334</text:p>
          </table:table-cell>
          <table:table-cell office:value-type="float" office:value="104139441.666667" calcext:value-type="float">
            <text:p>104139441.666667</text:p>
          </table:table-cell>
          <table:table-cell table:number-columns-repeated="2"/>
        </table:table-row>
        <table:table-row table:style-name="ro1">
          <table:table-cell office:value-type="float" office:value="93316454.1666667" calcext:value-type="float">
            <text:p>93316454.1666667</text:p>
          </table:table-cell>
          <table:table-cell office:value-type="float" office:value="117712875" calcext:value-type="float">
            <text:p>117712875</text:p>
          </table:table-cell>
          <table:table-cell office:value-type="float" office:value="114985575" calcext:value-type="float">
            <text:p>114985575</text:p>
          </table:table-cell>
          <table:table-cell table:number-columns-repeated="2"/>
        </table:table-row>
        <table:table-row table:style-name="ro1">
          <table:table-cell office:value-type="float" office:value="140348029.166667" calcext:value-type="float">
            <text:p>140348029.166667</text:p>
          </table:table-cell>
          <table:table-cell office:value-type="float" office:value="82339366.6666667" calcext:value-type="float">
            <text:p>82339366.6666667</text:p>
          </table:table-cell>
          <table:table-cell office:value-type="float" office:value="110381733.333333" calcext:value-type="float">
            <text:p>110381733.333333</text:p>
          </table:table-cell>
          <table:table-cell table:number-columns-repeated="2"/>
        </table:table-row>
        <table:table-row table:style-name="ro1">
          <table:table-cell office:value-type="float" office:value="86128175" calcext:value-type="float">
            <text:p>86128175</text:p>
          </table:table-cell>
          <table:table-cell office:value-type="float" office:value="84801066.6666667" calcext:value-type="float">
            <text:p>84801066.6666667</text:p>
          </table:table-cell>
          <table:table-cell office:value-type="float" office:value="104766783.333333" calcext:value-type="float">
            <text:p>104766783.333333</text:p>
          </table:table-cell>
          <table:table-cell table:number-columns-repeated="2"/>
        </table:table-row>
        <table:table-row table:style-name="ro1">
          <table:table-cell office:value-type="float" office:value="89142791.6666667" calcext:value-type="float">
            <text:p>89142791.6666667</text:p>
          </table:table-cell>
          <table:table-cell office:value-type="float" office:value="92648845.8333333" calcext:value-type="float">
            <text:p>92648845.8333333</text:p>
          </table:table-cell>
          <table:table-cell office:value-type="float" office:value="96840216.6666667" calcext:value-type="float">
            <text:p>96840216.6666667</text:p>
          </table:table-cell>
          <table:table-cell table:number-columns-repeated="2"/>
        </table:table-row>
        <table:table-row table:style-name="ro1">
          <table:table-cell office:value-type="float" office:value="93499825" calcext:value-type="float">
            <text:p>93499825</text:p>
          </table:table-cell>
          <table:table-cell office:value-type="float" office:value="110182737.5" calcext:value-type="float">
            <text:p>110182737.5</text:p>
          </table:table-cell>
          <table:table-cell office:value-type="float" office:value="76728475" calcext:value-type="float">
            <text:p>76728475</text:p>
          </table:table-cell>
          <table:table-cell table:number-columns-repeated="2"/>
        </table:table-row>
        <table:table-row table:style-name="ro1">
          <table:table-cell office:value-type="float" office:value="97433562.5" calcext:value-type="float">
            <text:p>97433562.5</text:p>
          </table:table-cell>
          <table:table-cell office:value-type="float" office:value="87733354.1666667" calcext:value-type="float">
            <text:p>87733354.1666667</text:p>
          </table:table-cell>
          <table:table-cell office:value-type="float" office:value="68700033.3333333" calcext:value-type="float">
            <text:p>68700033.3333333</text:p>
          </table:table-cell>
          <table:table-cell table:number-columns-repeated="2"/>
        </table:table-row>
        <table:table-row table:style-name="ro1">
          <table:table-cell office:value-type="float" office:value="74319558.3333333" calcext:value-type="float">
            <text:p>74319558.3333333</text:p>
          </table:table-cell>
          <table:table-cell office:value-type="float" office:value="108686687.5" calcext:value-type="float">
            <text:p>108686687.5</text:p>
          </table:table-cell>
          <table:table-cell office:value-type="float" office:value="84776183.3333333" calcext:value-type="float">
            <text:p>84776183.3333333</text:p>
          </table:table-cell>
          <table:table-cell table:number-columns-repeated="2"/>
        </table:table-row>
        <table:table-row table:style-name="ro1">
          <table:table-cell office:value-type="float" office:value="85278100" calcext:value-type="float">
            <text:p>85278100</text:p>
          </table:table-cell>
          <table:table-cell office:value-type="float" office:value="120374904.166667" calcext:value-type="float">
            <text:p>120374904.166667</text:p>
          </table:table-cell>
          <table:table-cell office:value-type="float" office:value="115349425" calcext:value-type="float">
            <text:p>115349425</text:p>
          </table:table-cell>
          <table:table-cell table:number-columns-repeated="2"/>
        </table:table-row>
        <table:table-row table:style-name="ro1">
          <table:table-cell office:value-type="float" office:value="111923329.166667" calcext:value-type="float">
            <text:p>111923329.166667</text:p>
          </table:table-cell>
          <table:table-cell office:value-type="float" office:value="106360266.666667" calcext:value-type="float">
            <text:p>106360266.666667</text:p>
          </table:table-cell>
          <table:table-cell office:value-type="float" office:value="105299675" calcext:value-type="float">
            <text:p>105299675</text:p>
          </table:table-cell>
          <table:table-cell table:number-columns-repeated="2"/>
        </table:table-row>
        <table:table-row table:style-name="ro1">
          <table:table-cell office:value-type="float" office:value="99285687.5" calcext:value-type="float">
            <text:p>99285687.5</text:p>
          </table:table-cell>
          <table:table-cell office:value-type="float" office:value="112046212.5" calcext:value-type="float">
            <text:p>112046212.5</text:p>
          </table:table-cell>
          <table:table-cell office:value-type="float" office:value="121921150" calcext:value-type="float">
            <text:p>121921150</text:p>
          </table:table-cell>
          <table:table-cell table:number-columns-repeated="2"/>
        </table:table-row>
        <table:table-row table:style-name="ro1">
          <table:table-cell office:value-type="float" office:value="83033183.3333334" calcext:value-type="float">
            <text:p>83033183.3333334</text:p>
          </table:table-cell>
          <table:table-cell office:value-type="float" office:value="93042558.3333333" calcext:value-type="float">
            <text:p>93042558.3333333</text:p>
          </table:table-cell>
          <table:table-cell office:value-type="float" office:value="90859916.6666667" calcext:value-type="float">
            <text:p>90859916.6666667</text:p>
          </table:table-cell>
          <table:table-cell table:number-columns-repeated="2"/>
        </table:table-row>
        <table:table-row table:style-name="ro1">
          <table:table-cell office:value-type="float" office:value="85512225" calcext:value-type="float">
            <text:p>85512225</text:p>
          </table:table-cell>
          <table:table-cell office:value-type="float" office:value="101053333.333333" calcext:value-type="float">
            <text:p>101053333.333333</text:p>
          </table:table-cell>
          <table:table-cell office:value-type="float" office:value="130925075" calcext:value-type="float">
            <text:p>130925075</text:p>
          </table:table-cell>
          <table:table-cell table:number-columns-repeated="2"/>
        </table:table-row>
        <table:table-row table:style-name="ro1">
          <table:table-cell office:value-type="float" office:value="87627041.6666667" calcext:value-type="float">
            <text:p>87627041.6666667</text:p>
          </table:table-cell>
          <table:table-cell office:value-type="float" office:value="110417125" calcext:value-type="float">
            <text:p>110417125</text:p>
          </table:table-cell>
          <table:table-cell office:value-type="float" office:value="94067541.6666667" calcext:value-type="float">
            <text:p>94067541.6666667</text:p>
          </table:table-cell>
          <table:table-cell table:number-columns-repeated="2"/>
        </table:table-row>
        <table:table-row table:style-name="ro1">
          <table:table-cell office:value-type="float" office:value="94597770.8333333" calcext:value-type="float">
            <text:p>94597770.8333333</text:p>
          </table:table-cell>
          <table:table-cell office:value-type="float" office:value="107773404.166667" calcext:value-type="float">
            <text:p>107773404.166667</text:p>
          </table:table-cell>
          <table:table-cell office:value-type="float" office:value="96278833.3333334" calcext:value-type="float">
            <text:p>96278833.3333334</text:p>
          </table:table-cell>
          <table:table-cell table:number-columns-repeated="2"/>
        </table:table-row>
        <table:table-row table:style-name="ro1">
          <table:table-cell office:value-type="float" office:value="97937554.1666667" calcext:value-type="float">
            <text:p>97937554.1666667</text:p>
          </table:table-cell>
          <table:table-cell office:value-type="float" office:value="101659770.833333" calcext:value-type="float">
            <text:p>101659770.833333</text:p>
          </table:table-cell>
          <table:table-cell office:value-type="float" office:value="109840491.666667" calcext:value-type="float">
            <text:p>109840491.666667</text:p>
          </table:table-cell>
          <table:table-cell table:number-columns-repeated="2"/>
        </table:table-row>
        <table:table-row table:style-name="ro1">
          <table:table-cell office:value-type="float" office:value="115372300" calcext:value-type="float">
            <text:p>115372300</text:p>
          </table:table-cell>
          <table:table-cell office:value-type="float" office:value="92268979.1666667" calcext:value-type="float">
            <text:p>92268979.1666667</text:p>
          </table:table-cell>
          <table:table-cell office:value-type="float" office:value="108227933.333333" calcext:value-type="float">
            <text:p>108227933.333333</text:p>
          </table:table-cell>
          <table:table-cell table:number-columns-repeated="2"/>
        </table:table-row>
        <table:table-row table:style-name="ro1">
          <table:table-cell office:value-type="float" office:value="100034675" calcext:value-type="float">
            <text:p>100034675</text:p>
          </table:table-cell>
          <table:table-cell office:value-type="float" office:value="103146816.666667" calcext:value-type="float">
            <text:p>103146816.666667</text:p>
          </table:table-cell>
          <table:table-cell office:value-type="float" office:value="120322533.333333" calcext:value-type="float">
            <text:p>120322533.333333</text:p>
          </table:table-cell>
          <table:table-cell table:number-columns-repeated="2"/>
        </table:table-row>
        <table:table-row table:style-name="ro1">
          <table:table-cell office:value-type="float" office:value="108245037.5" calcext:value-type="float">
            <text:p>108245037.5</text:p>
          </table:table-cell>
          <table:table-cell office:value-type="float" office:value="99510520.8333333" calcext:value-type="float">
            <text:p>99510520.8333333</text:p>
          </table:table-cell>
          <table:table-cell office:value-type="float" office:value="119975254.166667" calcext:value-type="float">
            <text:p>119975254.166667</text:p>
          </table:table-cell>
          <table:table-cell table:number-columns-repeated="2"/>
        </table:table-row>
        <table:table-row table:style-name="ro1">
          <table:table-cell office:value-type="float" office:value="96500312.5" calcext:value-type="float">
            <text:p>96500312.5</text:p>
          </table:table-cell>
          <table:table-cell office:value-type="float" office:value="88766558.3333333" calcext:value-type="float">
            <text:p>88766558.3333333</text:p>
          </table:table-cell>
          <table:table-cell office:value-type="float" office:value="96241666.6666667" calcext:value-type="float">
            <text:p>96241666.6666667</text:p>
          </table:table-cell>
          <table:table-cell table:number-columns-repeated="2"/>
        </table:table-row>
        <table:table-row table:style-name="ro1">
          <table:table-cell office:value-type="float" office:value="120247820.833333" calcext:value-type="float">
            <text:p>120247820.833333</text:p>
          </table:table-cell>
          <table:table-cell office:value-type="float" office:value="103986254.166667" calcext:value-type="float">
            <text:p>103986254.166667</text:p>
          </table:table-cell>
          <table:table-cell office:value-type="float" office:value="134905054.166667" calcext:value-type="float">
            <text:p>134905054.166667</text:p>
          </table:table-cell>
          <table:table-cell table:number-columns-repeated="2"/>
        </table:table-row>
        <table:table-row table:style-name="ro1">
          <table:table-cell office:value-type="float" office:value="85076495.8333333" calcext:value-type="float">
            <text:p>85076495.8333333</text:p>
          </table:table-cell>
          <table:table-cell office:value-type="float" office:value="69910237.5" calcext:value-type="float">
            <text:p>69910237.5</text:p>
          </table:table-cell>
          <table:table-cell office:value-type="float" office:value="102862508.333333" calcext:value-type="float">
            <text:p>102862508.333333</text:p>
          </table:table-cell>
          <table:table-cell table:number-columns-repeated="2"/>
        </table:table-row>
        <table:table-row table:style-name="ro1">
          <table:table-cell office:value-type="float" office:value="103856895.833333" calcext:value-type="float">
            <text:p>103856895.833333</text:p>
          </table:table-cell>
          <table:table-cell office:value-type="float" office:value="115922454.166667" calcext:value-type="float">
            <text:p>115922454.166667</text:p>
          </table:table-cell>
          <table:table-cell office:value-type="float" office:value="109178362.5" calcext:value-type="float">
            <text:p>109178362.5</text:p>
          </table:table-cell>
          <table:table-cell table:number-columns-repeated="2"/>
        </table:table-row>
        <table:table-row table:style-name="ro1">
          <table:table-cell office:value-type="float" office:value="78036966.6666667" calcext:value-type="float">
            <text:p>78036966.6666667</text:p>
          </table:table-cell>
          <table:table-cell office:value-type="float" office:value="102770712.5" calcext:value-type="float">
            <text:p>102770712.5</text:p>
          </table:table-cell>
          <table:table-cell office:value-type="float" office:value="110503766.666667" calcext:value-type="float">
            <text:p>110503766.666667</text:p>
          </table:table-cell>
          <table:table-cell table:number-columns-repeated="2"/>
        </table:table-row>
        <table:table-row table:style-name="ro1">
          <table:table-cell office:value-type="float" office:value="75278104.1666667" calcext:value-type="float">
            <text:p>75278104.1666667</text:p>
          </table:table-cell>
          <table:table-cell office:value-type="float" office:value="90235237.5" calcext:value-type="float">
            <text:p>90235237.5</text:p>
          </table:table-cell>
          <table:table-cell office:value-type="float" office:value="85044108.3333334" calcext:value-type="float">
            <text:p>85044108.3333334</text:p>
          </table:table-cell>
          <table:table-cell table:number-columns-repeated="2"/>
        </table:table-row>
        <table:table-row table:style-name="ro1">
          <table:table-cell office:value-type="float" office:value="91916237.5" calcext:value-type="float">
            <text:p>91916237.5</text:p>
          </table:table-cell>
          <table:table-cell office:value-type="float" office:value="103497208.333333" calcext:value-type="float">
            <text:p>103497208.333333</text:p>
          </table:table-cell>
          <table:table-cell office:value-type="float" office:value="100829666.666667" calcext:value-type="float">
            <text:p>100829666.666667</text:p>
          </table:table-cell>
          <table:table-cell table:number-columns-repeated="2"/>
        </table:table-row>
        <table:table-row table:style-name="ro1">
          <table:table-cell office:value-type="float" office:value="103741425" calcext:value-type="float">
            <text:p>103741425</text:p>
          </table:table-cell>
          <table:table-cell office:value-type="float" office:value="103723204.166667" calcext:value-type="float">
            <text:p>103723204.166667</text:p>
          </table:table-cell>
          <table:table-cell office:value-type="float" office:value="105965745.833333" calcext:value-type="float">
            <text:p>105965745.833333</text:p>
          </table:table-cell>
          <table:table-cell table:number-columns-repeated="2"/>
        </table:table-row>
        <table:table-row table:style-name="ro1">
          <table:table-cell office:value-type="float" office:value="122844141.666667" calcext:value-type="float">
            <text:p>122844141.666667</text:p>
          </table:table-cell>
          <table:table-cell office:value-type="float" office:value="121787933.333333" calcext:value-type="float">
            <text:p>121787933.333333</text:p>
          </table:table-cell>
          <table:table-cell office:value-type="float" office:value="140709029.166667" calcext:value-type="float">
            <text:p>140709029.166667</text:p>
          </table:table-cell>
          <table:table-cell table:number-columns-repeated="2"/>
        </table:table-row>
        <table:table-row table:style-name="ro1">
          <table:table-cell office:value-type="float" office:value="125824379.166667" calcext:value-type="float">
            <text:p>125824379.166667</text:p>
          </table:table-cell>
          <table:table-cell office:value-type="float" office:value="87764604.1666667" calcext:value-type="float">
            <text:p>87764604.1666667</text:p>
          </table:table-cell>
          <table:table-cell office:value-type="float" office:value="103722600" calcext:value-type="float">
            <text:p>103722600</text:p>
          </table:table-cell>
          <table:table-cell table:number-columns-repeated="2"/>
        </table:table-row>
        <table:table-row table:style-name="ro1">
          <table:table-cell office:value-type="float" office:value="83433475" calcext:value-type="float">
            <text:p>83433475</text:p>
          </table:table-cell>
          <table:table-cell office:value-type="float" office:value="84007787.5" calcext:value-type="float">
            <text:p>84007787.5</text:p>
          </table:table-cell>
          <table:table-cell office:value-type="float" office:value="90223037.5" calcext:value-type="float">
            <text:p>90223037.5</text:p>
          </table:table-cell>
          <table:table-cell table:number-columns-repeated="2"/>
        </table:table-row>
        <table:table-row table:style-name="ro1">
          <table:table-cell office:value-type="float" office:value="80465975" calcext:value-type="float">
            <text:p>80465975</text:p>
          </table:table-cell>
          <table:table-cell office:value-type="float" office:value="95735279.1666667" calcext:value-type="float">
            <text:p>95735279.1666667</text:p>
          </table:table-cell>
          <table:table-cell office:value-type="float" office:value="67188575" calcext:value-type="float">
            <text:p>67188575</text:p>
          </table:table-cell>
          <table:table-cell table:number-columns-repeated="2"/>
        </table:table-row>
        <table:table-row table:style-name="ro1">
          <table:table-cell office:value-type="float" office:value="110814358.333333" calcext:value-type="float">
            <text:p>110814358.333333</text:p>
          </table:table-cell>
          <table:table-cell office:value-type="float" office:value="122940958.333333" calcext:value-type="float">
            <text:p>122940958.333333</text:p>
          </table:table-cell>
          <table:table-cell office:value-type="float" office:value="89914341.6666667" calcext:value-type="float">
            <text:p>89914341.6666667</text:p>
          </table:table-cell>
          <table:table-cell table:number-columns-repeated="2"/>
        </table:table-row>
        <table:table-row table:style-name="ro1">
          <table:table-cell office:value-type="float" office:value="97385162.5" calcext:value-type="float">
            <text:p>97385162.5</text:p>
          </table:table-cell>
          <table:table-cell office:value-type="float" office:value="113134637.5" calcext:value-type="float">
            <text:p>113134637.5</text:p>
          </table:table-cell>
          <table:table-cell office:value-type="float" office:value="69090787.5" calcext:value-type="float">
            <text:p>69090787.5</text:p>
          </table:table-cell>
          <table:table-cell table:number-columns-repeated="2"/>
        </table:table-row>
        <table:table-row table:style-name="ro1">
          <table:table-cell office:value-type="float" office:value="114031758.333333" calcext:value-type="float">
            <text:p>114031758.333333</text:p>
          </table:table-cell>
          <table:table-cell office:value-type="float" office:value="103302562.5" calcext:value-type="float">
            <text:p>103302562.5</text:p>
          </table:table-cell>
          <table:table-cell office:value-type="float" office:value="85674183.3333333" calcext:value-type="float">
            <text:p>85674183.3333333</text:p>
          </table:table-cell>
          <table:table-cell table:number-columns-repeated="2"/>
        </table:table-row>
        <table:table-row table:style-name="ro1">
          <table:table-cell office:value-type="float" office:value="100477833.333333" calcext:value-type="float">
            <text:p>100477833.333333</text:p>
          </table:table-cell>
          <table:table-cell office:value-type="float" office:value="116979550" calcext:value-type="float">
            <text:p>116979550</text:p>
          </table:table-cell>
          <table:table-cell office:value-type="float" office:value="87117266.6666667" calcext:value-type="float">
            <text:p>87117266.6666667</text:p>
          </table:table-cell>
          <table:table-cell table:number-columns-repeated="2"/>
        </table:table-row>
        <table:table-row table:style-name="ro1">
          <table:table-cell office:value-type="float" office:value="95843762.5" calcext:value-type="float">
            <text:p>95843762.5</text:p>
          </table:table-cell>
          <table:table-cell office:value-type="float" office:value="104026241.666667" calcext:value-type="float">
            <text:p>104026241.666667</text:p>
          </table:table-cell>
          <table:table-cell office:value-type="float" office:value="71546662.5" calcext:value-type="float">
            <text:p>71546662.5</text:p>
          </table:table-cell>
          <table:table-cell table:number-columns-repeated="2"/>
        </table:table-row>
        <table:table-row table:style-name="ro1">
          <table:table-cell office:value-type="float" office:value="87586575" calcext:value-type="float">
            <text:p>87586575</text:p>
          </table:table-cell>
          <table:table-cell office:value-type="float" office:value="97780733.3333334" calcext:value-type="float">
            <text:p>97780733.3333334</text:p>
          </table:table-cell>
          <table:table-cell office:value-type="float" office:value="111488816.666667" calcext:value-type="float">
            <text:p>111488816.666667</text:p>
          </table:table-cell>
          <table:table-cell table:number-columns-repeated="2"/>
        </table:table-row>
        <table:table-row table:style-name="ro1">
          <table:table-cell office:value-type="float" office:value="104022150" calcext:value-type="float">
            <text:p>104022150</text:p>
          </table:table-cell>
          <table:table-cell office:value-type="float" office:value="106044179.166667" calcext:value-type="float">
            <text:p>106044179.166667</text:p>
          </table:table-cell>
          <table:table-cell office:value-type="float" office:value="100150054.166667" calcext:value-type="float">
            <text:p>100150054.166667</text:p>
          </table:table-cell>
          <table:table-cell table:number-columns-repeated="2"/>
        </table:table-row>
        <table:table-row table:style-name="ro1">
          <table:table-cell office:value-type="float" office:value="119323208.333333" calcext:value-type="float">
            <text:p>119323208.333333</text:p>
          </table:table-cell>
          <table:table-cell office:value-type="float" office:value="78769429.1666667" calcext:value-type="float">
            <text:p>78769429.1666667</text:p>
          </table:table-cell>
          <table:table-cell office:value-type="float" office:value="114976604.166667" calcext:value-type="float">
            <text:p>114976604.166667</text:p>
          </table:table-cell>
          <table:table-cell table:number-columns-repeated="2"/>
        </table:table-row>
        <table:table-row table:style-name="ro1">
          <table:table-cell office:value-type="float" office:value="116193479.166667" calcext:value-type="float">
            <text:p>116193479.166667</text:p>
          </table:table-cell>
          <table:table-cell office:value-type="float" office:value="76879962.5" calcext:value-type="float">
            <text:p>76879962.5</text:p>
          </table:table-cell>
          <table:table-cell office:value-type="float" office:value="119260358.333333" calcext:value-type="float">
            <text:p>119260358.333333</text:p>
          </table:table-cell>
          <table:table-cell table:number-columns-repeated="2"/>
        </table:table-row>
        <table:table-row table:style-name="ro1">
          <table:table-cell office:value-type="float" office:value="92856983.3333333" calcext:value-type="float">
            <text:p>92856983.3333333</text:p>
          </table:table-cell>
          <table:table-cell office:value-type="float" office:value="77448912.5" calcext:value-type="float">
            <text:p>77448912.5</text:p>
          </table:table-cell>
          <table:table-cell office:value-type="float" office:value="81146029.1666667" calcext:value-type="float">
            <text:p>81146029.1666667</text:p>
          </table:table-cell>
          <table:table-cell table:number-columns-repeated="2"/>
        </table:table-row>
        <table:table-row table:style-name="ro1">
          <table:table-cell office:value-type="float" office:value="114298500" calcext:value-type="float">
            <text:p>114298500</text:p>
          </table:table-cell>
          <table:table-cell office:value-type="float" office:value="64935720.8333333" calcext:value-type="float">
            <text:p>64935720.8333333</text:p>
          </table:table-cell>
          <table:table-cell office:value-type="float" office:value="89156958.3333333" calcext:value-type="float">
            <text:p>89156958.3333333</text:p>
          </table:table-cell>
          <table:table-cell table:number-columns-repeated="2"/>
        </table:table-row>
        <table:table-row table:style-name="ro1">
          <table:table-cell office:value-type="float" office:value="66420100" calcext:value-type="float">
            <text:p>66420100</text:p>
          </table:table-cell>
          <table:table-cell office:value-type="float" office:value="110545820.833333" calcext:value-type="float">
            <text:p>110545820.833333</text:p>
          </table:table-cell>
          <table:table-cell office:value-type="float" office:value="64531208.3333333" calcext:value-type="float">
            <text:p>64531208.3333333</text:p>
          </table:table-cell>
          <table:table-cell table:number-columns-repeated="2"/>
        </table:table-row>
        <table:table-row table:style-name="ro1">
          <table:table-cell office:value-type="float" office:value="122210408.333333" calcext:value-type="float">
            <text:p>122210408.333333</text:p>
          </table:table-cell>
          <table:table-cell office:value-type="float" office:value="104505108.333333" calcext:value-type="float">
            <text:p>104505108.333333</text:p>
          </table:table-cell>
          <table:table-cell office:value-type="float" office:value="106804000" calcext:value-type="float">
            <text:p>106804000</text:p>
          </table:table-cell>
          <table:table-cell table:number-columns-repeated="2"/>
        </table:table-row>
        <table:table-row table:style-name="ro1">
          <table:table-cell office:value-type="float" office:value="129910895.833333" calcext:value-type="float">
            <text:p>129910895.833333</text:p>
          </table:table-cell>
          <table:table-cell office:value-type="float" office:value="102724370.833333" calcext:value-type="float">
            <text:p>102724370.833333</text:p>
          </table:table-cell>
          <table:table-cell office:value-type="float" office:value="64214112.5" calcext:value-type="float">
            <text:p>64214112.5</text:p>
          </table:table-cell>
          <table:table-cell table:number-columns-repeated="2"/>
        </table:table-row>
        <table:table-row table:style-name="ro1">
          <table:table-cell office:value-type="float" office:value="144505479.166667" calcext:value-type="float">
            <text:p>144505479.166667</text:p>
          </table:table-cell>
          <table:table-cell office:value-type="float" office:value="117516062.5" calcext:value-type="float">
            <text:p>117516062.5</text:p>
          </table:table-cell>
          <table:table-cell office:value-type="float" office:value="115540258.333333" calcext:value-type="float">
            <text:p>115540258.333333</text:p>
          </table:table-cell>
          <table:table-cell table:number-columns-repeated="2"/>
        </table:table-row>
        <table:table-row table:style-name="ro1">
          <table:table-cell office:value-type="float" office:value="100926587.5" calcext:value-type="float">
            <text:p>100926587.5</text:p>
          </table:table-cell>
          <table:table-cell office:value-type="float" office:value="98265162.5" calcext:value-type="float">
            <text:p>98265162.5</text:p>
          </table:table-cell>
          <table:table-cell office:value-type="float" office:value="71028279.1666667" calcext:value-type="float">
            <text:p>71028279.1666667</text:p>
          </table:table-cell>
          <table:table-cell table:number-columns-repeated="2"/>
        </table:table-row>
        <table:table-row table:style-name="ro1">
          <table:table-cell office:value-type="float" office:value="94286741.6666667" calcext:value-type="float">
            <text:p>94286741.6666667</text:p>
          </table:table-cell>
          <table:table-cell office:value-type="float" office:value="96489741.6666667" calcext:value-type="float">
            <text:p>96489741.6666667</text:p>
          </table:table-cell>
          <table:table-cell office:value-type="float" office:value="76192183.3333333" calcext:value-type="float">
            <text:p>76192183.3333333</text:p>
          </table:table-cell>
          <table:table-cell table:number-columns-repeated="2"/>
        </table:table-row>
        <table:table-row table:style-name="ro1">
          <table:table-cell office:value-type="float" office:value="142275879.166667" calcext:value-type="float">
            <text:p>142275879.166667</text:p>
          </table:table-cell>
          <table:table-cell office:value-type="float" office:value="119529879.166667" calcext:value-type="float">
            <text:p>119529879.166667</text:p>
          </table:table-cell>
          <table:table-cell office:value-type="float" office:value="88464891.6666667" calcext:value-type="float">
            <text:p>88464891.6666667</text:p>
          </table:table-cell>
          <table:table-cell table:number-columns-repeated="2"/>
        </table:table-row>
        <table:table-row table:style-name="ro1">
          <table:table-cell office:value-type="float" office:value="96189516.6666667" calcext:value-type="float">
            <text:p>96189516.6666667</text:p>
          </table:table-cell>
          <table:table-cell office:value-type="float" office:value="83034920.8333333" calcext:value-type="float">
            <text:p>83034920.8333333</text:p>
          </table:table-cell>
          <table:table-cell office:value-type="float" office:value="82350170.8333333" calcext:value-type="float">
            <text:p>82350170.8333333</text:p>
          </table:table-cell>
          <table:table-cell table:number-columns-repeated="2"/>
        </table:table-row>
        <table:table-row table:style-name="ro1">
          <table:table-cell office:value-type="float" office:value="124946354.166667" calcext:value-type="float">
            <text:p>124946354.166667</text:p>
          </table:table-cell>
          <table:table-cell office:value-type="float" office:value="125965687.5" calcext:value-type="float">
            <text:p>125965687.5</text:p>
          </table:table-cell>
          <table:table-cell office:value-type="float" office:value="127769912.5" calcext:value-type="float">
            <text:p>127769912.5</text:p>
          </table:table-cell>
          <table:table-cell table:number-columns-repeated="2"/>
        </table:table-row>
        <table:table-row table:style-name="ro1">
          <table:table-cell office:value-type="float" office:value="105712358.333333" calcext:value-type="float">
            <text:p>105712358.333333</text:p>
          </table:table-cell>
          <table:table-cell office:value-type="float" office:value="90372000" calcext:value-type="float">
            <text:p>90372000</text:p>
          </table:table-cell>
          <table:table-cell office:value-type="float" office:value="82549658.3333334" calcext:value-type="float">
            <text:p>82549658.3333334</text:p>
          </table:table-cell>
          <table:table-cell table:number-columns-repeated="2"/>
        </table:table-row>
        <table:table-row table:style-name="ro1">
          <table:table-cell office:value-type="float" office:value="91621516.6666667" calcext:value-type="float">
            <text:p>91621516.6666667</text:p>
          </table:table-cell>
          <table:table-cell office:value-type="float" office:value="100663512.5" calcext:value-type="float">
            <text:p>100663512.5</text:p>
          </table:table-cell>
          <table:table-cell office:value-type="float" office:value="128167650" calcext:value-type="float">
            <text:p>128167650</text:p>
          </table:table-cell>
          <table:table-cell table:number-columns-repeated="2"/>
        </table:table-row>
        <table:table-row table:style-name="ro1">
          <table:table-cell office:value-type="float" office:value="126965500" calcext:value-type="float">
            <text:p>126965500</text:p>
          </table:table-cell>
          <table:table-cell office:value-type="float" office:value="89834116.6666667" calcext:value-type="float">
            <text:p>89834116.6666667</text:p>
          </table:table-cell>
          <table:table-cell office:value-type="float" office:value="105460166.666667" calcext:value-type="float">
            <text:p>105460166.666667</text:p>
          </table:table-cell>
          <table:table-cell table:number-columns-repeated="2"/>
        </table:table-row>
        <table:table-row table:style-name="ro1">
          <table:table-cell office:value-type="float" office:value="74497095.8333333" calcext:value-type="float">
            <text:p>74497095.8333333</text:p>
          </table:table-cell>
          <table:table-cell office:value-type="float" office:value="104502133.333333" calcext:value-type="float">
            <text:p>104502133.333333</text:p>
          </table:table-cell>
          <table:table-cell office:value-type="float" office:value="98621583.3333334" calcext:value-type="float">
            <text:p>98621583.3333334</text:p>
          </table:table-cell>
          <table:table-cell table:number-columns-repeated="2"/>
        </table:table-row>
        <table:table-row table:style-name="ro1">
          <table:table-cell office:value-type="float" office:value="75538816.6666667" calcext:value-type="float">
            <text:p>75538816.6666667</text:p>
          </table:table-cell>
          <table:table-cell office:value-type="float" office:value="96952170.8333333" calcext:value-type="float">
            <text:p>96952170.8333333</text:p>
          </table:table-cell>
          <table:table-cell office:value-type="float" office:value="112560483.333333" calcext:value-type="float">
            <text:p>112560483.333333</text:p>
          </table:table-cell>
          <table:table-cell table:number-columns-repeated="2"/>
        </table:table-row>
        <table:table-row table:style-name="ro1">
          <table:table-cell office:value-type="float" office:value="81452587.5" calcext:value-type="float">
            <text:p>81452587.5</text:p>
          </table:table-cell>
          <table:table-cell office:value-type="float" office:value="127782579.166667" calcext:value-type="float">
            <text:p>127782579.166667</text:p>
          </table:table-cell>
          <table:table-cell office:value-type="float" office:value="85515066.6666667" calcext:value-type="float">
            <text:p>85515066.6666667</text:p>
          </table:table-cell>
          <table:table-cell table:number-columns-repeated="2"/>
        </table:table-row>
        <table:table-row table:style-name="ro1">
          <table:table-cell office:value-type="float" office:value="108303366.666667" calcext:value-type="float">
            <text:p>108303366.666667</text:p>
          </table:table-cell>
          <table:table-cell office:value-type="float" office:value="141958450" calcext:value-type="float">
            <text:p>141958450</text:p>
          </table:table-cell>
          <table:table-cell office:value-type="float" office:value="102735295.833333" calcext:value-type="float">
            <text:p>102735295.833333</text:p>
          </table:table-cell>
          <table:table-cell table:number-columns-repeated="2"/>
        </table:table-row>
        <table:table-row table:style-name="ro1">
          <table:table-cell office:value-type="float" office:value="120229758.333333" calcext:value-type="float">
            <text:p>120229758.333333</text:p>
          </table:table-cell>
          <table:table-cell office:value-type="float" office:value="99503912.5" calcext:value-type="float">
            <text:p>99503912.5</text:p>
          </table:table-cell>
          <table:table-cell office:value-type="float" office:value="87079866.6666667" calcext:value-type="float">
            <text:p>87079866.6666667</text:p>
          </table:table-cell>
          <table:table-cell table:number-columns-repeated="2"/>
        </table:table-row>
        <table:table-row table:style-name="ro1">
          <table:table-cell office:value-type="float" office:value="76061875" calcext:value-type="float">
            <text:p>76061875</text:p>
          </table:table-cell>
          <table:table-cell office:value-type="float" office:value="90186241.6666667" calcext:value-type="float">
            <text:p>90186241.6666667</text:p>
          </table:table-cell>
          <table:table-cell office:value-type="float" office:value="91299116.6666667" calcext:value-type="float">
            <text:p>91299116.6666667</text:p>
          </table:table-cell>
          <table:table-cell table:number-columns-repeated="2"/>
        </table:table-row>
        <table:table-row table:style-name="ro1">
          <table:table-cell office:value-type="float" office:value="92944704.1666667" calcext:value-type="float">
            <text:p>92944704.1666667</text:p>
          </table:table-cell>
          <table:table-cell office:value-type="float" office:value="94799191.6666667" calcext:value-type="float">
            <text:p>94799191.6666667</text:p>
          </table:table-cell>
          <table:table-cell office:value-type="float" office:value="76765016.6666667" calcext:value-type="float">
            <text:p>76765016.6666667</text:p>
          </table:table-cell>
          <table:table-cell table:number-columns-repeated="2"/>
        </table:table-row>
        <table:table-row table:style-name="ro1">
          <table:table-cell office:value-type="float" office:value="85231237.5" calcext:value-type="float">
            <text:p>85231237.5</text:p>
          </table:table-cell>
          <table:table-cell office:value-type="float" office:value="116392383.333333" calcext:value-type="float">
            <text:p>116392383.333333</text:p>
          </table:table-cell>
          <table:table-cell office:value-type="float" office:value="100003666.666667" calcext:value-type="float">
            <text:p>100003666.666667</text:p>
          </table:table-cell>
          <table:table-cell table:number-columns-repeated="2"/>
        </table:table-row>
        <table:table-row table:style-name="ro1">
          <table:table-cell office:value-type="float" office:value="83218162.5" calcext:value-type="float">
            <text:p>83218162.5</text:p>
          </table:table-cell>
          <table:table-cell office:value-type="float" office:value="132963183.333333" calcext:value-type="float">
            <text:p>132963183.333333</text:p>
          </table:table-cell>
          <table:table-cell office:value-type="float" office:value="107487829.166667" calcext:value-type="float">
            <text:p>107487829.166667</text:p>
          </table:table-cell>
          <table:table-cell table:number-columns-repeated="2"/>
        </table:table-row>
        <table:table-row table:style-name="ro1">
          <table:table-cell office:value-type="float" office:value="111447233.333333" calcext:value-type="float">
            <text:p>111447233.333333</text:p>
          </table:table-cell>
          <table:table-cell office:value-type="float" office:value="68793237.5" calcext:value-type="float">
            <text:p>68793237.5</text:p>
          </table:table-cell>
          <table:table-cell office:value-type="float" office:value="124934325" calcext:value-type="float">
            <text:p>124934325</text:p>
          </table:table-cell>
          <table:table-cell table:number-columns-repeated="2"/>
        </table:table-row>
        <table:table-row table:style-name="ro1">
          <table:table-cell office:value-type="float" office:value="90918725" calcext:value-type="float">
            <text:p>90918725</text:p>
          </table:table-cell>
          <table:table-cell office:value-type="float" office:value="71462895.8333333" calcext:value-type="float">
            <text:p>71462895.8333333</text:p>
          </table:table-cell>
          <table:table-cell office:value-type="float" office:value="84005175" calcext:value-type="float">
            <text:p>84005175</text:p>
          </table:table-cell>
          <table:table-cell table:number-columns-repeated="2"/>
        </table:table-row>
        <table:table-row table:style-name="ro1">
          <table:table-cell office:value-type="float" office:value="126907366.666667" calcext:value-type="float">
            <text:p>126907366.666667</text:p>
          </table:table-cell>
          <table:table-cell office:value-type="float" office:value="82068145.8333334" calcext:value-type="float">
            <text:p>82068145.8333334</text:p>
          </table:table-cell>
          <table:table-cell office:value-type="float" office:value="82054579.1666667" calcext:value-type="float">
            <text:p>82054579.1666667</text:p>
          </table:table-cell>
          <table:table-cell table:number-columns-repeated="2"/>
        </table:table-row>
        <table:table-row table:style-name="ro1">
          <table:table-cell office:value-type="float" office:value="69295566.6666667" calcext:value-type="float">
            <text:p>69295566.6666667</text:p>
          </table:table-cell>
          <table:table-cell office:value-type="float" office:value="148726079.166667" calcext:value-type="float">
            <text:p>148726079.166667</text:p>
          </table:table-cell>
          <table:table-cell office:value-type="float" office:value="100481895.833333" calcext:value-type="float">
            <text:p>100481895.833333</text:p>
          </table:table-cell>
          <table:table-cell table:number-columns-repeated="2"/>
        </table:table-row>
        <table:table-row table:style-name="ro1">
          <table:table-cell office:value-type="float" office:value="80938033.3333333" calcext:value-type="float">
            <text:p>80938033.3333333</text:p>
          </table:table-cell>
          <table:table-cell office:value-type="float" office:value="82447854.1666667" calcext:value-type="float">
            <text:p>82447854.1666667</text:p>
          </table:table-cell>
          <table:table-cell office:value-type="float" office:value="99996004.1666667" calcext:value-type="float">
            <text:p>99996004.1666667</text:p>
          </table:table-cell>
          <table:table-cell table:number-columns-repeated="2"/>
        </table:table-row>
        <table:table-row table:style-name="ro1">
          <table:table-cell office:value-type="float" office:value="122810400" calcext:value-type="float">
            <text:p>122810400</text:p>
          </table:table-cell>
          <table:table-cell office:value-type="float" office:value="110719529.166667" calcext:value-type="float">
            <text:p>110719529.166667</text:p>
          </table:table-cell>
          <table:table-cell office:value-type="float" office:value="125272441.666667" calcext:value-type="float">
            <text:p>125272441.666667</text:p>
          </table:table-cell>
          <table:table-cell table:number-columns-repeated="2"/>
        </table:table-row>
        <table:table-row table:style-name="ro1">
          <table:table-cell office:value-type="float" office:value="89838300" calcext:value-type="float">
            <text:p>89838300</text:p>
          </table:table-cell>
          <table:table-cell office:value-type="float" office:value="79254679.1666667" calcext:value-type="float">
            <text:p>79254679.1666667</text:p>
          </table:table-cell>
          <table:table-cell office:value-type="float" office:value="97245016.6666667" calcext:value-type="float">
            <text:p>97245016.6666667</text:p>
          </table:table-cell>
          <table:table-cell table:number-columns-repeated="2"/>
        </table:table-row>
        <table:table-row table:style-name="ro1">
          <table:table-cell office:value-type="float" office:value="106487687.5" calcext:value-type="float">
            <text:p>106487687.5</text:p>
          </table:table-cell>
          <table:table-cell office:value-type="float" office:value="100893887.5" calcext:value-type="float">
            <text:p>100893887.5</text:p>
          </table:table-cell>
          <table:table-cell office:value-type="float" office:value="103845045.833333" calcext:value-type="float">
            <text:p>103845045.833333</text:p>
          </table:table-cell>
          <table:table-cell table:number-columns-repeated="2"/>
        </table:table-row>
        <table:table-row table:style-name="ro1">
          <table:table-cell office:value-type="float" office:value="81454275" calcext:value-type="float">
            <text:p>81454275</text:p>
          </table:table-cell>
          <table:table-cell office:value-type="float" office:value="101279287.5" calcext:value-type="float">
            <text:p>101279287.5</text:p>
          </table:table-cell>
          <table:table-cell office:value-type="float" office:value="121632800" calcext:value-type="float">
            <text:p>121632800</text:p>
          </table:table-cell>
          <table:table-cell table:number-columns-repeated="2"/>
        </table:table-row>
        <table:table-row table:style-name="ro1">
          <table:table-cell office:value-type="float" office:value="94690008.3333333" calcext:value-type="float">
            <text:p>94690008.3333333</text:p>
          </table:table-cell>
          <table:table-cell office:value-type="float" office:value="86944058.3333333" calcext:value-type="float">
            <text:p>86944058.3333333</text:p>
          </table:table-cell>
          <table:table-cell office:value-type="float" office:value="85471083.3333333" calcext:value-type="float">
            <text:p>85471083.3333333</text:p>
          </table:table-cell>
          <table:table-cell table:number-columns-repeated="2"/>
        </table:table-row>
        <table:table-row table:style-name="ro1">
          <table:table-cell office:value-type="float" office:value="102498100" calcext:value-type="float">
            <text:p>102498100</text:p>
          </table:table-cell>
          <table:table-cell office:value-type="float" office:value="92832550" calcext:value-type="float">
            <text:p>92832550</text:p>
          </table:table-cell>
          <table:table-cell office:value-type="float" office:value="78014895.8333333" calcext:value-type="float">
            <text:p>78014895.8333333</text:p>
          </table:table-cell>
          <table:table-cell table:number-columns-repeated="2"/>
        </table:table-row>
        <table:table-row table:style-name="ro1">
          <table:table-cell office:value-type="float" office:value="94047637.5" calcext:value-type="float">
            <text:p>94047637.5</text:p>
          </table:table-cell>
          <table:table-cell office:value-type="float" office:value="98377483.3333333" calcext:value-type="float">
            <text:p>98377483.3333333</text:p>
          </table:table-cell>
          <table:table-cell office:value-type="float" office:value="127656591.666667" calcext:value-type="float">
            <text:p>127656591.666667</text:p>
          </table:table-cell>
          <table:table-cell table:number-columns-repeated="2"/>
        </table:table-row>
        <table:table-row table:style-name="ro1">
          <table:table-cell office:value-type="float" office:value="105418791.666667" calcext:value-type="float">
            <text:p>105418791.666667</text:p>
          </table:table-cell>
          <table:table-cell office:value-type="float" office:value="133491112.5" calcext:value-type="float">
            <text:p>133491112.5</text:p>
          </table:table-cell>
          <table:table-cell office:value-type="float" office:value="82255095.8333333" calcext:value-type="float">
            <text:p>82255095.8333333</text:p>
          </table:table-cell>
          <table:table-cell table:number-columns-repeated="2"/>
        </table:table-row>
        <table:table-row table:style-name="ro1">
          <table:table-cell office:value-type="float" office:value="98605266.6666667" calcext:value-type="float">
            <text:p>98605266.6666667</text:p>
          </table:table-cell>
          <table:table-cell office:value-type="float" office:value="72243487.5" calcext:value-type="float">
            <text:p>72243487.5</text:p>
          </table:table-cell>
          <table:table-cell office:value-type="float" office:value="75773891.6666667" calcext:value-type="float">
            <text:p>75773891.6666667</text:p>
          </table:table-cell>
          <table:table-cell table:number-columns-repeated="2"/>
        </table:table-row>
        <table:table-row table:style-name="ro1">
          <table:table-cell office:value-type="float" office:value="101288425" calcext:value-type="float">
            <text:p>101288425</text:p>
          </table:table-cell>
          <table:table-cell office:value-type="float" office:value="96960958.3333333" calcext:value-type="float">
            <text:p>96960958.3333333</text:p>
          </table:table-cell>
          <table:table-cell office:value-type="float" office:value="96087220.8333334" calcext:value-type="float">
            <text:p>96087220.8333334</text:p>
          </table:table-cell>
          <table:table-cell table:number-columns-repeated="2"/>
        </table:table-row>
        <table:table-row table:style-name="ro1">
          <table:table-cell office:value-type="float" office:value="106502187.5" calcext:value-type="float">
            <text:p>106502187.5</text:p>
          </table:table-cell>
          <table:table-cell office:value-type="float" office:value="79282075" calcext:value-type="float">
            <text:p>79282075</text:p>
          </table:table-cell>
          <table:table-cell office:value-type="float" office:value="94161570.8333334" calcext:value-type="float">
            <text:p>94161570.8333334</text:p>
          </table:table-cell>
          <table:table-cell table:number-columns-repeated="2"/>
        </table:table-row>
        <table:table-row table:style-name="ro1">
          <table:table-cell office:value-type="float" office:value="99462608.3333333" calcext:value-type="float">
            <text:p>99462608.3333333</text:p>
          </table:table-cell>
          <table:table-cell office:value-type="float" office:value="123107541.666667" calcext:value-type="float">
            <text:p>123107541.666667</text:p>
          </table:table-cell>
          <table:table-cell office:value-type="float" office:value="90235083.3333333" calcext:value-type="float">
            <text:p>90235083.3333333</text:p>
          </table:table-cell>
          <table:table-cell table:number-columns-repeated="2"/>
        </table:table-row>
        <table:table-row table:style-name="ro1">
          <table:table-cell office:value-type="float" office:value="74263066.6666667" calcext:value-type="float">
            <text:p>74263066.6666667</text:p>
          </table:table-cell>
          <table:table-cell office:value-type="float" office:value="112456904.166667" calcext:value-type="float">
            <text:p>112456904.166667</text:p>
          </table:table-cell>
          <table:table-cell office:value-type="float" office:value="119476745.833333" calcext:value-type="float">
            <text:p>119476745.833333</text:p>
          </table:table-cell>
          <table:table-cell table:number-columns-repeated="2"/>
        </table:table-row>
        <table:table-row table:style-name="ro1">
          <table:table-cell office:value-type="float" office:value="79946395.8333333" calcext:value-type="float">
            <text:p>79946395.8333333</text:p>
          </table:table-cell>
          <table:table-cell office:value-type="float" office:value="94107587.5" calcext:value-type="float">
            <text:p>94107587.5</text:p>
          </table:table-cell>
          <table:table-cell office:value-type="float" office:value="87300012.5" calcext:value-type="float">
            <text:p>87300012.5</text:p>
          </table:table-cell>
          <table:table-cell table:number-columns-repeated="2"/>
        </table:table-row>
        <table:table-row table:style-name="ro1">
          <table:table-cell office:value-type="float" office:value="82719058.3333334" calcext:value-type="float">
            <text:p>82719058.3333334</text:p>
          </table:table-cell>
          <table:table-cell office:value-type="float" office:value="82974945.8333333" calcext:value-type="float">
            <text:p>82974945.8333333</text:p>
          </table:table-cell>
          <table:table-cell office:value-type="float" office:value="86562145.8333333" calcext:value-type="float">
            <text:p>86562145.8333333</text:p>
          </table:table-cell>
          <table:table-cell table:number-columns-repeated="2"/>
        </table:table-row>
        <table:table-row table:style-name="ro1">
          <table:table-cell office:value-type="float" office:value="100998375" calcext:value-type="float">
            <text:p>100998375</text:p>
          </table:table-cell>
          <table:table-cell office:value-type="float" office:value="65368470.8333333" calcext:value-type="float">
            <text:p>65368470.8333333</text:p>
          </table:table-cell>
          <table:table-cell office:value-type="float" office:value="115653345.833333" calcext:value-type="float">
            <text:p>115653345.833333</text:p>
          </table:table-cell>
          <table:table-cell table:number-columns-repeated="2"/>
        </table:table-row>
        <table:table-row table:style-name="ro1">
          <table:table-cell office:value-type="float" office:value="86931020.8333333" calcext:value-type="float">
            <text:p>86931020.8333333</text:p>
          </table:table-cell>
          <table:table-cell office:value-type="float" office:value="75153012.5" calcext:value-type="float">
            <text:p>75153012.5</text:p>
          </table:table-cell>
          <table:table-cell office:value-type="float" office:value="142119408.333333" calcext:value-type="float">
            <text:p>142119408.333333</text:p>
          </table:table-cell>
          <table:table-cell table:number-columns-repeated="2"/>
        </table:table-row>
        <table:table-row table:style-name="ro1">
          <table:table-cell office:value-type="float" office:value="101571541.666667" calcext:value-type="float">
            <text:p>101571541.666667</text:p>
          </table:table-cell>
          <table:table-cell office:value-type="float" office:value="70578291.6666667" calcext:value-type="float">
            <text:p>70578291.6666667</text:p>
          </table:table-cell>
          <table:table-cell office:value-type="float" office:value="81386545.8333333" calcext:value-type="float">
            <text:p>81386545.8333333</text:p>
          </table:table-cell>
          <table:table-cell table:number-columns-repeated="2"/>
        </table:table-row>
        <table:table-row table:style-name="ro1">
          <table:table-cell office:value-type="float" office:value="104988104.166667" calcext:value-type="float">
            <text:p>104988104.166667</text:p>
          </table:table-cell>
          <table:table-cell office:value-type="float" office:value="96549279.1666667" calcext:value-type="float">
            <text:p>96549279.1666667</text:p>
          </table:table-cell>
          <table:table-cell office:value-type="float" office:value="110805820.833333" calcext:value-type="float">
            <text:p>110805820.833333</text:p>
          </table:table-cell>
          <table:table-cell table:number-columns-repeated="2"/>
        </table:table-row>
        <table:table-row table:style-name="ro1">
          <table:table-cell office:value-type="float" office:value="128686054.166667" calcext:value-type="float">
            <text:p>128686054.166667</text:p>
          </table:table-cell>
          <table:table-cell office:value-type="float" office:value="99496620.8333334" calcext:value-type="float">
            <text:p>99496620.8333334</text:p>
          </table:table-cell>
          <table:table-cell office:value-type="float" office:value="85745733.3333334" calcext:value-type="float">
            <text:p>85745733.3333334</text:p>
          </table:table-cell>
          <table:table-cell table:number-columns-repeated="2"/>
        </table:table-row>
        <table:table-row table:style-name="ro1">
          <table:table-cell office:value-type="float" office:value="86158041.6666667" calcext:value-type="float">
            <text:p>86158041.6666667</text:p>
          </table:table-cell>
          <table:table-cell office:value-type="float" office:value="97098316.6666667" calcext:value-type="float">
            <text:p>97098316.6666667</text:p>
          </table:table-cell>
          <table:table-cell office:value-type="float" office:value="106440375" calcext:value-type="float">
            <text:p>106440375</text:p>
          </table:table-cell>
          <table:table-cell table:number-columns-repeated="2"/>
        </table:table-row>
        <table:table-row table:style-name="ro1">
          <table:table-cell office:value-type="float" office:value="90940329.1666667" calcext:value-type="float">
            <text:p>90940329.1666667</text:p>
          </table:table-cell>
          <table:table-cell office:value-type="float" office:value="95100000" calcext:value-type="float">
            <text:p>95100000</text:p>
          </table:table-cell>
          <table:table-cell office:value-type="float" office:value="87457233.3333333" calcext:value-type="float">
            <text:p>87457233.3333333</text:p>
          </table:table-cell>
          <table:table-cell table:number-columns-repeated="2"/>
        </table:table-row>
        <table:table-row table:style-name="ro1">
          <table:table-cell office:value-type="float" office:value="79985570.8333333" calcext:value-type="float">
            <text:p>79985570.8333333</text:p>
          </table:table-cell>
          <table:table-cell office:value-type="float" office:value="108208687.5" calcext:value-type="float">
            <text:p>108208687.5</text:p>
          </table:table-cell>
          <table:table-cell office:value-type="float" office:value="80094595.8333334" calcext:value-type="float">
            <text:p>80094595.8333334</text:p>
          </table:table-cell>
          <table:table-cell table:number-columns-repeated="2"/>
        </table:table-row>
        <table:table-row table:style-name="ro1">
          <table:table-cell office:value-type="float" office:value="88158862.5" calcext:value-type="float">
            <text:p>88158862.5</text:p>
          </table:table-cell>
          <table:table-cell office:value-type="float" office:value="140831854.166667" calcext:value-type="float">
            <text:p>140831854.166667</text:p>
          </table:table-cell>
          <table:table-cell office:value-type="float" office:value="86391912.5" calcext:value-type="float">
            <text:p>86391912.5</text:p>
          </table:table-cell>
          <table:table-cell table:number-columns-repeated="2"/>
        </table:table-row>
        <table:table-row table:style-name="ro1">
          <table:table-cell office:value-type="float" office:value="111090745.833333" calcext:value-type="float">
            <text:p>111090745.833333</text:p>
          </table:table-cell>
          <table:table-cell office:value-type="float" office:value="81835091.6666667" calcext:value-type="float">
            <text:p>81835091.6666667</text:p>
          </table:table-cell>
          <table:table-cell office:value-type="float" office:value="96508779.1666667" calcext:value-type="float">
            <text:p>96508779.1666667</text:p>
          </table:table-cell>
          <table:table-cell table:number-columns-repeated="2"/>
        </table:table-row>
        <table:table-row table:style-name="ro1">
          <table:table-cell office:value-type="float" office:value="113319441.666667" calcext:value-type="float">
            <text:p>113319441.666667</text:p>
          </table:table-cell>
          <table:table-cell office:value-type="float" office:value="95582991.6666667" calcext:value-type="float">
            <text:p>95582991.6666667</text:p>
          </table:table-cell>
          <table:table-cell office:value-type="float" office:value="86769633.3333334" calcext:value-type="float">
            <text:p>86769633.3333334</text:p>
          </table:table-cell>
          <table:table-cell table:number-columns-repeated="2"/>
        </table:table-row>
        <table:table-row table:style-name="ro1">
          <table:table-cell office:value-type="float" office:value="114821475" calcext:value-type="float">
            <text:p>114821475</text:p>
          </table:table-cell>
          <table:table-cell office:value-type="float" office:value="103173608.333333" calcext:value-type="float">
            <text:p>103173608.333333</text:p>
          </table:table-cell>
          <table:table-cell office:value-type="float" office:value="116126433.333333" calcext:value-type="float">
            <text:p>116126433.333333</text:p>
          </table:table-cell>
          <table:table-cell table:number-columns-repeated="2"/>
        </table:table-row>
        <table:table-row table:style-name="ro1">
          <table:table-cell office:value-type="float" office:value="88412350" calcext:value-type="float">
            <text:p>88412350</text:p>
          </table:table-cell>
          <table:table-cell office:value-type="float" office:value="64268100" calcext:value-type="float">
            <text:p>64268100</text:p>
          </table:table-cell>
          <table:table-cell office:value-type="float" office:value="106554204.166667" calcext:value-type="float">
            <text:p>106554204.166667</text:p>
          </table:table-cell>
          <table:table-cell table:number-columns-repeated="2"/>
        </table:table-row>
        <table:table-row table:style-name="ro1">
          <table:table-cell office:value-type="float" office:value="119629570.833333" calcext:value-type="float">
            <text:p>119629570.833333</text:p>
          </table:table-cell>
          <table:table-cell office:value-type="float" office:value="101775945.833333" calcext:value-type="float">
            <text:p>101775945.833333</text:p>
          </table:table-cell>
          <table:table-cell office:value-type="float" office:value="123899470.833333" calcext:value-type="float">
            <text:p>123899470.833333</text:p>
          </table:table-cell>
          <table:table-cell table:number-columns-repeated="2"/>
        </table:table-row>
        <table:table-row table:style-name="ro1">
          <table:table-cell office:value-type="float" office:value="108300104.166667" calcext:value-type="float">
            <text:p>108300104.166667</text:p>
          </table:table-cell>
          <table:table-cell office:value-type="float" office:value="75310137.5" calcext:value-type="float">
            <text:p>75310137.5</text:p>
          </table:table-cell>
          <table:table-cell office:value-type="float" office:value="115302208.333333" calcext:value-type="float">
            <text:p>115302208.333333</text:p>
          </table:table-cell>
          <table:table-cell table:number-columns-repeated="2"/>
        </table:table-row>
        <table:table-row table:style-name="ro1">
          <table:table-cell office:value-type="float" office:value="103239658.333333" calcext:value-type="float">
            <text:p>103239658.333333</text:p>
          </table:table-cell>
          <table:table-cell office:value-type="float" office:value="108109250" calcext:value-type="float">
            <text:p>108109250</text:p>
          </table:table-cell>
          <table:table-cell office:value-type="float" office:value="86647908.3333334" calcext:value-type="float">
            <text:p>86647908.3333334</text:p>
          </table:table-cell>
          <table:table-cell table:number-columns-repeated="2"/>
        </table:table-row>
        <table:table-row table:style-name="ro1">
          <table:table-cell office:value-type="float" office:value="125434975" calcext:value-type="float">
            <text:p>125434975</text:p>
          </table:table-cell>
          <table:table-cell office:value-type="float" office:value="84441370.8333333" calcext:value-type="float">
            <text:p>84441370.8333333</text:p>
          </table:table-cell>
          <table:table-cell office:value-type="float" office:value="87005620.8333333" calcext:value-type="float">
            <text:p>87005620.8333333</text:p>
          </table:table-cell>
          <table:table-cell table:number-columns-repeated="2"/>
        </table:table-row>
        <table:table-row table:style-name="ro1">
          <table:table-cell office:value-type="float" office:value="113236087.5" calcext:value-type="float">
            <text:p>113236087.5</text:p>
          </table:table-cell>
          <table:table-cell office:value-type="float" office:value="95507304.1666667" calcext:value-type="float">
            <text:p>95507304.1666667</text:p>
          </table:table-cell>
          <table:table-cell office:value-type="float" office:value="103185462.5" calcext:value-type="float">
            <text:p>103185462.5</text:p>
          </table:table-cell>
          <table:table-cell table:number-columns-repeated="2"/>
        </table:table-row>
        <table:table-row table:style-name="ro1">
          <table:table-cell office:value-type="float" office:value="76922441.6666667" calcext:value-type="float">
            <text:p>76922441.6666667</text:p>
          </table:table-cell>
          <table:table-cell office:value-type="float" office:value="67950875" calcext:value-type="float">
            <text:p>67950875</text:p>
          </table:table-cell>
          <table:table-cell office:value-type="float" office:value="98457662.5" calcext:value-type="float">
            <text:p>98457662.5</text:p>
          </table:table-cell>
          <table:table-cell table:number-columns-repeated="2"/>
        </table:table-row>
        <table:table-row table:style-name="ro1">
          <table:table-cell office:value-type="float" office:value="108103733.333333" calcext:value-type="float">
            <text:p>108103733.333333</text:p>
          </table:table-cell>
          <table:table-cell office:value-type="float" office:value="88530633.3333334" calcext:value-type="float">
            <text:p>88530633.3333334</text:p>
          </table:table-cell>
          <table:table-cell office:value-type="float" office:value="122379508.333333" calcext:value-type="float">
            <text:p>122379508.333333</text:p>
          </table:table-cell>
          <table:table-cell table:number-columns-repeated="2"/>
        </table:table-row>
        <table:table-row table:style-name="ro1">
          <table:table-cell office:value-type="float" office:value="91513745.8333333" calcext:value-type="float">
            <text:p>91513745.8333333</text:p>
          </table:table-cell>
          <table:table-cell office:value-type="float" office:value="100198254.166667" calcext:value-type="float">
            <text:p>100198254.166667</text:p>
          </table:table-cell>
          <table:table-cell office:value-type="float" office:value="112587079.166667" calcext:value-type="float">
            <text:p>112587079.166667</text:p>
          </table:table-cell>
          <table:table-cell table:number-columns-repeated="2"/>
        </table:table-row>
        <table:table-row table:style-name="ro1">
          <table:table-cell office:value-type="float" office:value="106717412.5" calcext:value-type="float">
            <text:p>106717412.5</text:p>
          </table:table-cell>
          <table:table-cell office:value-type="float" office:value="92664612.5" calcext:value-type="float">
            <text:p>92664612.5</text:p>
          </table:table-cell>
          <table:table-cell office:value-type="float" office:value="108879604.166667" calcext:value-type="float">
            <text:p>108879604.166667</text:p>
          </table:table-cell>
          <table:table-cell table:number-columns-repeated="2"/>
        </table:table-row>
        <table:table-row table:style-name="ro1">
          <table:table-cell office:value-type="float" office:value="84274633.3333333" calcext:value-type="float">
            <text:p>84274633.3333333</text:p>
          </table:table-cell>
          <table:table-cell office:value-type="float" office:value="97899208.3333334" calcext:value-type="float">
            <text:p>97899208.3333334</text:p>
          </table:table-cell>
          <table:table-cell office:value-type="float" office:value="107568708.333333" calcext:value-type="float">
            <text:p>107568708.333333</text:p>
          </table:table-cell>
          <table:table-cell table:number-columns-repeated="2"/>
        </table:table-row>
        <table:table-row table:style-name="ro1">
          <table:table-cell office:value-type="float" office:value="75466712.5" calcext:value-type="float">
            <text:p>75466712.5</text:p>
          </table:table-cell>
          <table:table-cell office:value-type="float" office:value="100769670.833333" calcext:value-type="float">
            <text:p>100769670.833333</text:p>
          </table:table-cell>
          <table:table-cell office:value-type="float" office:value="87396270.8333333" calcext:value-type="float">
            <text:p>87396270.8333333</text:p>
          </table:table-cell>
          <table:table-cell table:number-columns-repeated="2"/>
        </table:table-row>
        <table:table-row table:style-name="ro1">
          <table:table-cell office:value-type="float" office:value="52212304.1666667" calcext:value-type="float">
            <text:p>52212304.1666667</text:p>
          </table:table-cell>
          <table:table-cell office:value-type="float" office:value="79291733.3333334" calcext:value-type="float">
            <text:p>79291733.3333334</text:p>
          </table:table-cell>
          <table:table-cell office:value-type="float" office:value="102869925" calcext:value-type="float">
            <text:p>102869925</text:p>
          </table:table-cell>
          <table:table-cell table:number-columns-repeated="2"/>
        </table:table-row>
        <table:table-row table:style-name="ro1">
          <table:table-cell office:value-type="float" office:value="84331112.5" calcext:value-type="float">
            <text:p>84331112.5</text:p>
          </table:table-cell>
          <table:table-cell office:value-type="float" office:value="70661154.1666667" calcext:value-type="float">
            <text:p>70661154.1666667</text:p>
          </table:table-cell>
          <table:table-cell office:value-type="float" office:value="85899445.8333333" calcext:value-type="float">
            <text:p>85899445.8333333</text:p>
          </table:table-cell>
          <table:table-cell table:number-columns-repeated="2"/>
        </table:table-row>
        <table:table-row table:style-name="ro1">
          <table:table-cell office:value-type="float" office:value="132315470.833333" calcext:value-type="float">
            <text:p>132315470.833333</text:p>
          </table:table-cell>
          <table:table-cell office:value-type="float" office:value="89176054.1666667" calcext:value-type="float">
            <text:p>89176054.1666667</text:p>
          </table:table-cell>
          <table:table-cell office:value-type="float" office:value="115127700" calcext:value-type="float">
            <text:p>115127700</text:p>
          </table:table-cell>
          <table:table-cell table:number-columns-repeated="2"/>
        </table:table-row>
        <table:table-row table:style-name="ro1">
          <table:table-cell office:value-type="float" office:value="104529975" calcext:value-type="float">
            <text:p>104529975</text:p>
          </table:table-cell>
          <table:table-cell office:value-type="float" office:value="98435000" calcext:value-type="float">
            <text:p>98435000</text:p>
          </table:table-cell>
          <table:table-cell office:value-type="float" office:value="108704337.5" calcext:value-type="float">
            <text:p>108704337.5</text:p>
          </table:table-cell>
          <table:table-cell table:number-columns-repeated="2"/>
        </table:table-row>
        <table:table-row table:style-name="ro1">
          <table:table-cell office:value-type="float" office:value="115116062.5" calcext:value-type="float">
            <text:p>115116062.5</text:p>
          </table:table-cell>
          <table:table-cell office:value-type="float" office:value="86739912.5" calcext:value-type="float">
            <text:p>86739912.5</text:p>
          </table:table-cell>
          <table:table-cell office:value-type="float" office:value="123284958.333333" calcext:value-type="float">
            <text:p>123284958.333333</text:p>
          </table:table-cell>
          <table:table-cell table:number-columns-repeated="2"/>
        </table:table-row>
        <table:table-row table:style-name="ro1">
          <table:table-cell office:value-type="float" office:value="87981816.6666667" calcext:value-type="float">
            <text:p>87981816.6666667</text:p>
          </table:table-cell>
          <table:table-cell office:value-type="float" office:value="94154041.6666667" calcext:value-type="float">
            <text:p>94154041.6666667</text:p>
          </table:table-cell>
          <table:table-cell office:value-type="float" office:value="97524454.1666667" calcext:value-type="float">
            <text:p>97524454.1666667</text:p>
          </table:table-cell>
          <table:table-cell table:number-columns-repeated="2"/>
        </table:table-row>
        <table:table-row table:style-name="ro1">
          <table:table-cell office:value-type="float" office:value="104198266.666667" calcext:value-type="float">
            <text:p>104198266.666667</text:p>
          </table:table-cell>
          <table:table-cell office:value-type="float" office:value="67846366.6666667" calcext:value-type="float">
            <text:p>67846366.6666667</text:p>
          </table:table-cell>
          <table:table-cell office:value-type="float" office:value="114277304.166667" calcext:value-type="float">
            <text:p>114277304.166667</text:p>
          </table:table-cell>
          <table:table-cell table:number-columns-repeated="2"/>
        </table:table-row>
        <table:table-row table:style-name="ro1">
          <table:table-cell office:value-type="float" office:value="98903658.3333333" calcext:value-type="float">
            <text:p>98903658.3333333</text:p>
          </table:table-cell>
          <table:table-cell office:value-type="float" office:value="106607450" calcext:value-type="float">
            <text:p>106607450</text:p>
          </table:table-cell>
          <table:table-cell office:value-type="float" office:value="111076220.833333" calcext:value-type="float">
            <text:p>111076220.833333</text:p>
          </table:table-cell>
          <table:table-cell table:number-columns-repeated="2"/>
        </table:table-row>
        <table:table-row table:style-name="ro1">
          <table:table-cell office:value-type="float" office:value="108903895.833333" calcext:value-type="float">
            <text:p>108903895.833333</text:p>
          </table:table-cell>
          <table:table-cell office:value-type="float" office:value="60904012.5" calcext:value-type="float">
            <text:p>60904012.5</text:p>
          </table:table-cell>
          <table:table-cell office:value-type="float" office:value="83397641.6666667" calcext:value-type="float">
            <text:p>83397641.6666667</text:p>
          </table:table-cell>
          <table:table-cell table:number-columns-repeated="2"/>
        </table:table-row>
        <table:table-row table:style-name="ro1">
          <table:table-cell office:value-type="float" office:value="103253337.5" calcext:value-type="float">
            <text:p>103253337.5</text:p>
          </table:table-cell>
          <table:table-cell office:value-type="float" office:value="117306391.666667" calcext:value-type="float">
            <text:p>117306391.666667</text:p>
          </table:table-cell>
          <table:table-cell office:value-type="float" office:value="123769900" calcext:value-type="float">
            <text:p>123769900</text:p>
          </table:table-cell>
          <table:table-cell table:number-columns-repeated="2"/>
        </table:table-row>
        <table:table-row table:style-name="ro1">
          <table:table-cell office:value-type="float" office:value="91571120.8333333" calcext:value-type="float">
            <text:p>91571120.8333333</text:p>
          </table:table-cell>
          <table:table-cell office:value-type="float" office:value="109344712.5" calcext:value-type="float">
            <text:p>109344712.5</text:p>
          </table:table-cell>
          <table:table-cell office:value-type="float" office:value="120987162.5" calcext:value-type="float">
            <text:p>120987162.5</text:p>
          </table:table-cell>
          <table:table-cell table:number-columns-repeated="2"/>
        </table:table-row>
        <table:table-row table:style-name="ro1">
          <table:table-cell office:value-type="float" office:value="140189716.666667" calcext:value-type="float">
            <text:p>140189716.666667</text:p>
          </table:table-cell>
          <table:table-cell office:value-type="float" office:value="93261812.5" calcext:value-type="float">
            <text:p>93261812.5</text:p>
          </table:table-cell>
          <table:table-cell office:value-type="float" office:value="70014504.1666667" calcext:value-type="float">
            <text:p>70014504.1666667</text:p>
          </table:table-cell>
          <table:table-cell table:number-columns-repeated="2"/>
        </table:table-row>
        <table:table-row table:style-name="ro1">
          <table:table-cell office:value-type="float" office:value="128056375" calcext:value-type="float">
            <text:p>128056375</text:p>
          </table:table-cell>
          <table:table-cell office:value-type="float" office:value="105301116.666667" calcext:value-type="float">
            <text:p>105301116.666667</text:p>
          </table:table-cell>
          <table:table-cell office:value-type="float" office:value="137688033.333333" calcext:value-type="float">
            <text:p>137688033.333333</text:p>
          </table:table-cell>
          <table:table-cell table:number-columns-repeated="2"/>
        </table:table-row>
        <table:table-row table:style-name="ro1">
          <table:table-cell office:value-type="float" office:value="97039887.5" calcext:value-type="float">
            <text:p>97039887.5</text:p>
          </table:table-cell>
          <table:table-cell office:value-type="float" office:value="87142708.3333333" calcext:value-type="float">
            <text:p>87142708.3333333</text:p>
          </table:table-cell>
          <table:table-cell office:value-type="float" office:value="116243312.5" calcext:value-type="float">
            <text:p>116243312.5</text:p>
          </table:table-cell>
          <table:table-cell table:number-columns-repeated="2"/>
        </table:table-row>
        <table:table-row table:style-name="ro1">
          <table:table-cell office:value-type="float" office:value="82711162.5" calcext:value-type="float">
            <text:p>82711162.5</text:p>
          </table:table-cell>
          <table:table-cell office:value-type="float" office:value="112095179.166667" calcext:value-type="float">
            <text:p>112095179.166667</text:p>
          </table:table-cell>
          <table:table-cell office:value-type="float" office:value="108696770.833333" calcext:value-type="float">
            <text:p>108696770.833333</text:p>
          </table:table-cell>
          <table:table-cell table:number-columns-repeated="2"/>
        </table:table-row>
        <table:table-row table:style-name="ro1">
          <table:table-cell office:value-type="float" office:value="113915591.666667" calcext:value-type="float">
            <text:p>113915591.666667</text:p>
          </table:table-cell>
          <table:table-cell office:value-type="float" office:value="100226766.666667" calcext:value-type="float">
            <text:p>100226766.666667</text:p>
          </table:table-cell>
          <table:table-cell office:value-type="float" office:value="91774320.8333333" calcext:value-type="float">
            <text:p>91774320.8333333</text:p>
          </table:table-cell>
          <table:table-cell table:number-columns-repeated="2"/>
        </table:table-row>
        <table:table-row table:style-name="ro1">
          <table:table-cell office:value-type="float" office:value="100262266.666667" calcext:value-type="float">
            <text:p>100262266.666667</text:p>
          </table:table-cell>
          <table:table-cell office:value-type="float" office:value="91193183.3333333" calcext:value-type="float">
            <text:p>91193183.3333333</text:p>
          </table:table-cell>
          <table:table-cell office:value-type="float" office:value="86301575" calcext:value-type="float">
            <text:p>86301575</text:p>
          </table:table-cell>
          <table:table-cell table:number-columns-repeated="2"/>
        </table:table-row>
        <table:table-row table:style-name="ro1">
          <table:table-cell office:value-type="float" office:value="119552945.833333" calcext:value-type="float">
            <text:p>119552945.833333</text:p>
          </table:table-cell>
          <table:table-cell office:value-type="float" office:value="121930795.833333" calcext:value-type="float">
            <text:p>121930795.833333</text:p>
          </table:table-cell>
          <table:table-cell office:value-type="float" office:value="94625100" calcext:value-type="float">
            <text:p>94625100</text:p>
          </table:table-cell>
          <table:table-cell table:number-columns-repeated="2"/>
        </table:table-row>
        <table:table-row table:style-name="ro1">
          <table:table-cell office:value-type="float" office:value="81416691.6666667" calcext:value-type="float">
            <text:p>81416691.6666667</text:p>
          </table:table-cell>
          <table:table-cell office:value-type="float" office:value="116222970.833333" calcext:value-type="float">
            <text:p>116222970.833333</text:p>
          </table:table-cell>
          <table:table-cell office:value-type="float" office:value="91601550" calcext:value-type="float">
            <text:p>91601550</text:p>
          </table:table-cell>
          <table:table-cell table:number-columns-repeated="2"/>
        </table:table-row>
        <table:table-row table:style-name="ro1">
          <table:table-cell office:value-type="float" office:value="88663920.8333333" calcext:value-type="float">
            <text:p>88663920.8333333</text:p>
          </table:table-cell>
          <table:table-cell office:value-type="float" office:value="107355720.833333" calcext:value-type="float">
            <text:p>107355720.833333</text:p>
          </table:table-cell>
          <table:table-cell office:value-type="float" office:value="81385079.1666667" calcext:value-type="float">
            <text:p>81385079.1666667</text:p>
          </table:table-cell>
          <table:table-cell table:number-columns-repeated="2"/>
        </table:table-row>
        <table:table-row table:style-name="ro1">
          <table:table-cell office:value-type="float" office:value="93423729.1666667" calcext:value-type="float">
            <text:p>93423729.1666667</text:p>
          </table:table-cell>
          <table:table-cell office:value-type="float" office:value="110450808.333333" calcext:value-type="float">
            <text:p>110450808.333333</text:p>
          </table:table-cell>
          <table:table-cell office:value-type="float" office:value="121607741.666667" calcext:value-type="float">
            <text:p>121607741.666667</text:p>
          </table:table-cell>
          <table:table-cell table:number-columns-repeated="2"/>
        </table:table-row>
        <table:table-row table:style-name="ro1">
          <table:table-cell office:value-type="float" office:value="110548466.666667" calcext:value-type="float">
            <text:p>110548466.666667</text:p>
          </table:table-cell>
          <table:table-cell office:value-type="float" office:value="102939616.666667" calcext:value-type="float">
            <text:p>102939616.666667</text:p>
          </table:table-cell>
          <table:table-cell office:value-type="float" office:value="77203887.5" calcext:value-type="float">
            <text:p>77203887.5</text:p>
          </table:table-cell>
          <table:table-cell table:number-columns-repeated="2"/>
        </table:table-row>
        <table:table-row table:style-name="ro1">
          <table:table-cell office:value-type="float" office:value="105697837.5" calcext:value-type="float">
            <text:p>105697837.5</text:p>
          </table:table-cell>
          <table:table-cell office:value-type="float" office:value="101433570.833333" calcext:value-type="float">
            <text:p>101433570.833333</text:p>
          </table:table-cell>
          <table:table-cell office:value-type="float" office:value="78682054.1666667" calcext:value-type="float">
            <text:p>78682054.1666667</text:p>
          </table:table-cell>
          <table:table-cell table:number-columns-repeated="2"/>
        </table:table-row>
        <table:table-row table:style-name="ro1">
          <table:table-cell office:value-type="float" office:value="114606745.833333" calcext:value-type="float">
            <text:p>114606745.833333</text:p>
          </table:table-cell>
          <table:table-cell office:value-type="float" office:value="79985841.6666667" calcext:value-type="float">
            <text:p>79985841.6666667</text:p>
          </table:table-cell>
          <table:table-cell office:value-type="float" office:value="73495795.8333333" calcext:value-type="float">
            <text:p>73495795.8333333</text:p>
          </table:table-cell>
          <table:table-cell table:number-columns-repeated="2"/>
        </table:table-row>
        <table:table-row table:style-name="ro1">
          <table:table-cell office:value-type="float" office:value="145094787.5" calcext:value-type="float">
            <text:p>145094787.5</text:p>
          </table:table-cell>
          <table:table-cell office:value-type="float" office:value="71179958.3333333" calcext:value-type="float">
            <text:p>71179958.3333333</text:p>
          </table:table-cell>
          <table:table-cell office:value-type="float" office:value="111469908.333333" calcext:value-type="float">
            <text:p>111469908.333333</text:p>
          </table:table-cell>
          <table:table-cell table:number-columns-repeated="2"/>
        </table:table-row>
        <table:table-row table:style-name="ro1">
          <table:table-cell office:value-type="float" office:value="93126637.5" calcext:value-type="float">
            <text:p>93126637.5</text:p>
          </table:table-cell>
          <table:table-cell office:value-type="float" office:value="92849145.8333333" calcext:value-type="float">
            <text:p>92849145.8333333</text:p>
          </table:table-cell>
          <table:table-cell office:value-type="float" office:value="76527412.5" calcext:value-type="float">
            <text:p>76527412.5</text:p>
          </table:table-cell>
          <table:table-cell table:number-columns-repeated="2"/>
        </table:table-row>
        <table:table-row table:style-name="ro1">
          <table:table-cell office:value-type="float" office:value="92834441.6666667" calcext:value-type="float">
            <text:p>92834441.6666667</text:p>
          </table:table-cell>
          <table:table-cell office:value-type="float" office:value="115897695.833333" calcext:value-type="float">
            <text:p>115897695.833333</text:p>
          </table:table-cell>
          <table:table-cell office:value-type="float" office:value="91964470.8333333" calcext:value-type="float">
            <text:p>91964470.8333333</text:p>
          </table:table-cell>
          <table:table-cell table:number-columns-repeated="2"/>
        </table:table-row>
        <table:table-row table:style-name="ro1">
          <table:table-cell office:value-type="float" office:value="101198995.833333" calcext:value-type="float">
            <text:p>101198995.833333</text:p>
          </table:table-cell>
          <table:table-cell office:value-type="float" office:value="98336158.3333334" calcext:value-type="float">
            <text:p>98336158.3333334</text:p>
          </table:table-cell>
          <table:table-cell office:value-type="float" office:value="137570325" calcext:value-type="float">
            <text:p>137570325</text:p>
          </table:table-cell>
          <table:table-cell table:number-columns-repeated="2"/>
        </table:table-row>
        <table:table-row table:style-name="ro1">
          <table:table-cell office:value-type="float" office:value="98424683.3333333" calcext:value-type="float">
            <text:p>98424683.3333333</text:p>
          </table:table-cell>
          <table:table-cell office:value-type="float" office:value="119532337.5" calcext:value-type="float">
            <text:p>119532337.5</text:p>
          </table:table-cell>
          <table:table-cell office:value-type="float" office:value="110072920.833333" calcext:value-type="float">
            <text:p>110072920.833333</text:p>
          </table:table-cell>
          <table:table-cell table:number-columns-repeated="2"/>
        </table:table-row>
        <table:table-row table:style-name="ro1">
          <table:table-cell office:value-type="float" office:value="109081995.833333" calcext:value-type="float">
            <text:p>109081995.833333</text:p>
          </table:table-cell>
          <table:table-cell office:value-type="float" office:value="102606537.5" calcext:value-type="float">
            <text:p>102606537.5</text:p>
          </table:table-cell>
          <table:table-cell office:value-type="float" office:value="88067483.3333334" calcext:value-type="float">
            <text:p>88067483.3333334</text:p>
          </table:table-cell>
          <table:table-cell table:number-columns-repeated="2"/>
        </table:table-row>
        <table:table-row table:style-name="ro1">
          <table:table-cell office:value-type="float" office:value="104176012.5" calcext:value-type="float">
            <text:p>104176012.5</text:p>
          </table:table-cell>
          <table:table-cell office:value-type="float" office:value="106319666.666667" calcext:value-type="float">
            <text:p>106319666.666667</text:p>
          </table:table-cell>
          <table:table-cell office:value-type="float" office:value="120713033.333333" calcext:value-type="float">
            <text:p>120713033.333333</text:p>
          </table:table-cell>
          <table:table-cell table:number-columns-repeated="2"/>
        </table:table-row>
        <table:table-row table:style-name="ro1">
          <table:table-cell office:value-type="float" office:value="97595308.3333333" calcext:value-type="float">
            <text:p>97595308.3333333</text:p>
          </table:table-cell>
          <table:table-cell office:value-type="float" office:value="102497604.166667" calcext:value-type="float">
            <text:p>102497604.166667</text:p>
          </table:table-cell>
          <table:table-cell office:value-type="float" office:value="114197558.333333" calcext:value-type="float">
            <text:p>114197558.333333</text:p>
          </table:table-cell>
          <table:table-cell table:number-columns-repeated="2"/>
        </table:table-row>
        <table:table-row table:style-name="ro1">
          <table:table-cell office:value-type="float" office:value="98993979.1666667" calcext:value-type="float">
            <text:p>98993979.1666667</text:p>
          </table:table-cell>
          <table:table-cell office:value-type="float" office:value="62818958.3333333" calcext:value-type="float">
            <text:p>62818958.3333333</text:p>
          </table:table-cell>
          <table:table-cell office:value-type="float" office:value="100640829.166667" calcext:value-type="float">
            <text:p>100640829.166667</text:p>
          </table:table-cell>
          <table:table-cell table:number-columns-repeated="2"/>
        </table:table-row>
        <table:table-row table:style-name="ro1">
          <table:table-cell office:value-type="float" office:value="120421804.166667" calcext:value-type="float">
            <text:p>120421804.166667</text:p>
          </table:table-cell>
          <table:table-cell office:value-type="float" office:value="84864687.5" calcext:value-type="float">
            <text:p>84864687.5</text:p>
          </table:table-cell>
          <table:table-cell office:value-type="float" office:value="113201041.666667" calcext:value-type="float">
            <text:p>113201041.666667</text:p>
          </table:table-cell>
          <table:table-cell table:number-columns-repeated="2"/>
        </table:table-row>
        <table:table-row table:style-name="ro1">
          <table:table-cell office:value-type="float" office:value="79090137.5" calcext:value-type="float">
            <text:p>79090137.5</text:p>
          </table:table-cell>
          <table:table-cell office:value-type="float" office:value="86441320.8333333" calcext:value-type="float">
            <text:p>86441320.8333333</text:p>
          </table:table-cell>
          <table:table-cell office:value-type="float" office:value="112724733.333333" calcext:value-type="float">
            <text:p>112724733.333333</text:p>
          </table:table-cell>
          <table:table-cell table:number-columns-repeated="2"/>
        </table:table-row>
        <table:table-row table:style-name="ro1">
          <table:table-cell office:value-type="float" office:value="71798966.6666667" calcext:value-type="float">
            <text:p>71798966.6666667</text:p>
          </table:table-cell>
          <table:table-cell office:value-type="float" office:value="121456304.166667" calcext:value-type="float">
            <text:p>121456304.166667</text:p>
          </table:table-cell>
          <table:table-cell office:value-type="float" office:value="83396354.1666667" calcext:value-type="float">
            <text:p>83396354.1666667</text:p>
          </table:table-cell>
          <table:table-cell table:number-columns-repeated="2"/>
        </table:table-row>
        <table:table-row table:style-name="ro1">
          <table:table-cell office:value-type="float" office:value="110052570.833333" calcext:value-type="float">
            <text:p>110052570.833333</text:p>
          </table:table-cell>
          <table:table-cell office:value-type="float" office:value="117767375" calcext:value-type="float">
            <text:p>117767375</text:p>
          </table:table-cell>
          <table:table-cell office:value-type="float" office:value="84807470.8333333" calcext:value-type="float">
            <text:p>84807470.8333333</text:p>
          </table:table-cell>
          <table:table-cell table:number-columns-repeated="2"/>
        </table:table-row>
        <table:table-row table:style-name="ro1">
          <table:table-cell office:value-type="float" office:value="106839800" calcext:value-type="float">
            <text:p>106839800</text:p>
          </table:table-cell>
          <table:table-cell office:value-type="float" office:value="98070758.3333333" calcext:value-type="float">
            <text:p>98070758.3333333</text:p>
          </table:table-cell>
          <table:table-cell office:value-type="float" office:value="87979366.6666667" calcext:value-type="float">
            <text:p>87979366.6666667</text:p>
          </table:table-cell>
          <table:table-cell table:number-columns-repeated="2"/>
        </table:table-row>
        <table:table-row table:style-name="ro1">
          <table:table-cell office:value-type="float" office:value="114855345.833333" calcext:value-type="float">
            <text:p>114855345.833333</text:p>
          </table:table-cell>
          <table:table-cell office:value-type="float" office:value="117568725" calcext:value-type="float">
            <text:p>117568725</text:p>
          </table:table-cell>
          <table:table-cell office:value-type="float" office:value="129413454.166667" calcext:value-type="float">
            <text:p>129413454.166667</text:p>
          </table:table-cell>
          <table:table-cell table:number-columns-repeated="2"/>
        </table:table-row>
        <table:table-row table:style-name="ro1">
          <table:table-cell office:value-type="float" office:value="90854604.1666667" calcext:value-type="float">
            <text:p>90854604.1666667</text:p>
          </table:table-cell>
          <table:table-cell office:value-type="float" office:value="96851145.8333333" calcext:value-type="float">
            <text:p>96851145.8333333</text:p>
          </table:table-cell>
          <table:table-cell office:value-type="float" office:value="90150812.5" calcext:value-type="float">
            <text:p>90150812.5</text:p>
          </table:table-cell>
          <table:table-cell table:number-columns-repeated="2"/>
        </table:table-row>
        <table:table-row table:style-name="ro1">
          <table:table-cell office:value-type="float" office:value="100416050" calcext:value-type="float">
            <text:p>100416050</text:p>
          </table:table-cell>
          <table:table-cell office:value-type="float" office:value="92434225" calcext:value-type="float">
            <text:p>92434225</text:p>
          </table:table-cell>
          <table:table-cell office:value-type="float" office:value="71927433.3333333" calcext:value-type="float">
            <text:p>71927433.3333333</text:p>
          </table:table-cell>
          <table:table-cell table:number-columns-repeated="2"/>
        </table:table-row>
        <table:table-row table:style-name="ro1">
          <table:table-cell office:value-type="float" office:value="100475866.666667" calcext:value-type="float">
            <text:p>100475866.666667</text:p>
          </table:table-cell>
          <table:table-cell office:value-type="float" office:value="120462258.333333" calcext:value-type="float">
            <text:p>120462258.333333</text:p>
          </table:table-cell>
          <table:table-cell office:value-type="float" office:value="94989791.6666667" calcext:value-type="float">
            <text:p>94989791.6666667</text:p>
          </table:table-cell>
          <table:table-cell table:number-columns-repeated="2"/>
        </table:table-row>
        <table:table-row table:style-name="ro1">
          <table:table-cell office:value-type="float" office:value="62835808.3333333" calcext:value-type="float">
            <text:p>62835808.3333333</text:p>
          </table:table-cell>
          <table:table-cell office:value-type="float" office:value="127695062.5" calcext:value-type="float">
            <text:p>127695062.5</text:p>
          </table:table-cell>
          <table:table-cell office:value-type="float" office:value="96507329.1666667" calcext:value-type="float">
            <text:p>96507329.1666667</text:p>
          </table:table-cell>
          <table:table-cell table:number-columns-repeated="2"/>
        </table:table-row>
        <table:table-row table:style-name="ro1">
          <table:table-cell office:value-type="float" office:value="121442000" calcext:value-type="float">
            <text:p>121442000</text:p>
          </table:table-cell>
          <table:table-cell office:value-type="float" office:value="82717075" calcext:value-type="float">
            <text:p>82717075</text:p>
          </table:table-cell>
          <table:table-cell office:value-type="float" office:value="64148179.1666667" calcext:value-type="float">
            <text:p>64148179.1666667</text:p>
          </table:table-cell>
          <table:table-cell table:number-columns-repeated="2"/>
        </table:table-row>
        <table:table-row table:style-name="ro1">
          <table:table-cell office:value-type="float" office:value="122256137.5" calcext:value-type="float">
            <text:p>122256137.5</text:p>
          </table:table-cell>
          <table:table-cell office:value-type="float" office:value="108433637.5" calcext:value-type="float">
            <text:p>108433637.5</text:p>
          </table:table-cell>
          <table:table-cell office:value-type="float" office:value="83591854.1666667" calcext:value-type="float">
            <text:p>83591854.1666667</text:p>
          </table:table-cell>
          <table:table-cell table:number-columns-repeated="2"/>
        </table:table-row>
        <table:table-row table:style-name="ro1">
          <table:table-cell office:value-type="float" office:value="83748962.5" calcext:value-type="float">
            <text:p>83748962.5</text:p>
          </table:table-cell>
          <table:table-cell office:value-type="float" office:value="104563891.666667" calcext:value-type="float">
            <text:p>104563891.666667</text:p>
          </table:table-cell>
          <table:table-cell office:value-type="float" office:value="85792904.1666667" calcext:value-type="float">
            <text:p>85792904.1666667</text:p>
          </table:table-cell>
          <table:table-cell table:number-columns-repeated="2"/>
        </table:table-row>
        <table:table-row table:style-name="ro1">
          <table:table-cell office:value-type="float" office:value="74874808.3333333" calcext:value-type="float">
            <text:p>74874808.3333333</text:p>
          </table:table-cell>
          <table:table-cell office:value-type="float" office:value="78781066.6666667" calcext:value-type="float">
            <text:p>78781066.6666667</text:p>
          </table:table-cell>
          <table:table-cell office:value-type="float" office:value="83467400" calcext:value-type="float">
            <text:p>83467400</text:p>
          </table:table-cell>
          <table:table-cell table:number-columns-repeated="2"/>
        </table:table-row>
        <table:table-row table:style-name="ro1">
          <table:table-cell office:value-type="float" office:value="103968287.5" calcext:value-type="float">
            <text:p>103968287.5</text:p>
          </table:table-cell>
          <table:table-cell office:value-type="float" office:value="97374483.3333334" calcext:value-type="float">
            <text:p>97374483.3333334</text:p>
          </table:table-cell>
          <table:table-cell office:value-type="float" office:value="105306679.166667" calcext:value-type="float">
            <text:p>105306679.166667</text:p>
          </table:table-cell>
          <table:table-cell table:number-columns-repeated="2"/>
        </table:table-row>
        <table:table-row table:style-name="ro1">
          <table:table-cell office:value-type="float" office:value="124219404.166667" calcext:value-type="float">
            <text:p>124219404.166667</text:p>
          </table:table-cell>
          <table:table-cell office:value-type="float" office:value="86686833.3333333" calcext:value-type="float">
            <text:p>86686833.3333333</text:p>
          </table:table-cell>
          <table:table-cell office:value-type="float" office:value="73393845.8333333" calcext:value-type="float">
            <text:p>73393845.8333333</text:p>
          </table:table-cell>
          <table:table-cell table:number-columns-repeated="2"/>
        </table:table-row>
        <table:table-row table:style-name="ro1">
          <table:table-cell office:value-type="float" office:value="81322408.3333333" calcext:value-type="float">
            <text:p>81322408.3333333</text:p>
          </table:table-cell>
          <table:table-cell office:value-type="float" office:value="118765262.5" calcext:value-type="float">
            <text:p>118765262.5</text:p>
          </table:table-cell>
          <table:table-cell office:value-type="float" office:value="122372104.166667" calcext:value-type="float">
            <text:p>122372104.166667</text:p>
          </table:table-cell>
          <table:table-cell table:number-columns-repeated="2"/>
        </table:table-row>
        <table:table-row table:style-name="ro1">
          <table:table-cell office:value-type="float" office:value="110872420.833333" calcext:value-type="float">
            <text:p>110872420.833333</text:p>
          </table:table-cell>
          <table:table-cell office:value-type="float" office:value="79507183.3333333" calcext:value-type="float">
            <text:p>79507183.3333333</text:p>
          </table:table-cell>
          <table:table-cell office:value-type="float" office:value="113311395.833333" calcext:value-type="float">
            <text:p>113311395.833333</text:p>
          </table:table-cell>
          <table:table-cell table:number-columns-repeated="2"/>
        </table:table-row>
        <table:table-row table:style-name="ro1">
          <table:table-cell office:value-type="float" office:value="99054229.1666667" calcext:value-type="float">
            <text:p>99054229.1666667</text:p>
          </table:table-cell>
          <table:table-cell office:value-type="float" office:value="97104379.1666667" calcext:value-type="float">
            <text:p>97104379.1666667</text:p>
          </table:table-cell>
          <table:table-cell office:value-type="float" office:value="110604275" calcext:value-type="float">
            <text:p>110604275</text:p>
          </table:table-cell>
          <table:table-cell table:number-columns-repeated="2"/>
        </table:table-row>
        <table:table-row table:style-name="ro1">
          <table:table-cell office:value-type="float" office:value="94666037.5" calcext:value-type="float">
            <text:p>94666037.5</text:p>
          </table:table-cell>
          <table:table-cell office:value-type="float" office:value="61038020.8333333" calcext:value-type="float">
            <text:p>61038020.8333333</text:p>
          </table:table-cell>
          <table:table-cell office:value-type="float" office:value="117023591.666667" calcext:value-type="float">
            <text:p>117023591.666667</text:p>
          </table:table-cell>
          <table:table-cell table:number-columns-repeated="2"/>
        </table:table-row>
        <table:table-row table:style-name="ro1">
          <table:table-cell office:value-type="float" office:value="126648325" calcext:value-type="float">
            <text:p>126648325</text:p>
          </table:table-cell>
          <table:table-cell office:value-type="float" office:value="83411791.6666667" calcext:value-type="float">
            <text:p>83411791.6666667</text:p>
          </table:table-cell>
          <table:table-cell office:value-type="float" office:value="69778362.5" calcext:value-type="float">
            <text:p>69778362.5</text:p>
          </table:table-cell>
          <table:table-cell table:number-columns-repeated="2"/>
        </table:table-row>
        <table:table-row table:style-name="ro1">
          <table:table-cell office:value-type="float" office:value="115848870.833333" calcext:value-type="float">
            <text:p>115848870.833333</text:p>
          </table:table-cell>
          <table:table-cell office:value-type="float" office:value="91619441.6666667" calcext:value-type="float">
            <text:p>91619441.6666667</text:p>
          </table:table-cell>
          <table:table-cell office:value-type="float" office:value="97412895.8333333" calcext:value-type="float">
            <text:p>97412895.8333333</text:p>
          </table:table-cell>
          <table:table-cell table:number-columns-repeated="2"/>
        </table:table-row>
        <table:table-row table:style-name="ro1">
          <table:table-cell office:value-type="float" office:value="115550958.333333" calcext:value-type="float">
            <text:p>115550958.333333</text:p>
          </table:table-cell>
          <table:table-cell office:value-type="float" office:value="103376775" calcext:value-type="float">
            <text:p>103376775</text:p>
          </table:table-cell>
          <table:table-cell office:value-type="float" office:value="93184345.8333333" calcext:value-type="float">
            <text:p>93184345.8333333</text:p>
          </table:table-cell>
          <table:table-cell table:number-columns-repeated="2"/>
        </table:table-row>
        <table:table-row table:style-name="ro1">
          <table:table-cell office:value-type="float" office:value="60500837.5" calcext:value-type="float">
            <text:p>60500837.5</text:p>
          </table:table-cell>
          <table:table-cell office:value-type="float" office:value="85842537.5" calcext:value-type="float">
            <text:p>85842537.5</text:p>
          </table:table-cell>
          <table:table-cell office:value-type="float" office:value="102552429.166667" calcext:value-type="float">
            <text:p>102552429.166667</text:p>
          </table:table-cell>
          <table:table-cell table:number-columns-repeated="2"/>
        </table:table-row>
        <table:table-row table:style-name="ro1">
          <table:table-cell office:value-type="float" office:value="105955833.333333" calcext:value-type="float">
            <text:p>105955833.333333</text:p>
          </table:table-cell>
          <table:table-cell office:value-type="float" office:value="88771041.6666667" calcext:value-type="float">
            <text:p>88771041.6666667</text:p>
          </table:table-cell>
          <table:table-cell office:value-type="float" office:value="112213437.5" calcext:value-type="float">
            <text:p>112213437.5</text:p>
          </table:table-cell>
          <table:table-cell table:number-columns-repeated="2"/>
        </table:table-row>
        <table:table-row table:style-name="ro1">
          <table:table-cell office:value-type="float" office:value="104773645.833333" calcext:value-type="float">
            <text:p>104773645.833333</text:p>
          </table:table-cell>
          <table:table-cell office:value-type="float" office:value="103398325" calcext:value-type="float">
            <text:p>103398325</text:p>
          </table:table-cell>
          <table:table-cell office:value-type="float" office:value="98241454.1666667" calcext:value-type="float">
            <text:p>98241454.1666667</text:p>
          </table:table-cell>
          <table:table-cell table:number-columns-repeated="2"/>
        </table:table-row>
        <table:table-row table:style-name="ro1">
          <table:table-cell office:value-type="float" office:value="106666279.166667" calcext:value-type="float">
            <text:p>106666279.166667</text:p>
          </table:table-cell>
          <table:table-cell office:value-type="float" office:value="90842737.5" calcext:value-type="float">
            <text:p>90842737.5</text:p>
          </table:table-cell>
          <table:table-cell office:value-type="float" office:value="106808316.666667" calcext:value-type="float">
            <text:p>106808316.666667</text:p>
          </table:table-cell>
          <table:table-cell table:number-columns-repeated="2"/>
        </table:table-row>
        <table:table-row table:style-name="ro1">
          <table:table-cell office:value-type="float" office:value="84523566.6666667" calcext:value-type="float">
            <text:p>84523566.6666667</text:p>
          </table:table-cell>
          <table:table-cell office:value-type="float" office:value="93988283.3333333" calcext:value-type="float">
            <text:p>93988283.3333333</text:p>
          </table:table-cell>
          <table:table-cell office:value-type="float" office:value="92076625" calcext:value-type="float">
            <text:p>92076625</text:p>
          </table:table-cell>
          <table:table-cell table:number-columns-repeated="2"/>
        </table:table-row>
        <table:table-row table:style-name="ro1">
          <table:table-cell office:value-type="float" office:value="72771216.6666667" calcext:value-type="float">
            <text:p>72771216.6666667</text:p>
          </table:table-cell>
          <table:table-cell office:value-type="float" office:value="68135462.5" calcext:value-type="float">
            <text:p>68135462.5</text:p>
          </table:table-cell>
          <table:table-cell office:value-type="float" office:value="114780883.333333" calcext:value-type="float">
            <text:p>114780883.333333</text:p>
          </table:table-cell>
          <table:table-cell table:number-columns-repeated="2"/>
        </table:table-row>
        <table:table-row table:style-name="ro1">
          <table:table-cell office:value-type="float" office:value="103282487.5" calcext:value-type="float">
            <text:p>103282487.5</text:p>
          </table:table-cell>
          <table:table-cell office:value-type="float" office:value="78535837.5" calcext:value-type="float">
            <text:p>78535837.5</text:p>
          </table:table-cell>
          <table:table-cell office:value-type="float" office:value="114870250" calcext:value-type="float">
            <text:p>114870250</text:p>
          </table:table-cell>
          <table:table-cell table:number-columns-repeated="2"/>
        </table:table-row>
        <table:table-row table:style-name="ro1">
          <table:table-cell office:value-type="float" office:value="136857479.166667" calcext:value-type="float">
            <text:p>136857479.166667</text:p>
          </table:table-cell>
          <table:table-cell office:value-type="float" office:value="98176300" calcext:value-type="float">
            <text:p>98176300</text:p>
          </table:table-cell>
          <table:table-cell office:value-type="float" office:value="107576704.166667" calcext:value-type="float">
            <text:p>107576704.166667</text:p>
          </table:table-cell>
          <table:table-cell table:number-columns-repeated="2"/>
        </table:table-row>
        <table:table-row table:style-name="ro1">
          <table:table-cell office:value-type="float" office:value="93513987.5" calcext:value-type="float">
            <text:p>93513987.5</text:p>
          </table:table-cell>
          <table:table-cell office:value-type="float" office:value="92282408.3333333" calcext:value-type="float">
            <text:p>92282408.3333333</text:p>
          </table:table-cell>
          <table:table-cell office:value-type="float" office:value="90177458.3333333" calcext:value-type="float">
            <text:p>90177458.3333333</text:p>
          </table:table-cell>
          <table:table-cell table:number-columns-repeated="2"/>
        </table:table-row>
        <table:table-row table:style-name="ro1">
          <table:table-cell office:value-type="float" office:value="89325537.5" calcext:value-type="float">
            <text:p>89325537.5</text:p>
          </table:table-cell>
          <table:table-cell office:value-type="float" office:value="116805908.333333" calcext:value-type="float">
            <text:p>116805908.333333</text:p>
          </table:table-cell>
          <table:table-cell office:value-type="float" office:value="91671133.3333334" calcext:value-type="float">
            <text:p>91671133.3333334</text:p>
          </table:table-cell>
          <table:table-cell table:number-columns-repeated="2"/>
        </table:table-row>
        <table:table-row table:style-name="ro1">
          <table:table-cell office:value-type="float" office:value="85035991.6666667" calcext:value-type="float">
            <text:p>85035991.6666667</text:p>
          </table:table-cell>
          <table:table-cell office:value-type="float" office:value="128484000" calcext:value-type="float">
            <text:p>128484000</text:p>
          </table:table-cell>
          <table:table-cell office:value-type="float" office:value="95797166.6666667" calcext:value-type="float">
            <text:p>95797166.6666667</text:p>
          </table:table-cell>
          <table:table-cell table:number-columns-repeated="2"/>
        </table:table-row>
        <table:table-row table:style-name="ro1">
          <table:table-cell office:value-type="float" office:value="102762700" calcext:value-type="float">
            <text:p>102762700</text:p>
          </table:table-cell>
          <table:table-cell office:value-type="float" office:value="112094804.166667" calcext:value-type="float">
            <text:p>112094804.166667</text:p>
          </table:table-cell>
          <table:table-cell office:value-type="float" office:value="115517195.833333" calcext:value-type="float">
            <text:p>115517195.833333</text:p>
          </table:table-cell>
          <table:table-cell table:number-columns-repeated="2"/>
        </table:table-row>
        <table:table-row table:style-name="ro1">
          <table:table-cell office:value-type="float" office:value="112860933.333333" calcext:value-type="float">
            <text:p>112860933.333333</text:p>
          </table:table-cell>
          <table:table-cell office:value-type="float" office:value="89794662.5" calcext:value-type="float">
            <text:p>89794662.5</text:p>
          </table:table-cell>
          <table:table-cell office:value-type="float" office:value="97117412.5" calcext:value-type="float">
            <text:p>97117412.5</text:p>
          </table:table-cell>
          <table:table-cell table:number-columns-repeated="2"/>
        </table:table-row>
        <table:table-row table:style-name="ro1">
          <table:table-cell office:value-type="float" office:value="77952945.8333334" calcext:value-type="float">
            <text:p>77952945.8333334</text:p>
          </table:table-cell>
          <table:table-cell office:value-type="float" office:value="107677595.833333" calcext:value-type="float">
            <text:p>107677595.833333</text:p>
          </table:table-cell>
          <table:table-cell office:value-type="float" office:value="97299416.6666667" calcext:value-type="float">
            <text:p>97299416.6666667</text:p>
          </table:table-cell>
          <table:table-cell table:number-columns-repeated="2"/>
        </table:table-row>
        <table:table-row table:style-name="ro1">
          <table:table-cell office:value-type="float" office:value="119159666.666667" calcext:value-type="float">
            <text:p>119159666.666667</text:p>
          </table:table-cell>
          <table:table-cell office:value-type="float" office:value="111877245.833333" calcext:value-type="float">
            <text:p>111877245.833333</text:p>
          </table:table-cell>
          <table:table-cell office:value-type="float" office:value="71197100" calcext:value-type="float">
            <text:p>71197100</text:p>
          </table:table-cell>
          <table:table-cell table:number-columns-repeated="2"/>
        </table:table-row>
        <table:table-row table:style-name="ro1">
          <table:table-cell office:value-type="float" office:value="111829441.666667" calcext:value-type="float">
            <text:p>111829441.666667</text:p>
          </table:table-cell>
          <table:table-cell office:value-type="float" office:value="81764304.1666667" calcext:value-type="float">
            <text:p>81764304.1666667</text:p>
          </table:table-cell>
          <table:table-cell office:value-type="float" office:value="117063395.833333" calcext:value-type="float">
            <text:p>117063395.833333</text:p>
          </table:table-cell>
          <table:table-cell table:number-columns-repeated="2"/>
        </table:table-row>
        <table:table-row table:style-name="ro1">
          <table:table-cell office:value-type="float" office:value="109600050" calcext:value-type="float">
            <text:p>109600050</text:p>
          </table:table-cell>
          <table:table-cell office:value-type="float" office:value="107205308.333333" calcext:value-type="float">
            <text:p>107205308.333333</text:p>
          </table:table-cell>
          <table:table-cell office:value-type="float" office:value="98974662.5" calcext:value-type="float">
            <text:p>98974662.5</text:p>
          </table:table-cell>
          <table:table-cell table:number-columns-repeated="2"/>
        </table:table-row>
        <table:table-row table:style-name="ro1">
          <table:table-cell office:value-type="float" office:value="130096262.5" calcext:value-type="float">
            <text:p>130096262.5</text:p>
          </table:table-cell>
          <table:table-cell office:value-type="float" office:value="96330925" calcext:value-type="float">
            <text:p>96330925</text:p>
          </table:table-cell>
          <table:table-cell office:value-type="float" office:value="122779708.333333" calcext:value-type="float">
            <text:p>122779708.333333</text:p>
          </table:table-cell>
          <table:table-cell table:number-columns-repeated="2"/>
        </table:table-row>
        <table:table-row table:style-name="ro1">
          <table:table-cell office:value-type="float" office:value="104968029.166667" calcext:value-type="float">
            <text:p>104968029.166667</text:p>
          </table:table-cell>
          <table:table-cell office:value-type="float" office:value="101238904.166667" calcext:value-type="float">
            <text:p>101238904.166667</text:p>
          </table:table-cell>
          <table:table-cell office:value-type="float" office:value="98945120.8333333" calcext:value-type="float">
            <text:p>98945120.8333333</text:p>
          </table:table-cell>
          <table:table-cell table:number-columns-repeated="2"/>
        </table:table-row>
        <table:table-row table:style-name="ro1">
          <table:table-cell office:value-type="float" office:value="123704154.166667" calcext:value-type="float">
            <text:p>123704154.166667</text:p>
          </table:table-cell>
          <table:table-cell office:value-type="float" office:value="107442325" calcext:value-type="float">
            <text:p>107442325</text:p>
          </table:table-cell>
          <table:table-cell office:value-type="float" office:value="119662666.666667" calcext:value-type="float">
            <text:p>119662666.666667</text:p>
          </table:table-cell>
          <table:table-cell table:number-columns-repeated="2"/>
        </table:table-row>
        <table:table-row table:style-name="ro1">
          <table:table-cell office:value-type="float" office:value="103784670.833333" calcext:value-type="float">
            <text:p>103784670.833333</text:p>
          </table:table-cell>
          <table:table-cell office:value-type="float" office:value="99651750" calcext:value-type="float">
            <text:p>99651750</text:p>
          </table:table-cell>
          <table:table-cell office:value-type="float" office:value="105697458.333333" calcext:value-type="float">
            <text:p>105697458.333333</text:p>
          </table:table-cell>
          <table:table-cell table:number-columns-repeated="2"/>
        </table:table-row>
        <table:table-row table:style-name="ro1">
          <table:table-cell office:value-type="float" office:value="118741550" calcext:value-type="float">
            <text:p>118741550</text:p>
          </table:table-cell>
          <table:table-cell office:value-type="float" office:value="124203562.5" calcext:value-type="float">
            <text:p>124203562.5</text:p>
          </table:table-cell>
          <table:table-cell office:value-type="float" office:value="144101537.5" calcext:value-type="float">
            <text:p>144101537.5</text:p>
          </table:table-cell>
          <table:table-cell table:number-columns-repeated="2"/>
        </table:table-row>
        <table:table-row table:style-name="ro1">
          <table:table-cell office:value-type="float" office:value="71924529.1666667" calcext:value-type="float">
            <text:p>71924529.1666667</text:p>
          </table:table-cell>
          <table:table-cell office:value-type="float" office:value="104755795.833333" calcext:value-type="float">
            <text:p>104755795.833333</text:p>
          </table:table-cell>
          <table:table-cell office:value-type="float" office:value="72570312.5" calcext:value-type="float">
            <text:p>72570312.5</text:p>
          </table:table-cell>
          <table:table-cell table:number-columns-repeated="2"/>
        </table:table-row>
        <table:table-row table:style-name="ro1">
          <table:table-cell office:value-type="float" office:value="84759479.1666667" calcext:value-type="float">
            <text:p>84759479.1666667</text:p>
          </table:table-cell>
          <table:table-cell office:value-type="float" office:value="85852566.6666667" calcext:value-type="float">
            <text:p>85852566.6666667</text:p>
          </table:table-cell>
          <table:table-cell office:value-type="float" office:value="100533950" calcext:value-type="float">
            <text:p>100533950</text:p>
          </table:table-cell>
          <table:table-cell table:number-columns-repeated="2"/>
        </table:table-row>
        <table:table-row table:style-name="ro1">
          <table:table-cell office:value-type="float" office:value="98269800" calcext:value-type="float">
            <text:p>98269800</text:p>
          </table:table-cell>
          <table:table-cell office:value-type="float" office:value="92597412.5" calcext:value-type="float">
            <text:p>92597412.5</text:p>
          </table:table-cell>
          <table:table-cell office:value-type="float" office:value="87969683.3333333" calcext:value-type="float">
            <text:p>87969683.3333333</text:p>
          </table:table-cell>
          <table:table-cell table:number-columns-repeated="2"/>
        </table:table-row>
        <table:table-row table:style-name="ro1">
          <table:table-cell office:value-type="float" office:value="95595270.8333333" calcext:value-type="float">
            <text:p>95595270.8333333</text:p>
          </table:table-cell>
          <table:table-cell office:value-type="float" office:value="114726316.666667" calcext:value-type="float">
            <text:p>114726316.666667</text:p>
          </table:table-cell>
          <table:table-cell office:value-type="float" office:value="76547795.8333333" calcext:value-type="float">
            <text:p>76547795.8333333</text:p>
          </table:table-cell>
          <table:table-cell table:number-columns-repeated="2"/>
        </table:table-row>
        <table:table-row table:style-name="ro1">
          <table:table-cell office:value-type="float" office:value="83074229.1666667" calcext:value-type="float">
            <text:p>83074229.1666667</text:p>
          </table:table-cell>
          <table:table-cell office:value-type="float" office:value="110035150" calcext:value-type="float">
            <text:p>110035150</text:p>
          </table:table-cell>
          <table:table-cell office:value-type="float" office:value="111888591.666667" calcext:value-type="float">
            <text:p>111888591.666667</text:p>
          </table:table-cell>
          <table:table-cell table:number-columns-repeated="2"/>
        </table:table-row>
        <table:table-row table:style-name="ro1">
          <table:table-cell office:value-type="float" office:value="105469345.833333" calcext:value-type="float">
            <text:p>105469345.833333</text:p>
          </table:table-cell>
          <table:table-cell office:value-type="float" office:value="88133000" calcext:value-type="float">
            <text:p>88133000</text:p>
          </table:table-cell>
          <table:table-cell office:value-type="float" office:value="115073495.833333" calcext:value-type="float">
            <text:p>115073495.833333</text:p>
          </table:table-cell>
          <table:table-cell table:number-columns-repeated="2"/>
        </table:table-row>
        <table:table-row table:style-name="ro1">
          <table:table-cell office:value-type="float" office:value="110665337.5" calcext:value-type="float">
            <text:p>110665337.5</text:p>
          </table:table-cell>
          <table:table-cell office:value-type="float" office:value="131366591.666667" calcext:value-type="float">
            <text:p>131366591.666667</text:p>
          </table:table-cell>
          <table:table-cell office:value-type="float" office:value="86841187.5" calcext:value-type="float">
            <text:p>86841187.5</text:p>
          </table:table-cell>
          <table:table-cell table:number-columns-repeated="2"/>
        </table:table-row>
        <table:table-row table:style-name="ro1">
          <table:table-cell office:value-type="float" office:value="132687325" calcext:value-type="float">
            <text:p>132687325</text:p>
          </table:table-cell>
          <table:table-cell office:value-type="float" office:value="119762854.166667" calcext:value-type="float">
            <text:p>119762854.166667</text:p>
          </table:table-cell>
          <table:table-cell office:value-type="float" office:value="100981479.166667" calcext:value-type="float">
            <text:p>100981479.166667</text:p>
          </table:table-cell>
          <table:table-cell table:number-columns-repeated="2"/>
        </table:table-row>
        <table:table-row table:style-name="ro1">
          <table:table-cell office:value-type="float" office:value="110443425" calcext:value-type="float">
            <text:p>110443425</text:p>
          </table:table-cell>
          <table:table-cell office:value-type="float" office:value="87747966.6666667" calcext:value-type="float">
            <text:p>87747966.6666667</text:p>
          </table:table-cell>
          <table:table-cell office:value-type="float" office:value="125707425" calcext:value-type="float">
            <text:p>125707425</text:p>
          </table:table-cell>
          <table:table-cell table:number-columns-repeated="2"/>
        </table:table-row>
        <table:table-row table:style-name="ro1">
          <table:table-cell office:value-type="float" office:value="143710133.333333" calcext:value-type="float">
            <text:p>143710133.333333</text:p>
          </table:table-cell>
          <table:table-cell office:value-type="float" office:value="84994933.3333333" calcext:value-type="float">
            <text:p>84994933.3333333</text:p>
          </table:table-cell>
          <table:table-cell office:value-type="float" office:value="93978379.1666667" calcext:value-type="float">
            <text:p>93978379.1666667</text:p>
          </table:table-cell>
          <table:table-cell table:number-columns-repeated="2"/>
        </table:table-row>
        <table:table-row table:style-name="ro1">
          <table:table-cell office:value-type="float" office:value="131928500" calcext:value-type="float">
            <text:p>131928500</text:p>
          </table:table-cell>
          <table:table-cell office:value-type="float" office:value="113880029.166667" calcext:value-type="float">
            <text:p>113880029.166667</text:p>
          </table:table-cell>
          <table:table-cell office:value-type="float" office:value="83116779.1666667" calcext:value-type="float">
            <text:p>83116779.1666667</text:p>
          </table:table-cell>
          <table:table-cell table:number-columns-repeated="2"/>
        </table:table-row>
        <table:table-row table:style-name="ro1">
          <table:table-cell office:value-type="float" office:value="88491175" calcext:value-type="float">
            <text:p>88491175</text:p>
          </table:table-cell>
          <table:table-cell office:value-type="float" office:value="68383558.3333334" calcext:value-type="float">
            <text:p>68383558.3333334</text:p>
          </table:table-cell>
          <table:table-cell office:value-type="float" office:value="128792904.166667" calcext:value-type="float">
            <text:p>128792904.166667</text:p>
          </table:table-cell>
          <table:table-cell table:number-columns-repeated="2"/>
        </table:table-row>
        <table:table-row table:style-name="ro1">
          <table:table-cell office:value-type="float" office:value="122649237.5" calcext:value-type="float">
            <text:p>122649237.5</text:p>
          </table:table-cell>
          <table:table-cell office:value-type="float" office:value="102513383.333333" calcext:value-type="float">
            <text:p>102513383.333333</text:p>
          </table:table-cell>
          <table:table-cell office:value-type="float" office:value="72876841.6666667" calcext:value-type="float">
            <text:p>72876841.6666667</text:p>
          </table:table-cell>
          <table:table-cell table:number-columns-repeated="2"/>
        </table:table-row>
        <table:table-row table:style-name="ro1">
          <table:table-cell office:value-type="float" office:value="120972512.5" calcext:value-type="float">
            <text:p>120972512.5</text:p>
          </table:table-cell>
          <table:table-cell office:value-type="float" office:value="104208562.5" calcext:value-type="float">
            <text:p>104208562.5</text:p>
          </table:table-cell>
          <table:table-cell office:value-type="float" office:value="82386779.1666667" calcext:value-type="float">
            <text:p>82386779.1666667</text:p>
          </table:table-cell>
          <table:table-cell table:number-columns-repeated="2"/>
        </table:table-row>
        <table:table-row table:style-name="ro1">
          <table:table-cell office:value-type="float" office:value="88956666.6666667" calcext:value-type="float">
            <text:p>88956666.6666667</text:p>
          </table:table-cell>
          <table:table-cell office:value-type="float" office:value="115111604.166667" calcext:value-type="float">
            <text:p>115111604.166667</text:p>
          </table:table-cell>
          <table:table-cell office:value-type="float" office:value="87915804.1666667" calcext:value-type="float">
            <text:p>87915804.1666667</text:p>
          </table:table-cell>
          <table:table-cell table:number-columns-repeated="2"/>
        </table:table-row>
        <table:table-row table:style-name="ro1">
          <table:table-cell office:value-type="float" office:value="88242525" calcext:value-type="float">
            <text:p>88242525</text:p>
          </table:table-cell>
          <table:table-cell office:value-type="float" office:value="131576712.5" calcext:value-type="float">
            <text:p>131576712.5</text:p>
          </table:table-cell>
          <table:table-cell office:value-type="float" office:value="108104412.5" calcext:value-type="float">
            <text:p>108104412.5</text:p>
          </table:table-cell>
          <table:table-cell table:number-columns-repeated="2"/>
        </table:table-row>
        <table:table-row table:style-name="ro1">
          <table:table-cell office:value-type="float" office:value="101755962.5" calcext:value-type="float">
            <text:p>101755962.5</text:p>
          </table:table-cell>
          <table:table-cell office:value-type="float" office:value="104310112.5" calcext:value-type="float">
            <text:p>104310112.5</text:p>
          </table:table-cell>
          <table:table-cell office:value-type="float" office:value="129432158.333333" calcext:value-type="float">
            <text:p>129432158.333333</text:p>
          </table:table-cell>
          <table:table-cell table:number-columns-repeated="2"/>
        </table:table-row>
        <table:table-row table:style-name="ro1">
          <table:table-cell office:value-type="float" office:value="101650370.833333" calcext:value-type="float">
            <text:p>101650370.833333</text:p>
          </table:table-cell>
          <table:table-cell office:value-type="float" office:value="99144929.1666667" calcext:value-type="float">
            <text:p>99144929.1666667</text:p>
          </table:table-cell>
          <table:table-cell office:value-type="float" office:value="102777266.666667" calcext:value-type="float">
            <text:p>102777266.666667</text:p>
          </table:table-cell>
          <table:table-cell table:number-columns-repeated="2"/>
        </table:table-row>
        <table:table-row table:style-name="ro1">
          <table:table-cell office:value-type="float" office:value="99538770.8333334" calcext:value-type="float">
            <text:p>99538770.8333334</text:p>
          </table:table-cell>
          <table:table-cell office:value-type="float" office:value="95806479.1666667" calcext:value-type="float">
            <text:p>95806479.1666667</text:p>
          </table:table-cell>
          <table:table-cell office:value-type="float" office:value="67996733.3333333" calcext:value-type="float">
            <text:p>67996733.3333333</text:p>
          </table:table-cell>
          <table:table-cell table:number-columns-repeated="2"/>
        </table:table-row>
        <table:table-row table:style-name="ro1">
          <table:table-cell office:value-type="float" office:value="129682900" calcext:value-type="float">
            <text:p>129682900</text:p>
          </table:table-cell>
          <table:table-cell office:value-type="float" office:value="112771162.5" calcext:value-type="float">
            <text:p>112771162.5</text:p>
          </table:table-cell>
          <table:table-cell office:value-type="float" office:value="104524579.166667" calcext:value-type="float">
            <text:p>104524579.166667</text:p>
          </table:table-cell>
          <table:table-cell table:number-columns-repeated="2"/>
        </table:table-row>
        <table:table-row table:style-name="ro1">
          <table:table-cell office:value-type="float" office:value="106586112.5" calcext:value-type="float">
            <text:p>106586112.5</text:p>
          </table:table-cell>
          <table:table-cell office:value-type="float" office:value="112539583.333333" calcext:value-type="float">
            <text:p>112539583.333333</text:p>
          </table:table-cell>
          <table:table-cell office:value-type="float" office:value="92184891.6666667" calcext:value-type="float">
            <text:p>92184891.6666667</text:p>
          </table:table-cell>
          <table:table-cell table:number-columns-repeated="2"/>
        </table:table-row>
        <table:table-row table:style-name="ro1">
          <table:table-cell office:value-type="float" office:value="139947270.833333" calcext:value-type="float">
            <text:p>139947270.833333</text:p>
          </table:table-cell>
          <table:table-cell office:value-type="float" office:value="93481741.6666667" calcext:value-type="float">
            <text:p>93481741.6666667</text:p>
          </table:table-cell>
          <table:table-cell office:value-type="float" office:value="83549579.1666667" calcext:value-type="float">
            <text:p>83549579.1666667</text:p>
          </table:table-cell>
          <table:table-cell table:number-columns-repeated="2"/>
        </table:table-row>
        <table:table-row table:style-name="ro1">
          <table:table-cell office:value-type="float" office:value="107204883.333333" calcext:value-type="float">
            <text:p>107204883.333333</text:p>
          </table:table-cell>
          <table:table-cell office:value-type="float" office:value="114406154.166667" calcext:value-type="float">
            <text:p>114406154.166667</text:p>
          </table:table-cell>
          <table:table-cell office:value-type="float" office:value="101949337.5" calcext:value-type="float">
            <text:p>101949337.5</text:p>
          </table:table-cell>
          <table:table-cell table:number-columns-repeated="2"/>
        </table:table-row>
        <table:table-row table:style-name="ro1">
          <table:table-cell office:value-type="float" office:value="90391012.5" calcext:value-type="float">
            <text:p>90391012.5</text:p>
          </table:table-cell>
          <table:table-cell office:value-type="float" office:value="102247595.833333" calcext:value-type="float">
            <text:p>102247595.833333</text:p>
          </table:table-cell>
          <table:table-cell office:value-type="float" office:value="96684916.6666667" calcext:value-type="float">
            <text:p>96684916.6666667</text:p>
          </table:table-cell>
          <table:table-cell table:number-columns-repeated="2"/>
        </table:table-row>
        <table:table-row table:style-name="ro1">
          <table:table-cell office:value-type="float" office:value="112600183.333333" calcext:value-type="float">
            <text:p>112600183.333333</text:p>
          </table:table-cell>
          <table:table-cell office:value-type="float" office:value="95568087.5" calcext:value-type="float">
            <text:p>95568087.5</text:p>
          </table:table-cell>
          <table:table-cell office:value-type="float" office:value="132285162.5" calcext:value-type="float">
            <text:p>132285162.5</text:p>
          </table:table-cell>
          <table:table-cell table:number-columns-repeated="2"/>
        </table:table-row>
        <table:table-row table:style-name="ro1">
          <table:table-cell office:value-type="float" office:value="95388812.5" calcext:value-type="float">
            <text:p>95388812.5</text:p>
          </table:table-cell>
          <table:table-cell office:value-type="float" office:value="92402158.3333333" calcext:value-type="float">
            <text:p>92402158.3333333</text:p>
          </table:table-cell>
          <table:table-cell office:value-type="float" office:value="89767091.6666667" calcext:value-type="float">
            <text:p>89767091.6666667</text:p>
          </table:table-cell>
          <table:table-cell table:number-columns-repeated="2"/>
        </table:table-row>
        <table:table-row table:style-name="ro1">
          <table:table-cell office:value-type="float" office:value="92107812.5" calcext:value-type="float">
            <text:p>92107812.5</text:p>
          </table:table-cell>
          <table:table-cell office:value-type="float" office:value="131710970.833333" calcext:value-type="float">
            <text:p>131710970.833333</text:p>
          </table:table-cell>
          <table:table-cell office:value-type="float" office:value="83683716.6666667" calcext:value-type="float">
            <text:p>83683716.6666667</text:p>
          </table:table-cell>
          <table:table-cell table:number-columns-repeated="2"/>
        </table:table-row>
        <table:table-row table:style-name="ro1">
          <table:table-cell office:value-type="float" office:value="101629933.333333" calcext:value-type="float">
            <text:p>101629933.333333</text:p>
          </table:table-cell>
          <table:table-cell office:value-type="float" office:value="105936729.166667" calcext:value-type="float">
            <text:p>105936729.166667</text:p>
          </table:table-cell>
          <table:table-cell office:value-type="float" office:value="91189166.6666667" calcext:value-type="float">
            <text:p>91189166.6666667</text:p>
          </table:table-cell>
          <table:table-cell table:number-columns-repeated="2"/>
        </table:table-row>
        <table:table-row table:style-name="ro1">
          <table:table-cell office:value-type="float" office:value="95721033.3333333" calcext:value-type="float">
            <text:p>95721033.3333333</text:p>
          </table:table-cell>
          <table:table-cell office:value-type="float" office:value="113595370.833333" calcext:value-type="float">
            <text:p>113595370.833333</text:p>
          </table:table-cell>
          <table:table-cell office:value-type="float" office:value="65588500" calcext:value-type="float">
            <text:p>65588500</text:p>
          </table:table-cell>
          <table:table-cell table:number-columns-repeated="2"/>
        </table:table-row>
        <table:table-row table:style-name="ro1">
          <table:table-cell office:value-type="float" office:value="121567762.5" calcext:value-type="float">
            <text:p>121567762.5</text:p>
          </table:table-cell>
          <table:table-cell office:value-type="float" office:value="111374816.666667" calcext:value-type="float">
            <text:p>111374816.666667</text:p>
          </table:table-cell>
          <table:table-cell office:value-type="float" office:value="102251145.833333" calcext:value-type="float">
            <text:p>102251145.833333</text:p>
          </table:table-cell>
          <table:table-cell table:number-columns-repeated="2"/>
        </table:table-row>
        <table:table-row table:style-name="ro1">
          <table:table-cell office:value-type="float" office:value="82808150" calcext:value-type="float">
            <text:p>82808150</text:p>
          </table:table-cell>
          <table:table-cell office:value-type="float" office:value="113074937.5" calcext:value-type="float">
            <text:p>113074937.5</text:p>
          </table:table-cell>
          <table:table-cell office:value-type="float" office:value="106030637.5" calcext:value-type="float">
            <text:p>106030637.5</text:p>
          </table:table-cell>
          <table:table-cell table:number-columns-repeated="2"/>
        </table:table-row>
        <table:table-row table:style-name="ro1">
          <table:table-cell office:value-type="float" office:value="105408945.833333" calcext:value-type="float">
            <text:p>105408945.833333</text:p>
          </table:table-cell>
          <table:table-cell office:value-type="float" office:value="96570762.5" calcext:value-type="float">
            <text:p>96570762.5</text:p>
          </table:table-cell>
          <table:table-cell office:value-type="float" office:value="90275116.6666667" calcext:value-type="float">
            <text:p>90275116.6666667</text:p>
          </table:table-cell>
          <table:table-cell table:number-columns-repeated="2"/>
        </table:table-row>
        <table:table-row table:style-name="ro1">
          <table:table-cell office:value-type="float" office:value="85569145.8333333" calcext:value-type="float">
            <text:p>85569145.8333333</text:p>
          </table:table-cell>
          <table:table-cell office:value-type="float" office:value="100816108.333333" calcext:value-type="float">
            <text:p>100816108.333333</text:p>
          </table:table-cell>
          <table:table-cell office:value-type="float" office:value="105947516.666667" calcext:value-type="float">
            <text:p>105947516.666667</text:p>
          </table:table-cell>
          <table:table-cell table:number-columns-repeated="2"/>
        </table:table-row>
        <table:table-row table:style-name="ro1">
          <table:table-cell office:value-type="float" office:value="114790129.166667" calcext:value-type="float">
            <text:p>114790129.166667</text:p>
          </table:table-cell>
          <table:table-cell office:value-type="float" office:value="124176604.166667" calcext:value-type="float">
            <text:p>124176604.166667</text:p>
          </table:table-cell>
          <table:table-cell office:value-type="float" office:value="126143504.166667" calcext:value-type="float">
            <text:p>126143504.166667</text:p>
          </table:table-cell>
          <table:table-cell table:number-columns-repeated="2"/>
        </table:table-row>
        <table:table-row table:style-name="ro1">
          <table:table-cell office:value-type="float" office:value="90035520.8333333" calcext:value-type="float">
            <text:p>90035520.8333333</text:p>
          </table:table-cell>
          <table:table-cell office:value-type="float" office:value="92075116.6666667" calcext:value-type="float">
            <text:p>92075116.6666667</text:p>
          </table:table-cell>
          <table:table-cell office:value-type="float" office:value="75281545.8333333" calcext:value-type="float">
            <text:p>75281545.8333333</text:p>
          </table:table-cell>
          <table:table-cell table:number-columns-repeated="2"/>
        </table:table-row>
        <table:table-row table:style-name="ro1">
          <table:table-cell office:value-type="float" office:value="92818329.1666667" calcext:value-type="float">
            <text:p>92818329.1666667</text:p>
          </table:table-cell>
          <table:table-cell office:value-type="float" office:value="73341350" calcext:value-type="float">
            <text:p>73341350</text:p>
          </table:table-cell>
          <table:table-cell office:value-type="float" office:value="111937420.833333" calcext:value-type="float">
            <text:p>111937420.833333</text:p>
          </table:table-cell>
          <table:table-cell table:number-columns-repeated="2"/>
        </table:table-row>
        <table:table-row table:style-name="ro1">
          <table:table-cell office:value-type="float" office:value="94118837.5" calcext:value-type="float">
            <text:p>94118837.5</text:p>
          </table:table-cell>
          <table:table-cell office:value-type="float" office:value="99298070.8333334" calcext:value-type="float">
            <text:p>99298070.8333334</text:p>
          </table:table-cell>
          <table:table-cell office:value-type="float" office:value="104842770.833333" calcext:value-type="float">
            <text:p>104842770.833333</text:p>
          </table:table-cell>
          <table:table-cell table:number-columns-repeated="2"/>
        </table:table-row>
        <table:table-row table:style-name="ro1">
          <table:table-cell office:value-type="float" office:value="76094662.5" calcext:value-type="float">
            <text:p>76094662.5</text:p>
          </table:table-cell>
          <table:table-cell office:value-type="float" office:value="103209125" calcext:value-type="float">
            <text:p>103209125</text:p>
          </table:table-cell>
          <table:table-cell office:value-type="float" office:value="87260404.1666667" calcext:value-type="float">
            <text:p>87260404.1666667</text:p>
          </table:table-cell>
          <table:table-cell table:number-columns-repeated="2"/>
        </table:table-row>
        <table:table-row table:style-name="ro1">
          <table:table-cell office:value-type="float" office:value="127181179.166667" calcext:value-type="float">
            <text:p>127181179.166667</text:p>
          </table:table-cell>
          <table:table-cell office:value-type="float" office:value="110749083.333333" calcext:value-type="float">
            <text:p>110749083.333333</text:p>
          </table:table-cell>
          <table:table-cell office:value-type="float" office:value="103462841.666667" calcext:value-type="float">
            <text:p>103462841.666667</text:p>
          </table:table-cell>
          <table:table-cell table:number-columns-repeated="2"/>
        </table:table-row>
        <table:table-row table:style-name="ro1">
          <table:table-cell office:value-type="float" office:value="78660229.1666667" calcext:value-type="float">
            <text:p>78660229.1666667</text:p>
          </table:table-cell>
          <table:table-cell office:value-type="float" office:value="96788716.6666667" calcext:value-type="float">
            <text:p>96788716.6666667</text:p>
          </table:table-cell>
          <table:table-cell office:value-type="float" office:value="65096179.1666667" calcext:value-type="float">
            <text:p>65096179.1666667</text:p>
          </table:table-cell>
          <table:table-cell table:number-columns-repeated="2"/>
        </table:table-row>
        <table:table-row table:style-name="ro1">
          <table:table-cell office:value-type="float" office:value="129400395.833333" calcext:value-type="float">
            <text:p>129400395.833333</text:p>
          </table:table-cell>
          <table:table-cell office:value-type="float" office:value="97351037.5" calcext:value-type="float">
            <text:p>97351037.5</text:p>
          </table:table-cell>
          <table:table-cell office:value-type="float" office:value="114179645.833333" calcext:value-type="float">
            <text:p>114179645.833333</text:p>
          </table:table-cell>
          <table:table-cell table:number-columns-repeated="2"/>
        </table:table-row>
        <table:table-row table:style-name="ro1">
          <table:table-cell office:value-type="float" office:value="91742500" calcext:value-type="float">
            <text:p>91742500</text:p>
          </table:table-cell>
          <table:table-cell office:value-type="float" office:value="105035487.5" calcext:value-type="float">
            <text:p>105035487.5</text:p>
          </table:table-cell>
          <table:table-cell office:value-type="float" office:value="84890537.5" calcext:value-type="float">
            <text:p>84890537.5</text:p>
          </table:table-cell>
          <table:table-cell table:number-columns-repeated="2"/>
        </table:table-row>
        <table:table-row table:style-name="ro1">
          <table:table-cell office:value-type="float" office:value="113533670.833333" calcext:value-type="float">
            <text:p>113533670.833333</text:p>
          </table:table-cell>
          <table:table-cell office:value-type="float" office:value="125738766.666667" calcext:value-type="float">
            <text:p>125738766.666667</text:p>
          </table:table-cell>
          <table:table-cell office:value-type="float" office:value="73188691.6666667" calcext:value-type="float">
            <text:p>73188691.6666667</text:p>
          </table:table-cell>
          <table:table-cell table:number-columns-repeated="2"/>
        </table:table-row>
        <table:table-row table:style-name="ro1">
          <table:table-cell office:value-type="float" office:value="96029833.3333333" calcext:value-type="float">
            <text:p>96029833.3333333</text:p>
          </table:table-cell>
          <table:table-cell office:value-type="float" office:value="88381012.5" calcext:value-type="float">
            <text:p>88381012.5</text:p>
          </table:table-cell>
          <table:table-cell office:value-type="float" office:value="118819683.333333" calcext:value-type="float">
            <text:p>118819683.333333</text:p>
          </table:table-cell>
          <table:table-cell table:number-columns-repeated="2"/>
        </table:table-row>
        <table:table-row table:style-name="ro1">
          <table:table-cell office:value-type="float" office:value="90460079.1666667" calcext:value-type="float">
            <text:p>90460079.1666667</text:p>
          </table:table-cell>
          <table:table-cell office:value-type="float" office:value="87188654.1666667" calcext:value-type="float">
            <text:p>87188654.1666667</text:p>
          </table:table-cell>
          <table:table-cell office:value-type="float" office:value="111050100" calcext:value-type="float">
            <text:p>111050100</text:p>
          </table:table-cell>
          <table:table-cell table:number-columns-repeated="2"/>
        </table:table-row>
        <table:table-row table:style-name="ro1">
          <table:table-cell office:value-type="float" office:value="92700258.3333334" calcext:value-type="float">
            <text:p>92700258.3333334</text:p>
          </table:table-cell>
          <table:table-cell office:value-type="float" office:value="83284054.1666667" calcext:value-type="float">
            <text:p>83284054.1666667</text:p>
          </table:table-cell>
          <table:table-cell office:value-type="float" office:value="69818608.3333333" calcext:value-type="float">
            <text:p>69818608.3333333</text:p>
          </table:table-cell>
          <table:table-cell table:number-columns-repeated="2"/>
        </table:table-row>
        <table:table-row table:style-name="ro1">
          <table:table-cell office:value-type="float" office:value="88982000" calcext:value-type="float">
            <text:p>88982000</text:p>
          </table:table-cell>
          <table:table-cell office:value-type="float" office:value="110079254.166667" calcext:value-type="float">
            <text:p>110079254.166667</text:p>
          </table:table-cell>
          <table:table-cell office:value-type="float" office:value="110609395.833333" calcext:value-type="float">
            <text:p>110609395.833333</text:p>
          </table:table-cell>
          <table:table-cell table:number-columns-repeated="2"/>
        </table:table-row>
        <table:table-row table:style-name="ro1">
          <table:table-cell office:value-type="float" office:value="101614075" calcext:value-type="float">
            <text:p>101614075</text:p>
          </table:table-cell>
          <table:table-cell office:value-type="float" office:value="114573775" calcext:value-type="float">
            <text:p>114573775</text:p>
          </table:table-cell>
          <table:table-cell office:value-type="float" office:value="92176858.3333333" calcext:value-type="float">
            <text:p>92176858.3333333</text:p>
          </table:table-cell>
          <table:table-cell table:number-columns-repeated="2"/>
        </table:table-row>
        <table:table-row table:style-name="ro1">
          <table:table-cell office:value-type="float" office:value="110433687.5" calcext:value-type="float">
            <text:p>110433687.5</text:p>
          </table:table-cell>
          <table:table-cell office:value-type="float" office:value="110733916.666667" calcext:value-type="float">
            <text:p>110733916.666667</text:p>
          </table:table-cell>
          <table:table-cell office:value-type="float" office:value="97152858.3333333" calcext:value-type="float">
            <text:p>97152858.3333333</text:p>
          </table:table-cell>
          <table:table-cell table:number-columns-repeated="2"/>
        </table:table-row>
        <table:table-row table:style-name="ro1">
          <table:table-cell office:value-type="float" office:value="111646537.5" calcext:value-type="float">
            <text:p>111646537.5</text:p>
          </table:table-cell>
          <table:table-cell office:value-type="float" office:value="100798679.166667" calcext:value-type="float">
            <text:p>100798679.166667</text:p>
          </table:table-cell>
          <table:table-cell office:value-type="float" office:value="125075608.333333" calcext:value-type="float">
            <text:p>125075608.333333</text:p>
          </table:table-cell>
          <table:table-cell table:number-columns-repeated="2"/>
        </table:table-row>
        <table:table-row table:style-name="ro1">
          <table:table-cell office:value-type="float" office:value="99906912.5" calcext:value-type="float">
            <text:p>99906912.5</text:p>
          </table:table-cell>
          <table:table-cell office:value-type="float" office:value="113903375" calcext:value-type="float">
            <text:p>113903375</text:p>
          </table:table-cell>
          <table:table-cell office:value-type="float" office:value="111665412.5" calcext:value-type="float">
            <text:p>111665412.5</text:p>
          </table:table-cell>
          <table:table-cell table:number-columns-repeated="2"/>
        </table:table-row>
        <table:table-row table:style-name="ro1">
          <table:table-cell office:value-type="float" office:value="93105087.5" calcext:value-type="float">
            <text:p>93105087.5</text:p>
          </table:table-cell>
          <table:table-cell office:value-type="float" office:value="95069029.1666667" calcext:value-type="float">
            <text:p>95069029.1666667</text:p>
          </table:table-cell>
          <table:table-cell office:value-type="float" office:value="94515545.8333334" calcext:value-type="float">
            <text:p>94515545.8333334</text:p>
          </table:table-cell>
          <table:table-cell table:number-columns-repeated="2"/>
        </table:table-row>
        <table:table-row table:style-name="ro1">
          <table:table-cell office:value-type="float" office:value="96829258.3333333" calcext:value-type="float">
            <text:p>96829258.3333333</text:p>
          </table:table-cell>
          <table:table-cell office:value-type="float" office:value="104503262.5" calcext:value-type="float">
            <text:p>104503262.5</text:p>
          </table:table-cell>
          <table:table-cell office:value-type="float" office:value="80447854.1666667" calcext:value-type="float">
            <text:p>80447854.1666667</text:p>
          </table:table-cell>
          <table:table-cell table:number-columns-repeated="2"/>
        </table:table-row>
        <table:table-row table:style-name="ro1">
          <table:table-cell office:value-type="float" office:value="90252620.8333333" calcext:value-type="float">
            <text:p>90252620.8333333</text:p>
          </table:table-cell>
          <table:table-cell office:value-type="float" office:value="92427595.8333334" calcext:value-type="float">
            <text:p>92427595.8333334</text:p>
          </table:table-cell>
          <table:table-cell office:value-type="float" office:value="77593079.1666667" calcext:value-type="float">
            <text:p>77593079.1666667</text:p>
          </table:table-cell>
          <table:table-cell table:number-columns-repeated="2"/>
        </table:table-row>
        <table:table-row table:style-name="ro1">
          <table:table-cell office:value-type="float" office:value="130491812.5" calcext:value-type="float">
            <text:p>130491812.5</text:p>
          </table:table-cell>
          <table:table-cell office:value-type="float" office:value="84317833.3333333" calcext:value-type="float">
            <text:p>84317833.3333333</text:p>
          </table:table-cell>
          <table:table-cell office:value-type="float" office:value="116994341.666667" calcext:value-type="float">
            <text:p>116994341.666667</text:p>
          </table:table-cell>
          <table:table-cell table:number-columns-repeated="2"/>
        </table:table-row>
        <table:table-row table:style-name="ro1">
          <table:table-cell office:value-type="float" office:value="87377716.6666667" calcext:value-type="float">
            <text:p>87377716.6666667</text:p>
          </table:table-cell>
          <table:table-cell office:value-type="float" office:value="83355687.5" calcext:value-type="float">
            <text:p>83355687.5</text:p>
          </table:table-cell>
          <table:table-cell office:value-type="float" office:value="83111329.1666667" calcext:value-type="float">
            <text:p>83111329.1666667</text:p>
          </table:table-cell>
          <table:table-cell table:number-columns-repeated="2"/>
        </table:table-row>
        <table:table-row table:style-name="ro1">
          <table:table-cell office:value-type="float" office:value="92925075" calcext:value-type="float">
            <text:p>92925075</text:p>
          </table:table-cell>
          <table:table-cell office:value-type="float" office:value="96632645.8333333" calcext:value-type="float">
            <text:p>96632645.8333333</text:p>
          </table:table-cell>
          <table:table-cell office:value-type="float" office:value="100677520.833333" calcext:value-type="float">
            <text:p>100677520.833333</text:p>
          </table:table-cell>
          <table:table-cell table:number-columns-repeated="2"/>
        </table:table-row>
        <table:table-row table:style-name="ro1">
          <table:table-cell office:value-type="float" office:value="83788029.1666667" calcext:value-type="float">
            <text:p>83788029.1666667</text:p>
          </table:table-cell>
          <table:table-cell office:value-type="float" office:value="88960441.6666667" calcext:value-type="float">
            <text:p>88960441.6666667</text:p>
          </table:table-cell>
          <table:table-cell office:value-type="float" office:value="77474341.6666667" calcext:value-type="float">
            <text:p>77474341.6666667</text:p>
          </table:table-cell>
          <table:table-cell table:number-columns-repeated="2"/>
        </table:table-row>
        <table:table-row table:style-name="ro1">
          <table:table-cell office:value-type="float" office:value="88859145.8333334" calcext:value-type="float">
            <text:p>88859145.8333334</text:p>
          </table:table-cell>
          <table:table-cell office:value-type="float" office:value="110780566.666667" calcext:value-type="float">
            <text:p>110780566.666667</text:p>
          </table:table-cell>
          <table:table-cell office:value-type="float" office:value="110824237.5" calcext:value-type="float">
            <text:p>110824237.5</text:p>
          </table:table-cell>
          <table:table-cell table:number-columns-repeated="2"/>
        </table:table-row>
        <table:table-row table:style-name="ro1">
          <table:table-cell office:value-type="float" office:value="71606133.3333333" calcext:value-type="float">
            <text:p>71606133.3333333</text:p>
          </table:table-cell>
          <table:table-cell office:value-type="float" office:value="87329800" calcext:value-type="float">
            <text:p>87329800</text:p>
          </table:table-cell>
          <table:table-cell office:value-type="float" office:value="82829325" calcext:value-type="float">
            <text:p>82829325</text:p>
          </table:table-cell>
          <table:table-cell table:number-columns-repeated="2"/>
        </table:table-row>
        <table:table-row table:style-name="ro1">
          <table:table-cell office:value-type="float" office:value="102697516.666667" calcext:value-type="float">
            <text:p>102697516.666667</text:p>
          </table:table-cell>
          <table:table-cell office:value-type="float" office:value="90433400" calcext:value-type="float">
            <text:p>90433400</text:p>
          </table:table-cell>
          <table:table-cell office:value-type="float" office:value="101382750" calcext:value-type="float">
            <text:p>101382750</text:p>
          </table:table-cell>
          <table:table-cell table:number-columns-repeated="2"/>
        </table:table-row>
        <table:table-row table:style-name="ro1">
          <table:table-cell office:value-type="float" office:value="120819495.833333" calcext:value-type="float">
            <text:p>120819495.833333</text:p>
          </table:table-cell>
          <table:table-cell office:value-type="float" office:value="105081712.5" calcext:value-type="float">
            <text:p>105081712.5</text:p>
          </table:table-cell>
          <table:table-cell office:value-type="float" office:value="123615862.5" calcext:value-type="float">
            <text:p>123615862.5</text:p>
          </table:table-cell>
          <table:table-cell table:number-columns-repeated="2"/>
        </table:table-row>
        <table:table-row table:style-name="ro1">
          <table:table-cell office:value-type="float" office:value="120218408.333333" calcext:value-type="float">
            <text:p>120218408.333333</text:p>
          </table:table-cell>
          <table:table-cell office:value-type="float" office:value="121783895.833333" calcext:value-type="float">
            <text:p>121783895.833333</text:p>
          </table:table-cell>
          <table:table-cell office:value-type="float" office:value="120772645.833333" calcext:value-type="float">
            <text:p>120772645.833333</text:p>
          </table:table-cell>
          <table:table-cell table:number-columns-repeated="2"/>
        </table:table-row>
        <table:table-row table:style-name="ro1">
          <table:table-cell office:value-type="float" office:value="109205658.333333" calcext:value-type="float">
            <text:p>109205658.333333</text:p>
          </table:table-cell>
          <table:table-cell office:value-type="float" office:value="107680470.833333" calcext:value-type="float">
            <text:p>107680470.833333</text:p>
          </table:table-cell>
          <table:table-cell office:value-type="float" office:value="121496550" calcext:value-type="float">
            <text:p>121496550</text:p>
          </table:table-cell>
          <table:table-cell table:number-columns-repeated="2"/>
        </table:table-row>
        <table:table-row table:style-name="ro1">
          <table:table-cell office:value-type="float" office:value="127072220.833333" calcext:value-type="float">
            <text:p>127072220.833333</text:p>
          </table:table-cell>
          <table:table-cell office:value-type="float" office:value="74272483.3333333" calcext:value-type="float">
            <text:p>74272483.3333333</text:p>
          </table:table-cell>
          <table:table-cell office:value-type="float" office:value="126725475" calcext:value-type="float">
            <text:p>126725475</text:p>
          </table:table-cell>
          <table:table-cell table:number-columns-repeated="2"/>
        </table:table-row>
        <table:table-row table:style-name="ro1">
          <table:table-cell office:value-type="float" office:value="94145816.6666667" calcext:value-type="float">
            <text:p>94145816.6666667</text:p>
          </table:table-cell>
          <table:table-cell office:value-type="float" office:value="91622279.1666667" calcext:value-type="float">
            <text:p>91622279.1666667</text:p>
          </table:table-cell>
          <table:table-cell office:value-type="float" office:value="74348233.3333333" calcext:value-type="float">
            <text:p>74348233.3333333</text:p>
          </table:table-cell>
          <table:table-cell table:number-columns-repeated="2"/>
        </table:table-row>
        <table:table-row table:style-name="ro1">
          <table:table-cell office:value-type="float" office:value="71165458.3333333" calcext:value-type="float">
            <text:p>71165458.3333333</text:p>
          </table:table-cell>
          <table:table-cell office:value-type="float" office:value="122068458.333333" calcext:value-type="float">
            <text:p>122068458.333333</text:p>
          </table:table-cell>
          <table:table-cell office:value-type="float" office:value="89053245.8333333" calcext:value-type="float">
            <text:p>89053245.8333333</text:p>
          </table:table-cell>
          <table:table-cell table:number-columns-repeated="2"/>
        </table:table-row>
        <table:table-row table:style-name="ro1">
          <table:table-cell office:value-type="float" office:value="79715000" calcext:value-type="float">
            <text:p>79715000</text:p>
          </table:table-cell>
          <table:table-cell office:value-type="float" office:value="92051116.6666667" calcext:value-type="float">
            <text:p>92051116.6666667</text:p>
          </table:table-cell>
          <table:table-cell office:value-type="float" office:value="61337658.3333333" calcext:value-type="float">
            <text:p>61337658.3333333</text:p>
          </table:table-cell>
          <table:table-cell table:number-columns-repeated="2"/>
        </table:table-row>
        <table:table-row table:style-name="ro1">
          <table:table-cell office:value-type="float" office:value="115264683.333333" calcext:value-type="float">
            <text:p>115264683.333333</text:p>
          </table:table-cell>
          <table:table-cell office:value-type="float" office:value="98867208.3333334" calcext:value-type="float">
            <text:p>98867208.3333334</text:p>
          </table:table-cell>
          <table:table-cell office:value-type="float" office:value="91088275" calcext:value-type="float">
            <text:p>91088275</text:p>
          </table:table-cell>
          <table:table-cell table:number-columns-repeated="2"/>
        </table:table-row>
        <table:table-row table:style-name="ro1">
          <table:table-cell office:value-type="float" office:value="94925462.5" calcext:value-type="float">
            <text:p>94925462.5</text:p>
          </table:table-cell>
          <table:table-cell office:value-type="float" office:value="92538883.3333333" calcext:value-type="float">
            <text:p>92538883.3333333</text:p>
          </table:table-cell>
          <table:table-cell office:value-type="float" office:value="86485995.8333333" calcext:value-type="float">
            <text:p>86485995.8333333</text:p>
          </table:table-cell>
          <table:table-cell table:number-columns-repeated="2"/>
        </table:table-row>
        <table:table-row table:style-name="ro1">
          <table:table-cell office:value-type="float" office:value="79862429.1666667" calcext:value-type="float">
            <text:p>79862429.1666667</text:p>
          </table:table-cell>
          <table:table-cell office:value-type="float" office:value="143125991.666667" calcext:value-type="float">
            <text:p>143125991.666667</text:p>
          </table:table-cell>
          <table:table-cell office:value-type="float" office:value="80720854.1666667" calcext:value-type="float">
            <text:p>80720854.1666667</text:p>
          </table:table-cell>
          <table:table-cell table:number-columns-repeated="2"/>
        </table:table-row>
        <table:table-row table:style-name="ro1">
          <table:table-cell office:value-type="float" office:value="72892508.3333333" calcext:value-type="float">
            <text:p>72892508.3333333</text:p>
          </table:table-cell>
          <table:table-cell office:value-type="float" office:value="89123620.8333334" calcext:value-type="float">
            <text:p>89123620.8333334</text:p>
          </table:table-cell>
          <table:table-cell office:value-type="float" office:value="88037262.5" calcext:value-type="float">
            <text:p>88037262.5</text:p>
          </table:table-cell>
          <table:table-cell table:number-columns-repeated="2"/>
        </table:table-row>
        <table:table-row table:style-name="ro1">
          <table:table-cell office:value-type="float" office:value="98970629.1666667" calcext:value-type="float">
            <text:p>98970629.1666667</text:p>
          </table:table-cell>
          <table:table-cell office:value-type="float" office:value="100191108.333333" calcext:value-type="float">
            <text:p>100191108.333333</text:p>
          </table:table-cell>
          <table:table-cell office:value-type="float" office:value="113044633.333333" calcext:value-type="float">
            <text:p>113044633.333333</text:p>
          </table:table-cell>
          <table:table-cell table:number-columns-repeated="2"/>
        </table:table-row>
        <table:table-row table:style-name="ro1">
          <table:table-cell office:value-type="float" office:value="86486037.5" calcext:value-type="float">
            <text:p>86486037.5</text:p>
          </table:table-cell>
          <table:table-cell office:value-type="float" office:value="124298650" calcext:value-type="float">
            <text:p>124298650</text:p>
          </table:table-cell>
          <table:table-cell office:value-type="float" office:value="112298479.166667" calcext:value-type="float">
            <text:p>112298479.166667</text:p>
          </table:table-cell>
          <table:table-cell table:number-columns-repeated="2"/>
        </table:table-row>
        <table:table-row table:style-name="ro1">
          <table:table-cell office:value-type="float" office:value="87485850" calcext:value-type="float">
            <text:p>87485850</text:p>
          </table:table-cell>
          <table:table-cell office:value-type="float" office:value="85271045.8333334" calcext:value-type="float">
            <text:p>85271045.8333334</text:p>
          </table:table-cell>
          <table:table-cell office:value-type="float" office:value="85954462.5" calcext:value-type="float">
            <text:p>85954462.5</text:p>
          </table:table-cell>
          <table:table-cell table:number-columns-repeated="2"/>
        </table:table-row>
        <table:table-row table:style-name="ro1">
          <table:table-cell office:value-type="float" office:value="91114150" calcext:value-type="float">
            <text:p>91114150</text:p>
          </table:table-cell>
          <table:table-cell office:value-type="float" office:value="97083633.3333333" calcext:value-type="float">
            <text:p>97083633.3333333</text:p>
          </table:table-cell>
          <table:table-cell office:value-type="float" office:value="83762900" calcext:value-type="float">
            <text:p>83762900</text:p>
          </table:table-cell>
          <table:table-cell table:number-columns-repeated="2"/>
        </table:table-row>
        <table:table-row table:style-name="ro1">
          <table:table-cell office:value-type="float" office:value="118851125" calcext:value-type="float">
            <text:p>118851125</text:p>
          </table:table-cell>
          <table:table-cell office:value-type="float" office:value="57614060" calcext:value-type="float">
            <text:p>57614060</text:p>
          </table:table-cell>
          <table:table-cell office:value-type="float" office:value="116027625" calcext:value-type="float">
            <text:p>116027625</text:p>
          </table:table-cell>
          <table:table-cell table:number-columns-repeated="2"/>
        </table:table-row>
        <table:table-row table:style-name="ro1">
          <table:table-cell office:value-type="float" office:value="88101700" calcext:value-type="float">
            <text:p>88101700</text:p>
          </table:table-cell>
          <table:table-cell office:value-type="float" office:value="112318037.5" calcext:value-type="float">
            <text:p>112318037.5</text:p>
          </table:table-cell>
          <table:table-cell office:value-type="float" office:value="87541625" calcext:value-type="float">
            <text:p>87541625</text:p>
          </table:table-cell>
          <table:table-cell table:number-columns-repeated="2"/>
        </table:table-row>
        <table:table-row table:style-name="ro1">
          <table:table-cell office:value-type="float" office:value="94063762.5" calcext:value-type="float">
            <text:p>94063762.5</text:p>
          </table:table-cell>
          <table:table-cell office:value-type="float" office:value="98924525" calcext:value-type="float">
            <text:p>98924525</text:p>
          </table:table-cell>
          <table:table-cell office:value-type="float" office:value="97352120.8333333" calcext:value-type="float">
            <text:p>97352120.8333333</text:p>
          </table:table-cell>
          <table:table-cell table:number-columns-repeated="2"/>
        </table:table-row>
        <table:table-row table:style-name="ro1">
          <table:table-cell office:value-type="float" office:value="84610233.3333334" calcext:value-type="float">
            <text:p>84610233.3333334</text:p>
          </table:table-cell>
          <table:table-cell office:value-type="float" office:value="68830745.8333333" calcext:value-type="float">
            <text:p>68830745.8333333</text:p>
          </table:table-cell>
          <table:table-cell office:value-type="float" office:value="112250150" calcext:value-type="float">
            <text:p>112250150</text:p>
          </table:table-cell>
          <table:table-cell table:number-columns-repeated="2"/>
        </table:table-row>
        <table:table-row table:style-name="ro1">
          <table:table-cell office:value-type="float" office:value="112768970.833333" calcext:value-type="float">
            <text:p>112768970.833333</text:p>
          </table:table-cell>
          <table:table-cell office:value-type="float" office:value="91727666.6666667" calcext:value-type="float">
            <text:p>91727666.6666667</text:p>
          </table:table-cell>
          <table:table-cell office:value-type="float" office:value="90037058.3333334" calcext:value-type="float">
            <text:p>90037058.3333334</text:p>
          </table:table-cell>
          <table:table-cell table:number-columns-repeated="2"/>
        </table:table-row>
        <table:table-row table:style-name="ro1">
          <table:table-cell office:value-type="float" office:value="79299754.1666667" calcext:value-type="float">
            <text:p>79299754.1666667</text:p>
          </table:table-cell>
          <table:table-cell office:value-type="float" office:value="104885970.833333" calcext:value-type="float">
            <text:p>104885970.833333</text:p>
          </table:table-cell>
          <table:table-cell office:value-type="float" office:value="98834766.6666667" calcext:value-type="float">
            <text:p>98834766.6666667</text:p>
          </table:table-cell>
          <table:table-cell table:number-columns-repeated="2"/>
        </table:table-row>
        <table:table-row table:style-name="ro1">
          <table:table-cell office:value-type="float" office:value="101457104.166667" calcext:value-type="float">
            <text:p>101457104.166667</text:p>
          </table:table-cell>
          <table:table-cell office:value-type="float" office:value="102875845.833333" calcext:value-type="float">
            <text:p>102875845.833333</text:p>
          </table:table-cell>
          <table:table-cell office:value-type="float" office:value="112055641.666667" calcext:value-type="float">
            <text:p>112055641.666667</text:p>
          </table:table-cell>
          <table:table-cell table:number-columns-repeated="2"/>
        </table:table-row>
        <table:table-row table:style-name="ro1">
          <table:table-cell office:value-type="float" office:value="117734950" calcext:value-type="float">
            <text:p>117734950</text:p>
          </table:table-cell>
          <table:table-cell office:value-type="float" office:value="82578637.5" calcext:value-type="float">
            <text:p>82578637.5</text:p>
          </table:table-cell>
          <table:table-cell office:value-type="float" office:value="88135316.6666667" calcext:value-type="float">
            <text:p>88135316.6666667</text:p>
          </table:table-cell>
          <table:table-cell table:number-columns-repeated="2"/>
        </table:table-row>
        <table:table-row table:style-name="ro1">
          <table:table-cell office:value-type="float" office:value="99251108.3333334" calcext:value-type="float">
            <text:p>99251108.3333334</text:p>
          </table:table-cell>
          <table:table-cell office:value-type="float" office:value="87700866.6666667" calcext:value-type="float">
            <text:p>87700866.6666667</text:p>
          </table:table-cell>
          <table:table-cell office:value-type="float" office:value="112013495.833333" calcext:value-type="float">
            <text:p>112013495.833333</text:p>
          </table:table-cell>
          <table:table-cell table:number-columns-repeated="2"/>
        </table:table-row>
        <table:table-row table:style-name="ro1">
          <table:table-cell office:value-type="float" office:value="70040079.1666667" calcext:value-type="float">
            <text:p>70040079.1666667</text:p>
          </table:table-cell>
          <table:table-cell office:value-type="float" office:value="90467933.3333333" calcext:value-type="float">
            <text:p>90467933.3333333</text:p>
          </table:table-cell>
          <table:table-cell office:value-type="float" office:value="95517004.1666667" calcext:value-type="float">
            <text:p>95517004.1666667</text:p>
          </table:table-cell>
          <table:table-cell table:number-columns-repeated="2"/>
        </table:table-row>
        <table:table-row table:style-name="ro1">
          <table:table-cell office:value-type="float" office:value="122398858.333333" calcext:value-type="float">
            <text:p>122398858.333333</text:p>
          </table:table-cell>
          <table:table-cell office:value-type="float" office:value="84339004.1666667" calcext:value-type="float">
            <text:p>84339004.1666667</text:p>
          </table:table-cell>
          <table:table-cell office:value-type="float" office:value="80365466.6666667" calcext:value-type="float">
            <text:p>80365466.6666667</text:p>
          </table:table-cell>
          <table:table-cell table:number-columns-repeated="2"/>
        </table:table-row>
        <table:table-row table:style-name="ro1">
          <table:table-cell office:value-type="float" office:value="117463358.333333" calcext:value-type="float">
            <text:p>117463358.333333</text:p>
          </table:table-cell>
          <table:table-cell office:value-type="float" office:value="122578570.833333" calcext:value-type="float">
            <text:p>122578570.833333</text:p>
          </table:table-cell>
          <table:table-cell office:value-type="float" office:value="70156041.6666667" calcext:value-type="float">
            <text:p>70156041.6666667</text:p>
          </table:table-cell>
          <table:table-cell table:number-columns-repeated="2"/>
        </table:table-row>
        <table:table-row table:style-name="ro1">
          <table:table-cell office:value-type="float" office:value="104319133.333333" calcext:value-type="float">
            <text:p>104319133.333333</text:p>
          </table:table-cell>
          <table:table-cell office:value-type="float" office:value="74032766.6666667" calcext:value-type="float">
            <text:p>74032766.6666667</text:p>
          </table:table-cell>
          <table:table-cell office:value-type="float" office:value="95987575" calcext:value-type="float">
            <text:p>95987575</text:p>
          </table:table-cell>
          <table:table-cell table:number-columns-repeated="2"/>
        </table:table-row>
        <table:table-row table:style-name="ro1">
          <table:table-cell office:value-type="float" office:value="93031433.3333333" calcext:value-type="float">
            <text:p>93031433.3333333</text:p>
          </table:table-cell>
          <table:table-cell office:value-type="float" office:value="101941704.166667" calcext:value-type="float">
            <text:p>101941704.166667</text:p>
          </table:table-cell>
          <table:table-cell office:value-type="float" office:value="111592600" calcext:value-type="float">
            <text:p>111592600</text:p>
          </table:table-cell>
          <table:table-cell table:number-columns-repeated="2"/>
        </table:table-row>
        <table:table-row table:style-name="ro1">
          <table:table-cell office:value-type="float" office:value="95931887.5" calcext:value-type="float">
            <text:p>95931887.5</text:p>
          </table:table-cell>
          <table:table-cell office:value-type="float" office:value="94842595.8333334" calcext:value-type="float">
            <text:p>94842595.8333334</text:p>
          </table:table-cell>
          <table:table-cell office:value-type="float" office:value="82724162.5" calcext:value-type="float">
            <text:p>82724162.5</text:p>
          </table:table-cell>
          <table:table-cell table:number-columns-repeated="2"/>
        </table:table-row>
        <table:table-row table:style-name="ro1">
          <table:table-cell office:value-type="float" office:value="107432504.166667" calcext:value-type="float">
            <text:p>107432504.166667</text:p>
          </table:table-cell>
          <table:table-cell office:value-type="float" office:value="93096420.8333334" calcext:value-type="float">
            <text:p>93096420.8333334</text:p>
          </table:table-cell>
          <table:table-cell office:value-type="float" office:value="99578216.6666667" calcext:value-type="float">
            <text:p>99578216.6666667</text:p>
          </table:table-cell>
          <table:table-cell table:number-columns-repeated="2"/>
        </table:table-row>
        <table:table-row table:style-name="ro1">
          <table:table-cell office:value-type="float" office:value="73788812.5" calcext:value-type="float">
            <text:p>73788812.5</text:p>
          </table:table-cell>
          <table:table-cell office:value-type="float" office:value="87493045.8333333" calcext:value-type="float">
            <text:p>87493045.8333333</text:p>
          </table:table-cell>
          <table:table-cell office:value-type="float" office:value="113739962.5" calcext:value-type="float">
            <text:p>113739962.5</text:p>
          </table:table-cell>
          <table:table-cell table:number-columns-repeated="2"/>
        </table:table-row>
        <table:table-row table:style-name="ro1">
          <table:table-cell office:value-type="float" office:value="98368004.1666667" calcext:value-type="float">
            <text:p>98368004.1666667</text:p>
          </table:table-cell>
          <table:table-cell office:value-type="float" office:value="125227900" calcext:value-type="float">
            <text:p>125227900</text:p>
          </table:table-cell>
          <table:table-cell office:value-type="float" office:value="81881020.8333333" calcext:value-type="float">
            <text:p>81881020.8333333</text:p>
          </table:table-cell>
          <table:table-cell table:number-columns-repeated="2"/>
        </table:table-row>
        <table:table-row table:style-name="ro1">
          <table:table-cell office:value-type="float" office:value="111653625" calcext:value-type="float">
            <text:p>111653625</text:p>
          </table:table-cell>
          <table:table-cell office:value-type="float" office:value="146833554.166667" calcext:value-type="float">
            <text:p>146833554.166667</text:p>
          </table:table-cell>
          <table:table-cell office:value-type="float" office:value="76794529.1666667" calcext:value-type="float">
            <text:p>76794529.1666667</text:p>
          </table:table-cell>
          <table:table-cell table:number-columns-repeated="2"/>
        </table:table-row>
        <table:table-row table:style-name="ro1">
          <table:table-cell office:value-type="float" office:value="116292320.833333" calcext:value-type="float">
            <text:p>116292320.833333</text:p>
          </table:table-cell>
          <table:table-cell office:value-type="float" office:value="105422229.166667" calcext:value-type="float">
            <text:p>105422229.166667</text:p>
          </table:table-cell>
          <table:table-cell office:value-type="float" office:value="112361475" calcext:value-type="float">
            <text:p>112361475</text:p>
          </table:table-cell>
          <table:table-cell table:number-columns-repeated="2"/>
        </table:table-row>
        <table:table-row table:style-name="ro1">
          <table:table-cell office:value-type="float" office:value="124799245.833333" calcext:value-type="float">
            <text:p>124799245.833333</text:p>
          </table:table-cell>
          <table:table-cell office:value-type="float" office:value="84080716.6666667" calcext:value-type="float">
            <text:p>84080716.6666667</text:p>
          </table:table-cell>
          <table:table-cell office:value-type="float" office:value="98174183.3333333" calcext:value-type="float">
            <text:p>98174183.3333333</text:p>
          </table:table-cell>
          <table:table-cell table:number-columns-repeated="2"/>
        </table:table-row>
        <table:table-row table:style-name="ro1">
          <table:table-cell office:value-type="float" office:value="123169400" calcext:value-type="float">
            <text:p>123169400</text:p>
          </table:table-cell>
          <table:table-cell office:value-type="float" office:value="103636162.5" calcext:value-type="float">
            <text:p>103636162.5</text:p>
          </table:table-cell>
          <table:table-cell office:value-type="float" office:value="103910054.166667" calcext:value-type="float">
            <text:p>103910054.166667</text:p>
          </table:table-cell>
          <table:table-cell table:number-columns-repeated="2"/>
        </table:table-row>
        <table:table-row table:style-name="ro1">
          <table:table-cell office:value-type="float" office:value="100260854.166667" calcext:value-type="float">
            <text:p>100260854.166667</text:p>
          </table:table-cell>
          <table:table-cell office:value-type="float" office:value="90909912.5" calcext:value-type="float">
            <text:p>90909912.5</text:p>
          </table:table-cell>
          <table:table-cell office:value-type="float" office:value="106699895.833333" calcext:value-type="float">
            <text:p>106699895.833333</text:p>
          </table:table-cell>
          <table:table-cell table:number-columns-repeated="2"/>
        </table:table-row>
        <table:table-row table:style-name="ro1">
          <table:table-cell office:value-type="float" office:value="111868216.666667" calcext:value-type="float">
            <text:p>111868216.666667</text:p>
          </table:table-cell>
          <table:table-cell office:value-type="float" office:value="110896504.166667" calcext:value-type="float">
            <text:p>110896504.166667</text:p>
          </table:table-cell>
          <table:table-cell office:value-type="float" office:value="82147912.5" calcext:value-type="float">
            <text:p>82147912.5</text:p>
          </table:table-cell>
          <table:table-cell table:number-columns-repeated="2"/>
        </table:table-row>
        <table:table-row table:style-name="ro1">
          <table:table-cell office:value-type="float" office:value="106378529.166667" calcext:value-type="float">
            <text:p>106378529.166667</text:p>
          </table:table-cell>
          <table:table-cell office:value-type="float" office:value="104796650" calcext:value-type="float">
            <text:p>104796650</text:p>
          </table:table-cell>
          <table:table-cell office:value-type="float" office:value="117522554.166667" calcext:value-type="float">
            <text:p>117522554.166667</text:p>
          </table:table-cell>
          <table:table-cell table:number-columns-repeated="2"/>
        </table:table-row>
        <table:table-row table:style-name="ro1">
          <table:table-cell office:value-type="float" office:value="103851770.833333" calcext:value-type="float">
            <text:p>103851770.833333</text:p>
          </table:table-cell>
          <table:table-cell office:value-type="float" office:value="90294441.6666667" calcext:value-type="float">
            <text:p>90294441.6666667</text:p>
          </table:table-cell>
          <table:table-cell office:value-type="float" office:value="106749766.666667" calcext:value-type="float">
            <text:p>106749766.666667</text:p>
          </table:table-cell>
          <table:table-cell table:number-columns-repeated="2"/>
        </table:table-row>
        <table:table-row table:style-name="ro1">
          <table:table-cell office:value-type="float" office:value="77546345.8333333" calcext:value-type="float">
            <text:p>77546345.8333333</text:p>
          </table:table-cell>
          <table:table-cell office:value-type="float" office:value="77260695.8333333" calcext:value-type="float">
            <text:p>77260695.8333333</text:p>
          </table:table-cell>
          <table:table-cell office:value-type="float" office:value="90551150" calcext:value-type="float">
            <text:p>90551150</text:p>
          </table:table-cell>
          <table:table-cell table:number-columns-repeated="2"/>
        </table:table-row>
        <table:table-row table:style-name="ro1">
          <table:table-cell office:value-type="float" office:value="73175458.3333334" calcext:value-type="float">
            <text:p>73175458.3333334</text:p>
          </table:table-cell>
          <table:table-cell office:value-type="float" office:value="66465550" calcext:value-type="float">
            <text:p>66465550</text:p>
          </table:table-cell>
          <table:table-cell office:value-type="float" office:value="104086183.333333" calcext:value-type="float">
            <text:p>104086183.333333</text:p>
          </table:table-cell>
          <table:table-cell table:number-columns-repeated="2"/>
        </table:table-row>
        <table:table-row table:style-name="ro1">
          <table:table-cell office:value-type="float" office:value="68150225" calcext:value-type="float">
            <text:p>68150225</text:p>
          </table:table-cell>
          <table:table-cell office:value-type="float" office:value="96586770.8333333" calcext:value-type="float">
            <text:p>96586770.8333333</text:p>
          </table:table-cell>
          <table:table-cell office:value-type="float" office:value="82414429.1666667" calcext:value-type="float">
            <text:p>82414429.1666667</text:p>
          </table:table-cell>
          <table:table-cell table:number-columns-repeated="2"/>
        </table:table-row>
        <table:table-row table:style-name="ro1">
          <table:table-cell office:value-type="float" office:value="81074912.5" calcext:value-type="float">
            <text:p>81074912.5</text:p>
          </table:table-cell>
          <table:table-cell office:value-type="float" office:value="87726037.5" calcext:value-type="float">
            <text:p>87726037.5</text:p>
          </table:table-cell>
          <table:table-cell office:value-type="float" office:value="79688412.5" calcext:value-type="float">
            <text:p>79688412.5</text:p>
          </table:table-cell>
          <table:table-cell table:number-columns-repeated="2"/>
        </table:table-row>
        <table:table-row table:style-name="ro1">
          <table:table-cell office:value-type="float" office:value="99212229.1666667" calcext:value-type="float">
            <text:p>99212229.1666667</text:p>
          </table:table-cell>
          <table:table-cell office:value-type="float" office:value="91084662.5" calcext:value-type="float">
            <text:p>91084662.5</text:p>
          </table:table-cell>
          <table:table-cell office:value-type="float" office:value="117323875" calcext:value-type="float">
            <text:p>117323875</text:p>
          </table:table-cell>
          <table:table-cell table:number-columns-repeated="2"/>
        </table:table-row>
        <table:table-row table:style-name="ro1">
          <table:table-cell office:value-type="float" office:value="109488241.666667" calcext:value-type="float">
            <text:p>109488241.666667</text:p>
          </table:table-cell>
          <table:table-cell office:value-type="float" office:value="109980637.5" calcext:value-type="float">
            <text:p>109980637.5</text:p>
          </table:table-cell>
          <table:table-cell office:value-type="float" office:value="105437350" calcext:value-type="float">
            <text:p>105437350</text:p>
          </table:table-cell>
          <table:table-cell table:number-columns-repeated="2"/>
        </table:table-row>
        <table:table-row table:style-name="ro1">
          <table:table-cell office:value-type="float" office:value="93544837.5" calcext:value-type="float">
            <text:p>93544837.5</text:p>
          </table:table-cell>
          <table:table-cell office:value-type="float" office:value="105049933.333333" calcext:value-type="float">
            <text:p>105049933.333333</text:p>
          </table:table-cell>
          <table:table-cell office:value-type="float" office:value="80350220.8333333" calcext:value-type="float">
            <text:p>80350220.8333333</text:p>
          </table:table-cell>
          <table:table-cell table:number-columns-repeated="2"/>
        </table:table-row>
        <table:table-row table:style-name="ro1">
          <table:table-cell office:value-type="float" office:value="117674616.666667" calcext:value-type="float">
            <text:p>117674616.666667</text:p>
          </table:table-cell>
          <table:table-cell office:value-type="float" office:value="88910995.8333333" calcext:value-type="float">
            <text:p>88910995.8333333</text:p>
          </table:table-cell>
          <table:table-cell office:value-type="float" office:value="68979858.3333333" calcext:value-type="float">
            <text:p>68979858.3333333</text:p>
          </table:table-cell>
          <table:table-cell table:number-columns-repeated="2"/>
        </table:table-row>
        <table:table-row table:style-name="ro1">
          <table:table-cell office:value-type="float" office:value="107088645.833333" calcext:value-type="float">
            <text:p>107088645.833333</text:p>
          </table:table-cell>
          <table:table-cell office:value-type="float" office:value="137529570.833333" calcext:value-type="float">
            <text:p>137529570.833333</text:p>
          </table:table-cell>
          <table:table-cell office:value-type="float" office:value="121530562.5" calcext:value-type="float">
            <text:p>121530562.5</text:p>
          </table:table-cell>
          <table:table-cell table:number-columns-repeated="2"/>
        </table:table-row>
        <table:table-row table:style-name="ro1">
          <table:table-cell office:value-type="float" office:value="106609337.5" calcext:value-type="float">
            <text:p>106609337.5</text:p>
          </table:table-cell>
          <table:table-cell office:value-type="float" office:value="120895316.666667" calcext:value-type="float">
            <text:p>120895316.666667</text:p>
          </table:table-cell>
          <table:table-cell office:value-type="float" office:value="98284216.6666667" calcext:value-type="float">
            <text:p>98284216.6666667</text:p>
          </table:table-cell>
          <table:table-cell table:number-columns-repeated="2"/>
        </table:table-row>
        <table:table-row table:style-name="ro1">
          <table:table-cell office:value-type="float" office:value="136188783.333333" calcext:value-type="float">
            <text:p>136188783.333333</text:p>
          </table:table-cell>
          <table:table-cell office:value-type="float" office:value="86191420.8333334" calcext:value-type="float">
            <text:p>86191420.8333334</text:p>
          </table:table-cell>
          <table:table-cell office:value-type="float" office:value="88484125" calcext:value-type="float">
            <text:p>88484125</text:p>
          </table:table-cell>
          <table:table-cell table:number-columns-repeated="2"/>
        </table:table-row>
        <table:table-row table:style-name="ro1">
          <table:table-cell office:value-type="float" office:value="75267429.1666667" calcext:value-type="float">
            <text:p>75267429.1666667</text:p>
          </table:table-cell>
          <table:table-cell office:value-type="float" office:value="81125829.1666667" calcext:value-type="float">
            <text:p>81125829.1666667</text:p>
          </table:table-cell>
          <table:table-cell office:value-type="float" office:value="105373779.166667" calcext:value-type="float">
            <text:p>105373779.166667</text:p>
          </table:table-cell>
          <table:table-cell table:number-columns-repeated="2"/>
        </table:table-row>
        <table:table-row table:style-name="ro1">
          <table:table-cell office:value-type="float" office:value="107966400" calcext:value-type="float">
            <text:p>107966400</text:p>
          </table:table-cell>
          <table:table-cell office:value-type="float" office:value="73858150" calcext:value-type="float">
            <text:p>73858150</text:p>
          </table:table-cell>
          <table:table-cell office:value-type="float" office:value="130102408.333333" calcext:value-type="float">
            <text:p>130102408.333333</text:p>
          </table:table-cell>
          <table:table-cell table:number-columns-repeated="2"/>
        </table:table-row>
        <table:table-row table:style-name="ro1">
          <table:table-cell office:value-type="float" office:value="122206304.166667" calcext:value-type="float">
            <text:p>122206304.166667</text:p>
          </table:table-cell>
          <table:table-cell office:value-type="float" office:value="114172445.833333" calcext:value-type="float">
            <text:p>114172445.833333</text:p>
          </table:table-cell>
          <table:table-cell office:value-type="float" office:value="108658433.333333" calcext:value-type="float">
            <text:p>108658433.333333</text:p>
          </table:table-cell>
          <table:table-cell table:number-columns-repeated="2"/>
        </table:table-row>
        <table:table-row table:style-name="ro1">
          <table:table-cell office:value-type="float" office:value="98381666.6666667" calcext:value-type="float">
            <text:p>98381666.6666667</text:p>
          </table:table-cell>
          <table:table-cell office:value-type="float" office:value="105665237.5" calcext:value-type="float">
            <text:p>105665237.5</text:p>
          </table:table-cell>
          <table:table-cell office:value-type="float" office:value="76596158.3333333" calcext:value-type="float">
            <text:p>76596158.3333333</text:p>
          </table:table-cell>
          <table:table-cell table:number-columns-repeated="2"/>
        </table:table-row>
        <table:table-row table:style-name="ro1">
          <table:table-cell office:value-type="float" office:value="84977716.6666667" calcext:value-type="float">
            <text:p>84977716.6666667</text:p>
          </table:table-cell>
          <table:table-cell office:value-type="float" office:value="62073450" calcext:value-type="float">
            <text:p>62073450</text:p>
          </table:table-cell>
          <table:table-cell office:value-type="float" office:value="105643587.5" calcext:value-type="float">
            <text:p>105643587.5</text:p>
          </table:table-cell>
          <table:table-cell table:number-columns-repeated="2"/>
        </table:table-row>
        <table:table-row table:style-name="ro1">
          <table:table-cell office:value-type="float" office:value="89185137.5" calcext:value-type="float">
            <text:p>89185137.5</text:p>
          </table:table-cell>
          <table:table-cell office:value-type="float" office:value="122888270.833333" calcext:value-type="float">
            <text:p>122888270.833333</text:p>
          </table:table-cell>
          <table:table-cell office:value-type="float" office:value="119194887.5" calcext:value-type="float">
            <text:p>119194887.5</text:p>
          </table:table-cell>
          <table:table-cell table:number-columns-repeated="2"/>
        </table:table-row>
        <table:table-row table:style-name="ro1">
          <table:table-cell office:value-type="float" office:value="88999733.3333333" calcext:value-type="float">
            <text:p>88999733.3333333</text:p>
          </table:table-cell>
          <table:table-cell office:value-type="float" office:value="122579316.666667" calcext:value-type="float">
            <text:p>122579316.666667</text:p>
          </table:table-cell>
          <table:table-cell office:value-type="float" office:value="97819041.6666667" calcext:value-type="float">
            <text:p>97819041.6666667</text:p>
          </table:table-cell>
          <table:table-cell table:number-columns-repeated="2"/>
        </table:table-row>
        <table:table-row table:style-name="ro1">
          <table:table-cell office:value-type="float" office:value="86211641.6666667" calcext:value-type="float">
            <text:p>86211641.6666667</text:p>
          </table:table-cell>
          <table:table-cell office:value-type="float" office:value="79486012.5" calcext:value-type="float">
            <text:p>79486012.5</text:p>
          </table:table-cell>
          <table:table-cell office:value-type="float" office:value="134815529.166667" calcext:value-type="float">
            <text:p>134815529.166667</text:p>
          </table:table-cell>
          <table:table-cell table:number-columns-repeated="2"/>
        </table:table-row>
        <table:table-row table:style-name="ro1">
          <table:table-cell office:value-type="float" office:value="81176212.5" calcext:value-type="float">
            <text:p>81176212.5</text:p>
          </table:table-cell>
          <table:table-cell office:value-type="float" office:value="88491050" calcext:value-type="float">
            <text:p>88491050</text:p>
          </table:table-cell>
          <table:table-cell office:value-type="float" office:value="61383883.3333333" calcext:value-type="float">
            <text:p>61383883.3333333</text:p>
          </table:table-cell>
          <table:table-cell table:number-columns-repeated="2"/>
        </table:table-row>
        <table:table-row table:style-name="ro1">
          <table:table-cell office:value-type="float" office:value="116176712.5" calcext:value-type="float">
            <text:p>116176712.5</text:p>
          </table:table-cell>
          <table:table-cell office:value-type="float" office:value="117886900" calcext:value-type="float">
            <text:p>117886900</text:p>
          </table:table-cell>
          <table:table-cell office:value-type="float" office:value="113777870.833333" calcext:value-type="float">
            <text:p>113777870.833333</text:p>
          </table:table-cell>
          <table:table-cell table:number-columns-repeated="2"/>
        </table:table-row>
        <table:table-row table:style-name="ro1">
          <table:table-cell office:value-type="float" office:value="40361775" calcext:value-type="float">
            <text:p>40361775</text:p>
          </table:table-cell>
          <table:table-cell office:value-type="float" office:value="61236275" calcext:value-type="float">
            <text:p>61236275</text:p>
          </table:table-cell>
          <table:table-cell office:value-type="float" office:value="85828625" calcext:value-type="float">
            <text:p>85828625</text:p>
          </table:table-cell>
          <table:table-cell table:number-columns-repeated="2"/>
        </table:table-row>
        <table:table-row table:style-name="ro1">
          <table:table-cell office:value-type="float" office:value="103610004.166667" calcext:value-type="float">
            <text:p>103610004.166667</text:p>
          </table:table-cell>
          <table:table-cell office:value-type="float" office:value="71180437.5" calcext:value-type="float">
            <text:p>71180437.5</text:p>
          </table:table-cell>
          <table:table-cell office:value-type="float" office:value="110705295.833333" calcext:value-type="float">
            <text:p>110705295.833333</text:p>
          </table:table-cell>
          <table:table-cell table:number-columns-repeated="2"/>
        </table:table-row>
        <table:table-row table:style-name="ro1">
          <table:table-cell office:value-type="float" office:value="73725725" calcext:value-type="float">
            <text:p>73725725</text:p>
          </table:table-cell>
          <table:table-cell office:value-type="float" office:value="89405633.3333334" calcext:value-type="float">
            <text:p>89405633.3333334</text:p>
          </table:table-cell>
          <table:table-cell office:value-type="float" office:value="78184387.5" calcext:value-type="float">
            <text:p>78184387.5</text:p>
          </table:table-cell>
          <table:table-cell table:number-columns-repeated="2"/>
        </table:table-row>
        <table:table-row table:style-name="ro1">
          <table:table-cell office:value-type="float" office:value="70972016.6666667" calcext:value-type="float">
            <text:p>70972016.6666667</text:p>
          </table:table-cell>
          <table:table-cell office:value-type="float" office:value="110453554.166667" calcext:value-type="float">
            <text:p>110453554.166667</text:p>
          </table:table-cell>
          <table:table-cell office:value-type="float" office:value="103993945.833333" calcext:value-type="float">
            <text:p>103993945.833333</text:p>
          </table:table-cell>
          <table:table-cell table:number-columns-repeated="2"/>
        </table:table-row>
        <table:table-row table:style-name="ro1">
          <table:table-cell office:value-type="float" office:value="97284550" calcext:value-type="float">
            <text:p>97284550</text:p>
          </table:table-cell>
          <table:table-cell office:value-type="float" office:value="108977979.166667" calcext:value-type="float">
            <text:p>108977979.166667</text:p>
          </table:table-cell>
          <table:table-cell office:value-type="float" office:value="137234808.333333" calcext:value-type="float">
            <text:p>137234808.333333</text:p>
          </table:table-cell>
          <table:table-cell table:number-columns-repeated="2"/>
        </table:table-row>
        <table:table-row table:style-name="ro1">
          <table:table-cell office:value-type="float" office:value="126221270.833333" calcext:value-type="float">
            <text:p>126221270.833333</text:p>
          </table:table-cell>
          <table:table-cell office:value-type="float" office:value="63855929.1666667" calcext:value-type="float">
            <text:p>63855929.1666667</text:p>
          </table:table-cell>
          <table:table-cell office:value-type="float" office:value="114908662.5" calcext:value-type="float">
            <text:p>114908662.5</text:p>
          </table:table-cell>
          <table:table-cell table:number-columns-repeated="2"/>
        </table:table-row>
        <table:table-row table:style-name="ro1">
          <table:table-cell office:value-type="float" office:value="75991779.1666667" calcext:value-type="float">
            <text:p>75991779.1666667</text:p>
          </table:table-cell>
          <table:table-cell office:value-type="float" office:value="129950508.333333" calcext:value-type="float">
            <text:p>129950508.333333</text:p>
          </table:table-cell>
          <table:table-cell office:value-type="float" office:value="96380716.6666667" calcext:value-type="float">
            <text:p>96380716.6666667</text:p>
          </table:table-cell>
          <table:table-cell table:number-columns-repeated="2"/>
        </table:table-row>
        <table:table-row table:style-name="ro1">
          <table:table-cell office:value-type="float" office:value="89186133.3333334" calcext:value-type="float">
            <text:p>89186133.3333334</text:p>
          </table:table-cell>
          <table:table-cell office:value-type="float" office:value="117249254.166667" calcext:value-type="float">
            <text:p>117249254.166667</text:p>
          </table:table-cell>
          <table:table-cell office:value-type="float" office:value="124524545.833333" calcext:value-type="float">
            <text:p>124524545.833333</text:p>
          </table:table-cell>
          <table:table-cell table:number-columns-repeated="2"/>
        </table:table-row>
        <table:table-row table:style-name="ro1">
          <table:table-cell office:value-type="float" office:value="92197025" calcext:value-type="float">
            <text:p>92197025</text:p>
          </table:table-cell>
          <table:table-cell office:value-type="float" office:value="122737758.333333" calcext:value-type="float">
            <text:p>122737758.333333</text:p>
          </table:table-cell>
          <table:table-cell office:value-type="float" office:value="137113129.166667" calcext:value-type="float">
            <text:p>137113129.166667</text:p>
          </table:table-cell>
          <table:table-cell table:number-columns-repeated="2"/>
        </table:table-row>
        <table:table-row table:style-name="ro1">
          <table:table-cell office:value-type="float" office:value="105291237.5" calcext:value-type="float">
            <text:p>105291237.5</text:p>
          </table:table-cell>
          <table:table-cell office:value-type="float" office:value="113335420.833333" calcext:value-type="float">
            <text:p>113335420.833333</text:p>
          </table:table-cell>
          <table:table-cell office:value-type="float" office:value="118799891.666667" calcext:value-type="float">
            <text:p>118799891.666667</text:p>
          </table:table-cell>
          <table:table-cell table:number-columns-repeated="2"/>
        </table:table-row>
        <table:table-row table:style-name="ro1">
          <table:table-cell office:value-type="float" office:value="91567670.8333333" calcext:value-type="float">
            <text:p>91567670.8333333</text:p>
          </table:table-cell>
          <table:table-cell office:value-type="float" office:value="95947633.3333333" calcext:value-type="float">
            <text:p>95947633.3333333</text:p>
          </table:table-cell>
          <table:table-cell office:value-type="float" office:value="76631720.8333333" calcext:value-type="float">
            <text:p>76631720.8333333</text:p>
          </table:table-cell>
          <table:table-cell table:number-columns-repeated="2"/>
        </table:table-row>
        <table:table-row table:style-name="ro1">
          <table:table-cell office:value-type="float" office:value="66231770.8333333" calcext:value-type="float">
            <text:p>66231770.8333333</text:p>
          </table:table-cell>
          <table:table-cell office:value-type="float" office:value="130673416.666667" calcext:value-type="float">
            <text:p>130673416.666667</text:p>
          </table:table-cell>
          <table:table-cell office:value-type="float" office:value="93119491.6666667" calcext:value-type="float">
            <text:p>93119491.6666667</text:p>
          </table:table-cell>
          <table:table-cell table:number-columns-repeated="2"/>
        </table:table-row>
        <table:table-row table:style-name="ro1">
          <table:table-cell office:value-type="float" office:value="113160508.333333" calcext:value-type="float">
            <text:p>113160508.333333</text:p>
          </table:table-cell>
          <table:table-cell office:value-type="float" office:value="90036945.8333334" calcext:value-type="float">
            <text:p>90036945.8333334</text:p>
          </table:table-cell>
          <table:table-cell office:value-type="float" office:value="124559775" calcext:value-type="float">
            <text:p>124559775</text:p>
          </table:table-cell>
          <table:table-cell table:number-columns-repeated="2"/>
        </table:table-row>
        <table:table-row table:style-name="ro1">
          <table:table-cell office:value-type="float" office:value="129560400" calcext:value-type="float">
            <text:p>129560400</text:p>
          </table:table-cell>
          <table:table-cell office:value-type="float" office:value="75390512.5" calcext:value-type="float">
            <text:p>75390512.5</text:p>
          </table:table-cell>
          <table:table-cell office:value-type="float" office:value="99066987.5" calcext:value-type="float">
            <text:p>99066987.5</text:p>
          </table:table-cell>
          <table:table-cell table:number-columns-repeated="2"/>
        </table:table-row>
        <table:table-row table:style-name="ro1">
          <table:table-cell office:value-type="float" office:value="98735012.5" calcext:value-type="float">
            <text:p>98735012.5</text:p>
          </table:table-cell>
          <table:table-cell office:value-type="float" office:value="109622116.666667" calcext:value-type="float">
            <text:p>109622116.666667</text:p>
          </table:table-cell>
          <table:table-cell office:value-type="float" office:value="93831091.6666667" calcext:value-type="float">
            <text:p>93831091.6666667</text:p>
          </table:table-cell>
          <table:table-cell table:number-columns-repeated="2"/>
        </table:table-row>
        <table:table-row table:style-name="ro1">
          <table:table-cell office:value-type="float" office:value="73466154.1666667" calcext:value-type="float">
            <text:p>73466154.1666667</text:p>
          </table:table-cell>
          <table:table-cell office:value-type="float" office:value="98758583.3333334" calcext:value-type="float">
            <text:p>98758583.3333334</text:p>
          </table:table-cell>
          <table:table-cell office:value-type="float" office:value="104304933.333333" calcext:value-type="float">
            <text:p>104304933.333333</text:p>
          </table:table-cell>
          <table:table-cell table:number-columns-repeated="2"/>
        </table:table-row>
        <table:table-row table:style-name="ro1">
          <table:table-cell office:value-type="float" office:value="82060091.6666667" calcext:value-type="float">
            <text:p>82060091.6666667</text:p>
          </table:table-cell>
          <table:table-cell office:value-type="float" office:value="74149333.3333334" calcext:value-type="float">
            <text:p>74149333.3333334</text:p>
          </table:table-cell>
          <table:table-cell office:value-type="float" office:value="94201345.8333333" calcext:value-type="float">
            <text:p>94201345.8333333</text:p>
          </table:table-cell>
          <table:table-cell table:number-columns-repeated="2"/>
        </table:table-row>
        <table:table-row table:style-name="ro1">
          <table:table-cell office:value-type="float" office:value="94047529.1666667" calcext:value-type="float">
            <text:p>94047529.1666667</text:p>
          </table:table-cell>
          <table:table-cell office:value-type="float" office:value="65235720.8333333" calcext:value-type="float">
            <text:p>65235720.8333333</text:p>
          </table:table-cell>
          <table:table-cell office:value-type="float" office:value="114926662.5" calcext:value-type="float">
            <text:p>114926662.5</text:p>
          </table:table-cell>
          <table:table-cell table:number-columns-repeated="2"/>
        </table:table-row>
        <table:table-row table:style-name="ro1">
          <table:table-cell office:value-type="float" office:value="100374416.666667" calcext:value-type="float">
            <text:p>100374416.666667</text:p>
          </table:table-cell>
          <table:table-cell office:value-type="float" office:value="99890933.3333334" calcext:value-type="float">
            <text:p>99890933.3333334</text:p>
          </table:table-cell>
          <table:table-cell office:value-type="float" office:value="90040441.6666667" calcext:value-type="float">
            <text:p>90040441.6666667</text:p>
          </table:table-cell>
          <table:table-cell table:number-columns-repeated="2"/>
        </table:table-row>
        <table:table-row table:style-name="ro1">
          <table:table-cell office:value-type="float" office:value="96838183.3333334" calcext:value-type="float">
            <text:p>96838183.3333334</text:p>
          </table:table-cell>
          <table:table-cell office:value-type="float" office:value="77651600" calcext:value-type="float">
            <text:p>77651600</text:p>
          </table:table-cell>
          <table:table-cell office:value-type="float" office:value="109311170.833333" calcext:value-type="float">
            <text:p>109311170.833333</text:p>
          </table:table-cell>
          <table:table-cell table:number-columns-repeated="2"/>
        </table:table-row>
        <table:table-row table:style-name="ro1">
          <table:table-cell office:value-type="float" office:value="103568258.333333" calcext:value-type="float">
            <text:p>103568258.333333</text:p>
          </table:table-cell>
          <table:table-cell office:value-type="float" office:value="94363816.6666667" calcext:value-type="float">
            <text:p>94363816.6666667</text:p>
          </table:table-cell>
          <table:table-cell office:value-type="float" office:value="113821870.833333" calcext:value-type="float">
            <text:p>113821870.833333</text:p>
          </table:table-cell>
          <table:table-cell table:number-columns-repeated="2"/>
        </table:table-row>
        <table:table-row table:style-name="ro1">
          <table:table-cell office:value-type="float" office:value="102508750" calcext:value-type="float">
            <text:p>102508750</text:p>
          </table:table-cell>
          <table:table-cell office:value-type="float" office:value="92055633.3333333" calcext:value-type="float">
            <text:p>92055633.3333333</text:p>
          </table:table-cell>
          <table:table-cell office:value-type="float" office:value="107293741.666667" calcext:value-type="float">
            <text:p>107293741.666667</text:p>
          </table:table-cell>
          <table:table-cell table:number-columns-repeated="2"/>
        </table:table-row>
        <table:table-row table:style-name="ro1">
          <table:table-cell office:value-type="float" office:value="125917845.833333" calcext:value-type="float">
            <text:p>125917845.833333</text:p>
          </table:table-cell>
          <table:table-cell office:value-type="float" office:value="89823862.5" calcext:value-type="float">
            <text:p>89823862.5</text:p>
          </table:table-cell>
          <table:table-cell office:value-type="float" office:value="89318316.6666667" calcext:value-type="float">
            <text:p>89318316.6666667</text:p>
          </table:table-cell>
          <table:table-cell table:number-columns-repeated="2"/>
        </table:table-row>
        <table:table-row table:style-name="ro1">
          <table:table-cell office:value-type="float" office:value="99225162.5" calcext:value-type="float">
            <text:p>99225162.5</text:p>
          </table:table-cell>
          <table:table-cell office:value-type="float" office:value="81276233.3333333" calcext:value-type="float">
            <text:p>81276233.3333333</text:p>
          </table:table-cell>
          <table:table-cell office:value-type="float" office:value="96853829.1666667" calcext:value-type="float">
            <text:p>96853829.1666667</text:p>
          </table:table-cell>
          <table:table-cell table:number-columns-repeated="2"/>
        </table:table-row>
        <table:table-row table:style-name="ro1">
          <table:table-cell office:value-type="float" office:value="97635987.5" calcext:value-type="float">
            <text:p>97635987.5</text:p>
          </table:table-cell>
          <table:table-cell office:value-type="float" office:value="103049058.333333" calcext:value-type="float">
            <text:p>103049058.333333</text:p>
          </table:table-cell>
          <table:table-cell office:value-type="float" office:value="97822620.8333333" calcext:value-type="float">
            <text:p>97822620.8333333</text:p>
          </table:table-cell>
          <table:table-cell table:number-columns-repeated="2"/>
        </table:table-row>
        <table:table-row table:style-name="ro1">
          <table:table-cell office:value-type="float" office:value="142521433.333333" calcext:value-type="float">
            <text:p>142521433.333333</text:p>
          </table:table-cell>
          <table:table-cell office:value-type="float" office:value="97893091.6666667" calcext:value-type="float">
            <text:p>97893091.6666667</text:p>
          </table:table-cell>
          <table:table-cell office:value-type="float" office:value="72919312.5" calcext:value-type="float">
            <text:p>72919312.5</text:p>
          </table:table-cell>
          <table:table-cell table:number-columns-repeated="2"/>
        </table:table-row>
        <table:table-row table:style-name="ro1">
          <table:table-cell office:value-type="float" office:value="82820700" calcext:value-type="float">
            <text:p>82820700</text:p>
          </table:table-cell>
          <table:table-cell office:value-type="float" office:value="106475875" calcext:value-type="float">
            <text:p>106475875</text:p>
          </table:table-cell>
          <table:table-cell office:value-type="float" office:value="80592904.1666667" calcext:value-type="float">
            <text:p>80592904.1666667</text:p>
          </table:table-cell>
          <table:table-cell table:number-columns-repeated="2"/>
        </table:table-row>
        <table:table-row table:style-name="ro1">
          <table:table-cell office:value-type="float" office:value="81995033.3333333" calcext:value-type="float">
            <text:p>81995033.3333333</text:p>
          </table:table-cell>
          <table:table-cell office:value-type="float" office:value="140979733.333333" calcext:value-type="float">
            <text:p>140979733.333333</text:p>
          </table:table-cell>
          <table:table-cell office:value-type="float" office:value="72154779.1666667" calcext:value-type="float">
            <text:p>72154779.1666667</text:p>
          </table:table-cell>
          <table:table-cell table:number-columns-repeated="2"/>
        </table:table-row>
        <table:table-row table:style-name="ro1">
          <table:table-cell office:value-type="float" office:value="98228337.5" calcext:value-type="float">
            <text:p>98228337.5</text:p>
          </table:table-cell>
          <table:table-cell office:value-type="float" office:value="77687029.1666667" calcext:value-type="float">
            <text:p>77687029.1666667</text:p>
          </table:table-cell>
          <table:table-cell office:value-type="float" office:value="80861683.3333334" calcext:value-type="float">
            <text:p>80861683.3333334</text:p>
          </table:table-cell>
          <table:table-cell table:number-columns-repeated="2"/>
        </table:table-row>
        <table:table-row table:style-name="ro1">
          <table:table-cell office:value-type="float" office:value="81845150" calcext:value-type="float">
            <text:p>81845150</text:p>
          </table:table-cell>
          <table:table-cell office:value-type="float" office:value="65944770.8333333" calcext:value-type="float">
            <text:p>65944770.8333333</text:p>
          </table:table-cell>
          <table:table-cell office:value-type="float" office:value="98971912.5" calcext:value-type="float">
            <text:p>98971912.5</text:p>
          </table:table-cell>
          <table:table-cell table:number-columns-repeated="2"/>
        </table:table-row>
        <table:table-row table:style-name="ro1">
          <table:table-cell office:value-type="float" office:value="76605108.3333333" calcext:value-type="float">
            <text:p>76605108.3333333</text:p>
          </table:table-cell>
          <table:table-cell office:value-type="float" office:value="70402979.1666667" calcext:value-type="float">
            <text:p>70402979.1666667</text:p>
          </table:table-cell>
          <table:table-cell office:value-type="float" office:value="105010858.333333" calcext:value-type="float">
            <text:p>105010858.333333</text:p>
          </table:table-cell>
          <table:table-cell table:number-columns-repeated="2"/>
        </table:table-row>
        <table:table-row table:style-name="ro1">
          <table:table-cell office:value-type="float" office:value="102465345.833333" calcext:value-type="float">
            <text:p>102465345.833333</text:p>
          </table:table-cell>
          <table:table-cell office:value-type="float" office:value="52528050.8333333" calcext:value-type="float">
            <text:p>52528050.8333333</text:p>
          </table:table-cell>
          <table:table-cell office:value-type="float" office:value="84048287.5" calcext:value-type="float">
            <text:p>84048287.5</text:p>
          </table:table-cell>
          <table:table-cell table:number-columns-repeated="2"/>
        </table:table-row>
        <table:table-row table:style-name="ro1">
          <table:table-cell office:value-type="float" office:value="101006408.333333" calcext:value-type="float">
            <text:p>101006408.333333</text:p>
          </table:table-cell>
          <table:table-cell office:value-type="float" office:value="97839087.5" calcext:value-type="float">
            <text:p>97839087.5</text:p>
          </table:table-cell>
          <table:table-cell office:value-type="float" office:value="116945579.166667" calcext:value-type="float">
            <text:p>116945579.166667</text:p>
          </table:table-cell>
          <table:table-cell table:number-columns-repeated="2"/>
        </table:table-row>
        <table:table-row table:style-name="ro1">
          <table:table-cell office:value-type="float" office:value="107090287.5" calcext:value-type="float">
            <text:p>107090287.5</text:p>
          </table:table-cell>
          <table:table-cell office:value-type="float" office:value="104834129.166667" calcext:value-type="float">
            <text:p>104834129.166667</text:p>
          </table:table-cell>
          <table:table-cell office:value-type="float" office:value="66770979.1666667" calcext:value-type="float">
            <text:p>66770979.1666667</text:p>
          </table:table-cell>
          <table:table-cell table:number-columns-repeated="2"/>
        </table:table-row>
        <table:table-row table:style-name="ro1">
          <table:table-cell office:value-type="float" office:value="99630266.6666667" calcext:value-type="float">
            <text:p>99630266.6666667</text:p>
          </table:table-cell>
          <table:table-cell office:value-type="float" office:value="115039258.333333" calcext:value-type="float">
            <text:p>115039258.333333</text:p>
          </table:table-cell>
          <table:table-cell office:value-type="float" office:value="117504170.833333" calcext:value-type="float">
            <text:p>117504170.833333</text:p>
          </table:table-cell>
          <table:table-cell table:number-columns-repeated="2"/>
        </table:table-row>
        <table:table-row table:style-name="ro1">
          <table:table-cell office:value-type="float" office:value="114495600" calcext:value-type="float">
            <text:p>114495600</text:p>
          </table:table-cell>
          <table:table-cell office:value-type="float" office:value="119553916.666667" calcext:value-type="float">
            <text:p>119553916.666667</text:p>
          </table:table-cell>
          <table:table-cell office:value-type="float" office:value="104806008.333333" calcext:value-type="float">
            <text:p>104806008.333333</text:p>
          </table:table-cell>
          <table:table-cell table:number-columns-repeated="2"/>
        </table:table-row>
        <table:table-row table:style-name="ro1">
          <table:table-cell office:value-type="float" office:value="81249608.3333333" calcext:value-type="float">
            <text:p>81249608.3333333</text:p>
          </table:table-cell>
          <table:table-cell office:value-type="float" office:value="83246225" calcext:value-type="float">
            <text:p>83246225</text:p>
          </table:table-cell>
          <table:table-cell office:value-type="float" office:value="94371683.3333333" calcext:value-type="float">
            <text:p>94371683.3333333</text:p>
          </table:table-cell>
          <table:table-cell table:number-columns-repeated="2"/>
        </table:table-row>
        <table:table-row table:style-name="ro1">
          <table:table-cell office:value-type="float" office:value="95549450" calcext:value-type="float">
            <text:p>95549450</text:p>
          </table:table-cell>
          <table:table-cell office:value-type="float" office:value="105640033.333333" calcext:value-type="float">
            <text:p>105640033.333333</text:p>
          </table:table-cell>
          <table:table-cell office:value-type="float" office:value="119278916.666667" calcext:value-type="float">
            <text:p>119278916.666667</text:p>
          </table:table-cell>
          <table:table-cell table:number-columns-repeated="2"/>
        </table:table-row>
        <table:table-row table:style-name="ro1">
          <table:table-cell office:value-type="float" office:value="98935500" calcext:value-type="float">
            <text:p>98935500</text:p>
          </table:table-cell>
          <table:table-cell office:value-type="float" office:value="97628033.3333333" calcext:value-type="float">
            <text:p>97628033.3333333</text:p>
          </table:table-cell>
          <table:table-cell office:value-type="float" office:value="107524608.333333" calcext:value-type="float">
            <text:p>107524608.333333</text:p>
          </table:table-cell>
          <table:table-cell table:number-columns-repeated="2"/>
        </table:table-row>
        <table:table-row table:style-name="ro1">
          <table:table-cell office:value-type="float" office:value="106679050" calcext:value-type="float">
            <text:p>106679050</text:p>
          </table:table-cell>
          <table:table-cell office:value-type="float" office:value="103579775" calcext:value-type="float">
            <text:p>103579775</text:p>
          </table:table-cell>
          <table:table-cell office:value-type="float" office:value="91775175" calcext:value-type="float">
            <text:p>91775175</text:p>
          </table:table-cell>
          <table:table-cell table:number-columns-repeated="2"/>
        </table:table-row>
        <table:table-row table:style-name="ro1">
          <table:table-cell office:value-type="float" office:value="100086387.5" calcext:value-type="float">
            <text:p>100086387.5</text:p>
          </table:table-cell>
          <table:table-cell office:value-type="float" office:value="106695083.333333" calcext:value-type="float">
            <text:p>106695083.333333</text:p>
          </table:table-cell>
          <table:table-cell office:value-type="float" office:value="116551120.833333" calcext:value-type="float">
            <text:p>116551120.833333</text:p>
          </table:table-cell>
          <table:table-cell table:number-columns-repeated="2"/>
        </table:table-row>
        <table:table-row table:style-name="ro1">
          <table:table-cell office:value-type="float" office:value="87728525" calcext:value-type="float">
            <text:p>87728525</text:p>
          </table:table-cell>
          <table:table-cell office:value-type="float" office:value="89799604.1666667" calcext:value-type="float">
            <text:p>89799604.1666667</text:p>
          </table:table-cell>
          <table:table-cell office:value-type="float" office:value="91963766.6666667" calcext:value-type="float">
            <text:p>91963766.6666667</text:p>
          </table:table-cell>
          <table:table-cell table:number-columns-repeated="2"/>
        </table:table-row>
        <table:table-row table:style-name="ro1">
          <table:table-cell office:value-type="float" office:value="72945208.3333333" calcext:value-type="float">
            <text:p>72945208.3333333</text:p>
          </table:table-cell>
          <table:table-cell office:value-type="float" office:value="96913295.8333334" calcext:value-type="float">
            <text:p>96913295.8333334</text:p>
          </table:table-cell>
          <table:table-cell office:value-type="float" office:value="68580079.1666667" calcext:value-type="float">
            <text:p>68580079.1666667</text:p>
          </table:table-cell>
          <table:table-cell table:number-columns-repeated="2"/>
        </table:table-row>
        <table:table-row table:style-name="ro1">
          <table:table-cell office:value-type="float" office:value="96993895.8333333" calcext:value-type="float">
            <text:p>96993895.8333333</text:p>
          </table:table-cell>
          <table:table-cell office:value-type="float" office:value="103867350" calcext:value-type="float">
            <text:p>103867350</text:p>
          </table:table-cell>
          <table:table-cell office:value-type="float" office:value="73006170.8333333" calcext:value-type="float">
            <text:p>73006170.8333333</text:p>
          </table:table-cell>
          <table:table-cell table:number-columns-repeated="2"/>
        </table:table-row>
        <table:table-row table:style-name="ro1">
          <table:table-cell office:value-type="float" office:value="122472287.5" calcext:value-type="float">
            <text:p>122472287.5</text:p>
          </table:table-cell>
          <table:table-cell office:value-type="float" office:value="81880050" calcext:value-type="float">
            <text:p>81880050</text:p>
          </table:table-cell>
          <table:table-cell office:value-type="float" office:value="97966237.5" calcext:value-type="float">
            <text:p>97966237.5</text:p>
          </table:table-cell>
          <table:table-cell table:number-columns-repeated="2"/>
        </table:table-row>
        <table:table-row table:style-name="ro1">
          <table:table-cell office:value-type="float" office:value="83421241.6666667" calcext:value-type="float">
            <text:p>83421241.6666667</text:p>
          </table:table-cell>
          <table:table-cell office:value-type="float" office:value="86153837.5" calcext:value-type="float">
            <text:p>86153837.5</text:p>
          </table:table-cell>
          <table:table-cell office:value-type="float" office:value="108343962.5" calcext:value-type="float">
            <text:p>108343962.5</text:p>
          </table:table-cell>
          <table:table-cell table:number-columns-repeated="2"/>
        </table:table-row>
        <table:table-row table:style-name="ro1">
          <table:table-cell office:value-type="float" office:value="134058562.5" calcext:value-type="float">
            <text:p>134058562.5</text:p>
          </table:table-cell>
          <table:table-cell office:value-type="float" office:value="76111304.1666667" calcext:value-type="float">
            <text:p>76111304.1666667</text:p>
          </table:table-cell>
          <table:table-cell office:value-type="float" office:value="110502150" calcext:value-type="float">
            <text:p>110502150</text:p>
          </table:table-cell>
          <table:table-cell table:number-columns-repeated="2"/>
        </table:table-row>
        <table:table-row table:style-name="ro1">
          <table:table-cell office:value-type="float" office:value="83431545.8333333" calcext:value-type="float">
            <text:p>83431545.8333333</text:p>
          </table:table-cell>
          <table:table-cell office:value-type="float" office:value="99165045.8333334" calcext:value-type="float">
            <text:p>99165045.8333334</text:p>
          </table:table-cell>
          <table:table-cell office:value-type="float" office:value="107584966.666667" calcext:value-type="float">
            <text:p>107584966.666667</text:p>
          </table:table-cell>
          <table:table-cell table:number-columns-repeated="2"/>
        </table:table-row>
        <table:table-row table:style-name="ro1">
          <table:table-cell office:value-type="float" office:value="82960758.3333334" calcext:value-type="float">
            <text:p>82960758.3333334</text:p>
          </table:table-cell>
          <table:table-cell office:value-type="float" office:value="67440070.8333333" calcext:value-type="float">
            <text:p>67440070.8333333</text:p>
          </table:table-cell>
          <table:table-cell office:value-type="float" office:value="73574595.8333333" calcext:value-type="float">
            <text:p>73574595.8333333</text:p>
          </table:table-cell>
          <table:table-cell table:number-columns-repeated="2"/>
        </table:table-row>
        <table:table-row table:style-name="ro1">
          <table:table-cell office:value-type="float" office:value="106975666.666667" calcext:value-type="float">
            <text:p>106975666.666667</text:p>
          </table:table-cell>
          <table:table-cell office:value-type="float" office:value="100132595.833333" calcext:value-type="float">
            <text:p>100132595.833333</text:p>
          </table:table-cell>
          <table:table-cell office:value-type="float" office:value="113078704.166667" calcext:value-type="float">
            <text:p>113078704.166667</text:p>
          </table:table-cell>
          <table:table-cell table:number-columns-repeated="2"/>
        </table:table-row>
        <table:table-row table:style-name="ro1">
          <table:table-cell office:value-type="float" office:value="105110212.5" calcext:value-type="float">
            <text:p>105110212.5</text:p>
          </table:table-cell>
          <table:table-cell office:value-type="float" office:value="107980795.833333" calcext:value-type="float">
            <text:p>107980795.833333</text:p>
          </table:table-cell>
          <table:table-cell office:value-type="float" office:value="118166595.833333" calcext:value-type="float">
            <text:p>118166595.833333</text:p>
          </table:table-cell>
          <table:table-cell table:number-columns-repeated="2"/>
        </table:table-row>
        <table:table-row table:style-name="ro1">
          <table:table-cell office:value-type="float" office:value="101220741.666667" calcext:value-type="float">
            <text:p>101220741.666667</text:p>
          </table:table-cell>
          <table:table-cell office:value-type="float" office:value="87915300" calcext:value-type="float">
            <text:p>87915300</text:p>
          </table:table-cell>
          <table:table-cell office:value-type="float" office:value="131074583.333333" calcext:value-type="float">
            <text:p>131074583.333333</text:p>
          </table:table-cell>
          <table:table-cell table:number-columns-repeated="2"/>
        </table:table-row>
        <table:table-row table:style-name="ro1">
          <table:table-cell office:value-type="float" office:value="86889958.3333334" calcext:value-type="float">
            <text:p>86889958.3333334</text:p>
          </table:table-cell>
          <table:table-cell office:value-type="float" office:value="93744933.3333333" calcext:value-type="float">
            <text:p>93744933.3333333</text:p>
          </table:table-cell>
          <table:table-cell office:value-type="float" office:value="101695887.5" calcext:value-type="float">
            <text:p>101695887.5</text:p>
          </table:table-cell>
          <table:table-cell table:number-columns-repeated="2"/>
        </table:table-row>
        <table:table-row table:style-name="ro1">
          <table:table-cell office:value-type="float" office:value="105347204.166667" calcext:value-type="float">
            <text:p>105347204.166667</text:p>
          </table:table-cell>
          <table:table-cell office:value-type="float" office:value="95818445.8333333" calcext:value-type="float">
            <text:p>95818445.8333333</text:p>
          </table:table-cell>
          <table:table-cell office:value-type="float" office:value="100202095.833333" calcext:value-type="float">
            <text:p>100202095.833333</text:p>
          </table:table-cell>
          <table:table-cell table:number-columns-repeated="2"/>
        </table:table-row>
        <table:table-row table:style-name="ro1">
          <table:table-cell office:value-type="float" office:value="90841000" calcext:value-type="float">
            <text:p>90841000</text:p>
          </table:table-cell>
          <table:table-cell office:value-type="float" office:value="109084275" calcext:value-type="float">
            <text:p>109084275</text:p>
          </table:table-cell>
          <table:table-cell office:value-type="float" office:value="123704220.833333" calcext:value-type="float">
            <text:p>123704220.833333</text:p>
          </table:table-cell>
          <table:table-cell table:number-columns-repeated="2"/>
        </table:table-row>
        <table:table-row table:style-name="ro1">
          <table:table-cell office:value-type="float" office:value="58954200" calcext:value-type="float">
            <text:p>58954200</text:p>
          </table:table-cell>
          <table:table-cell office:value-type="float" office:value="106513204.166667" calcext:value-type="float">
            <text:p>106513204.166667</text:p>
          </table:table-cell>
          <table:table-cell office:value-type="float" office:value="98198212.5" calcext:value-type="float">
            <text:p>98198212.5</text:p>
          </table:table-cell>
          <table:table-cell table:number-columns-repeated="2"/>
        </table:table-row>
        <table:table-row table:style-name="ro1">
          <table:table-cell office:value-type="float" office:value="123182170.833333" calcext:value-type="float">
            <text:p>123182170.833333</text:p>
          </table:table-cell>
          <table:table-cell office:value-type="float" office:value="111505633.333333" calcext:value-type="float">
            <text:p>111505633.333333</text:p>
          </table:table-cell>
          <table:table-cell office:value-type="float" office:value="97870170.8333333" calcext:value-type="float">
            <text:p>97870170.8333333</text:p>
          </table:table-cell>
          <table:table-cell table:number-columns-repeated="2"/>
        </table:table-row>
        <table:table-row table:style-name="ro1">
          <table:table-cell office:value-type="float" office:value="75601904.1666667" calcext:value-type="float">
            <text:p>75601904.1666667</text:p>
          </table:table-cell>
          <table:table-cell office:value-type="float" office:value="84813741.6666667" calcext:value-type="float">
            <text:p>84813741.6666667</text:p>
          </table:table-cell>
          <table:table-cell office:value-type="float" office:value="120686058.333333" calcext:value-type="float">
            <text:p>120686058.333333</text:p>
          </table:table-cell>
          <table:table-cell table:number-columns-repeated="2"/>
        </table:table-row>
        <table:table-row table:style-name="ro1">
          <table:table-cell office:value-type="float" office:value="120200108.333333" calcext:value-type="float">
            <text:p>120200108.333333</text:p>
          </table:table-cell>
          <table:table-cell office:value-type="float" office:value="98862829.1666667" calcext:value-type="float">
            <text:p>98862829.1666667</text:p>
          </table:table-cell>
          <table:table-cell office:value-type="float" office:value="117786954.166667" calcext:value-type="float">
            <text:p>117786954.166667</text:p>
          </table:table-cell>
          <table:table-cell table:number-columns-repeated="2"/>
        </table:table-row>
        <table:table-row table:style-name="ro1">
          <table:table-cell office:value-type="float" office:value="89005795.8333333" calcext:value-type="float">
            <text:p>89005795.8333333</text:p>
          </table:table-cell>
          <table:table-cell office:value-type="float" office:value="125661804.166667" calcext:value-type="float">
            <text:p>125661804.166667</text:p>
          </table:table-cell>
          <table:table-cell office:value-type="float" office:value="117861150" calcext:value-type="float">
            <text:p>117861150</text:p>
          </table:table-cell>
          <table:table-cell table:number-columns-repeated="2"/>
        </table:table-row>
        <table:table-row table:style-name="ro1">
          <table:table-cell office:value-type="float" office:value="104284141.666667" calcext:value-type="float">
            <text:p>104284141.666667</text:p>
          </table:table-cell>
          <table:table-cell office:value-type="float" office:value="97902116.6666667" calcext:value-type="float">
            <text:p>97902116.6666667</text:p>
          </table:table-cell>
          <table:table-cell office:value-type="float" office:value="109946587.5" calcext:value-type="float">
            <text:p>109946587.5</text:p>
          </table:table-cell>
          <table:table-cell table:number-columns-repeated="2"/>
        </table:table-row>
        <table:table-row table:style-name="ro1">
          <table:table-cell office:value-type="float" office:value="109325604.166667" calcext:value-type="float">
            <text:p>109325604.166667</text:p>
          </table:table-cell>
          <table:table-cell office:value-type="float" office:value="125013879.166667" calcext:value-type="float">
            <text:p>125013879.166667</text:p>
          </table:table-cell>
          <table:table-cell office:value-type="float" office:value="115955700" calcext:value-type="float">
            <text:p>115955700</text:p>
          </table:table-cell>
          <table:table-cell table:number-columns-repeated="2"/>
        </table:table-row>
        <table:table-row table:style-name="ro1">
          <table:table-cell office:value-type="float" office:value="95588179.1666667" calcext:value-type="float">
            <text:p>95588179.1666667</text:p>
          </table:table-cell>
          <table:table-cell office:value-type="float" office:value="108671650" calcext:value-type="float">
            <text:p>108671650</text:p>
          </table:table-cell>
          <table:table-cell office:value-type="float" office:value="118307804.166667" calcext:value-type="float">
            <text:p>118307804.166667</text:p>
          </table:table-cell>
          <table:table-cell table:number-columns-repeated="2"/>
        </table:table-row>
        <table:table-row table:style-name="ro1">
          <table:table-cell office:value-type="float" office:value="84160733.3333334" calcext:value-type="float">
            <text:p>84160733.3333334</text:p>
          </table:table-cell>
          <table:table-cell office:value-type="float" office:value="86414033.3333333" calcext:value-type="float">
            <text:p>86414033.3333333</text:p>
          </table:table-cell>
          <table:table-cell office:value-type="float" office:value="103357433.333333" calcext:value-type="float">
            <text:p>103357433.333333</text:p>
          </table:table-cell>
          <table:table-cell table:number-columns-repeated="2"/>
        </table:table-row>
        <table:table-row table:style-name="ro1">
          <table:table-cell office:value-type="float" office:value="111193312.5" calcext:value-type="float">
            <text:p>111193312.5</text:p>
          </table:table-cell>
          <table:table-cell office:value-type="float" office:value="95280520.8333333" calcext:value-type="float">
            <text:p>95280520.8333333</text:p>
          </table:table-cell>
          <table:table-cell office:value-type="float" office:value="121191916.666667" calcext:value-type="float">
            <text:p>121191916.666667</text:p>
          </table:table-cell>
          <table:table-cell table:number-columns-repeated="2"/>
        </table:table-row>
        <table:table-row table:style-name="ro1">
          <table:table-cell office:value-type="float" office:value="78049645.8333333" calcext:value-type="float">
            <text:p>78049645.8333333</text:p>
          </table:table-cell>
          <table:table-cell office:value-type="float" office:value="102196816.666667" calcext:value-type="float">
            <text:p>102196816.666667</text:p>
          </table:table-cell>
          <table:table-cell office:value-type="float" office:value="75456958.3333333" calcext:value-type="float">
            <text:p>75456958.3333333</text:p>
          </table:table-cell>
          <table:table-cell table:number-columns-repeated="2"/>
        </table:table-row>
        <table:table-row table:style-name="ro1">
          <table:table-cell office:value-type="float" office:value="80905495.8333334" calcext:value-type="float">
            <text:p>80905495.8333334</text:p>
          </table:table-cell>
          <table:table-cell office:value-type="float" office:value="88023787.5" calcext:value-type="float">
            <text:p>88023787.5</text:p>
          </table:table-cell>
          <table:table-cell office:value-type="float" office:value="119195520.833333" calcext:value-type="float">
            <text:p>119195520.833333</text:p>
          </table:table-cell>
          <table:table-cell table:number-columns-repeated="2"/>
        </table:table-row>
        <table:table-row table:style-name="ro1">
          <table:table-cell office:value-type="float" office:value="81465600" calcext:value-type="float">
            <text:p>81465600</text:p>
          </table:table-cell>
          <table:table-cell office:value-type="float" office:value="90022395.8333334" calcext:value-type="float">
            <text:p>90022395.8333334</text:p>
          </table:table-cell>
          <table:table-cell office:value-type="float" office:value="81669504.1666667" calcext:value-type="float">
            <text:p>81669504.1666667</text:p>
          </table:table-cell>
          <table:table-cell table:number-columns-repeated="2"/>
        </table:table-row>
        <table:table-row table:style-name="ro1">
          <table:table-cell office:value-type="float" office:value="117309200" calcext:value-type="float">
            <text:p>117309200</text:p>
          </table:table-cell>
          <table:table-cell office:value-type="float" office:value="85450066.6666667" calcext:value-type="float">
            <text:p>85450066.6666667</text:p>
          </table:table-cell>
          <table:table-cell office:value-type="float" office:value="103673183.333333" calcext:value-type="float">
            <text:p>103673183.333333</text:p>
          </table:table-cell>
          <table:table-cell table:number-columns-repeated="2"/>
        </table:table-row>
        <table:table-row table:style-name="ro1">
          <table:table-cell office:value-type="float" office:value="108600150" calcext:value-type="float">
            <text:p>108600150</text:p>
          </table:table-cell>
          <table:table-cell office:value-type="float" office:value="98396662.5" calcext:value-type="float">
            <text:p>98396662.5</text:p>
          </table:table-cell>
          <table:table-cell office:value-type="float" office:value="125781650" calcext:value-type="float">
            <text:p>125781650</text:p>
          </table:table-cell>
          <table:table-cell table:number-columns-repeated="2"/>
        </table:table-row>
        <table:table-row table:style-name="ro1">
          <table:table-cell office:value-type="float" office:value="104656729.166667" calcext:value-type="float">
            <text:p>104656729.166667</text:p>
          </table:table-cell>
          <table:table-cell office:value-type="float" office:value="124188470.833333" calcext:value-type="float">
            <text:p>124188470.833333</text:p>
          </table:table-cell>
          <table:table-cell office:value-type="float" office:value="80100758.3333333" calcext:value-type="float">
            <text:p>80100758.3333333</text:p>
          </table:table-cell>
          <table:table-cell table:number-columns-repeated="2"/>
        </table:table-row>
        <table:table-row table:style-name="ro1">
          <table:table-cell office:value-type="float" office:value="105561983.333333" calcext:value-type="float">
            <text:p>105561983.333333</text:p>
          </table:table-cell>
          <table:table-cell office:value-type="float" office:value="98858433.3333333" calcext:value-type="float">
            <text:p>98858433.3333333</text:p>
          </table:table-cell>
          <table:table-cell office:value-type="float" office:value="110462533.333333" calcext:value-type="float">
            <text:p>110462533.333333</text:p>
          </table:table-cell>
          <table:table-cell table:number-columns-repeated="2"/>
        </table:table-row>
        <table:table-row table:style-name="ro1">
          <table:table-cell office:value-type="float" office:value="79581837.5" calcext:value-type="float">
            <text:p>79581837.5</text:p>
          </table:table-cell>
          <table:table-cell office:value-type="float" office:value="102116116.666667" calcext:value-type="float">
            <text:p>102116116.666667</text:p>
          </table:table-cell>
          <table:table-cell office:value-type="float" office:value="108714041.666667" calcext:value-type="float">
            <text:p>108714041.666667</text:p>
          </table:table-cell>
          <table:table-cell table:number-columns-repeated="2"/>
        </table:table-row>
        <table:table-row table:style-name="ro1">
          <table:table-cell office:value-type="float" office:value="76931700" calcext:value-type="float">
            <text:p>76931700</text:p>
          </table:table-cell>
          <table:table-cell office:value-type="float" office:value="116756975" calcext:value-type="float">
            <text:p>116756975</text:p>
          </table:table-cell>
          <table:table-cell office:value-type="float" office:value="82200600" calcext:value-type="float">
            <text:p>82200600</text:p>
          </table:table-cell>
          <table:table-cell table:number-columns-repeated="2"/>
        </table:table-row>
        <table:table-row table:style-name="ro1">
          <table:table-cell office:value-type="float" office:value="114250791.666667" calcext:value-type="float">
            <text:p>114250791.666667</text:p>
          </table:table-cell>
          <table:table-cell office:value-type="float" office:value="107824379.166667" calcext:value-type="float">
            <text:p>107824379.166667</text:p>
          </table:table-cell>
          <table:table-cell office:value-type="float" office:value="137615262.5" calcext:value-type="float">
            <text:p>137615262.5</text:p>
          </table:table-cell>
          <table:table-cell table:number-columns-repeated="2"/>
        </table:table-row>
        <table:table-row table:style-name="ro1">
          <table:table-cell office:value-type="float" office:value="94383291.6666667" calcext:value-type="float">
            <text:p>94383291.6666667</text:p>
          </table:table-cell>
          <table:table-cell office:value-type="float" office:value="79774470.8333333" calcext:value-type="float">
            <text:p>79774470.8333333</text:p>
          </table:table-cell>
          <table:table-cell office:value-type="float" office:value="87154475" calcext:value-type="float">
            <text:p>87154475</text:p>
          </table:table-cell>
          <table:table-cell table:number-columns-repeated="2"/>
        </table:table-row>
        <table:table-row table:style-name="ro1">
          <table:table-cell office:value-type="float" office:value="99583920.8333334" calcext:value-type="float">
            <text:p>99583920.8333334</text:p>
          </table:table-cell>
          <table:table-cell office:value-type="float" office:value="106223579.166667" calcext:value-type="float">
            <text:p>106223579.166667</text:p>
          </table:table-cell>
          <table:table-cell office:value-type="float" office:value="91099941.6666667" calcext:value-type="float">
            <text:p>91099941.6666667</text:p>
          </table:table-cell>
          <table:table-cell table:number-columns-repeated="2"/>
        </table:table-row>
        <table:table-row table:style-name="ro1">
          <table:table-cell office:value-type="float" office:value="118157870.833333" calcext:value-type="float">
            <text:p>118157870.833333</text:p>
          </table:table-cell>
          <table:table-cell office:value-type="float" office:value="94480083.3333333" calcext:value-type="float">
            <text:p>94480083.3333333</text:p>
          </table:table-cell>
          <table:table-cell office:value-type="float" office:value="118515445.833333" calcext:value-type="float">
            <text:p>118515445.833333</text:p>
          </table:table-cell>
          <table:table-cell table:number-columns-repeated="2"/>
        </table:table-row>
        <table:table-row table:style-name="ro1">
          <table:table-cell office:value-type="float" office:value="105018725" calcext:value-type="float">
            <text:p>105018725</text:p>
          </table:table-cell>
          <table:table-cell office:value-type="float" office:value="92544283.3333334" calcext:value-type="float">
            <text:p>92544283.3333334</text:p>
          </table:table-cell>
          <table:table-cell office:value-type="float" office:value="83567529.1666667" calcext:value-type="float">
            <text:p>83567529.1666667</text:p>
          </table:table-cell>
          <table:table-cell table:number-columns-repeated="2"/>
        </table:table-row>
        <table:table-row table:style-name="ro1">
          <table:table-cell office:value-type="float" office:value="89337462.5" calcext:value-type="float">
            <text:p>89337462.5</text:p>
          </table:table-cell>
          <table:table-cell office:value-type="float" office:value="108850616.666667" calcext:value-type="float">
            <text:p>108850616.666667</text:p>
          </table:table-cell>
          <table:table-cell office:value-type="float" office:value="83010212.5" calcext:value-type="float">
            <text:p>83010212.5</text:p>
          </table:table-cell>
          <table:table-cell table:number-columns-repeated="2"/>
        </table:table-row>
        <table:table-row table:style-name="ro1">
          <table:table-cell office:value-type="float" office:value="106143087.5" calcext:value-type="float">
            <text:p>106143087.5</text:p>
          </table:table-cell>
          <table:table-cell office:value-type="float" office:value="87646904.1666667" calcext:value-type="float">
            <text:p>87646904.1666667</text:p>
          </table:table-cell>
          <table:table-cell office:value-type="float" office:value="81548116.6666667" calcext:value-type="float">
            <text:p>81548116.6666667</text:p>
          </table:table-cell>
          <table:table-cell table:number-columns-repeated="2"/>
        </table:table-row>
        <table:table-row table:style-name="ro1">
          <table:table-cell office:value-type="float" office:value="78986345.8333333" calcext:value-type="float">
            <text:p>78986345.8333333</text:p>
          </table:table-cell>
          <table:table-cell office:value-type="float" office:value="76469183.3333333" calcext:value-type="float">
            <text:p>76469183.3333333</text:p>
          </table:table-cell>
          <table:table-cell office:value-type="float" office:value="85606545.8333333" calcext:value-type="float">
            <text:p>85606545.8333333</text:p>
          </table:table-cell>
          <table:table-cell table:number-columns-repeated="2"/>
        </table:table-row>
        <table:table-row table:style-name="ro1">
          <table:table-cell office:value-type="float" office:value="91009762.5" calcext:value-type="float">
            <text:p>91009762.5</text:p>
          </table:table-cell>
          <table:table-cell office:value-type="float" office:value="72819654.1666667" calcext:value-type="float">
            <text:p>72819654.1666667</text:p>
          </table:table-cell>
          <table:table-cell office:value-type="float" office:value="79204325" calcext:value-type="float">
            <text:p>79204325</text:p>
          </table:table-cell>
          <table:table-cell table:number-columns-repeated="2"/>
        </table:table-row>
        <table:table-row table:style-name="ro1">
          <table:table-cell office:value-type="float" office:value="93260187.5" calcext:value-type="float">
            <text:p>93260187.5</text:p>
          </table:table-cell>
          <table:table-cell office:value-type="float" office:value="127926729.166667" calcext:value-type="float">
            <text:p>127926729.166667</text:p>
          </table:table-cell>
          <table:table-cell office:value-type="float" office:value="141157262.5" calcext:value-type="float">
            <text:p>141157262.5</text:p>
          </table:table-cell>
          <table:table-cell table:number-columns-repeated="2"/>
        </table:table-row>
        <table:table-row table:style-name="ro1">
          <table:table-cell office:value-type="float" office:value="65796472.5" calcext:value-type="float">
            <text:p>65796472.5</text:p>
          </table:table-cell>
          <table:table-cell office:value-type="float" office:value="108269566.666667" calcext:value-type="float">
            <text:p>108269566.666667</text:p>
          </table:table-cell>
          <table:table-cell office:value-type="float" office:value="128938237.5" calcext:value-type="float">
            <text:p>128938237.5</text:p>
          </table:table-cell>
          <table:table-cell table:number-columns-repeated="2"/>
        </table:table-row>
        <table:table-row table:style-name="ro1">
          <table:table-cell office:value-type="float" office:value="87939187.5" calcext:value-type="float">
            <text:p>87939187.5</text:p>
          </table:table-cell>
          <table:table-cell office:value-type="float" office:value="96695512.5" calcext:value-type="float">
            <text:p>96695512.5</text:p>
          </table:table-cell>
          <table:table-cell office:value-type="float" office:value="84545954.1666667" calcext:value-type="float">
            <text:p>84545954.1666667</text:p>
          </table:table-cell>
          <table:table-cell table:number-columns-repeated="2"/>
        </table:table-row>
        <table:table-row table:style-name="ro1">
          <table:table-cell office:value-type="float" office:value="87918025" calcext:value-type="float">
            <text:p>87918025</text:p>
          </table:table-cell>
          <table:table-cell office:value-type="float" office:value="70925050" calcext:value-type="float">
            <text:p>70925050</text:p>
          </table:table-cell>
          <table:table-cell office:value-type="float" office:value="103023229.166667" calcext:value-type="float">
            <text:p>103023229.166667</text:p>
          </table:table-cell>
          <table:table-cell table:number-columns-repeated="2"/>
        </table:table-row>
        <table:table-row table:style-name="ro1">
          <table:table-cell office:value-type="float" office:value="139316704.166667" calcext:value-type="float">
            <text:p>139316704.166667</text:p>
          </table:table-cell>
          <table:table-cell office:value-type="float" office:value="117289933.333333" calcext:value-type="float">
            <text:p>117289933.333333</text:p>
          </table:table-cell>
          <table:table-cell office:value-type="float" office:value="113739616.666667" calcext:value-type="float">
            <text:p>113739616.666667</text:p>
          </table:table-cell>
          <table:table-cell table:number-columns-repeated="2"/>
        </table:table-row>
        <table:table-row table:style-name="ro1">
          <table:table-cell office:value-type="float" office:value="124142854.166667" calcext:value-type="float">
            <text:p>124142854.166667</text:p>
          </table:table-cell>
          <table:table-cell office:value-type="float" office:value="116736158.333333" calcext:value-type="float">
            <text:p>116736158.333333</text:p>
          </table:table-cell>
          <table:table-cell office:value-type="float" office:value="98855362.5" calcext:value-type="float">
            <text:p>98855362.5</text:p>
          </table:table-cell>
          <table:table-cell table:number-columns-repeated="2"/>
        </table:table-row>
        <table:table-row table:style-name="ro1">
          <table:table-cell office:value-type="float" office:value="104305333.333333" calcext:value-type="float">
            <text:p>104305333.333333</text:p>
          </table:table-cell>
          <table:table-cell office:value-type="float" office:value="81800766.6666667" calcext:value-type="float">
            <text:p>81800766.6666667</text:p>
          </table:table-cell>
          <table:table-cell office:value-type="float" office:value="107783637.5" calcext:value-type="float">
            <text:p>107783637.5</text:p>
          </table:table-cell>
          <table:table-cell table:number-columns-repeated="2"/>
        </table:table-row>
        <table:table-row table:style-name="ro1">
          <table:table-cell office:value-type="float" office:value="100376700" calcext:value-type="float">
            <text:p>100376700</text:p>
          </table:table-cell>
          <table:table-cell office:value-type="float" office:value="79974058.3333333" calcext:value-type="float">
            <text:p>79974058.3333333</text:p>
          </table:table-cell>
          <table:table-cell office:value-type="float" office:value="91456654.1666667" calcext:value-type="float">
            <text:p>91456654.1666667</text:p>
          </table:table-cell>
          <table:table-cell table:number-columns-repeated="2"/>
        </table:table-row>
        <table:table-row table:style-name="ro1">
          <table:table-cell office:value-type="float" office:value="119948075" calcext:value-type="float">
            <text:p>119948075</text:p>
          </table:table-cell>
          <table:table-cell office:value-type="float" office:value="110804054.166667" calcext:value-type="float">
            <text:p>110804054.166667</text:p>
          </table:table-cell>
          <table:table-cell office:value-type="float" office:value="104899275" calcext:value-type="float">
            <text:p>104899275</text:p>
          </table:table-cell>
          <table:table-cell table:number-columns-repeated="2"/>
        </table:table-row>
        <table:table-row table:style-name="ro1">
          <table:table-cell office:value-type="float" office:value="79075833.3333333" calcext:value-type="float">
            <text:p>79075833.3333333</text:p>
          </table:table-cell>
          <table:table-cell office:value-type="float" office:value="95737729.1666667" calcext:value-type="float">
            <text:p>95737729.1666667</text:p>
          </table:table-cell>
          <table:table-cell office:value-type="float" office:value="95520370.8333333" calcext:value-type="float">
            <text:p>95520370.8333333</text:p>
          </table:table-cell>
          <table:table-cell table:number-columns-repeated="2"/>
        </table:table-row>
        <table:table-row table:style-name="ro1">
          <table:table-cell office:value-type="float" office:value="116879066.666667" calcext:value-type="float">
            <text:p>116879066.666667</text:p>
          </table:table-cell>
          <table:table-cell office:value-type="float" office:value="102744112.5" calcext:value-type="float">
            <text:p>102744112.5</text:p>
          </table:table-cell>
          <table:table-cell office:value-type="float" office:value="92429204.1666667" calcext:value-type="float">
            <text:p>92429204.1666667</text:p>
          </table:table-cell>
          <table:table-cell table:number-columns-repeated="2"/>
        </table:table-row>
        <table:table-row table:style-name="ro1">
          <table:table-cell office:value-type="float" office:value="85389891.6666667" calcext:value-type="float">
            <text:p>85389891.6666667</text:p>
          </table:table-cell>
          <table:table-cell office:value-type="float" office:value="73466975" calcext:value-type="float">
            <text:p>73466975</text:p>
          </table:table-cell>
          <table:table-cell office:value-type="float" office:value="118219475" calcext:value-type="float">
            <text:p>118219475</text:p>
          </table:table-cell>
          <table:table-cell table:number-columns-repeated="2"/>
        </table:table-row>
        <table:table-row table:style-name="ro1">
          <table:table-cell office:value-type="float" office:value="118300779.166667" calcext:value-type="float">
            <text:p>118300779.166667</text:p>
          </table:table-cell>
          <table:table-cell office:value-type="float" office:value="95776183.3333333" calcext:value-type="float">
            <text:p>95776183.3333333</text:p>
          </table:table-cell>
          <table:table-cell office:value-type="float" office:value="89810325" calcext:value-type="float">
            <text:p>89810325</text:p>
          </table:table-cell>
          <table:table-cell table:number-columns-repeated="2"/>
        </table:table-row>
        <table:table-row table:style-name="ro1">
          <table:table-cell office:value-type="float" office:value="125067395.833333" calcext:value-type="float">
            <text:p>125067395.833333</text:p>
          </table:table-cell>
          <table:table-cell office:value-type="float" office:value="88975641.6666667" calcext:value-type="float">
            <text:p>88975641.6666667</text:p>
          </table:table-cell>
          <table:table-cell office:value-type="float" office:value="102550929.166667" calcext:value-type="float">
            <text:p>102550929.166667</text:p>
          </table:table-cell>
          <table:table-cell table:number-columns-repeated="2"/>
        </table:table-row>
        <table:table-row table:style-name="ro1">
          <table:table-cell office:value-type="float" office:value="69564016.6666667" calcext:value-type="float">
            <text:p>69564016.6666667</text:p>
          </table:table-cell>
          <table:table-cell office:value-type="float" office:value="122232687.5" calcext:value-type="float">
            <text:p>122232687.5</text:p>
          </table:table-cell>
          <table:table-cell office:value-type="float" office:value="118828108.333333" calcext:value-type="float">
            <text:p>118828108.333333</text:p>
          </table:table-cell>
          <table:table-cell table:number-columns-repeated="2"/>
        </table:table-row>
        <table:table-row table:style-name="ro1">
          <table:table-cell office:value-type="float" office:value="122686820.833333" calcext:value-type="float">
            <text:p>122686820.833333</text:p>
          </table:table-cell>
          <table:table-cell office:value-type="float" office:value="95329108.3333333" calcext:value-type="float">
            <text:p>95329108.3333333</text:p>
          </table:table-cell>
          <table:table-cell office:value-type="float" office:value="101257558.333333" calcext:value-type="float">
            <text:p>101257558.333333</text:p>
          </table:table-cell>
          <table:table-cell table:number-columns-repeated="2"/>
        </table:table-row>
        <table:table-row table:style-name="ro1">
          <table:table-cell office:value-type="float" office:value="94397591.6666667" calcext:value-type="float">
            <text:p>94397591.6666667</text:p>
          </table:table-cell>
          <table:table-cell office:value-type="float" office:value="85846841.6666667" calcext:value-type="float">
            <text:p>85846841.6666667</text:p>
          </table:table-cell>
          <table:table-cell office:value-type="float" office:value="109949425" calcext:value-type="float">
            <text:p>109949425</text:p>
          </table:table-cell>
          <table:table-cell table:number-columns-repeated="2"/>
        </table:table-row>
        <table:table-row table:style-name="ro1">
          <table:table-cell office:value-type="float" office:value="102004204.166667" calcext:value-type="float">
            <text:p>102004204.166667</text:p>
          </table:table-cell>
          <table:table-cell office:value-type="float" office:value="102472570.833333" calcext:value-type="float">
            <text:p>102472570.833333</text:p>
          </table:table-cell>
          <table:table-cell office:value-type="float" office:value="55170372.5" calcext:value-type="float">
            <text:p>55170372.5</text:p>
          </table:table-cell>
          <table:table-cell table:number-columns-repeated="2"/>
        </table:table-row>
        <table:table-row table:style-name="ro1">
          <table:table-cell office:value-type="float" office:value="113180816.666667" calcext:value-type="float">
            <text:p>113180816.666667</text:p>
          </table:table-cell>
          <table:table-cell office:value-type="float" office:value="116514995.833333" calcext:value-type="float">
            <text:p>116514995.833333</text:p>
          </table:table-cell>
          <table:table-cell office:value-type="float" office:value="107393958.333333" calcext:value-type="float">
            <text:p>107393958.333333</text:p>
          </table:table-cell>
          <table:table-cell table:number-columns-repeated="2"/>
        </table:table-row>
        <table:table-row table:style-name="ro1">
          <table:table-cell office:value-type="float" office:value="117606287.5" calcext:value-type="float">
            <text:p>117606287.5</text:p>
          </table:table-cell>
          <table:table-cell office:value-type="float" office:value="99400683.3333333" calcext:value-type="float">
            <text:p>99400683.3333333</text:p>
          </table:table-cell>
          <table:table-cell office:value-type="float" office:value="111824220.833333" calcext:value-type="float">
            <text:p>111824220.833333</text:p>
          </table:table-cell>
          <table:table-cell table:number-columns-repeated="2"/>
        </table:table-row>
        <table:table-row table:style-name="ro1">
          <table:table-cell office:value-type="float" office:value="108421320.833333" calcext:value-type="float">
            <text:p>108421320.833333</text:p>
          </table:table-cell>
          <table:table-cell office:value-type="float" office:value="97994679.1666667" calcext:value-type="float">
            <text:p>97994679.1666667</text:p>
          </table:table-cell>
          <table:table-cell office:value-type="float" office:value="108680687.5" calcext:value-type="float">
            <text:p>108680687.5</text:p>
          </table:table-cell>
          <table:table-cell table:number-columns-repeated="2"/>
        </table:table-row>
        <table:table-row table:style-name="ro1">
          <table:table-cell office:value-type="float" office:value="82913225" calcext:value-type="float">
            <text:p>82913225</text:p>
          </table:table-cell>
          <table:table-cell office:value-type="float" office:value="95965820.8333333" calcext:value-type="float">
            <text:p>95965820.8333333</text:p>
          </table:table-cell>
          <table:table-cell office:value-type="float" office:value="92700479.1666667" calcext:value-type="float">
            <text:p>92700479.1666667</text:p>
          </table:table-cell>
          <table:table-cell table:number-columns-repeated="2"/>
        </table:table-row>
        <table:table-row table:style-name="ro1">
          <table:table-cell office:value-type="float" office:value="98324183.3333334" calcext:value-type="float">
            <text:p>98324183.3333334</text:p>
          </table:table-cell>
          <table:table-cell office:value-type="float" office:value="86265366.6666667" calcext:value-type="float">
            <text:p>86265366.6666667</text:p>
          </table:table-cell>
          <table:table-cell office:value-type="float" office:value="100643200" calcext:value-type="float">
            <text:p>100643200</text:p>
          </table:table-cell>
          <table:table-cell table:number-columns-repeated="2"/>
        </table:table-row>
        <table:table-row table:style-name="ro1">
          <table:table-cell office:value-type="float" office:value="126852470.833333" calcext:value-type="float">
            <text:p>126852470.833333</text:p>
          </table:table-cell>
          <table:table-cell office:value-type="float" office:value="85536866.6666667" calcext:value-type="float">
            <text:p>85536866.6666667</text:p>
          </table:table-cell>
          <table:table-cell office:value-type="float" office:value="117329091.666667" calcext:value-type="float">
            <text:p>117329091.666667</text:p>
          </table:table-cell>
          <table:table-cell table:number-columns-repeated="2"/>
        </table:table-row>
        <table:table-row table:style-name="ro1">
          <table:table-cell office:value-type="float" office:value="98826887.5" calcext:value-type="float">
            <text:p>98826887.5</text:p>
          </table:table-cell>
          <table:table-cell office:value-type="float" office:value="113581937.5" calcext:value-type="float">
            <text:p>113581937.5</text:p>
          </table:table-cell>
          <table:table-cell office:value-type="float" office:value="107667545.833333" calcext:value-type="float">
            <text:p>107667545.833333</text:p>
          </table:table-cell>
          <table:table-cell table:number-columns-repeated="2"/>
        </table:table-row>
        <table:table-row table:style-name="ro1">
          <table:table-cell office:value-type="float" office:value="79196220.8333333" calcext:value-type="float">
            <text:p>79196220.8333333</text:p>
          </table:table-cell>
          <table:table-cell office:value-type="float" office:value="85995541.6666667" calcext:value-type="float">
            <text:p>85995541.6666667</text:p>
          </table:table-cell>
          <table:table-cell office:value-type="float" office:value="103150091.666667" calcext:value-type="float">
            <text:p>103150091.666667</text:p>
          </table:table-cell>
          <table:table-cell table:number-columns-repeated="2"/>
        </table:table-row>
        <table:table-row table:style-name="ro1">
          <table:table-cell office:value-type="float" office:value="121528175" calcext:value-type="float">
            <text:p>121528175</text:p>
          </table:table-cell>
          <table:table-cell office:value-type="float" office:value="76647904.1666667" calcext:value-type="float">
            <text:p>76647904.1666667</text:p>
          </table:table-cell>
          <table:table-cell office:value-type="float" office:value="114244158.333333" calcext:value-type="float">
            <text:p>114244158.333333</text:p>
          </table:table-cell>
          <table:table-cell table:number-columns-repeated="2"/>
        </table:table-row>
        <table:table-row table:style-name="ro1">
          <table:table-cell office:value-type="float" office:value="119280154.166667" calcext:value-type="float">
            <text:p>119280154.166667</text:p>
          </table:table-cell>
          <table:table-cell office:value-type="float" office:value="106768783.333333" calcext:value-type="float">
            <text:p>106768783.333333</text:p>
          </table:table-cell>
          <table:table-cell office:value-type="float" office:value="115137879.166667" calcext:value-type="float">
            <text:p>115137879.166667</text:p>
          </table:table-cell>
          <table:table-cell table:number-columns-repeated="2"/>
        </table:table-row>
        <table:table-row table:style-name="ro1">
          <table:table-cell office:value-type="float" office:value="87402645.8333333" calcext:value-type="float">
            <text:p>87402645.8333333</text:p>
          </table:table-cell>
          <table:table-cell office:value-type="float" office:value="105831400" calcext:value-type="float">
            <text:p>105831400</text:p>
          </table:table-cell>
          <table:table-cell office:value-type="float" office:value="86324500" calcext:value-type="float">
            <text:p>86324500</text:p>
          </table:table-cell>
          <table:table-cell table:number-columns-repeated="2"/>
        </table:table-row>
        <table:table-row table:style-name="ro1">
          <table:table-cell office:value-type="float" office:value="156128037.5" calcext:value-type="float">
            <text:p>156128037.5</text:p>
          </table:table-cell>
          <table:table-cell office:value-type="float" office:value="95875120.8333334" calcext:value-type="float">
            <text:p>95875120.8333334</text:p>
          </table:table-cell>
          <table:table-cell office:value-type="float" office:value="91677304.1666667" calcext:value-type="float">
            <text:p>91677304.1666667</text:p>
          </table:table-cell>
          <table:table-cell table:number-columns-repeated="2"/>
        </table:table-row>
        <table:table-row table:style-name="ro1">
          <table:table-cell office:value-type="float" office:value="76426587.5" calcext:value-type="float">
            <text:p>76426587.5</text:p>
          </table:table-cell>
          <table:table-cell office:value-type="float" office:value="111931725" calcext:value-type="float">
            <text:p>111931725</text:p>
          </table:table-cell>
          <table:table-cell office:value-type="float" office:value="96348025" calcext:value-type="float">
            <text:p>96348025</text:p>
          </table:table-cell>
          <table:table-cell table:number-columns-repeated="2"/>
        </table:table-row>
        <table:table-row table:style-name="ro1">
          <table:table-cell office:value-type="float" office:value="87473045.8333334" calcext:value-type="float">
            <text:p>87473045.8333334</text:p>
          </table:table-cell>
          <table:table-cell office:value-type="float" office:value="88678354.1666667" calcext:value-type="float">
            <text:p>88678354.1666667</text:p>
          </table:table-cell>
          <table:table-cell office:value-type="float" office:value="120936400" calcext:value-type="float">
            <text:p>120936400</text:p>
          </table:table-cell>
          <table:table-cell table:number-columns-repeated="2"/>
        </table:table-row>
        <table:table-row table:style-name="ro1">
          <table:table-cell office:value-type="float" office:value="110797083.333333" calcext:value-type="float">
            <text:p>110797083.333333</text:p>
          </table:table-cell>
          <table:table-cell office:value-type="float" office:value="92271345.8333334" calcext:value-type="float">
            <text:p>92271345.8333334</text:p>
          </table:table-cell>
          <table:table-cell office:value-type="float" office:value="93243183.3333333" calcext:value-type="float">
            <text:p>93243183.3333333</text:p>
          </table:table-cell>
          <table:table-cell table:number-columns-repeated="2"/>
        </table:table-row>
        <table:table-row table:style-name="ro1">
          <table:table-cell office:value-type="float" office:value="119030441.666667" calcext:value-type="float">
            <text:p>119030441.666667</text:p>
          </table:table-cell>
          <table:table-cell office:value-type="float" office:value="125327562.5" calcext:value-type="float">
            <text:p>125327562.5</text:p>
          </table:table-cell>
          <table:table-cell office:value-type="float" office:value="52896970.8333333" calcext:value-type="float">
            <text:p>52896970.8333333</text:p>
          </table:table-cell>
          <table:table-cell table:number-columns-repeated="2"/>
        </table:table-row>
        <table:table-row table:style-name="ro1">
          <table:table-cell office:value-type="float" office:value="88515991.6666667" calcext:value-type="float">
            <text:p>88515991.6666667</text:p>
          </table:table-cell>
          <table:table-cell office:value-type="float" office:value="102141712.5" calcext:value-type="float">
            <text:p>102141712.5</text:p>
          </table:table-cell>
          <table:table-cell office:value-type="float" office:value="96448016.6666667" calcext:value-type="float">
            <text:p>96448016.6666667</text:p>
          </table:table-cell>
          <table:table-cell table:number-columns-repeated="2"/>
        </table:table-row>
        <table:table-row table:style-name="ro1">
          <table:table-cell office:value-type="float" office:value="93277929.1666667" calcext:value-type="float">
            <text:p>93277929.1666667</text:p>
          </table:table-cell>
          <table:table-cell office:value-type="float" office:value="91368150" calcext:value-type="float">
            <text:p>91368150</text:p>
          </table:table-cell>
          <table:table-cell office:value-type="float" office:value="116269495.833333" calcext:value-type="float">
            <text:p>116269495.833333</text:p>
          </table:table-cell>
          <table:table-cell table:number-columns-repeated="2"/>
        </table:table-row>
        <table:table-row table:style-name="ro1">
          <table:table-cell office:value-type="float" office:value="92497454.1666667" calcext:value-type="float">
            <text:p>92497454.1666667</text:p>
          </table:table-cell>
          <table:table-cell office:value-type="float" office:value="100475858.333333" calcext:value-type="float">
            <text:p>100475858.333333</text:p>
          </table:table-cell>
          <table:table-cell office:value-type="float" office:value="89460550" calcext:value-type="float">
            <text:p>89460550</text:p>
          </table:table-cell>
          <table:table-cell table:number-columns-repeated="2"/>
        </table:table-row>
        <table:table-row table:style-name="ro1">
          <table:table-cell office:value-type="float" office:value="127292045.833333" calcext:value-type="float">
            <text:p>127292045.833333</text:p>
          </table:table-cell>
          <table:table-cell office:value-type="float" office:value="74995008.3333333" calcext:value-type="float">
            <text:p>74995008.3333333</text:p>
          </table:table-cell>
          <table:table-cell office:value-type="float" office:value="101376633.333333" calcext:value-type="float">
            <text:p>101376633.333333</text:p>
          </table:table-cell>
          <table:table-cell table:number-columns-repeated="2"/>
        </table:table-row>
        <table:table-row table:style-name="ro1">
          <table:table-cell office:value-type="float" office:value="86791029.1666667" calcext:value-type="float">
            <text:p>86791029.1666667</text:p>
          </table:table-cell>
          <table:table-cell office:value-type="float" office:value="97477695.8333333" calcext:value-type="float">
            <text:p>97477695.8333333</text:p>
          </table:table-cell>
          <table:table-cell office:value-type="float" office:value="77256954.1666667" calcext:value-type="float">
            <text:p>77256954.1666667</text:p>
          </table:table-cell>
          <table:table-cell table:number-columns-repeated="2"/>
        </table:table-row>
        <table:table-row table:style-name="ro1">
          <table:table-cell office:value-type="float" office:value="85477925" calcext:value-type="float">
            <text:p>85477925</text:p>
          </table:table-cell>
          <table:table-cell office:value-type="float" office:value="104288858.333333" calcext:value-type="float">
            <text:p>104288858.333333</text:p>
          </table:table-cell>
          <table:table-cell office:value-type="float" office:value="100288416.666667" calcext:value-type="float">
            <text:p>100288416.666667</text:p>
          </table:table-cell>
          <table:table-cell table:number-columns-repeated="2"/>
        </table:table-row>
        <table:table-row table:style-name="ro1">
          <table:table-cell office:value-type="float" office:value="74944216.6666667" calcext:value-type="float">
            <text:p>74944216.6666667</text:p>
          </table:table-cell>
          <table:table-cell office:value-type="float" office:value="91694687.5" calcext:value-type="float">
            <text:p>91694687.5</text:p>
          </table:table-cell>
          <table:table-cell office:value-type="float" office:value="86274316.6666667" calcext:value-type="float">
            <text:p>86274316.6666667</text:p>
          </table:table-cell>
          <table:table-cell table:number-columns-repeated="2"/>
        </table:table-row>
        <table:table-row table:style-name="ro1">
          <table:table-cell office:value-type="float" office:value="94661479.1666667" calcext:value-type="float">
            <text:p>94661479.1666667</text:p>
          </table:table-cell>
          <table:table-cell office:value-type="float" office:value="92962262.5" calcext:value-type="float">
            <text:p>92962262.5</text:p>
          </table:table-cell>
          <table:table-cell office:value-type="float" office:value="115375337.5" calcext:value-type="float">
            <text:p>115375337.5</text:p>
          </table:table-cell>
          <table:table-cell table:number-columns-repeated="2"/>
        </table:table-row>
        <table:table-row table:style-name="ro1">
          <table:table-cell office:value-type="float" office:value="133395775" calcext:value-type="float">
            <text:p>133395775</text:p>
          </table:table-cell>
          <table:table-cell office:value-type="float" office:value="89730833.3333334" calcext:value-type="float">
            <text:p>89730833.3333334</text:p>
          </table:table-cell>
          <table:table-cell office:value-type="float" office:value="75803133.3333333" calcext:value-type="float">
            <text:p>75803133.3333333</text:p>
          </table:table-cell>
          <table:table-cell table:number-columns-repeated="2"/>
        </table:table-row>
        <table:table-row table:style-name="ro1">
          <table:table-cell office:value-type="float" office:value="99464987.5" calcext:value-type="float">
            <text:p>99464987.5</text:p>
          </table:table-cell>
          <table:table-cell office:value-type="float" office:value="76705650" calcext:value-type="float">
            <text:p>76705650</text:p>
          </table:table-cell>
          <table:table-cell office:value-type="float" office:value="93330529.1666667" calcext:value-type="float">
            <text:p>93330529.1666667</text:p>
          </table:table-cell>
          <table:table-cell table:number-columns-repeated="2"/>
        </table:table-row>
        <table:table-row table:style-name="ro1">
          <table:table-cell office:value-type="float" office:value="82326000" calcext:value-type="float">
            <text:p>82326000</text:p>
          </table:table-cell>
          <table:table-cell office:value-type="float" office:value="100404933.333333" calcext:value-type="float">
            <text:p>100404933.333333</text:p>
          </table:table-cell>
          <table:table-cell office:value-type="float" office:value="76129879.1666667" calcext:value-type="float">
            <text:p>76129879.1666667</text:p>
          </table:table-cell>
          <table:table-cell table:number-columns-repeated="2"/>
        </table:table-row>
        <table:table-row table:style-name="ro1">
          <table:table-cell office:value-type="float" office:value="116390404.166667" calcext:value-type="float">
            <text:p>116390404.166667</text:p>
          </table:table-cell>
          <table:table-cell office:value-type="float" office:value="110922654.166667" calcext:value-type="float">
            <text:p>110922654.166667</text:p>
          </table:table-cell>
          <table:table-cell office:value-type="float" office:value="123861904.166667" calcext:value-type="float">
            <text:p>123861904.166667</text:p>
          </table:table-cell>
          <table:table-cell table:number-columns-repeated="2"/>
        </table:table-row>
        <table:table-row table:style-name="ro1">
          <table:table-cell office:value-type="float" office:value="101899329.166667" calcext:value-type="float">
            <text:p>101899329.166667</text:p>
          </table:table-cell>
          <table:table-cell office:value-type="float" office:value="108174520.833333" calcext:value-type="float">
            <text:p>108174520.833333</text:p>
          </table:table-cell>
          <table:table-cell office:value-type="float" office:value="74422962.5" calcext:value-type="float">
            <text:p>74422962.5</text:p>
          </table:table-cell>
          <table:table-cell table:number-columns-repeated="2"/>
        </table:table-row>
        <table:table-row table:style-name="ro1">
          <table:table-cell office:value-type="float" office:value="88647650" calcext:value-type="float">
            <text:p>88647650</text:p>
          </table:table-cell>
          <table:table-cell office:value-type="float" office:value="68792004.1666667" calcext:value-type="float">
            <text:p>68792004.1666667</text:p>
          </table:table-cell>
          <table:table-cell office:value-type="float" office:value="111654154.166667" calcext:value-type="float">
            <text:p>111654154.166667</text:p>
          </table:table-cell>
          <table:table-cell table:number-columns-repeated="2"/>
        </table:table-row>
        <table:table-row table:style-name="ro1">
          <table:table-cell office:value-type="float" office:value="116333233.333333" calcext:value-type="float">
            <text:p>116333233.333333</text:p>
          </table:table-cell>
          <table:table-cell office:value-type="float" office:value="103107575" calcext:value-type="float">
            <text:p>103107575</text:p>
          </table:table-cell>
          <table:table-cell office:value-type="float" office:value="123149287.5" calcext:value-type="float">
            <text:p>123149287.5</text:p>
          </table:table-cell>
          <table:table-cell table:number-columns-repeated="2"/>
        </table:table-row>
        <table:table-row table:style-name="ro1">
          <table:table-cell office:value-type="float" office:value="92643450" calcext:value-type="float">
            <text:p>92643450</text:p>
          </table:table-cell>
          <table:table-cell office:value-type="float" office:value="106438512.5" calcext:value-type="float">
            <text:p>106438512.5</text:p>
          </table:table-cell>
          <table:table-cell office:value-type="float" office:value="85665737.5" calcext:value-type="float">
            <text:p>85665737.5</text:p>
          </table:table-cell>
          <table:table-cell table:number-columns-repeated="2"/>
        </table:table-row>
        <table:table-row table:style-name="ro1">
          <table:table-cell office:value-type="float" office:value="82948487.5" calcext:value-type="float">
            <text:p>82948487.5</text:p>
          </table:table-cell>
          <table:table-cell office:value-type="float" office:value="95783962.5" calcext:value-type="float">
            <text:p>95783962.5</text:p>
          </table:table-cell>
          <table:table-cell office:value-type="float" office:value="90735287.5" calcext:value-type="float">
            <text:p>90735287.5</text:p>
          </table:table-cell>
          <table:table-cell table:number-columns-repeated="2"/>
        </table:table-row>
        <table:table-row table:style-name="ro1">
          <table:table-cell office:value-type="float" office:value="87845837.5" calcext:value-type="float">
            <text:p>87845837.5</text:p>
          </table:table-cell>
          <table:table-cell office:value-type="float" office:value="109968145.833333" calcext:value-type="float">
            <text:p>109968145.833333</text:p>
          </table:table-cell>
          <table:table-cell office:value-type="float" office:value="91781345.8333333" calcext:value-type="float">
            <text:p>91781345.8333333</text:p>
          </table:table-cell>
          <table:table-cell table:number-columns-repeated="2"/>
        </table:table-row>
        <table:table-row table:style-name="ro1">
          <table:table-cell office:value-type="float" office:value="83230241.6666667" calcext:value-type="float">
            <text:p>83230241.6666667</text:p>
          </table:table-cell>
          <table:table-cell office:value-type="float" office:value="75047600" calcext:value-type="float">
            <text:p>75047600</text:p>
          </table:table-cell>
          <table:table-cell office:value-type="float" office:value="85754679.1666667" calcext:value-type="float">
            <text:p>85754679.1666667</text:p>
          </table:table-cell>
          <table:table-cell table:number-columns-repeated="2"/>
        </table:table-row>
        <table:table-row table:style-name="ro1">
          <table:table-cell office:value-type="float" office:value="67324412.5" calcext:value-type="float">
            <text:p>67324412.5</text:p>
          </table:table-cell>
          <table:table-cell office:value-type="float" office:value="80988658.3333334" calcext:value-type="float">
            <text:p>80988658.3333334</text:p>
          </table:table-cell>
          <table:table-cell office:value-type="float" office:value="46489275" calcext:value-type="float">
            <text:p>46489275</text:p>
          </table:table-cell>
          <table:table-cell table:number-columns-repeated="2"/>
        </table:table-row>
        <table:table-row table:style-name="ro1">
          <table:table-cell office:value-type="float" office:value="109096316.666667" calcext:value-type="float">
            <text:p>109096316.666667</text:p>
          </table:table-cell>
          <table:table-cell office:value-type="float" office:value="124279050" calcext:value-type="float">
            <text:p>124279050</text:p>
          </table:table-cell>
          <table:table-cell office:value-type="float" office:value="94087775" calcext:value-type="float">
            <text:p>94087775</text:p>
          </table:table-cell>
          <table:table-cell table:number-columns-repeated="2"/>
        </table:table-row>
        <table:table-row table:style-name="ro1">
          <table:table-cell office:value-type="float" office:value="117821629.166667" calcext:value-type="float">
            <text:p>117821629.166667</text:p>
          </table:table-cell>
          <table:table-cell office:value-type="float" office:value="96684533.3333333" calcext:value-type="float">
            <text:p>96684533.3333333</text:p>
          </table:table-cell>
          <table:table-cell office:value-type="float" office:value="117646479.166667" calcext:value-type="float">
            <text:p>117646479.166667</text:p>
          </table:table-cell>
          <table:table-cell table:number-columns-repeated="2"/>
        </table:table-row>
        <table:table-row table:style-name="ro1">
          <table:table-cell office:value-type="float" office:value="107524491.666667" calcext:value-type="float">
            <text:p>107524491.666667</text:p>
          </table:table-cell>
          <table:table-cell office:value-type="float" office:value="77133654.1666667" calcext:value-type="float">
            <text:p>77133654.1666667</text:p>
          </table:table-cell>
          <table:table-cell office:value-type="float" office:value="111750258.333333" calcext:value-type="float">
            <text:p>111750258.333333</text:p>
          </table:table-cell>
          <table:table-cell table:number-columns-repeated="2"/>
        </table:table-row>
        <table:table-row table:style-name="ro1">
          <table:table-cell office:value-type="float" office:value="92706079.1666667" calcext:value-type="float">
            <text:p>92706079.1666667</text:p>
          </table:table-cell>
          <table:table-cell office:value-type="float" office:value="124495308.333333" calcext:value-type="float">
            <text:p>124495308.333333</text:p>
          </table:table-cell>
          <table:table-cell office:value-type="float" office:value="66735029.1666667" calcext:value-type="float">
            <text:p>66735029.1666667</text:p>
          </table:table-cell>
          <table:table-cell table:number-columns-repeated="2"/>
        </table:table-row>
        <table:table-row table:style-name="ro1">
          <table:table-cell office:value-type="float" office:value="95209500" calcext:value-type="float">
            <text:p>95209500</text:p>
          </table:table-cell>
          <table:table-cell office:value-type="float" office:value="99833070.8333334" calcext:value-type="float">
            <text:p>99833070.8333334</text:p>
          </table:table-cell>
          <table:table-cell office:value-type="float" office:value="94618279.1666667" calcext:value-type="float">
            <text:p>94618279.1666667</text:p>
          </table:table-cell>
          <table:table-cell table:number-columns-repeated="2"/>
        </table:table-row>
        <table:table-row table:style-name="ro1">
          <table:table-cell office:value-type="float" office:value="106683245.833333" calcext:value-type="float">
            <text:p>106683245.833333</text:p>
          </table:table-cell>
          <table:table-cell office:value-type="float" office:value="129226804.166667" calcext:value-type="float">
            <text:p>129226804.166667</text:p>
          </table:table-cell>
          <table:table-cell office:value-type="float" office:value="92986379.1666667" calcext:value-type="float">
            <text:p>92986379.1666667</text:p>
          </table:table-cell>
          <table:table-cell table:number-columns-repeated="2"/>
        </table:table-row>
        <table:table-row table:style-name="ro1">
          <table:table-cell office:value-type="float" office:value="113979650" calcext:value-type="float">
            <text:p>113979650</text:p>
          </table:table-cell>
          <table:table-cell office:value-type="float" office:value="88857675" calcext:value-type="float">
            <text:p>88857675</text:p>
          </table:table-cell>
          <table:table-cell office:value-type="float" office:value="72746645.8333333" calcext:value-type="float">
            <text:p>72746645.8333333</text:p>
          </table:table-cell>
          <table:table-cell table:number-columns-repeated="2"/>
        </table:table-row>
        <table:table-row table:style-name="ro1">
          <table:table-cell office:value-type="float" office:value="106596704.166667" calcext:value-type="float">
            <text:p>106596704.166667</text:p>
          </table:table-cell>
          <table:table-cell office:value-type="float" office:value="88680833.3333333" calcext:value-type="float">
            <text:p>88680833.3333333</text:p>
          </table:table-cell>
          <table:table-cell office:value-type="float" office:value="95182395.8333334" calcext:value-type="float">
            <text:p>95182395.8333334</text:p>
          </table:table-cell>
          <table:table-cell table:number-columns-repeated="2"/>
        </table:table-row>
        <table:table-row table:style-name="ro1">
          <table:table-cell office:value-type="float" office:value="102623616.666667" calcext:value-type="float">
            <text:p>102623616.666667</text:p>
          </table:table-cell>
          <table:table-cell office:value-type="float" office:value="77967137.5" calcext:value-type="float">
            <text:p>77967137.5</text:p>
          </table:table-cell>
          <table:table-cell office:value-type="float" office:value="111279600" calcext:value-type="float">
            <text:p>111279600</text:p>
          </table:table-cell>
          <table:table-cell table:number-columns-repeated="2"/>
        </table:table-row>
        <table:table-row table:style-name="ro1">
          <table:table-cell office:value-type="float" office:value="125377279.166667" calcext:value-type="float">
            <text:p>125377279.166667</text:p>
          </table:table-cell>
          <table:table-cell office:value-type="float" office:value="112588779.166667" calcext:value-type="float">
            <text:p>112588779.166667</text:p>
          </table:table-cell>
          <table:table-cell office:value-type="float" office:value="90039212.5" calcext:value-type="float">
            <text:p>90039212.5</text:p>
          </table:table-cell>
          <table:table-cell table:number-columns-repeated="2"/>
        </table:table-row>
        <table:table-row table:style-name="ro1">
          <table:table-cell office:value-type="float" office:value="83585862.5" calcext:value-type="float">
            <text:p>83585862.5</text:p>
          </table:table-cell>
          <table:table-cell office:value-type="float" office:value="87939733.3333333" calcext:value-type="float">
            <text:p>87939733.3333333</text:p>
          </table:table-cell>
          <table:table-cell office:value-type="float" office:value="101757270.833333" calcext:value-type="float">
            <text:p>101757270.833333</text:p>
          </table:table-cell>
          <table:table-cell table:number-columns-repeated="2"/>
        </table:table-row>
        <table:table-row table:style-name="ro1">
          <table:table-cell office:value-type="float" office:value="55077350" calcext:value-type="float">
            <text:p>55077350</text:p>
          </table:table-cell>
          <table:table-cell office:value-type="float" office:value="95238645.8333334" calcext:value-type="float">
            <text:p>95238645.8333334</text:p>
          </table:table-cell>
          <table:table-cell office:value-type="float" office:value="82413766.6666667" calcext:value-type="float">
            <text:p>82413766.6666667</text:p>
          </table:table-cell>
          <table:table-cell table:number-columns-repeated="2"/>
        </table:table-row>
        <table:table-row table:style-name="ro1">
          <table:table-cell office:value-type="float" office:value="116768016.666667" calcext:value-type="float">
            <text:p>116768016.666667</text:p>
          </table:table-cell>
          <table:table-cell office:value-type="float" office:value="93195758.3333334" calcext:value-type="float">
            <text:p>93195758.3333334</text:p>
          </table:table-cell>
          <table:table-cell office:value-type="float" office:value="101054737.5" calcext:value-type="float">
            <text:p>101054737.5</text:p>
          </table:table-cell>
          <table:table-cell table:number-columns-repeated="2"/>
        </table:table-row>
        <table:table-row table:style-name="ro1">
          <table:table-cell office:value-type="float" office:value="91005762.5" calcext:value-type="float">
            <text:p>91005762.5</text:p>
          </table:table-cell>
          <table:table-cell office:value-type="float" office:value="97740183.3333333" calcext:value-type="float">
            <text:p>97740183.3333333</text:p>
          </table:table-cell>
          <table:table-cell office:value-type="float" office:value="81491895.8333334" calcext:value-type="float">
            <text:p>81491895.8333334</text:p>
          </table:table-cell>
          <table:table-cell table:number-columns-repeated="2"/>
        </table:table-row>
        <table:table-row table:style-name="ro1">
          <table:table-cell office:value-type="float" office:value="87094233.3333333" calcext:value-type="float">
            <text:p>87094233.3333333</text:p>
          </table:table-cell>
          <table:table-cell office:value-type="float" office:value="115993758.333333" calcext:value-type="float">
            <text:p>115993758.333333</text:p>
          </table:table-cell>
          <table:table-cell office:value-type="float" office:value="59053729.1666667" calcext:value-type="float">
            <text:p>59053729.1666667</text:p>
          </table:table-cell>
          <table:table-cell table:number-columns-repeated="2"/>
        </table:table-row>
        <table:table-row table:style-name="ro1">
          <table:table-cell office:value-type="float" office:value="73851104.1666667" calcext:value-type="float">
            <text:p>73851104.1666667</text:p>
          </table:table-cell>
          <table:table-cell office:value-type="float" office:value="109114508.333333" calcext:value-type="float">
            <text:p>109114508.333333</text:p>
          </table:table-cell>
          <table:table-cell office:value-type="float" office:value="106229070.833333" calcext:value-type="float">
            <text:p>106229070.833333</text:p>
          </table:table-cell>
          <table:table-cell table:number-columns-repeated="2"/>
        </table:table-row>
        <table:table-row table:style-name="ro1">
          <table:table-cell office:value-type="float" office:value="99896787.5" calcext:value-type="float">
            <text:p>99896787.5</text:p>
          </table:table-cell>
          <table:table-cell office:value-type="float" office:value="89504970.8333333" calcext:value-type="float">
            <text:p>89504970.8333333</text:p>
          </table:table-cell>
          <table:table-cell office:value-type="float" office:value="87741358.3333333" calcext:value-type="float">
            <text:p>87741358.3333333</text:p>
          </table:table-cell>
          <table:table-cell table:number-columns-repeated="2"/>
        </table:table-row>
        <table:table-row table:style-name="ro1">
          <table:table-cell office:value-type="float" office:value="123654654.166667" calcext:value-type="float">
            <text:p>123654654.166667</text:p>
          </table:table-cell>
          <table:table-cell office:value-type="float" office:value="99623904.1666667" calcext:value-type="float">
            <text:p>99623904.1666667</text:p>
          </table:table-cell>
          <table:table-cell office:value-type="float" office:value="106004037.5" calcext:value-type="float">
            <text:p>106004037.5</text:p>
          </table:table-cell>
          <table:table-cell table:number-columns-repeated="2"/>
        </table:table-row>
        <table:table-row table:style-name="ro1">
          <table:table-cell office:value-type="float" office:value="110173800" calcext:value-type="float">
            <text:p>110173800</text:p>
          </table:table-cell>
          <table:table-cell office:value-type="float" office:value="69238237.5" calcext:value-type="float">
            <text:p>69238237.5</text:p>
          </table:table-cell>
          <table:table-cell office:value-type="float" office:value="93571362.5" calcext:value-type="float">
            <text:p>93571362.5</text:p>
          </table:table-cell>
          <table:table-cell table:number-columns-repeated="2"/>
        </table:table-row>
        <table:table-row table:style-name="ro1">
          <table:table-cell office:value-type="float" office:value="101042820.833333" calcext:value-type="float">
            <text:p>101042820.833333</text:p>
          </table:table-cell>
          <table:table-cell office:value-type="float" office:value="100456891.666667" calcext:value-type="float">
            <text:p>100456891.666667</text:p>
          </table:table-cell>
          <table:table-cell office:value-type="float" office:value="101316191.666667" calcext:value-type="float">
            <text:p>101316191.666667</text:p>
          </table:table-cell>
          <table:table-cell table:number-columns-repeated="2"/>
        </table:table-row>
        <table:table-row table:style-name="ro1">
          <table:table-cell office:value-type="float" office:value="94073725" calcext:value-type="float">
            <text:p>94073725</text:p>
          </table:table-cell>
          <table:table-cell office:value-type="float" office:value="111283866.666667" calcext:value-type="float">
            <text:p>111283866.666667</text:p>
          </table:table-cell>
          <table:table-cell office:value-type="float" office:value="98770825" calcext:value-type="float">
            <text:p>98770825</text:p>
          </table:table-cell>
          <table:table-cell table:number-columns-repeated="2"/>
        </table:table-row>
        <table:table-row table:style-name="ro1">
          <table:table-cell office:value-type="float" office:value="81429495.8333334" calcext:value-type="float">
            <text:p>81429495.8333334</text:p>
          </table:table-cell>
          <table:table-cell office:value-type="float" office:value="71608270.8333333" calcext:value-type="float">
            <text:p>71608270.8333333</text:p>
          </table:table-cell>
          <table:table-cell office:value-type="float" office:value="122663670.833333" calcext:value-type="float">
            <text:p>122663670.833333</text:p>
          </table:table-cell>
          <table:table-cell table:number-columns-repeated="2"/>
        </table:table-row>
        <table:table-row table:style-name="ro1">
          <table:table-cell office:value-type="float" office:value="96601370.8333333" calcext:value-type="float">
            <text:p>96601370.8333333</text:p>
          </table:table-cell>
          <table:table-cell office:value-type="float" office:value="109718179.166667" calcext:value-type="float">
            <text:p>109718179.166667</text:p>
          </table:table-cell>
          <table:table-cell office:value-type="float" office:value="95359866.6666667" calcext:value-type="float">
            <text:p>95359866.6666667</text:p>
          </table:table-cell>
          <table:table-cell table:number-columns-repeated="2"/>
        </table:table-row>
        <table:table-row table:style-name="ro1">
          <table:table-cell office:value-type="float" office:value="99796250" calcext:value-type="float">
            <text:p>99796250</text:p>
          </table:table-cell>
          <table:table-cell office:value-type="float" office:value="87077912.5" calcext:value-type="float">
            <text:p>87077912.5</text:p>
          </table:table-cell>
          <table:table-cell office:value-type="float" office:value="99977658.3333333" calcext:value-type="float">
            <text:p>99977658.3333333</text:p>
          </table:table-cell>
          <table:table-cell table:number-columns-repeated="2"/>
        </table:table-row>
        <table:table-row table:style-name="ro1">
          <table:table-cell office:value-type="float" office:value="88089550.8333333" calcext:value-type="float">
            <text:p>88089550.8333333</text:p>
          </table:table-cell>
          <table:table-cell office:value-type="float" office:value="73631837.5" calcext:value-type="float">
            <text:p>73631837.5</text:p>
          </table:table-cell>
          <table:table-cell office:value-type="float" office:value="107495566.666667" calcext:value-type="float">
            <text:p>107495566.666667</text:p>
          </table:table-cell>
          <table:table-cell table:number-columns-repeated="2"/>
        </table:table-row>
        <table:table-row table:style-name="ro1">
          <table:table-cell office:value-type="float" office:value="114560795.833333" calcext:value-type="float">
            <text:p>114560795.833333</text:p>
          </table:table-cell>
          <table:table-cell office:value-type="float" office:value="100699266.666667" calcext:value-type="float">
            <text:p>100699266.666667</text:p>
          </table:table-cell>
          <table:table-cell office:value-type="float" office:value="85659270.8333334" calcext:value-type="float">
            <text:p>85659270.8333334</text:p>
          </table:table-cell>
          <table:table-cell table:number-columns-repeated="2"/>
        </table:table-row>
        <table:table-row table:style-name="ro1">
          <table:table-cell office:value-type="float" office:value="90020095.8333334" calcext:value-type="float">
            <text:p>90020095.8333334</text:p>
          </table:table-cell>
          <table:table-cell office:value-type="float" office:value="59593725" calcext:value-type="float">
            <text:p>59593725</text:p>
          </table:table-cell>
          <table:table-cell office:value-type="float" office:value="67869129.1666667" calcext:value-type="float">
            <text:p>67869129.1666667</text:p>
          </table:table-cell>
          <table:table-cell table:number-columns-repeated="2"/>
        </table:table-row>
        <table:table-row table:style-name="ro1">
          <table:table-cell office:value-type="float" office:value="147012958.333333" calcext:value-type="float">
            <text:p>147012958.333333</text:p>
          </table:table-cell>
          <table:table-cell office:value-type="float" office:value="105007595.833333" calcext:value-type="float">
            <text:p>105007595.833333</text:p>
          </table:table-cell>
          <table:table-cell office:value-type="float" office:value="117020508.333333" calcext:value-type="float">
            <text:p>117020508.333333</text:p>
          </table:table-cell>
          <table:table-cell table:number-columns-repeated="2"/>
        </table:table-row>
        <table:table-row table:style-name="ro1">
          <table:table-cell office:value-type="float" office:value="99678450" calcext:value-type="float">
            <text:p>99678450</text:p>
          </table:table-cell>
          <table:table-cell office:value-type="float" office:value="96325408.3333333" calcext:value-type="float">
            <text:p>96325408.3333333</text:p>
          </table:table-cell>
          <table:table-cell office:value-type="float" office:value="104757450" calcext:value-type="float">
            <text:p>104757450</text:p>
          </table:table-cell>
          <table:table-cell table:number-columns-repeated="2"/>
        </table:table-row>
        <table:table-row table:style-name="ro1">
          <table:table-cell office:value-type="float" office:value="69533845.8333333" calcext:value-type="float">
            <text:p>69533845.8333333</text:p>
          </table:table-cell>
          <table:table-cell office:value-type="float" office:value="106947583.333333" calcext:value-type="float">
            <text:p>106947583.333333</text:p>
          </table:table-cell>
          <table:table-cell office:value-type="float" office:value="100891929.166667" calcext:value-type="float">
            <text:p>100891929.166667</text:p>
          </table:table-cell>
          <table:table-cell table:number-columns-repeated="2"/>
        </table:table-row>
        <table:table-row table:style-name="ro1">
          <table:table-cell office:value-type="float" office:value="74761758.3333333" calcext:value-type="float">
            <text:p>74761758.3333333</text:p>
          </table:table-cell>
          <table:table-cell office:value-type="float" office:value="81464641.6666667" calcext:value-type="float">
            <text:p>81464641.6666667</text:p>
          </table:table-cell>
          <table:table-cell office:value-type="float" office:value="84790162.5" calcext:value-type="float">
            <text:p>84790162.5</text:p>
          </table:table-cell>
          <table:table-cell table:number-columns-repeated="2"/>
        </table:table-row>
        <table:table-row table:style-name="ro1">
          <table:table-cell office:value-type="float" office:value="100736212.5" calcext:value-type="float">
            <text:p>100736212.5</text:p>
          </table:table-cell>
          <table:table-cell office:value-type="float" office:value="83424020.8333334" calcext:value-type="float">
            <text:p>83424020.8333334</text:p>
          </table:table-cell>
          <table:table-cell office:value-type="float" office:value="117897600" calcext:value-type="float">
            <text:p>117897600</text:p>
          </table:table-cell>
          <table:table-cell table:number-columns-repeated="2"/>
        </table:table-row>
        <table:table-row table:style-name="ro1">
          <table:table-cell office:value-type="float" office:value="97371850" calcext:value-type="float">
            <text:p>97371850</text:p>
          </table:table-cell>
          <table:table-cell office:value-type="float" office:value="117236641.666667" calcext:value-type="float">
            <text:p>117236641.666667</text:p>
          </table:table-cell>
          <table:table-cell office:value-type="float" office:value="98464962.5" calcext:value-type="float">
            <text:p>98464962.5</text:p>
          </table:table-cell>
          <table:table-cell table:number-columns-repeated="2"/>
        </table:table-row>
        <table:table-row table:style-name="ro1">
          <table:table-cell office:value-type="float" office:value="89529916.6666667" calcext:value-type="float">
            <text:p>89529916.6666667</text:p>
          </table:table-cell>
          <table:table-cell office:value-type="float" office:value="101454779.166667" calcext:value-type="float">
            <text:p>101454779.166667</text:p>
          </table:table-cell>
          <table:table-cell office:value-type="float" office:value="98342929.1666667" calcext:value-type="float">
            <text:p>98342929.1666667</text:p>
          </table:table-cell>
          <table:table-cell table:number-columns-repeated="2"/>
        </table:table-row>
        <table:table-row table:style-name="ro1">
          <table:table-cell office:value-type="float" office:value="113438662.5" calcext:value-type="float">
            <text:p>113438662.5</text:p>
          </table:table-cell>
          <table:table-cell office:value-type="float" office:value="98368312.5" calcext:value-type="float">
            <text:p>98368312.5</text:p>
          </table:table-cell>
          <table:table-cell office:value-type="float" office:value="113777462.5" calcext:value-type="float">
            <text:p>113777462.5</text:p>
          </table:table-cell>
          <table:table-cell table:number-columns-repeated="2"/>
        </table:table-row>
        <table:table-row table:style-name="ro1">
          <table:table-cell office:value-type="float" office:value="109277933.333333" calcext:value-type="float">
            <text:p>109277933.333333</text:p>
          </table:table-cell>
          <table:table-cell office:value-type="float" office:value="96467691.6666667" calcext:value-type="float">
            <text:p>96467691.6666667</text:p>
          </table:table-cell>
          <table:table-cell office:value-type="float" office:value="106508125" calcext:value-type="float">
            <text:p>106508125</text:p>
          </table:table-cell>
          <table:table-cell table:number-columns-repeated="2"/>
        </table:table-row>
        <table:table-row table:style-name="ro1">
          <table:table-cell office:value-type="float" office:value="91329979.1666667" calcext:value-type="float">
            <text:p>91329979.1666667</text:p>
          </table:table-cell>
          <table:table-cell office:value-type="float" office:value="97071112.5" calcext:value-type="float">
            <text:p>97071112.5</text:p>
          </table:table-cell>
          <table:table-cell office:value-type="float" office:value="80110933.3333334" calcext:value-type="float">
            <text:p>80110933.3333334</text:p>
          </table:table-cell>
          <table:table-cell table:number-columns-repeated="2"/>
        </table:table-row>
        <table:table-row table:style-name="ro1">
          <table:table-cell office:value-type="float" office:value="91504195.8333334" calcext:value-type="float">
            <text:p>91504195.8333334</text:p>
          </table:table-cell>
          <table:table-cell office:value-type="float" office:value="116322500" calcext:value-type="float">
            <text:p>116322500</text:p>
          </table:table-cell>
          <table:table-cell office:value-type="float" office:value="101866366.666667" calcext:value-type="float">
            <text:p>101866366.666667</text:p>
          </table:table-cell>
          <table:table-cell table:number-columns-repeated="2"/>
        </table:table-row>
        <table:table-row table:style-name="ro1">
          <table:table-cell office:value-type="float" office:value="108738183.333333" calcext:value-type="float">
            <text:p>108738183.333333</text:p>
          </table:table-cell>
          <table:table-cell office:value-type="float" office:value="69079925" calcext:value-type="float">
            <text:p>69079925</text:p>
          </table:table-cell>
          <table:table-cell office:value-type="float" office:value="112393804.166667" calcext:value-type="float">
            <text:p>112393804.166667</text:p>
          </table:table-cell>
          <table:table-cell table:number-columns-repeated="2"/>
        </table:table-row>
        <table:table-row table:style-name="ro1">
          <table:table-cell office:value-type="float" office:value="100063379.166667" calcext:value-type="float">
            <text:p>100063379.166667</text:p>
          </table:table-cell>
          <table:table-cell office:value-type="float" office:value="116733687.5" calcext:value-type="float">
            <text:p>116733687.5</text:p>
          </table:table-cell>
          <table:table-cell office:value-type="float" office:value="99255695.8333334" calcext:value-type="float">
            <text:p>99255695.8333334</text:p>
          </table:table-cell>
          <table:table-cell table:number-columns-repeated="2"/>
        </table:table-row>
        <table:table-row table:style-name="ro1">
          <table:table-cell office:value-type="float" office:value="81750125" calcext:value-type="float">
            <text:p>81750125</text:p>
          </table:table-cell>
          <table:table-cell office:value-type="float" office:value="94419937.5" calcext:value-type="float">
            <text:p>94419937.5</text:p>
          </table:table-cell>
          <table:table-cell office:value-type="float" office:value="97189075" calcext:value-type="float">
            <text:p>97189075</text:p>
          </table:table-cell>
          <table:table-cell table:number-columns-repeated="2"/>
        </table:table-row>
        <table:table-row table:style-name="ro1">
          <table:table-cell office:value-type="float" office:value="116340570.833333" calcext:value-type="float">
            <text:p>116340570.833333</text:p>
          </table:table-cell>
          <table:table-cell office:value-type="float" office:value="94231366.6666667" calcext:value-type="float">
            <text:p>94231366.6666667</text:p>
          </table:table-cell>
          <table:table-cell office:value-type="float" office:value="72753679.1666667" calcext:value-type="float">
            <text:p>72753679.1666667</text:p>
          </table:table-cell>
          <table:table-cell table:number-columns-repeated="2"/>
        </table:table-row>
        <table:table-row table:style-name="ro1">
          <table:table-cell office:value-type="float" office:value="83985462.5" calcext:value-type="float">
            <text:p>83985462.5</text:p>
          </table:table-cell>
          <table:table-cell office:value-type="float" office:value="91391683.3333333" calcext:value-type="float">
            <text:p>91391683.3333333</text:p>
          </table:table-cell>
          <table:table-cell office:value-type="float" office:value="104014804.166667" calcext:value-type="float">
            <text:p>104014804.166667</text:p>
          </table:table-cell>
          <table:table-cell table:number-columns-repeated="2"/>
        </table:table-row>
        <table:table-row table:style-name="ro1">
          <table:table-cell office:value-type="float" office:value="110786770.833333" calcext:value-type="float">
            <text:p>110786770.833333</text:p>
          </table:table-cell>
          <table:table-cell office:value-type="float" office:value="112431250" calcext:value-type="float">
            <text:p>112431250</text:p>
          </table:table-cell>
          <table:table-cell office:value-type="float" office:value="131690512.5" calcext:value-type="float">
            <text:p>131690512.5</text:p>
          </table:table-cell>
          <table:table-cell table:number-columns-repeated="2"/>
        </table:table-row>
        <table:table-row table:style-name="ro1">
          <table:table-cell office:value-type="float" office:value="98350475" calcext:value-type="float">
            <text:p>98350475</text:p>
          </table:table-cell>
          <table:table-cell office:value-type="float" office:value="76600779.1666667" calcext:value-type="float">
            <text:p>76600779.1666667</text:p>
          </table:table-cell>
          <table:table-cell office:value-type="float" office:value="98084650" calcext:value-type="float">
            <text:p>98084650</text:p>
          </table:table-cell>
          <table:table-cell table:number-columns-repeated="2"/>
        </table:table-row>
        <table:table-row table:style-name="ro1">
          <table:table-cell office:value-type="float" office:value="94949308.3333334" calcext:value-type="float">
            <text:p>94949308.3333334</text:p>
          </table:table-cell>
          <table:table-cell office:value-type="float" office:value="104760500" calcext:value-type="float">
            <text:p>104760500</text:p>
          </table:table-cell>
          <table:table-cell office:value-type="float" office:value="118289541.666667" calcext:value-type="float">
            <text:p>118289541.666667</text:p>
          </table:table-cell>
          <table:table-cell table:number-columns-repeated="2"/>
        </table:table-row>
        <table:table-row table:style-name="ro1">
          <table:table-cell office:value-type="float" office:value="70448958.3333333" calcext:value-type="float">
            <text:p>70448958.3333333</text:p>
          </table:table-cell>
          <table:table-cell office:value-type="float" office:value="60636575" calcext:value-type="float">
            <text:p>60636575</text:p>
          </table:table-cell>
          <table:table-cell office:value-type="float" office:value="108693370.833333" calcext:value-type="float">
            <text:p>108693370.833333</text:p>
          </table:table-cell>
          <table:table-cell table:number-columns-repeated="2"/>
        </table:table-row>
        <table:table-row table:style-name="ro1">
          <table:table-cell office:value-type="float" office:value="75057287.5" calcext:value-type="float">
            <text:p>75057287.5</text:p>
          </table:table-cell>
          <table:table-cell office:value-type="float" office:value="101490712.5" calcext:value-type="float">
            <text:p>101490712.5</text:p>
          </table:table-cell>
          <table:table-cell office:value-type="float" office:value="69151108.3333333" calcext:value-type="float">
            <text:p>69151108.3333333</text:p>
          </table:table-cell>
          <table:table-cell table:number-columns-repeated="2"/>
        </table:table-row>
        <table:table-row table:style-name="ro1">
          <table:table-cell office:value-type="float" office:value="109416095.833333" calcext:value-type="float">
            <text:p>109416095.833333</text:p>
          </table:table-cell>
          <table:table-cell office:value-type="float" office:value="102398366.666667" calcext:value-type="float">
            <text:p>102398366.666667</text:p>
          </table:table-cell>
          <table:table-cell office:value-type="float" office:value="76380504.1666667" calcext:value-type="float">
            <text:p>76380504.1666667</text:p>
          </table:table-cell>
          <table:table-cell table:number-columns-repeated="2"/>
        </table:table-row>
        <table:table-row table:style-name="ro1">
          <table:table-cell office:value-type="float" office:value="86299104.1666667" calcext:value-type="float">
            <text:p>86299104.1666667</text:p>
          </table:table-cell>
          <table:table-cell office:value-type="float" office:value="101714404.166667" calcext:value-type="float">
            <text:p>101714404.166667</text:p>
          </table:table-cell>
          <table:table-cell office:value-type="float" office:value="108892650" calcext:value-type="float">
            <text:p>108892650</text:p>
          </table:table-cell>
          <table:table-cell table:number-columns-repeated="2"/>
        </table:table-row>
        <table:table-row table:style-name="ro1">
          <table:table-cell office:value-type="float" office:value="88965483.3333333" calcext:value-type="float">
            <text:p>88965483.3333333</text:p>
          </table:table-cell>
          <table:table-cell office:value-type="float" office:value="133704837.5" calcext:value-type="float">
            <text:p>133704837.5</text:p>
          </table:table-cell>
          <table:table-cell office:value-type="float" office:value="115919670.833333" calcext:value-type="float">
            <text:p>115919670.833333</text:p>
          </table:table-cell>
          <table:table-cell table:number-columns-repeated="2"/>
        </table:table-row>
        <table:table-row table:style-name="ro1">
          <table:table-cell office:value-type="float" office:value="130228825" calcext:value-type="float">
            <text:p>130228825</text:p>
          </table:table-cell>
          <table:table-cell office:value-type="float" office:value="107157641.666667" calcext:value-type="float">
            <text:p>107157641.666667</text:p>
          </table:table-cell>
          <table:table-cell office:value-type="float" office:value="90164812.5" calcext:value-type="float">
            <text:p>90164812.5</text:p>
          </table:table-cell>
          <table:table-cell table:number-columns-repeated="2"/>
        </table:table-row>
        <table:table-row table:style-name="ro1">
          <table:table-cell office:value-type="float" office:value="114530858.333333" calcext:value-type="float">
            <text:p>114530858.333333</text:p>
          </table:table-cell>
          <table:table-cell office:value-type="float" office:value="104871279.166667" calcext:value-type="float">
            <text:p>104871279.166667</text:p>
          </table:table-cell>
          <table:table-cell office:value-type="float" office:value="107660141.666667" calcext:value-type="float">
            <text:p>107660141.666667</text:p>
          </table:table-cell>
          <table:table-cell table:number-columns-repeated="2"/>
        </table:table-row>
        <table:table-row table:style-name="ro1">
          <table:table-cell office:value-type="float" office:value="121343650" calcext:value-type="float">
            <text:p>121343650</text:p>
          </table:table-cell>
          <table:table-cell office:value-type="float" office:value="116470829.166667" calcext:value-type="float">
            <text:p>116470829.166667</text:p>
          </table:table-cell>
          <table:table-cell office:value-type="float" office:value="84060166.6666667" calcext:value-type="float">
            <text:p>84060166.6666667</text:p>
          </table:table-cell>
          <table:table-cell table:number-columns-repeated="2"/>
        </table:table-row>
        <table:table-row table:style-name="ro1">
          <table:table-cell office:value-type="float" office:value="102062958.333333" calcext:value-type="float">
            <text:p>102062958.333333</text:p>
          </table:table-cell>
          <table:table-cell office:value-type="float" office:value="106808291.666667" calcext:value-type="float">
            <text:p>106808291.666667</text:p>
          </table:table-cell>
          <table:table-cell office:value-type="float" office:value="101012487.5" calcext:value-type="float">
            <text:p>101012487.5</text:p>
          </table:table-cell>
          <table:table-cell table:number-columns-repeated="2"/>
        </table:table-row>
        <table:table-row table:style-name="ro1">
          <table:table-cell office:value-type="float" office:value="115808016.666667" calcext:value-type="float">
            <text:p>115808016.666667</text:p>
          </table:table-cell>
          <table:table-cell office:value-type="float" office:value="111168970.833333" calcext:value-type="float">
            <text:p>111168970.833333</text:p>
          </table:table-cell>
          <table:table-cell office:value-type="float" office:value="66660079.1666667" calcext:value-type="float">
            <text:p>66660079.1666667</text:p>
          </table:table-cell>
          <table:table-cell table:number-columns-repeated="2"/>
        </table:table-row>
        <table:table-row table:style-name="ro1">
          <table:table-cell office:value-type="float" office:value="96388733.3333333" calcext:value-type="float">
            <text:p>96388733.3333333</text:p>
          </table:table-cell>
          <table:table-cell office:value-type="float" office:value="68036237.5" calcext:value-type="float">
            <text:p>68036237.5</text:p>
          </table:table-cell>
          <table:table-cell office:value-type="float" office:value="66623129.1666667" calcext:value-type="float">
            <text:p>66623129.1666667</text:p>
          </table:table-cell>
          <table:table-cell table:number-columns-repeated="2"/>
        </table:table-row>
        <table:table-row table:style-name="ro1">
          <table:table-cell office:value-type="float" office:value="133904737.5" calcext:value-type="float">
            <text:p>133904737.5</text:p>
          </table:table-cell>
          <table:table-cell office:value-type="float" office:value="100461166.666667" calcext:value-type="float">
            <text:p>100461166.666667</text:p>
          </table:table-cell>
          <table:table-cell office:value-type="float" office:value="99122187.5" calcext:value-type="float">
            <text:p>99122187.5</text:p>
          </table:table-cell>
          <table:table-cell table:number-columns-repeated="2"/>
        </table:table-row>
        <table:table-row table:style-name="ro1">
          <table:table-cell office:value-type="float" office:value="119328908.333333" calcext:value-type="float">
            <text:p>119328908.333333</text:p>
          </table:table-cell>
          <table:table-cell office:value-type="float" office:value="128268420.833333" calcext:value-type="float">
            <text:p>128268420.833333</text:p>
          </table:table-cell>
          <table:table-cell office:value-type="float" office:value="80496058.3333333" calcext:value-type="float">
            <text:p>80496058.3333333</text:p>
          </table:table-cell>
          <table:table-cell table:number-columns-repeated="2"/>
        </table:table-row>
        <table:table-row table:style-name="ro1">
          <table:table-cell office:value-type="float" office:value="144640083.333333" calcext:value-type="float">
            <text:p>144640083.333333</text:p>
          </table:table-cell>
          <table:table-cell office:value-type="float" office:value="69987458.3333333" calcext:value-type="float">
            <text:p>69987458.3333333</text:p>
          </table:table-cell>
          <table:table-cell office:value-type="float" office:value="108193995.833333" calcext:value-type="float">
            <text:p>108193995.833333</text:p>
          </table:table-cell>
          <table:table-cell table:number-columns-repeated="2"/>
        </table:table-row>
        <table:table-row table:style-name="ro1">
          <table:table-cell office:value-type="float" office:value="84064275" calcext:value-type="float">
            <text:p>84064275</text:p>
          </table:table-cell>
          <table:table-cell office:value-type="float" office:value="73286450" calcext:value-type="float">
            <text:p>73286450</text:p>
          </table:table-cell>
          <table:table-cell office:value-type="float" office:value="103420904.166667" calcext:value-type="float">
            <text:p>103420904.166667</text:p>
          </table:table-cell>
          <table:table-cell table:number-columns-repeated="2"/>
        </table:table-row>
        <table:table-row table:style-name="ro1">
          <table:table-cell office:value-type="float" office:value="125136145.833333" calcext:value-type="float">
            <text:p>125136145.833333</text:p>
          </table:table-cell>
          <table:table-cell office:value-type="float" office:value="108184145.833333" calcext:value-type="float">
            <text:p>108184145.833333</text:p>
          </table:table-cell>
          <table:table-cell office:value-type="float" office:value="80031675" calcext:value-type="float">
            <text:p>80031675</text:p>
          </table:table-cell>
          <table:table-cell table:number-columns-repeated="2"/>
        </table:table-row>
        <table:table-row table:style-name="ro1">
          <table:table-cell office:value-type="float" office:value="85871016.6666667" calcext:value-type="float">
            <text:p>85871016.6666667</text:p>
          </table:table-cell>
          <table:table-cell office:value-type="float" office:value="111463075" calcext:value-type="float">
            <text:p>111463075</text:p>
          </table:table-cell>
          <table:table-cell office:value-type="float" office:value="105519866.666667" calcext:value-type="float">
            <text:p>105519866.666667</text:p>
          </table:table-cell>
          <table:table-cell table:number-columns-repeated="2"/>
        </table:table-row>
        <table:table-row table:style-name="ro1">
          <table:table-cell office:value-type="float" office:value="96601391.6666667" calcext:value-type="float">
            <text:p>96601391.6666667</text:p>
          </table:table-cell>
          <table:table-cell office:value-type="float" office:value="84408112.5" calcext:value-type="float">
            <text:p>84408112.5</text:p>
          </table:table-cell>
          <table:table-cell office:value-type="float" office:value="101062429.166667" calcext:value-type="float">
            <text:p>101062429.166667</text:p>
          </table:table-cell>
          <table:table-cell table:number-columns-repeated="2"/>
        </table:table-row>
        <table:table-row table:style-name="ro1">
          <table:table-cell office:value-type="float" office:value="125121716.666667" calcext:value-type="float">
            <text:p>125121716.666667</text:p>
          </table:table-cell>
          <table:table-cell office:value-type="float" office:value="73028195.8333333" calcext:value-type="float">
            <text:p>73028195.8333333</text:p>
          </table:table-cell>
          <table:table-cell office:value-type="float" office:value="123789116.666667" calcext:value-type="float">
            <text:p>123789116.666667</text:p>
          </table:table-cell>
          <table:table-cell table:number-columns-repeated="2"/>
        </table:table-row>
        <table:table-row table:style-name="ro1">
          <table:table-cell office:value-type="float" office:value="97675479.1666667" calcext:value-type="float">
            <text:p>97675479.1666667</text:p>
          </table:table-cell>
          <table:table-cell office:value-type="float" office:value="86930316.6666667" calcext:value-type="float">
            <text:p>86930316.6666667</text:p>
          </table:table-cell>
          <table:table-cell office:value-type="float" office:value="92007725" calcext:value-type="float">
            <text:p>92007725</text:p>
          </table:table-cell>
          <table:table-cell table:number-columns-repeated="2"/>
        </table:table-row>
        <table:table-row table:style-name="ro1">
          <table:table-cell office:value-type="float" office:value="112821229.166667" calcext:value-type="float">
            <text:p>112821229.166667</text:p>
          </table:table-cell>
          <table:table-cell office:value-type="float" office:value="81880333.3333334" calcext:value-type="float">
            <text:p>81880333.3333334</text:p>
          </table:table-cell>
          <table:table-cell office:value-type="float" office:value="134932508.333333" calcext:value-type="float">
            <text:p>134932508.333333</text:p>
          </table:table-cell>
          <table:table-cell table:number-columns-repeated="2"/>
        </table:table-row>
        <table:table-row table:style-name="ro1">
          <table:table-cell office:value-type="float" office:value="98558987.5" calcext:value-type="float">
            <text:p>98558987.5</text:p>
          </table:table-cell>
          <table:table-cell office:value-type="float" office:value="102859566.666667" calcext:value-type="float">
            <text:p>102859566.666667</text:p>
          </table:table-cell>
          <table:table-cell office:value-type="float" office:value="105935895.833333" calcext:value-type="float">
            <text:p>105935895.833333</text:p>
          </table:table-cell>
          <table:table-cell table:number-columns-repeated="2"/>
        </table:table-row>
        <table:table-row table:style-name="ro1">
          <table:table-cell office:value-type="float" office:value="87103116.6666667" calcext:value-type="float">
            <text:p>87103116.6666667</text:p>
          </table:table-cell>
          <table:table-cell office:value-type="float" office:value="86126370.8333333" calcext:value-type="float">
            <text:p>86126370.8333333</text:p>
          </table:table-cell>
          <table:table-cell office:value-type="float" office:value="115835637.5" calcext:value-type="float">
            <text:p>115835637.5</text:p>
          </table:table-cell>
          <table:table-cell table:number-columns-repeated="2"/>
        </table:table-row>
        <table:table-row table:style-name="ro1">
          <table:table-cell office:value-type="float" office:value="119178395.833333" calcext:value-type="float">
            <text:p>119178395.833333</text:p>
          </table:table-cell>
          <table:table-cell office:value-type="float" office:value="100423650" calcext:value-type="float">
            <text:p>100423650</text:p>
          </table:table-cell>
          <table:table-cell office:value-type="float" office:value="103927962.5" calcext:value-type="float">
            <text:p>103927962.5</text:p>
          </table:table-cell>
          <table:table-cell table:number-columns-repeated="2"/>
        </table:table-row>
        <table:table-row table:style-name="ro1">
          <table:table-cell office:value-type="float" office:value="111259979.166667" calcext:value-type="float">
            <text:p>111259979.166667</text:p>
          </table:table-cell>
          <table:table-cell office:value-type="float" office:value="107455800" calcext:value-type="float">
            <text:p>107455800</text:p>
          </table:table-cell>
          <table:table-cell office:value-type="float" office:value="79127595.8333333" calcext:value-type="float">
            <text:p>79127595.8333333</text:p>
          </table:table-cell>
          <table:table-cell table:number-columns-repeated="2"/>
        </table:table-row>
        <table:table-row table:style-name="ro1">
          <table:table-cell office:value-type="float" office:value="105965758.333333" calcext:value-type="float">
            <text:p>105965758.333333</text:p>
          </table:table-cell>
          <table:table-cell office:value-type="float" office:value="84425404.1666667" calcext:value-type="float">
            <text:p>84425404.1666667</text:p>
          </table:table-cell>
          <table:table-cell office:value-type="float" office:value="102808966.666667" calcext:value-type="float">
            <text:p>102808966.666667</text:p>
          </table:table-cell>
          <table:table-cell table:number-columns-repeated="2"/>
        </table:table-row>
        <table:table-row table:style-name="ro1">
          <table:table-cell office:value-type="float" office:value="83093954.1666667" calcext:value-type="float">
            <text:p>83093954.1666667</text:p>
          </table:table-cell>
          <table:table-cell office:value-type="float" office:value="100943508.333333" calcext:value-type="float">
            <text:p>100943508.333333</text:p>
          </table:table-cell>
          <table:table-cell office:value-type="float" office:value="103515170.833333" calcext:value-type="float">
            <text:p>103515170.833333</text:p>
          </table:table-cell>
          <table:table-cell table:number-columns-repeated="2"/>
        </table:table-row>
        <table:table-row table:style-name="ro1">
          <table:table-cell office:value-type="float" office:value="86214104.1666667" calcext:value-type="float">
            <text:p>86214104.1666667</text:p>
          </table:table-cell>
          <table:table-cell office:value-type="float" office:value="83729175" calcext:value-type="float">
            <text:p>83729175</text:p>
          </table:table-cell>
          <table:table-cell office:value-type="float" office:value="121645983.333333" calcext:value-type="float">
            <text:p>121645983.333333</text:p>
          </table:table-cell>
          <table:table-cell table:number-columns-repeated="2"/>
        </table:table-row>
        <table:table-row table:style-name="ro1">
          <table:table-cell office:value-type="float" office:value="87723329.1666667" calcext:value-type="float">
            <text:p>87723329.1666667</text:p>
          </table:table-cell>
          <table:table-cell office:value-type="float" office:value="96419395.8333333" calcext:value-type="float">
            <text:p>96419395.8333333</text:p>
          </table:table-cell>
          <table:table-cell office:value-type="float" office:value="95674608.3333333" calcext:value-type="float">
            <text:p>95674608.3333333</text:p>
          </table:table-cell>
          <table:table-cell table:number-columns-repeated="2"/>
        </table:table-row>
        <table:table-row table:style-name="ro1">
          <table:table-cell office:value-type="float" office:value="106567629.166667" calcext:value-type="float">
            <text:p>106567629.166667</text:p>
          </table:table-cell>
          <table:table-cell office:value-type="float" office:value="133815887.5" calcext:value-type="float">
            <text:p>133815887.5</text:p>
          </table:table-cell>
          <table:table-cell office:value-type="float" office:value="104551079.166667" calcext:value-type="float">
            <text:p>104551079.166667</text:p>
          </table:table-cell>
          <table:table-cell table:number-columns-repeated="2"/>
        </table:table-row>
        <table:table-row table:style-name="ro1">
          <table:table-cell office:value-type="float" office:value="116551895.833333" calcext:value-type="float">
            <text:p>116551895.833333</text:p>
          </table:table-cell>
          <table:table-cell office:value-type="float" office:value="130520187.5" calcext:value-type="float">
            <text:p>130520187.5</text:p>
          </table:table-cell>
          <table:table-cell office:value-type="float" office:value="124540050" calcext:value-type="float">
            <text:p>124540050</text:p>
          </table:table-cell>
          <table:table-cell table:number-columns-repeated="2"/>
        </table:table-row>
        <table:table-row table:style-name="ro1">
          <table:table-cell office:value-type="float" office:value="87474962.5" calcext:value-type="float">
            <text:p>87474962.5</text:p>
          </table:table-cell>
          <table:table-cell office:value-type="float" office:value="84085170.8333334" calcext:value-type="float">
            <text:p>84085170.8333334</text:p>
          </table:table-cell>
          <table:table-cell office:value-type="float" office:value="105857754.166667" calcext:value-type="float">
            <text:p>105857754.166667</text:p>
          </table:table-cell>
          <table:table-cell table:number-columns-repeated="2"/>
        </table:table-row>
        <table:table-row table:style-name="ro1">
          <table:table-cell office:value-type="float" office:value="110887466.666667" calcext:value-type="float">
            <text:p>110887466.666667</text:p>
          </table:table-cell>
          <table:table-cell office:value-type="float" office:value="77700470.8333333" calcext:value-type="float">
            <text:p>77700470.8333333</text:p>
          </table:table-cell>
          <table:table-cell office:value-type="float" office:value="71075508.3333333" calcext:value-type="float">
            <text:p>71075508.3333333</text:p>
          </table:table-cell>
          <table:table-cell table:number-columns-repeated="2"/>
        </table:table-row>
        <table:table-row table:style-name="ro1">
          <table:table-cell office:value-type="float" office:value="74390804.1666667" calcext:value-type="float">
            <text:p>74390804.1666667</text:p>
          </table:table-cell>
          <table:table-cell office:value-type="float" office:value="101199400" calcext:value-type="float">
            <text:p>101199400</text:p>
          </table:table-cell>
          <table:table-cell office:value-type="float" office:value="94575012.5" calcext:value-type="float">
            <text:p>94575012.5</text:p>
          </table:table-cell>
          <table:table-cell table:number-columns-repeated="2"/>
        </table:table-row>
        <table:table-row table:style-name="ro1">
          <table:table-cell office:value-type="float" office:value="80717916.6666667" calcext:value-type="float">
            <text:p>80717916.6666667</text:p>
          </table:table-cell>
          <table:table-cell office:value-type="float" office:value="98221879.1666667" calcext:value-type="float">
            <text:p>98221879.1666667</text:p>
          </table:table-cell>
          <table:table-cell office:value-type="float" office:value="104324929.166667" calcext:value-type="float">
            <text:p>104324929.166667</text:p>
          </table:table-cell>
          <table:table-cell table:number-columns-repeated="2"/>
        </table:table-row>
        <table:table-row table:style-name="ro1">
          <table:table-cell office:value-type="float" office:value="103494983.333333" calcext:value-type="float">
            <text:p>103494983.333333</text:p>
          </table:table-cell>
          <table:table-cell office:value-type="float" office:value="125663945.833333" calcext:value-type="float">
            <text:p>125663945.833333</text:p>
          </table:table-cell>
          <table:table-cell office:value-type="float" office:value="108861279.166667" calcext:value-type="float">
            <text:p>108861279.166667</text:p>
          </table:table-cell>
          <table:table-cell table:number-columns-repeated="2"/>
        </table:table-row>
        <table:table-row table:style-name="ro1">
          <table:table-cell office:value-type="float" office:value="114464125" calcext:value-type="float">
            <text:p>114464125</text:p>
          </table:table-cell>
          <table:table-cell office:value-type="float" office:value="95285220.8333333" calcext:value-type="float">
            <text:p>95285220.8333333</text:p>
          </table:table-cell>
          <table:table-cell office:value-type="float" office:value="81168358.3333334" calcext:value-type="float">
            <text:p>81168358.3333334</text:p>
          </table:table-cell>
          <table:table-cell table:number-columns-repeated="2"/>
        </table:table-row>
        <table:table-row table:style-name="ro1">
          <table:table-cell office:value-type="float" office:value="97749916.6666667" calcext:value-type="float">
            <text:p>97749916.6666667</text:p>
          </table:table-cell>
          <table:table-cell office:value-type="float" office:value="93646437.5" calcext:value-type="float">
            <text:p>93646437.5</text:p>
          </table:table-cell>
          <table:table-cell office:value-type="float" office:value="84211762.5" calcext:value-type="float">
            <text:p>84211762.5</text:p>
          </table:table-cell>
          <table:table-cell table:number-columns-repeated="2"/>
        </table:table-row>
        <table:table-row table:style-name="ro1">
          <table:table-cell office:value-type="float" office:value="81004258.3333333" calcext:value-type="float">
            <text:p>81004258.3333333</text:p>
          </table:table-cell>
          <table:table-cell office:value-type="float" office:value="90164245.8333333" calcext:value-type="float">
            <text:p>90164245.8333333</text:p>
          </table:table-cell>
          <table:table-cell office:value-type="float" office:value="112585166.666667" calcext:value-type="float">
            <text:p>112585166.666667</text:p>
          </table:table-cell>
          <table:table-cell table:number-columns-repeated="2"/>
        </table:table-row>
        <table:table-row table:style-name="ro1">
          <table:table-cell office:value-type="float" office:value="81857933.3333333" calcext:value-type="float">
            <text:p>81857933.3333333</text:p>
          </table:table-cell>
          <table:table-cell office:value-type="float" office:value="86477404.1666667" calcext:value-type="float">
            <text:p>86477404.1666667</text:p>
          </table:table-cell>
          <table:table-cell office:value-type="float" office:value="112080279.166667" calcext:value-type="float">
            <text:p>112080279.166667</text:p>
          </table:table-cell>
          <table:table-cell table:number-columns-repeated="2"/>
        </table:table-row>
        <table:table-row table:style-name="ro1">
          <table:table-cell office:value-type="float" office:value="59725925" calcext:value-type="float">
            <text:p>59725925</text:p>
          </table:table-cell>
          <table:table-cell office:value-type="float" office:value="100261483.333333" calcext:value-type="float">
            <text:p>100261483.333333</text:p>
          </table:table-cell>
          <table:table-cell office:value-type="float" office:value="109634295.833333" calcext:value-type="float">
            <text:p>109634295.833333</text:p>
          </table:table-cell>
          <table:table-cell table:number-columns-repeated="2"/>
        </table:table-row>
        <table:table-row table:style-name="ro1">
          <table:table-cell office:value-type="float" office:value="106782720.833333" calcext:value-type="float">
            <text:p>106782720.833333</text:p>
          </table:table-cell>
          <table:table-cell office:value-type="float" office:value="98826354.1666667" calcext:value-type="float">
            <text:p>98826354.1666667</text:p>
          </table:table-cell>
          <table:table-cell office:value-type="float" office:value="110395987.5" calcext:value-type="float">
            <text:p>110395987.5</text:p>
          </table:table-cell>
          <table:table-cell table:number-columns-repeated="2"/>
        </table:table-row>
        <table:table-row table:style-name="ro1">
          <table:table-cell office:value-type="float" office:value="112461158.333333" calcext:value-type="float">
            <text:p>112461158.333333</text:p>
          </table:table-cell>
          <table:table-cell office:value-type="float" office:value="107149741.666667" calcext:value-type="float">
            <text:p>107149741.666667</text:p>
          </table:table-cell>
          <table:table-cell office:value-type="float" office:value="109191704.166667" calcext:value-type="float">
            <text:p>109191704.166667</text:p>
          </table:table-cell>
          <table:table-cell table:number-columns-repeated="2"/>
        </table:table-row>
        <table:table-row table:style-name="ro1">
          <table:table-cell office:value-type="float" office:value="71045895.8333333" calcext:value-type="float">
            <text:p>71045895.8333333</text:p>
          </table:table-cell>
          <table:table-cell office:value-type="float" office:value="69865454.1666667" calcext:value-type="float">
            <text:p>69865454.1666667</text:p>
          </table:table-cell>
          <table:table-cell office:value-type="float" office:value="81191645.8333334" calcext:value-type="float">
            <text:p>81191645.8333334</text:p>
          </table:table-cell>
          <table:table-cell table:number-columns-repeated="2"/>
        </table:table-row>
        <table:table-row table:style-name="ro1">
          <table:table-cell office:value-type="float" office:value="76097208.3333333" calcext:value-type="float">
            <text:p>76097208.3333333</text:p>
          </table:table-cell>
          <table:table-cell office:value-type="float" office:value="98679879.1666667" calcext:value-type="float">
            <text:p>98679879.1666667</text:p>
          </table:table-cell>
          <table:table-cell office:value-type="float" office:value="83861929.1666667" calcext:value-type="float">
            <text:p>83861929.1666667</text:p>
          </table:table-cell>
          <table:table-cell table:number-columns-repeated="2"/>
        </table:table-row>
        <table:table-row table:style-name="ro1">
          <table:table-cell office:value-type="float" office:value="99010345.8333333" calcext:value-type="float">
            <text:p>99010345.8333333</text:p>
          </table:table-cell>
          <table:table-cell office:value-type="float" office:value="90918404.1666667" calcext:value-type="float">
            <text:p>90918404.1666667</text:p>
          </table:table-cell>
          <table:table-cell office:value-type="float" office:value="97599254.1666667" calcext:value-type="float">
            <text:p>97599254.1666667</text:p>
          </table:table-cell>
          <table:table-cell table:number-columns-repeated="2"/>
        </table:table-row>
        <table:table-row table:style-name="ro1">
          <table:table-cell office:value-type="float" office:value="93489291.6666667" calcext:value-type="float">
            <text:p>93489291.6666667</text:p>
          </table:table-cell>
          <table:table-cell office:value-type="float" office:value="107130141.666667" calcext:value-type="float">
            <text:p>107130141.666667</text:p>
          </table:table-cell>
          <table:table-cell office:value-type="float" office:value="87872529.1666667" calcext:value-type="float">
            <text:p>87872529.1666667</text:p>
          </table:table-cell>
          <table:table-cell table:number-columns-repeated="2"/>
        </table:table-row>
        <table:table-row table:style-name="ro1">
          <table:table-cell office:value-type="float" office:value="72907895.8333334" calcext:value-type="float">
            <text:p>72907895.8333334</text:p>
          </table:table-cell>
          <table:table-cell office:value-type="float" office:value="90513795.8333333" calcext:value-type="float">
            <text:p>90513795.8333333</text:p>
          </table:table-cell>
          <table:table-cell office:value-type="float" office:value="83921633.3333333" calcext:value-type="float">
            <text:p>83921633.3333333</text:p>
          </table:table-cell>
          <table:table-cell table:number-columns-repeated="2"/>
        </table:table-row>
        <table:table-row table:style-name="ro1">
          <table:table-cell office:value-type="float" office:value="108597400" calcext:value-type="float">
            <text:p>108597400</text:p>
          </table:table-cell>
          <table:table-cell office:value-type="float" office:value="97447400" calcext:value-type="float">
            <text:p>97447400</text:p>
          </table:table-cell>
          <table:table-cell office:value-type="float" office:value="114030366.666667" calcext:value-type="float">
            <text:p>114030366.666667</text:p>
          </table:table-cell>
          <table:table-cell table:number-columns-repeated="2"/>
        </table:table-row>
        <table:table-row table:style-name="ro1">
          <table:table-cell office:value-type="float" office:value="69154233.3333333" calcext:value-type="float">
            <text:p>69154233.3333333</text:p>
          </table:table-cell>
          <table:table-cell office:value-type="float" office:value="123012550" calcext:value-type="float">
            <text:p>123012550</text:p>
          </table:table-cell>
          <table:table-cell office:value-type="float" office:value="93303450" calcext:value-type="float">
            <text:p>93303450</text:p>
          </table:table-cell>
          <table:table-cell table:number-columns-repeated="2"/>
        </table:table-row>
        <table:table-row table:style-name="ro1">
          <table:table-cell office:value-type="float" office:value="111509258.333333" calcext:value-type="float">
            <text:p>111509258.333333</text:p>
          </table:table-cell>
          <table:table-cell office:value-type="float" office:value="106760545.833333" calcext:value-type="float">
            <text:p>106760545.833333</text:p>
          </table:table-cell>
          <table:table-cell office:value-type="float" office:value="99743329.1666667" calcext:value-type="float">
            <text:p>99743329.1666667</text:p>
          </table:table-cell>
          <table:table-cell table:number-columns-repeated="2"/>
        </table:table-row>
        <table:table-row table:style-name="ro1">
          <table:table-cell office:value-type="float" office:value="130177441.666667" calcext:value-type="float">
            <text:p>130177441.666667</text:p>
          </table:table-cell>
          <table:table-cell office:value-type="float" office:value="100660687.5" calcext:value-type="float">
            <text:p>100660687.5</text:p>
          </table:table-cell>
          <table:table-cell office:value-type="float" office:value="110858220.833333" calcext:value-type="float">
            <text:p>110858220.833333</text:p>
          </table:table-cell>
          <table:table-cell table:number-columns-repeated="2"/>
        </table:table-row>
        <table:table-row table:style-name="ro1">
          <table:table-cell office:value-type="float" office:value="73944529.1666667" calcext:value-type="float">
            <text:p>73944529.1666667</text:p>
          </table:table-cell>
          <table:table-cell office:value-type="float" office:value="114108904.166667" calcext:value-type="float">
            <text:p>114108904.166667</text:p>
          </table:table-cell>
          <table:table-cell office:value-type="float" office:value="92139583.3333333" calcext:value-type="float">
            <text:p>92139583.3333333</text:p>
          </table:table-cell>
          <table:table-cell table:number-columns-repeated="2"/>
        </table:table-row>
        <table:table-row table:style-name="ro1">
          <table:table-cell office:value-type="float" office:value="99466937.5" calcext:value-type="float">
            <text:p>99466937.5</text:p>
          </table:table-cell>
          <table:table-cell office:value-type="float" office:value="105879708.333333" calcext:value-type="float">
            <text:p>105879708.333333</text:p>
          </table:table-cell>
          <table:table-cell office:value-type="float" office:value="96601245.8333334" calcext:value-type="float">
            <text:p>96601245.8333334</text:p>
          </table:table-cell>
          <table:table-cell table:number-columns-repeated="2"/>
        </table:table-row>
        <table:table-row table:style-name="ro1">
          <table:table-cell office:value-type="float" office:value="78983666.6666667" calcext:value-type="float">
            <text:p>78983666.6666667</text:p>
          </table:table-cell>
          <table:table-cell office:value-type="float" office:value="121141075" calcext:value-type="float">
            <text:p>121141075</text:p>
          </table:table-cell>
          <table:table-cell office:value-type="float" office:value="119106725" calcext:value-type="float">
            <text:p>119106725</text:p>
          </table:table-cell>
          <table:table-cell table:number-columns-repeated="2"/>
        </table:table-row>
        <table:table-row table:style-name="ro1">
          <table:table-cell office:value-type="float" office:value="107159541.666667" calcext:value-type="float">
            <text:p>107159541.666667</text:p>
          </table:table-cell>
          <table:table-cell office:value-type="float" office:value="84131795.8333334" calcext:value-type="float">
            <text:p>84131795.8333334</text:p>
          </table:table-cell>
          <table:table-cell office:value-type="float" office:value="90198195.8333333" calcext:value-type="float">
            <text:p>90198195.8333333</text:p>
          </table:table-cell>
          <table:table-cell table:number-columns-repeated="2"/>
        </table:table-row>
        <table:table-row table:style-name="ro1">
          <table:table-cell office:value-type="float" office:value="97904641.6666667" calcext:value-type="float">
            <text:p>97904641.6666667</text:p>
          </table:table-cell>
          <table:table-cell office:value-type="float" office:value="74824407.5" calcext:value-type="float">
            <text:p>74824407.5</text:p>
          </table:table-cell>
          <table:table-cell office:value-type="float" office:value="101061854.166667" calcext:value-type="float">
            <text:p>101061854.166667</text:p>
          </table:table-cell>
          <table:table-cell table:number-columns-repeated="2"/>
        </table:table-row>
        <table:table-row table:style-name="ro1">
          <table:table-cell office:value-type="float" office:value="85788291.6666667" calcext:value-type="float">
            <text:p>85788291.6666667</text:p>
          </table:table-cell>
          <table:table-cell office:value-type="float" office:value="106942191.666667" calcext:value-type="float">
            <text:p>106942191.666667</text:p>
          </table:table-cell>
          <table:table-cell office:value-type="float" office:value="109981758.333333" calcext:value-type="float">
            <text:p>109981758.333333</text:p>
          </table:table-cell>
          <table:table-cell table:number-columns-repeated="2"/>
        </table:table-row>
        <table:table-row table:style-name="ro1">
          <table:table-cell office:value-type="float" office:value="91483208.3333334" calcext:value-type="float">
            <text:p>91483208.3333334</text:p>
          </table:table-cell>
          <table:table-cell office:value-type="float" office:value="105783245.833333" calcext:value-type="float">
            <text:p>105783245.833333</text:p>
          </table:table-cell>
          <table:table-cell office:value-type="float" office:value="97422862.5" calcext:value-type="float">
            <text:p>97422862.5</text:p>
          </table:table-cell>
          <table:table-cell table:number-columns-repeated="2"/>
        </table:table-row>
        <table:table-row table:style-name="ro1">
          <table:table-cell office:value-type="float" office:value="97357820.8333333" calcext:value-type="float">
            <text:p>97357820.8333333</text:p>
          </table:table-cell>
          <table:table-cell office:value-type="float" office:value="118438041.666667" calcext:value-type="float">
            <text:p>118438041.666667</text:p>
          </table:table-cell>
          <table:table-cell office:value-type="float" office:value="84471020.8333333" calcext:value-type="float">
            <text:p>84471020.8333333</text:p>
          </table:table-cell>
          <table:table-cell table:number-columns-repeated="2"/>
        </table:table-row>
        <table:table-row table:style-name="ro1">
          <table:table-cell office:value-type="float" office:value="114878075" calcext:value-type="float">
            <text:p>114878075</text:p>
          </table:table-cell>
          <table:table-cell office:value-type="float" office:value="80019450" calcext:value-type="float">
            <text:p>80019450</text:p>
          </table:table-cell>
          <table:table-cell office:value-type="float" office:value="96314091.6666667" calcext:value-type="float">
            <text:p>96314091.6666667</text:p>
          </table:table-cell>
          <table:table-cell table:number-columns-repeated="2"/>
        </table:table-row>
        <table:table-row table:style-name="ro1">
          <table:table-cell office:value-type="float" office:value="88580200" calcext:value-type="float">
            <text:p>88580200</text:p>
          </table:table-cell>
          <table:table-cell office:value-type="float" office:value="80301150" calcext:value-type="float">
            <text:p>80301150</text:p>
          </table:table-cell>
          <table:table-cell office:value-type="float" office:value="97794133.3333333" calcext:value-type="float">
            <text:p>97794133.3333333</text:p>
          </table:table-cell>
          <table:table-cell table:number-columns-repeated="2"/>
        </table:table-row>
        <table:table-row table:style-name="ro1">
          <table:table-cell office:value-type="float" office:value="80040750" calcext:value-type="float">
            <text:p>80040750</text:p>
          </table:table-cell>
          <table:table-cell office:value-type="float" office:value="131670779.166667" calcext:value-type="float">
            <text:p>131670779.166667</text:p>
          </table:table-cell>
          <table:table-cell office:value-type="float" office:value="130428470.833333" calcext:value-type="float">
            <text:p>130428470.833333</text:p>
          </table:table-cell>
          <table:table-cell table:number-columns-repeated="2"/>
        </table:table-row>
        <table:table-row table:style-name="ro1">
          <table:table-cell office:value-type="float" office:value="107490641.666667" calcext:value-type="float">
            <text:p>107490641.666667</text:p>
          </table:table-cell>
          <table:table-cell office:value-type="float" office:value="64692100" calcext:value-type="float">
            <text:p>64692100</text:p>
          </table:table-cell>
          <table:table-cell office:value-type="float" office:value="75094795.8333333" calcext:value-type="float">
            <text:p>75094795.8333333</text:p>
          </table:table-cell>
          <table:table-cell table:number-columns-repeated="2"/>
        </table:table-row>
        <table:table-row table:style-name="ro1">
          <table:table-cell office:value-type="float" office:value="136180054.166667" calcext:value-type="float">
            <text:p>136180054.166667</text:p>
          </table:table-cell>
          <table:table-cell office:value-type="float" office:value="75588379.1666667" calcext:value-type="float">
            <text:p>75588379.1666667</text:p>
          </table:table-cell>
          <table:table-cell office:value-type="float" office:value="101276991.666667" calcext:value-type="float">
            <text:p>101276991.666667</text:p>
          </table:table-cell>
          <table:table-cell table:number-columns-repeated="2"/>
        </table:table-row>
        <table:table-row table:style-name="ro1">
          <table:table-cell office:value-type="float" office:value="93281220.8333333" calcext:value-type="float">
            <text:p>93281220.8333333</text:p>
          </table:table-cell>
          <table:table-cell office:value-type="float" office:value="82217941.6666667" calcext:value-type="float">
            <text:p>82217941.6666667</text:p>
          </table:table-cell>
          <table:table-cell office:value-type="float" office:value="87120433.3333333" calcext:value-type="float">
            <text:p>87120433.3333333</text:p>
          </table:table-cell>
          <table:table-cell table:number-columns-repeated="2"/>
        </table:table-row>
        <table:table-row table:style-name="ro1">
          <table:table-cell office:value-type="float" office:value="72974470.8333333" calcext:value-type="float">
            <text:p>72974470.8333333</text:p>
          </table:table-cell>
          <table:table-cell office:value-type="float" office:value="51283312.5" calcext:value-type="float">
            <text:p>51283312.5</text:p>
          </table:table-cell>
          <table:table-cell office:value-type="float" office:value="114897766.666667" calcext:value-type="float">
            <text:p>114897766.666667</text:p>
          </table:table-cell>
          <table:table-cell table:number-columns-repeated="2"/>
        </table:table-row>
        <table:table-row table:style-name="ro1">
          <table:table-cell office:value-type="float" office:value="77958204.1666667" calcext:value-type="float">
            <text:p>77958204.1666667</text:p>
          </table:table-cell>
          <table:table-cell office:value-type="float" office:value="98969250" calcext:value-type="float">
            <text:p>98969250</text:p>
          </table:table-cell>
          <table:table-cell office:value-type="float" office:value="110534350" calcext:value-type="float">
            <text:p>110534350</text:p>
          </table:table-cell>
          <table:table-cell table:number-columns-repeated="2"/>
        </table:table-row>
        <table:table-row table:style-name="ro1">
          <table:table-cell office:value-type="float" office:value="87761070.8333333" calcext:value-type="float">
            <text:p>87761070.8333333</text:p>
          </table:table-cell>
          <table:table-cell office:value-type="float" office:value="103271958.333333" calcext:value-type="float">
            <text:p>103271958.333333</text:p>
          </table:table-cell>
          <table:table-cell office:value-type="float" office:value="103300212.5" calcext:value-type="float">
            <text:p>103300212.5</text:p>
          </table:table-cell>
          <table:table-cell table:number-columns-repeated="2"/>
        </table:table-row>
        <table:table-row table:style-name="ro1">
          <table:table-cell office:value-type="float" office:value="110169237.5" calcext:value-type="float">
            <text:p>110169237.5</text:p>
          </table:table-cell>
          <table:table-cell office:value-type="float" office:value="107591845.833333" calcext:value-type="float">
            <text:p>107591845.833333</text:p>
          </table:table-cell>
          <table:table-cell office:value-type="float" office:value="87738791.6666667" calcext:value-type="float">
            <text:p>87738791.6666667</text:p>
          </table:table-cell>
          <table:table-cell table:number-columns-repeated="2"/>
        </table:table-row>
        <table:table-row table:style-name="ro1">
          <table:table-cell office:value-type="float" office:value="90286133.3333333" calcext:value-type="float">
            <text:p>90286133.3333333</text:p>
          </table:table-cell>
          <table:table-cell office:value-type="float" office:value="91500454.1666667" calcext:value-type="float">
            <text:p>91500454.1666667</text:p>
          </table:table-cell>
          <table:table-cell office:value-type="float" office:value="125125183.333333" calcext:value-type="float">
            <text:p>125125183.333333</text:p>
          </table:table-cell>
          <table:table-cell table:number-columns-repeated="2"/>
        </table:table-row>
        <table:table-row table:style-name="ro1">
          <table:table-cell office:value-type="float" office:value="119218458.333333" calcext:value-type="float">
            <text:p>119218458.333333</text:p>
          </table:table-cell>
          <table:table-cell office:value-type="float" office:value="90343720.8333333" calcext:value-type="float">
            <text:p>90343720.8333333</text:p>
          </table:table-cell>
          <table:table-cell office:value-type="float" office:value="110985295.833333" calcext:value-type="float">
            <text:p>110985295.833333</text:p>
          </table:table-cell>
          <table:table-cell table:number-columns-repeated="2"/>
        </table:table-row>
        <table:table-row table:style-name="ro1">
          <table:table-cell office:value-type="float" office:value="101412116.666667" calcext:value-type="float">
            <text:p>101412116.666667</text:p>
          </table:table-cell>
          <table:table-cell office:value-type="float" office:value="101320175" calcext:value-type="float">
            <text:p>101320175</text:p>
          </table:table-cell>
          <table:table-cell office:value-type="float" office:value="91861250" calcext:value-type="float">
            <text:p>91861250</text:p>
          </table:table-cell>
          <table:table-cell table:number-columns-repeated="2"/>
        </table:table-row>
        <table:table-row table:style-name="ro1">
          <table:table-cell office:value-type="float" office:value="94711216.6666667" calcext:value-type="float">
            <text:p>94711216.6666667</text:p>
          </table:table-cell>
          <table:table-cell office:value-type="float" office:value="92406270.8333334" calcext:value-type="float">
            <text:p>92406270.8333334</text:p>
          </table:table-cell>
          <table:table-cell office:value-type="float" office:value="82104408.3333334" calcext:value-type="float">
            <text:p>82104408.3333334</text:p>
          </table:table-cell>
          <table:table-cell table:number-columns-repeated="2"/>
        </table:table-row>
        <table:table-row table:style-name="ro1">
          <table:table-cell office:value-type="float" office:value="93875245.8333333" calcext:value-type="float">
            <text:p>93875245.8333333</text:p>
          </table:table-cell>
          <table:table-cell office:value-type="float" office:value="110149087.5" calcext:value-type="float">
            <text:p>110149087.5</text:p>
          </table:table-cell>
          <table:table-cell office:value-type="float" office:value="91133220.8333334" calcext:value-type="float">
            <text:p>91133220.8333334</text:p>
          </table:table-cell>
          <table:table-cell table:number-columns-repeated="2"/>
        </table:table-row>
        <table:table-row table:style-name="ro1">
          <table:table-cell office:value-type="float" office:value="107638570.833333" calcext:value-type="float">
            <text:p>107638570.833333</text:p>
          </table:table-cell>
          <table:table-cell office:value-type="float" office:value="103758020.833333" calcext:value-type="float">
            <text:p>103758020.833333</text:p>
          </table:table-cell>
          <table:table-cell office:value-type="float" office:value="99891854.1666667" calcext:value-type="float">
            <text:p>99891854.1666667</text:p>
          </table:table-cell>
          <table:table-cell table:number-columns-repeated="2"/>
        </table:table-row>
        <table:table-row table:style-name="ro1">
          <table:table-cell office:value-type="float" office:value="97800220.8333333" calcext:value-type="float">
            <text:p>97800220.8333333</text:p>
          </table:table-cell>
          <table:table-cell office:value-type="float" office:value="110492591.666667" calcext:value-type="float">
            <text:p>110492591.666667</text:p>
          </table:table-cell>
          <table:table-cell office:value-type="float" office:value="72715379.1666667" calcext:value-type="float">
            <text:p>72715379.1666667</text:p>
          </table:table-cell>
          <table:table-cell table:number-columns-repeated="2"/>
        </table:table-row>
        <table:table-row table:style-name="ro1">
          <table:table-cell office:value-type="float" office:value="99510725" calcext:value-type="float">
            <text:p>99510725</text:p>
          </table:table-cell>
          <table:table-cell office:value-type="float" office:value="91387025" calcext:value-type="float">
            <text:p>91387025</text:p>
          </table:table-cell>
          <table:table-cell office:value-type="float" office:value="93510500" calcext:value-type="float">
            <text:p>93510500</text:p>
          </table:table-cell>
          <table:table-cell table:number-columns-repeated="2"/>
        </table:table-row>
        <table:table-row table:style-name="ro1">
          <table:table-cell office:value-type="float" office:value="73303700" calcext:value-type="float">
            <text:p>73303700</text:p>
          </table:table-cell>
          <table:table-cell office:value-type="float" office:value="95305054.1666667" calcext:value-type="float">
            <text:p>95305054.1666667</text:p>
          </table:table-cell>
          <table:table-cell office:value-type="float" office:value="129631133.333333" calcext:value-type="float">
            <text:p>129631133.333333</text:p>
          </table:table-cell>
          <table:table-cell table:number-columns-repeated="2"/>
        </table:table-row>
        <table:table-row table:style-name="ro1">
          <table:table-cell office:value-type="float" office:value="97790041.6666667" calcext:value-type="float">
            <text:p>97790041.6666667</text:p>
          </table:table-cell>
          <table:table-cell office:value-type="float" office:value="106490866.666667" calcext:value-type="float">
            <text:p>106490866.666667</text:p>
          </table:table-cell>
          <table:table-cell office:value-type="float" office:value="120621204.166667" calcext:value-type="float">
            <text:p>120621204.166667</text:p>
          </table:table-cell>
          <table:table-cell table:number-columns-repeated="2"/>
        </table:table-row>
        <table:table-row table:style-name="ro1">
          <table:table-cell office:value-type="float" office:value="110749412.5" calcext:value-type="float">
            <text:p>110749412.5</text:p>
          </table:table-cell>
          <table:table-cell office:value-type="float" office:value="108170529.166667" calcext:value-type="float">
            <text:p>108170529.166667</text:p>
          </table:table-cell>
          <table:table-cell office:value-type="float" office:value="98940504.1666667" calcext:value-type="float">
            <text:p>98940504.1666667</text:p>
          </table:table-cell>
          <table:table-cell table:number-columns-repeated="2"/>
        </table:table-row>
        <table:table-row table:style-name="ro1">
          <table:table-cell office:value-type="float" office:value="120715325" calcext:value-type="float">
            <text:p>120715325</text:p>
          </table:table-cell>
          <table:table-cell office:value-type="float" office:value="128287133.333333" calcext:value-type="float">
            <text:p>128287133.333333</text:p>
          </table:table-cell>
          <table:table-cell office:value-type="float" office:value="68375395.8333333" calcext:value-type="float">
            <text:p>68375395.8333333</text:p>
          </table:table-cell>
          <table:table-cell table:number-columns-repeated="2"/>
        </table:table-row>
        <table:table-row table:style-name="ro1">
          <table:table-cell office:value-type="float" office:value="111546004.166667" calcext:value-type="float">
            <text:p>111546004.166667</text:p>
          </table:table-cell>
          <table:table-cell office:value-type="float" office:value="88679891.6666667" calcext:value-type="float">
            <text:p>88679891.6666667</text:p>
          </table:table-cell>
          <table:table-cell office:value-type="float" office:value="99185537.5" calcext:value-type="float">
            <text:p>99185537.5</text:p>
          </table:table-cell>
          <table:table-cell table:number-columns-repeated="2"/>
        </table:table-row>
        <table:table-row table:style-name="ro1">
          <table:table-cell office:value-type="float" office:value="101609270.833333" calcext:value-type="float">
            <text:p>101609270.833333</text:p>
          </table:table-cell>
          <table:table-cell office:value-type="float" office:value="139247645.833333" calcext:value-type="float">
            <text:p>139247645.833333</text:p>
          </table:table-cell>
          <table:table-cell office:value-type="float" office:value="90395466.6666667" calcext:value-type="float">
            <text:p>90395466.6666667</text:p>
          </table:table-cell>
          <table:table-cell table:number-columns-repeated="2"/>
        </table:table-row>
        <table:table-row table:style-name="ro1">
          <table:table-cell office:value-type="float" office:value="83976741.6666667" calcext:value-type="float">
            <text:p>83976741.6666667</text:p>
          </table:table-cell>
          <table:table-cell office:value-type="float" office:value="106507666.666667" calcext:value-type="float">
            <text:p>106507666.666667</text:p>
          </table:table-cell>
          <table:table-cell office:value-type="float" office:value="86301050" calcext:value-type="float">
            <text:p>86301050</text:p>
          </table:table-cell>
          <table:table-cell table:number-columns-repeated="2"/>
        </table:table-row>
        <table:table-row table:style-name="ro1">
          <table:table-cell office:value-type="float" office:value="115118095.833333" calcext:value-type="float">
            <text:p>115118095.833333</text:p>
          </table:table-cell>
          <table:table-cell office:value-type="float" office:value="110658912.5" calcext:value-type="float">
            <text:p>110658912.5</text:p>
          </table:table-cell>
          <table:table-cell office:value-type="float" office:value="100203604.166667" calcext:value-type="float">
            <text:p>100203604.166667</text:p>
          </table:table-cell>
          <table:table-cell table:number-columns-repeated="2"/>
        </table:table-row>
        <table:table-row table:style-name="ro1">
          <table:table-cell office:value-type="float" office:value="89549016.6666667" calcext:value-type="float">
            <text:p>89549016.6666667</text:p>
          </table:table-cell>
          <table:table-cell office:value-type="float" office:value="125677270.833333" calcext:value-type="float">
            <text:p>125677270.833333</text:p>
          </table:table-cell>
          <table:table-cell office:value-type="float" office:value="70478666.6666667" calcext:value-type="float">
            <text:p>70478666.6666667</text:p>
          </table:table-cell>
          <table:table-cell table:number-columns-repeated="2"/>
        </table:table-row>
        <table:table-row table:style-name="ro1">
          <table:table-cell office:value-type="float" office:value="109477837.5" calcext:value-type="float">
            <text:p>109477837.5</text:p>
          </table:table-cell>
          <table:table-cell office:value-type="float" office:value="114905170.833333" calcext:value-type="float">
            <text:p>114905170.833333</text:p>
          </table:table-cell>
          <table:table-cell office:value-type="float" office:value="114293037.5" calcext:value-type="float">
            <text:p>114293037.5</text:p>
          </table:table-cell>
          <table:table-cell table:number-columns-repeated="2"/>
        </table:table-row>
        <table:table-row table:style-name="ro1">
          <table:table-cell office:value-type="float" office:value="98422837.5" calcext:value-type="float">
            <text:p>98422837.5</text:p>
          </table:table-cell>
          <table:table-cell office:value-type="float" office:value="77600654.1666667" calcext:value-type="float">
            <text:p>77600654.1666667</text:p>
          </table:table-cell>
          <table:table-cell office:value-type="float" office:value="88340854.1666667" calcext:value-type="float">
            <text:p>88340854.1666667</text:p>
          </table:table-cell>
          <table:table-cell table:number-columns-repeated="2"/>
        </table:table-row>
        <table:table-row table:style-name="ro1">
          <table:table-cell office:value-type="float" office:value="112778470.833333" calcext:value-type="float">
            <text:p>112778470.833333</text:p>
          </table:table-cell>
          <table:table-cell office:value-type="float" office:value="101556875" calcext:value-type="float">
            <text:p>101556875</text:p>
          </table:table-cell>
          <table:table-cell office:value-type="float" office:value="84040237.5" calcext:value-type="float">
            <text:p>84040237.5</text:p>
          </table:table-cell>
          <table:table-cell table:number-columns-repeated="2"/>
        </table:table-row>
        <table:table-row table:style-name="ro1">
          <table:table-cell office:value-type="float" office:value="64781029.1666667" calcext:value-type="float">
            <text:p>64781029.1666667</text:p>
          </table:table-cell>
          <table:table-cell office:value-type="float" office:value="102040800" calcext:value-type="float">
            <text:p>102040800</text:p>
          </table:table-cell>
          <table:table-cell office:value-type="float" office:value="112382629.166667" calcext:value-type="float">
            <text:p>112382629.166667</text:p>
          </table:table-cell>
          <table:table-cell table:number-columns-repeated="2"/>
        </table:table-row>
        <table:table-row table:style-name="ro1">
          <table:table-cell office:value-type="float" office:value="117695012.5" calcext:value-type="float">
            <text:p>117695012.5</text:p>
          </table:table-cell>
          <table:table-cell office:value-type="float" office:value="118318750" calcext:value-type="float">
            <text:p>118318750</text:p>
          </table:table-cell>
          <table:table-cell office:value-type="float" office:value="88462383.3333333" calcext:value-type="float">
            <text:p>88462383.3333333</text:p>
          </table:table-cell>
          <table:table-cell table:number-columns-repeated="2"/>
        </table:table-row>
        <table:table-row table:style-name="ro1">
          <table:table-cell office:value-type="float" office:value="100525829.166667" calcext:value-type="float">
            <text:p>100525829.166667</text:p>
          </table:table-cell>
          <table:table-cell office:value-type="float" office:value="60341491.6666667" calcext:value-type="float">
            <text:p>60341491.6666667</text:p>
          </table:table-cell>
          <table:table-cell office:value-type="float" office:value="85132395.8333333" calcext:value-type="float">
            <text:p>85132395.8333333</text:p>
          </table:table-cell>
          <table:table-cell table:number-columns-repeated="2"/>
        </table:table-row>
        <table:table-row table:style-name="ro1">
          <table:table-cell office:value-type="float" office:value="101052087.5" calcext:value-type="float">
            <text:p>101052087.5</text:p>
          </table:table-cell>
          <table:table-cell office:value-type="float" office:value="80562237.5" calcext:value-type="float">
            <text:p>80562237.5</text:p>
          </table:table-cell>
          <table:table-cell office:value-type="float" office:value="111536745.833333" calcext:value-type="float">
            <text:p>111536745.833333</text:p>
          </table:table-cell>
          <table:table-cell table:number-columns-repeated="2"/>
        </table:table-row>
        <table:table-row table:style-name="ro1">
          <table:table-cell office:value-type="float" office:value="92081450" calcext:value-type="float">
            <text:p>92081450</text:p>
          </table:table-cell>
          <table:table-cell office:value-type="float" office:value="136716950" calcext:value-type="float">
            <text:p>136716950</text:p>
          </table:table-cell>
          <table:table-cell office:value-type="float" office:value="62322370.8333333" calcext:value-type="float">
            <text:p>62322370.8333333</text:p>
          </table:table-cell>
          <table:table-cell table:number-columns-repeated="2"/>
        </table:table-row>
        <table:table-row table:style-name="ro1">
          <table:table-cell office:value-type="float" office:value="124003970.833333" calcext:value-type="float">
            <text:p>124003970.833333</text:p>
          </table:table-cell>
          <table:table-cell office:value-type="float" office:value="60735533.3333333" calcext:value-type="float">
            <text:p>60735533.3333333</text:p>
          </table:table-cell>
          <table:table-cell office:value-type="float" office:value="129152054.166667" calcext:value-type="float">
            <text:p>129152054.166667</text:p>
          </table:table-cell>
          <table:table-cell table:number-columns-repeated="2"/>
        </table:table-row>
        <table:table-row table:style-name="ro1">
          <table:table-cell office:value-type="float" office:value="100084075" calcext:value-type="float">
            <text:p>100084075</text:p>
          </table:table-cell>
          <table:table-cell office:value-type="float" office:value="95883779.1666667" calcext:value-type="float">
            <text:p>95883779.1666667</text:p>
          </table:table-cell>
          <table:table-cell office:value-type="float" office:value="86596983.3333334" calcext:value-type="float">
            <text:p>86596983.3333334</text:p>
          </table:table-cell>
          <table:table-cell table:number-columns-repeated="2"/>
        </table:table-row>
        <table:table-row table:style-name="ro1">
          <table:table-cell office:value-type="float" office:value="77314808.3333333" calcext:value-type="float">
            <text:p>77314808.3333333</text:p>
          </table:table-cell>
          <table:table-cell office:value-type="float" office:value="110027750" calcext:value-type="float">
            <text:p>110027750</text:p>
          </table:table-cell>
          <table:table-cell office:value-type="float" office:value="80316258.3333334" calcext:value-type="float">
            <text:p>80316258.3333334</text:p>
          </table:table-cell>
          <table:table-cell table:number-columns-repeated="2"/>
        </table:table-row>
        <table:table-row table:style-name="ro1">
          <table:table-cell office:value-type="float" office:value="108211058.333333" calcext:value-type="float">
            <text:p>108211058.333333</text:p>
          </table:table-cell>
          <table:table-cell office:value-type="float" office:value="115452733.333333" calcext:value-type="float">
            <text:p>115452733.333333</text:p>
          </table:table-cell>
          <table:table-cell office:value-type="float" office:value="100115625" calcext:value-type="float">
            <text:p>100115625</text:p>
          </table:table-cell>
          <table:table-cell table:number-columns-repeated="2"/>
        </table:table-row>
        <table:table-row table:style-name="ro1">
          <table:table-cell office:value-type="float" office:value="111633783.333333" calcext:value-type="float">
            <text:p>111633783.333333</text:p>
          </table:table-cell>
          <table:table-cell office:value-type="float" office:value="89055716.6666667" calcext:value-type="float">
            <text:p>89055716.6666667</text:p>
          </table:table-cell>
          <table:table-cell office:value-type="float" office:value="91713566.6666667" calcext:value-type="float">
            <text:p>91713566.6666667</text:p>
          </table:table-cell>
          <table:table-cell table:number-columns-repeated="2"/>
        </table:table-row>
        <table:table-row table:style-name="ro1">
          <table:table-cell office:value-type="float" office:value="98617712.5" calcext:value-type="float">
            <text:p>98617712.5</text:p>
          </table:table-cell>
          <table:table-cell office:value-type="float" office:value="92465533.3333334" calcext:value-type="float">
            <text:p>92465533.3333334</text:p>
          </table:table-cell>
          <table:table-cell office:value-type="float" office:value="73233666.6666667" calcext:value-type="float">
            <text:p>73233666.6666667</text:p>
          </table:table-cell>
          <table:table-cell table:number-columns-repeated="2"/>
        </table:table-row>
        <table:table-row table:style-name="ro1">
          <table:table-cell office:value-type="float" office:value="105644483.333333" calcext:value-type="float">
            <text:p>105644483.333333</text:p>
          </table:table-cell>
          <table:table-cell office:value-type="float" office:value="122320733.333333" calcext:value-type="float">
            <text:p>122320733.333333</text:p>
          </table:table-cell>
          <table:table-cell office:value-type="float" office:value="107410875" calcext:value-type="float">
            <text:p>107410875</text:p>
          </table:table-cell>
          <table:table-cell table:number-columns-repeated="2"/>
        </table:table-row>
        <table:table-row table:style-name="ro1">
          <table:table-cell office:value-type="float" office:value="92996200" calcext:value-type="float">
            <text:p>92996200</text:p>
          </table:table-cell>
          <table:table-cell office:value-type="float" office:value="111898208.333333" calcext:value-type="float">
            <text:p>111898208.333333</text:p>
          </table:table-cell>
          <table:table-cell office:value-type="float" office:value="111183162.5" calcext:value-type="float">
            <text:p>111183162.5</text:p>
          </table:table-cell>
          <table:table-cell table:number-columns-repeated="2"/>
        </table:table-row>
        <table:table-row table:style-name="ro1">
          <table:table-cell office:value-type="float" office:value="87537991.6666667" calcext:value-type="float">
            <text:p>87537991.6666667</text:p>
          </table:table-cell>
          <table:table-cell office:value-type="float" office:value="91662054.1666667" calcext:value-type="float">
            <text:p>91662054.1666667</text:p>
          </table:table-cell>
          <table:table-cell office:value-type="float" office:value="107465425" calcext:value-type="float">
            <text:p>107465425</text:p>
          </table:table-cell>
          <table:table-cell table:number-columns-repeated="2"/>
        </table:table-row>
        <table:table-row table:style-name="ro1">
          <table:table-cell office:value-type="float" office:value="100088229.166667" calcext:value-type="float">
            <text:p>100088229.166667</text:p>
          </table:table-cell>
          <table:table-cell office:value-type="float" office:value="86754112.5" calcext:value-type="float">
            <text:p>86754112.5</text:p>
          </table:table-cell>
          <table:table-cell office:value-type="float" office:value="104552533.333333" calcext:value-type="float">
            <text:p>104552533.333333</text:p>
          </table:table-cell>
          <table:table-cell table:number-columns-repeated="2"/>
        </table:table-row>
        <table:table-row table:style-name="ro1">
          <table:table-cell office:value-type="float" office:value="117984629.166667" calcext:value-type="float">
            <text:p>117984629.166667</text:p>
          </table:table-cell>
          <table:table-cell office:value-type="float" office:value="120228050" calcext:value-type="float">
            <text:p>120228050</text:p>
          </table:table-cell>
          <table:table-cell office:value-type="float" office:value="127787700" calcext:value-type="float">
            <text:p>127787700</text:p>
          </table:table-cell>
          <table:table-cell table:number-columns-repeated="2"/>
        </table:table-row>
        <table:table-row table:style-name="ro1">
          <table:table-cell office:value-type="float" office:value="96550354.1666667" calcext:value-type="float">
            <text:p>96550354.1666667</text:p>
          </table:table-cell>
          <table:table-cell office:value-type="float" office:value="74193241.6666667" calcext:value-type="float">
            <text:p>74193241.6666667</text:p>
          </table:table-cell>
          <table:table-cell office:value-type="float" office:value="99002037.5" calcext:value-type="float">
            <text:p>99002037.5</text:p>
          </table:table-cell>
          <table:table-cell table:number-columns-repeated="2"/>
        </table:table-row>
        <table:table-row table:style-name="ro1">
          <table:table-cell office:value-type="float" office:value="89423404.1666667" calcext:value-type="float">
            <text:p>89423404.1666667</text:p>
          </table:table-cell>
          <table:table-cell office:value-type="float" office:value="110484537.5" calcext:value-type="float">
            <text:p>110484537.5</text:p>
          </table:table-cell>
          <table:table-cell office:value-type="float" office:value="92459591.6666667" calcext:value-type="float">
            <text:p>92459591.6666667</text:p>
          </table:table-cell>
          <table:table-cell table:number-columns-repeated="2"/>
        </table:table-row>
        <table:table-row table:style-name="ro1">
          <table:table-cell office:value-type="float" office:value="109287366.666667" calcext:value-type="float">
            <text:p>109287366.666667</text:p>
          </table:table-cell>
          <table:table-cell office:value-type="float" office:value="122592525" calcext:value-type="float">
            <text:p>122592525</text:p>
          </table:table-cell>
          <table:table-cell office:value-type="float" office:value="84565887.5" calcext:value-type="float">
            <text:p>84565887.5</text:p>
          </table:table-cell>
          <table:table-cell table:number-columns-repeated="2"/>
        </table:table-row>
        <table:table-row table:style-name="ro1">
          <table:table-cell office:value-type="float" office:value="98766854.1666667" calcext:value-type="float">
            <text:p>98766854.1666667</text:p>
          </table:table-cell>
          <table:table-cell office:value-type="float" office:value="128511320.833333" calcext:value-type="float">
            <text:p>128511320.833333</text:p>
          </table:table-cell>
          <table:table-cell office:value-type="float" office:value="83346833.3333333" calcext:value-type="float">
            <text:p>83346833.3333333</text:p>
          </table:table-cell>
          <table:table-cell table:number-columns-repeated="2"/>
        </table:table-row>
        <table:table-row table:style-name="ro1">
          <table:table-cell office:value-type="float" office:value="75217433.3333333" calcext:value-type="float">
            <text:p>75217433.3333333</text:p>
          </table:table-cell>
          <table:table-cell office:value-type="float" office:value="95440179.1666667" calcext:value-type="float">
            <text:p>95440179.1666667</text:p>
          </table:table-cell>
          <table:table-cell office:value-type="float" office:value="67601604.1666667" calcext:value-type="float">
            <text:p>67601604.1666667</text:p>
          </table:table-cell>
          <table:table-cell table:number-columns-repeated="2"/>
        </table:table-row>
        <table:table-row table:style-name="ro1">
          <table:table-cell office:value-type="float" office:value="94406079.1666667" calcext:value-type="float">
            <text:p>94406079.1666667</text:p>
          </table:table-cell>
          <table:table-cell office:value-type="float" office:value="104607337.5" calcext:value-type="float">
            <text:p>104607337.5</text:p>
          </table:table-cell>
          <table:table-cell office:value-type="float" office:value="106495708.333333" calcext:value-type="float">
            <text:p>106495708.333333</text:p>
          </table:table-cell>
          <table:table-cell table:number-columns-repeated="2"/>
        </table:table-row>
        <table:table-row table:style-name="ro1">
          <table:table-cell office:value-type="float" office:value="114310841.666667" calcext:value-type="float">
            <text:p>114310841.666667</text:p>
          </table:table-cell>
          <table:table-cell office:value-type="float" office:value="96295845.8333334" calcext:value-type="float">
            <text:p>96295845.8333334</text:p>
          </table:table-cell>
          <table:table-cell office:value-type="float" office:value="106311212.5" calcext:value-type="float">
            <text:p>106311212.5</text:p>
          </table:table-cell>
          <table:table-cell table:number-columns-repeated="2"/>
        </table:table-row>
        <table:table-row table:style-name="ro1">
          <table:table-cell office:value-type="float" office:value="96836208.3333333" calcext:value-type="float">
            <text:p>96836208.3333333</text:p>
          </table:table-cell>
          <table:table-cell office:value-type="float" office:value="89403358.3333333" calcext:value-type="float">
            <text:p>89403358.3333333</text:p>
          </table:table-cell>
          <table:table-cell office:value-type="float" office:value="116264745.833333" calcext:value-type="float">
            <text:p>116264745.833333</text:p>
          </table:table-cell>
          <table:table-cell table:number-columns-repeated="2"/>
        </table:table-row>
        <table:table-row table:style-name="ro1">
          <table:table-cell office:value-type="float" office:value="94808695.8333333" calcext:value-type="float">
            <text:p>94808695.8333333</text:p>
          </table:table-cell>
          <table:table-cell office:value-type="float" office:value="110388675" calcext:value-type="float">
            <text:p>110388675</text:p>
          </table:table-cell>
          <table:table-cell office:value-type="float" office:value="104565800" calcext:value-type="float">
            <text:p>104565800</text:p>
          </table:table-cell>
          <table:table-cell table:number-columns-repeated="2"/>
        </table:table-row>
        <table:table-row table:style-name="ro1">
          <table:table-cell office:value-type="float" office:value="120458716.666667" calcext:value-type="float">
            <text:p>120458716.666667</text:p>
          </table:table-cell>
          <table:table-cell office:value-type="float" office:value="131637725" calcext:value-type="float">
            <text:p>131637725</text:p>
          </table:table-cell>
          <table:table-cell office:value-type="float" office:value="99023108.3333334" calcext:value-type="float">
            <text:p>99023108.3333334</text:p>
          </table:table-cell>
          <table:table-cell table:number-columns-repeated="2"/>
        </table:table-row>
        <table:table-row table:style-name="ro1">
          <table:table-cell office:value-type="float" office:value="101498954.166667" calcext:value-type="float">
            <text:p>101498954.166667</text:p>
          </table:table-cell>
          <table:table-cell office:value-type="float" office:value="78301025" calcext:value-type="float">
            <text:p>78301025</text:p>
          </table:table-cell>
          <table:table-cell office:value-type="float" office:value="124725862.5" calcext:value-type="float">
            <text:p>124725862.5</text:p>
          </table:table-cell>
          <table:table-cell table:number-columns-repeated="2"/>
        </table:table-row>
        <table:table-row table:style-name="ro1">
          <table:table-cell office:value-type="float" office:value="102286466.666667" calcext:value-type="float">
            <text:p>102286466.666667</text:p>
          </table:table-cell>
          <table:table-cell office:value-type="float" office:value="75532866.6666667" calcext:value-type="float">
            <text:p>75532866.6666667</text:p>
          </table:table-cell>
          <table:table-cell office:value-type="float" office:value="132352416.666667" calcext:value-type="float">
            <text:p>132352416.666667</text:p>
          </table:table-cell>
          <table:table-cell table:number-columns-repeated="2"/>
        </table:table-row>
        <table:table-row table:style-name="ro1">
          <table:table-cell office:value-type="float" office:value="37524333.3333333" calcext:value-type="float">
            <text:p>37524333.3333333</text:p>
          </table:table-cell>
          <table:table-cell office:value-type="float" office:value="90238237.5" calcext:value-type="float">
            <text:p>90238237.5</text:p>
          </table:table-cell>
          <table:table-cell office:value-type="float" office:value="84850050" calcext:value-type="float">
            <text:p>84850050</text:p>
          </table:table-cell>
          <table:table-cell table:number-columns-repeated="2"/>
        </table:table-row>
        <table:table-row table:style-name="ro1">
          <table:table-cell office:value-type="float" office:value="65612608.3333333" calcext:value-type="float">
            <text:p>65612608.3333333</text:p>
          </table:table-cell>
          <table:table-cell office:value-type="float" office:value="92718391.6666667" calcext:value-type="float">
            <text:p>92718391.6666667</text:p>
          </table:table-cell>
          <table:table-cell office:value-type="float" office:value="99918375" calcext:value-type="float">
            <text:p>99918375</text:p>
          </table:table-cell>
          <table:table-cell table:number-columns-repeated="2"/>
        </table:table-row>
        <table:table-row table:style-name="ro1">
          <table:table-cell office:value-type="float" office:value="124750037.5" calcext:value-type="float">
            <text:p>124750037.5</text:p>
          </table:table-cell>
          <table:table-cell office:value-type="float" office:value="94226762.5" calcext:value-type="float">
            <text:p>94226762.5</text:p>
          </table:table-cell>
          <table:table-cell office:value-type="float" office:value="73124791.6666667" calcext:value-type="float">
            <text:p>73124791.6666667</text:p>
          </table:table-cell>
          <table:table-cell table:number-columns-repeated="2"/>
        </table:table-row>
        <table:table-row table:style-name="ro1">
          <table:table-cell office:value-type="float" office:value="120675020.833333" calcext:value-type="float">
            <text:p>120675020.833333</text:p>
          </table:table-cell>
          <table:table-cell office:value-type="float" office:value="94997662.5" calcext:value-type="float">
            <text:p>94997662.5</text:p>
          </table:table-cell>
          <table:table-cell office:value-type="float" office:value="133481675" calcext:value-type="float">
            <text:p>133481675</text:p>
          </table:table-cell>
          <table:table-cell table:number-columns-repeated="2"/>
        </table:table-row>
        <table:table-row table:style-name="ro1">
          <table:table-cell office:value-type="float" office:value="90496612.5" calcext:value-type="float">
            <text:p>90496612.5</text:p>
          </table:table-cell>
          <table:table-cell office:value-type="float" office:value="113594670.833333" calcext:value-type="float">
            <text:p>113594670.833333</text:p>
          </table:table-cell>
          <table:table-cell office:value-type="float" office:value="100892854.166667" calcext:value-type="float">
            <text:p>100892854.166667</text:p>
          </table:table-cell>
          <table:table-cell table:number-columns-repeated="2"/>
        </table:table-row>
        <table:table-row table:style-name="ro1">
          <table:table-cell office:value-type="float" office:value="116835437.5" calcext:value-type="float">
            <text:p>116835437.5</text:p>
          </table:table-cell>
          <table:table-cell office:value-type="float" office:value="108295375" calcext:value-type="float">
            <text:p>108295375</text:p>
          </table:table-cell>
          <table:table-cell office:value-type="float" office:value="111947233.333333" calcext:value-type="float">
            <text:p>111947233.333333</text:p>
          </table:table-cell>
          <table:table-cell table:number-columns-repeated="2"/>
        </table:table-row>
        <table:table-row table:style-name="ro1">
          <table:table-cell office:value-type="float" office:value="95539537.5" calcext:value-type="float">
            <text:p>95539537.5</text:p>
          </table:table-cell>
          <table:table-cell office:value-type="float" office:value="66707575" calcext:value-type="float">
            <text:p>66707575</text:p>
          </table:table-cell>
          <table:table-cell office:value-type="float" office:value="114763345.833333" calcext:value-type="float">
            <text:p>114763345.833333</text:p>
          </table:table-cell>
          <table:table-cell table:number-columns-repeated="2"/>
        </table:table-row>
        <table:table-row table:style-name="ro1">
          <table:table-cell office:value-type="float" office:value="112479429.166667" calcext:value-type="float">
            <text:p>112479429.166667</text:p>
          </table:table-cell>
          <table:table-cell office:value-type="float" office:value="92670487.5" calcext:value-type="float">
            <text:p>92670487.5</text:p>
          </table:table-cell>
          <table:table-cell office:value-type="float" office:value="76244400" calcext:value-type="float">
            <text:p>76244400</text:p>
          </table:table-cell>
          <table:table-cell table:number-columns-repeated="2"/>
        </table:table-row>
        <table:table-row table:style-name="ro1">
          <table:table-cell office:value-type="float" office:value="77994187.5" calcext:value-type="float">
            <text:p>77994187.5</text:p>
          </table:table-cell>
          <table:table-cell office:value-type="float" office:value="122833591.666667" calcext:value-type="float">
            <text:p>122833591.666667</text:p>
          </table:table-cell>
          <table:table-cell office:value-type="float" office:value="94305333.3333334" calcext:value-type="float">
            <text:p>94305333.3333334</text:p>
          </table:table-cell>
          <table:table-cell table:number-columns-repeated="2"/>
        </table:table-row>
        <table:table-row table:style-name="ro1">
          <table:table-cell office:value-type="float" office:value="77191354.1666667" calcext:value-type="float">
            <text:p>77191354.1666667</text:p>
          </table:table-cell>
          <table:table-cell office:value-type="float" office:value="102231862.5" calcext:value-type="float">
            <text:p>102231862.5</text:p>
          </table:table-cell>
          <table:table-cell office:value-type="float" office:value="83996637.5" calcext:value-type="float">
            <text:p>83996637.5</text:p>
          </table:table-cell>
          <table:table-cell table:number-columns-repeated="2"/>
        </table:table-row>
        <table:table-row table:style-name="ro1">
          <table:table-cell office:value-type="float" office:value="57351375" calcext:value-type="float">
            <text:p>57351375</text:p>
          </table:table-cell>
          <table:table-cell office:value-type="float" office:value="89005570.8333333" calcext:value-type="float">
            <text:p>89005570.8333333</text:p>
          </table:table-cell>
          <table:table-cell office:value-type="float" office:value="73895562.5" calcext:value-type="float">
            <text:p>73895562.5</text:p>
          </table:table-cell>
          <table:table-cell table:number-columns-repeated="2"/>
        </table:table-row>
        <table:table-row table:style-name="ro1">
          <table:table-cell office:value-type="float" office:value="115106575" calcext:value-type="float">
            <text:p>115106575</text:p>
          </table:table-cell>
          <table:table-cell office:value-type="float" office:value="103637566.666667" calcext:value-type="float">
            <text:p>103637566.666667</text:p>
          </table:table-cell>
          <table:table-cell office:value-type="float" office:value="85144816.6666667" calcext:value-type="float">
            <text:p>85144816.6666667</text:p>
          </table:table-cell>
          <table:table-cell table:number-columns-repeated="2"/>
        </table:table-row>
        <table:table-row table:style-name="ro1">
          <table:table-cell office:value-type="float" office:value="105348041.666667" calcext:value-type="float">
            <text:p>105348041.666667</text:p>
          </table:table-cell>
          <table:table-cell office:value-type="float" office:value="119508570.833333" calcext:value-type="float">
            <text:p>119508570.833333</text:p>
          </table:table-cell>
          <table:table-cell office:value-type="float" office:value="75292808.3333334" calcext:value-type="float">
            <text:p>75292808.3333334</text:p>
          </table:table-cell>
          <table:table-cell table:number-columns-repeated="2"/>
        </table:table-row>
        <table:table-row table:style-name="ro1">
          <table:table-cell office:value-type="float" office:value="83026754.1666667" calcext:value-type="float">
            <text:p>83026754.1666667</text:p>
          </table:table-cell>
          <table:table-cell office:value-type="float" office:value="70983033.3333334" calcext:value-type="float">
            <text:p>70983033.3333334</text:p>
          </table:table-cell>
          <table:table-cell office:value-type="float" office:value="67384504.1666667" calcext:value-type="float">
            <text:p>67384504.1666667</text:p>
          </table:table-cell>
          <table:table-cell table:number-columns-repeated="2"/>
        </table:table-row>
        <table:table-row table:style-name="ro1">
          <table:table-cell office:value-type="float" office:value="94955312.5" calcext:value-type="float">
            <text:p>94955312.5</text:p>
          </table:table-cell>
          <table:table-cell office:value-type="float" office:value="91506191.6666667" calcext:value-type="float">
            <text:p>91506191.6666667</text:p>
          </table:table-cell>
          <table:table-cell office:value-type="float" office:value="111804987.5" calcext:value-type="float">
            <text:p>111804987.5</text:p>
          </table:table-cell>
          <table:table-cell table:number-columns-repeated="2"/>
        </table:table-row>
        <table:table-row table:style-name="ro1">
          <table:table-cell office:value-type="float" office:value="85392054.1666667" calcext:value-type="float">
            <text:p>85392054.1666667</text:p>
          </table:table-cell>
          <table:table-cell office:value-type="float" office:value="89232750" calcext:value-type="float">
            <text:p>89232750</text:p>
          </table:table-cell>
          <table:table-cell office:value-type="float" office:value="115558658.333333" calcext:value-type="float">
            <text:p>115558658.333333</text:p>
          </table:table-cell>
          <table:table-cell table:number-columns-repeated="2"/>
        </table:table-row>
        <table:table-row table:style-name="ro1">
          <table:table-cell office:value-type="float" office:value="128335104.166667" calcext:value-type="float">
            <text:p>128335104.166667</text:p>
          </table:table-cell>
          <table:table-cell office:value-type="float" office:value="87017741.6666667" calcext:value-type="float">
            <text:p>87017741.6666667</text:p>
          </table:table-cell>
          <table:table-cell office:value-type="float" office:value="107446441.666667" calcext:value-type="float">
            <text:p>107446441.666667</text:p>
          </table:table-cell>
          <table:table-cell table:number-columns-repeated="2"/>
        </table:table-row>
        <table:table-row table:style-name="ro1">
          <table:table-cell office:value-type="float" office:value="100644287.5" calcext:value-type="float">
            <text:p>100644287.5</text:p>
          </table:table-cell>
          <table:table-cell office:value-type="float" office:value="137498700" calcext:value-type="float">
            <text:p>137498700</text:p>
          </table:table-cell>
          <table:table-cell office:value-type="float" office:value="79230629.1666667" calcext:value-type="float">
            <text:p>79230629.1666667</text:p>
          </table:table-cell>
          <table:table-cell table:number-columns-repeated="2"/>
        </table:table-row>
        <table:table-row table:style-name="ro1">
          <table:table-cell office:value-type="float" office:value="100693637.5" calcext:value-type="float">
            <text:p>100693637.5</text:p>
          </table:table-cell>
          <table:table-cell office:value-type="float" office:value="93088087.5" calcext:value-type="float">
            <text:p>93088087.5</text:p>
          </table:table-cell>
          <table:table-cell office:value-type="float" office:value="94993166.6666667" calcext:value-type="float">
            <text:p>94993166.6666667</text:p>
          </table:table-cell>
          <table:table-cell table:number-columns-repeated="2"/>
        </table:table-row>
        <table:table-row table:style-name="ro1">
          <table:table-cell office:value-type="float" office:value="96964850" calcext:value-type="float">
            <text:p>96964850</text:p>
          </table:table-cell>
          <table:table-cell office:value-type="float" office:value="98948479.1666667" calcext:value-type="float">
            <text:p>98948479.1666667</text:p>
          </table:table-cell>
          <table:table-cell office:value-type="float" office:value="99862291.6666667" calcext:value-type="float">
            <text:p>99862291.6666667</text:p>
          </table:table-cell>
          <table:table-cell table:number-columns-repeated="2"/>
        </table:table-row>
        <table:table-row table:style-name="ro1">
          <table:table-cell office:value-type="float" office:value="64362966.6666667" calcext:value-type="float">
            <text:p>64362966.6666667</text:p>
          </table:table-cell>
          <table:table-cell office:value-type="float" office:value="78790204.1666667" calcext:value-type="float">
            <text:p>78790204.1666667</text:p>
          </table:table-cell>
          <table:table-cell office:value-type="float" office:value="104923979.166667" calcext:value-type="float">
            <text:p>104923979.166667</text:p>
          </table:table-cell>
          <table:table-cell table:number-columns-repeated="2"/>
        </table:table-row>
        <table:table-row table:style-name="ro1">
          <table:table-cell office:value-type="float" office:value="84256604.1666667" calcext:value-type="float">
            <text:p>84256604.1666667</text:p>
          </table:table-cell>
          <table:table-cell office:value-type="float" office:value="100581700" calcext:value-type="float">
            <text:p>100581700</text:p>
          </table:table-cell>
          <table:table-cell office:value-type="float" office:value="78753858.3333333" calcext:value-type="float">
            <text:p>78753858.3333333</text:p>
          </table:table-cell>
          <table:table-cell table:number-columns-repeated="2"/>
        </table:table-row>
        <table:table-row table:style-name="ro1">
          <table:table-cell office:value-type="float" office:value="90664737.5" calcext:value-type="float">
            <text:p>90664737.5</text:p>
          </table:table-cell>
          <table:table-cell office:value-type="float" office:value="119283600" calcext:value-type="float">
            <text:p>119283600</text:p>
          </table:table-cell>
          <table:table-cell office:value-type="float" office:value="105444808.333333" calcext:value-type="float">
            <text:p>105444808.333333</text:p>
          </table:table-cell>
          <table:table-cell table:number-columns-repeated="2"/>
        </table:table-row>
        <table:table-row table:style-name="ro1">
          <table:table-cell office:value-type="float" office:value="67854729.1666667" calcext:value-type="float">
            <text:p>67854729.1666667</text:p>
          </table:table-cell>
          <table:table-cell office:value-type="float" office:value="82294558.3333333" calcext:value-type="float">
            <text:p>82294558.3333333</text:p>
          </table:table-cell>
          <table:table-cell office:value-type="float" office:value="102911658.333333" calcext:value-type="float">
            <text:p>102911658.333333</text:p>
          </table:table-cell>
          <table:table-cell table:number-columns-repeated="2"/>
        </table:table-row>
        <table:table-row table:style-name="ro1">
          <table:table-cell office:value-type="float" office:value="95260383.3333333" calcext:value-type="float">
            <text:p>95260383.3333333</text:p>
          </table:table-cell>
          <table:table-cell office:value-type="float" office:value="107912950" calcext:value-type="float">
            <text:p>107912950</text:p>
          </table:table-cell>
          <table:table-cell office:value-type="float" office:value="79429233.3333333" calcext:value-type="float">
            <text:p>79429233.3333333</text:p>
          </table:table-cell>
          <table:table-cell table:number-columns-repeated="2"/>
        </table:table-row>
        <table:table-row table:style-name="ro1">
          <table:table-cell office:value-type="float" office:value="141111408.333333" calcext:value-type="float">
            <text:p>141111408.333333</text:p>
          </table:table-cell>
          <table:table-cell office:value-type="float" office:value="104665945.833333" calcext:value-type="float">
            <text:p>104665945.833333</text:p>
          </table:table-cell>
          <table:table-cell office:value-type="float" office:value="115256020.833333" calcext:value-type="float">
            <text:p>115256020.833333</text:p>
          </table:table-cell>
          <table:table-cell table:number-columns-repeated="2"/>
        </table:table-row>
        <table:table-row table:style-name="ro1">
          <table:table-cell office:value-type="float" office:value="104717220.833333" calcext:value-type="float">
            <text:p>104717220.833333</text:p>
          </table:table-cell>
          <table:table-cell office:value-type="float" office:value="90518650" calcext:value-type="float">
            <text:p>90518650</text:p>
          </table:table-cell>
          <table:table-cell office:value-type="float" office:value="115167162.5" calcext:value-type="float">
            <text:p>115167162.5</text:p>
          </table:table-cell>
          <table:table-cell table:number-columns-repeated="2"/>
        </table:table-row>
        <table:table-row table:style-name="ro1">
          <table:table-cell office:value-type="float" office:value="87838945.8333333" calcext:value-type="float">
            <text:p>87838945.8333333</text:p>
          </table:table-cell>
          <table:table-cell office:value-type="float" office:value="120448391.666667" calcext:value-type="float">
            <text:p>120448391.666667</text:p>
          </table:table-cell>
          <table:table-cell office:value-type="float" office:value="81154591.6666667" calcext:value-type="float">
            <text:p>81154591.6666667</text:p>
          </table:table-cell>
          <table:table-cell table:number-columns-repeated="2"/>
        </table:table-row>
        <table:table-row table:style-name="ro1">
          <table:table-cell office:value-type="float" office:value="122249966.666667" calcext:value-type="float">
            <text:p>122249966.666667</text:p>
          </table:table-cell>
          <table:table-cell office:value-type="float" office:value="79058137.5" calcext:value-type="float">
            <text:p>79058137.5</text:p>
          </table:table-cell>
          <table:table-cell office:value-type="float" office:value="87258516.6666667" calcext:value-type="float">
            <text:p>87258516.6666667</text:p>
          </table:table-cell>
          <table:table-cell table:number-columns-repeated="2"/>
        </table:table-row>
        <table:table-row table:style-name="ro1">
          <table:table-cell office:value-type="float" office:value="83992020.8333333" calcext:value-type="float">
            <text:p>83992020.8333333</text:p>
          </table:table-cell>
          <table:table-cell office:value-type="float" office:value="93295229.1666667" calcext:value-type="float">
            <text:p>93295229.1666667</text:p>
          </table:table-cell>
          <table:table-cell office:value-type="float" office:value="91170008.3333333" calcext:value-type="float">
            <text:p>91170008.3333333</text:p>
          </table:table-cell>
          <table:table-cell table:number-columns-repeated="2"/>
        </table:table-row>
        <table:table-row table:style-name="ro1">
          <table:table-cell office:value-type="float" office:value="94077287.5" calcext:value-type="float">
            <text:p>94077287.5</text:p>
          </table:table-cell>
          <table:table-cell office:value-type="float" office:value="113581100" calcext:value-type="float">
            <text:p>113581100</text:p>
          </table:table-cell>
          <table:table-cell office:value-type="float" office:value="92685854.1666667" calcext:value-type="float">
            <text:p>92685854.1666667</text:p>
          </table:table-cell>
          <table:table-cell table:number-columns-repeated="2"/>
        </table:table-row>
        <table:table-row table:style-name="ro1">
          <table:table-cell office:value-type="float" office:value="91820541.6666667" calcext:value-type="float">
            <text:p>91820541.6666667</text:p>
          </table:table-cell>
          <table:table-cell office:value-type="float" office:value="85622091.6666667" calcext:value-type="float">
            <text:p>85622091.6666667</text:p>
          </table:table-cell>
          <table:table-cell office:value-type="float" office:value="97897408.3333334" calcext:value-type="float">
            <text:p>97897408.3333334</text:p>
          </table:table-cell>
          <table:table-cell table:number-columns-repeated="2"/>
        </table:table-row>
        <table:table-row table:style-name="ro1">
          <table:table-cell office:value-type="float" office:value="112784387.5" calcext:value-type="float">
            <text:p>112784387.5</text:p>
          </table:table-cell>
          <table:table-cell office:value-type="float" office:value="82633454.1666667" calcext:value-type="float">
            <text:p>82633454.1666667</text:p>
          </table:table-cell>
          <table:table-cell office:value-type="float" office:value="121830062.5" calcext:value-type="float">
            <text:p>121830062.5</text:p>
          </table:table-cell>
          <table:table-cell table:number-columns-repeated="2"/>
        </table:table-row>
        <table:table-row table:style-name="ro1">
          <table:table-cell office:value-type="float" office:value="95199845.8333333" calcext:value-type="float">
            <text:p>95199845.8333333</text:p>
          </table:table-cell>
          <table:table-cell office:value-type="float" office:value="112589162.5" calcext:value-type="float">
            <text:p>112589162.5</text:p>
          </table:table-cell>
          <table:table-cell office:value-type="float" office:value="106544537.5" calcext:value-type="float">
            <text:p>106544537.5</text:p>
          </table:table-cell>
          <table:table-cell table:number-columns-repeated="2"/>
        </table:table-row>
        <table:table-row table:style-name="ro1">
          <table:table-cell office:value-type="float" office:value="111390287.5" calcext:value-type="float">
            <text:p>111390287.5</text:p>
          </table:table-cell>
          <table:table-cell office:value-type="float" office:value="96544412.5" calcext:value-type="float">
            <text:p>96544412.5</text:p>
          </table:table-cell>
          <table:table-cell office:value-type="float" office:value="110434029.166667" calcext:value-type="float">
            <text:p>110434029.166667</text:p>
          </table:table-cell>
          <table:table-cell table:number-columns-repeated="2"/>
        </table:table-row>
        <table:table-row table:style-name="ro1">
          <table:table-cell office:value-type="float" office:value="96885029.1666667" calcext:value-type="float">
            <text:p>96885029.1666667</text:p>
          </table:table-cell>
          <table:table-cell office:value-type="float" office:value="110096558.333333" calcext:value-type="float">
            <text:p>110096558.333333</text:p>
          </table:table-cell>
          <table:table-cell office:value-type="float" office:value="125342454.166667" calcext:value-type="float">
            <text:p>125342454.166667</text:p>
          </table:table-cell>
          <table:table-cell table:number-columns-repeated="2"/>
        </table:table-row>
        <table:table-row table:style-name="ro1">
          <table:table-cell office:value-type="float" office:value="109779162.5" calcext:value-type="float">
            <text:p>109779162.5</text:p>
          </table:table-cell>
          <table:table-cell office:value-type="float" office:value="95082358.3333333" calcext:value-type="float">
            <text:p>95082358.3333333</text:p>
          </table:table-cell>
          <table:table-cell office:value-type="float" office:value="122108791.666667" calcext:value-type="float">
            <text:p>122108791.666667</text:p>
          </table:table-cell>
          <table:table-cell table:number-columns-repeated="2"/>
        </table:table-row>
        <table:table-row table:style-name="ro1">
          <table:table-cell office:value-type="float" office:value="102249537.5" calcext:value-type="float">
            <text:p>102249537.5</text:p>
          </table:table-cell>
          <table:table-cell office:value-type="float" office:value="125599733.333333" calcext:value-type="float">
            <text:p>125599733.333333</text:p>
          </table:table-cell>
          <table:table-cell office:value-type="float" office:value="132248495.833333" calcext:value-type="float">
            <text:p>132248495.833333</text:p>
          </table:table-cell>
          <table:table-cell table:number-columns-repeated="2"/>
        </table:table-row>
        <table:table-row table:style-name="ro1">
          <table:table-cell office:value-type="float" office:value="79069341.6666667" calcext:value-type="float">
            <text:p>79069341.6666667</text:p>
          </table:table-cell>
          <table:table-cell office:value-type="float" office:value="76993158.3333333" calcext:value-type="float">
            <text:p>76993158.3333333</text:p>
          </table:table-cell>
          <table:table-cell office:value-type="float" office:value="76480995.8333333" calcext:value-type="float">
            <text:p>76480995.8333333</text:p>
          </table:table-cell>
          <table:table-cell table:number-columns-repeated="2"/>
        </table:table-row>
        <table:table-row table:style-name="ro1">
          <table:table-cell office:value-type="float" office:value="101279970.833333" calcext:value-type="float">
            <text:p>101279970.833333</text:p>
          </table:table-cell>
          <table:table-cell office:value-type="float" office:value="119262845.833333" calcext:value-type="float">
            <text:p>119262845.833333</text:p>
          </table:table-cell>
          <table:table-cell office:value-type="float" office:value="114377137.5" calcext:value-type="float">
            <text:p>114377137.5</text:p>
          </table:table-cell>
          <table:table-cell table:number-columns-repeated="2"/>
        </table:table-row>
        <table:table-row table:style-name="ro1">
          <table:table-cell office:value-type="float" office:value="89151870.8333333" calcext:value-type="float">
            <text:p>89151870.8333333</text:p>
          </table:table-cell>
          <table:table-cell office:value-type="float" office:value="67637262.5" calcext:value-type="float">
            <text:p>67637262.5</text:p>
          </table:table-cell>
          <table:table-cell office:value-type="float" office:value="79968350" calcext:value-type="float">
            <text:p>79968350</text:p>
          </table:table-cell>
          <table:table-cell table:number-columns-repeated="2"/>
        </table:table-row>
        <table:table-row table:style-name="ro1">
          <table:table-cell office:value-type="float" office:value="90832745.8333334" calcext:value-type="float">
            <text:p>90832745.8333334</text:p>
          </table:table-cell>
          <table:table-cell office:value-type="float" office:value="84920604.1666667" calcext:value-type="float">
            <text:p>84920604.1666667</text:p>
          </table:table-cell>
          <table:table-cell office:value-type="float" office:value="88211200" calcext:value-type="float">
            <text:p>88211200</text:p>
          </table:table-cell>
          <table:table-cell table:number-columns-repeated="2"/>
        </table:table-row>
        <table:table-row table:style-name="ro1">
          <table:table-cell office:value-type="float" office:value="90349329.1666667" calcext:value-type="float">
            <text:p>90349329.1666667</text:p>
          </table:table-cell>
          <table:table-cell office:value-type="float" office:value="101125304.166667" calcext:value-type="float">
            <text:p>101125304.166667</text:p>
          </table:table-cell>
          <table:table-cell office:value-type="float" office:value="97413641.6666667" calcext:value-type="float">
            <text:p>97413641.6666667</text:p>
          </table:table-cell>
          <table:table-cell table:number-columns-repeated="2"/>
        </table:table-row>
        <table:table-row table:style-name="ro1">
          <table:table-cell office:value-type="float" office:value="81346033.3333333" calcext:value-type="float">
            <text:p>81346033.3333333</text:p>
          </table:table-cell>
          <table:table-cell office:value-type="float" office:value="120641037.5" calcext:value-type="float">
            <text:p>120641037.5</text:p>
          </table:table-cell>
          <table:table-cell office:value-type="float" office:value="132733387.5" calcext:value-type="float">
            <text:p>132733387.5</text:p>
          </table:table-cell>
          <table:table-cell table:number-columns-repeated="2"/>
        </table:table-row>
        <table:table-row table:style-name="ro1">
          <table:table-cell office:value-type="float" office:value="105621320.833333" calcext:value-type="float">
            <text:p>105621320.833333</text:p>
          </table:table-cell>
          <table:table-cell office:value-type="float" office:value="101538429.166667" calcext:value-type="float">
            <text:p>101538429.166667</text:p>
          </table:table-cell>
          <table:table-cell office:value-type="float" office:value="85626154.1666667" calcext:value-type="float">
            <text:p>85626154.1666667</text:p>
          </table:table-cell>
          <table:table-cell table:number-columns-repeated="2"/>
        </table:table-row>
        <table:table-row table:style-name="ro1">
          <table:table-cell office:value-type="float" office:value="110113200" calcext:value-type="float">
            <text:p>110113200</text:p>
          </table:table-cell>
          <table:table-cell office:value-type="float" office:value="92449420.8333334" calcext:value-type="float">
            <text:p>92449420.8333334</text:p>
          </table:table-cell>
          <table:table-cell office:value-type="float" office:value="95406062.5" calcext:value-type="float">
            <text:p>95406062.5</text:p>
          </table:table-cell>
          <table:table-cell table:number-columns-repeated="2"/>
        </table:table-row>
        <table:table-row table:style-name="ro1">
          <table:table-cell office:value-type="float" office:value="71915379.1666667" calcext:value-type="float">
            <text:p>71915379.1666667</text:p>
          </table:table-cell>
          <table:table-cell office:value-type="float" office:value="80112041.6666667" calcext:value-type="float">
            <text:p>80112041.6666667</text:p>
          </table:table-cell>
          <table:table-cell office:value-type="float" office:value="105599125" calcext:value-type="float">
            <text:p>105599125</text:p>
          </table:table-cell>
          <table:table-cell table:number-columns-repeated="2"/>
        </table:table-row>
        <table:table-row table:style-name="ro1">
          <table:table-cell office:value-type="float" office:value="99239116.6666667" calcext:value-type="float">
            <text:p>99239116.6666667</text:p>
          </table:table-cell>
          <table:table-cell office:value-type="float" office:value="108877891.666667" calcext:value-type="float">
            <text:p>108877891.666667</text:p>
          </table:table-cell>
          <table:table-cell office:value-type="float" office:value="88597412.5" calcext:value-type="float">
            <text:p>88597412.5</text:p>
          </table:table-cell>
          <table:table-cell table:number-columns-repeated="2"/>
        </table:table-row>
        <table:table-row table:style-name="ro1">
          <table:table-cell office:value-type="float" office:value="115139225" calcext:value-type="float">
            <text:p>115139225</text:p>
          </table:table-cell>
          <table:table-cell office:value-type="float" office:value="79284408.3333333" calcext:value-type="float">
            <text:p>79284408.3333333</text:p>
          </table:table-cell>
          <table:table-cell office:value-type="float" office:value="108047991.666667" calcext:value-type="float">
            <text:p>108047991.666667</text:p>
          </table:table-cell>
          <table:table-cell table:number-columns-repeated="2"/>
        </table:table-row>
        <table:table-row table:style-name="ro1">
          <table:table-cell office:value-type="float" office:value="93531429.1666667" calcext:value-type="float">
            <text:p>93531429.1666667</text:p>
          </table:table-cell>
          <table:table-cell office:value-type="float" office:value="93459041.6666667" calcext:value-type="float">
            <text:p>93459041.6666667</text:p>
          </table:table-cell>
          <table:table-cell office:value-type="float" office:value="97440362.5" calcext:value-type="float">
            <text:p>97440362.5</text:p>
          </table:table-cell>
          <table:table-cell table:number-columns-repeated="2"/>
        </table:table-row>
        <table:table-row table:style-name="ro1">
          <table:table-cell office:value-type="float" office:value="90792458.3333334" calcext:value-type="float">
            <text:p>90792458.3333334</text:p>
          </table:table-cell>
          <table:table-cell office:value-type="float" office:value="73511612.5" calcext:value-type="float">
            <text:p>73511612.5</text:p>
          </table:table-cell>
          <table:table-cell office:value-type="float" office:value="111890820.833333" calcext:value-type="float">
            <text:p>111890820.833333</text:p>
          </table:table-cell>
          <table:table-cell table:number-columns-repeated="2"/>
        </table:table-row>
        <table:table-row table:style-name="ro1">
          <table:table-cell office:value-type="float" office:value="108054075" calcext:value-type="float">
            <text:p>108054075</text:p>
          </table:table-cell>
          <table:table-cell office:value-type="float" office:value="79161987.5" calcext:value-type="float">
            <text:p>79161987.5</text:p>
          </table:table-cell>
          <table:table-cell office:value-type="float" office:value="98716191.6666667" calcext:value-type="float">
            <text:p>98716191.6666667</text:p>
          </table:table-cell>
          <table:table-cell table:number-columns-repeated="2"/>
        </table:table-row>
        <table:table-row table:style-name="ro1">
          <table:table-cell office:value-type="float" office:value="83225670.8333333" calcext:value-type="float">
            <text:p>83225670.8333333</text:p>
          </table:table-cell>
          <table:table-cell office:value-type="float" office:value="128731570.833333" calcext:value-type="float">
            <text:p>128731570.833333</text:p>
          </table:table-cell>
          <table:table-cell office:value-type="float" office:value="105757208.333333" calcext:value-type="float">
            <text:p>105757208.333333</text:p>
          </table:table-cell>
          <table:table-cell table:number-columns-repeated="2"/>
        </table:table-row>
        <table:table-row table:style-name="ro1">
          <table:table-cell office:value-type="float" office:value="93206070.8333333" calcext:value-type="float">
            <text:p>93206070.8333333</text:p>
          </table:table-cell>
          <table:table-cell office:value-type="float" office:value="99004520.8333333" calcext:value-type="float">
            <text:p>99004520.8333333</text:p>
          </table:table-cell>
          <table:table-cell office:value-type="float" office:value="93927020.8333334" calcext:value-type="float">
            <text:p>93927020.8333334</text:p>
          </table:table-cell>
          <table:table-cell table:number-columns-repeated="2"/>
        </table:table-row>
        <table:table-row table:style-name="ro1">
          <table:table-cell office:value-type="float" office:value="87007512.5" calcext:value-type="float">
            <text:p>87007512.5</text:p>
          </table:table-cell>
          <table:table-cell office:value-type="float" office:value="81349108.3333333" calcext:value-type="float">
            <text:p>81349108.3333333</text:p>
          </table:table-cell>
          <table:table-cell office:value-type="float" office:value="144456345.833333" calcext:value-type="float">
            <text:p>144456345.833333</text:p>
          </table:table-cell>
          <table:table-cell table:number-columns-repeated="2"/>
        </table:table-row>
        <table:table-row table:style-name="ro1">
          <table:table-cell office:value-type="float" office:value="115765058.333333" calcext:value-type="float">
            <text:p>115765058.333333</text:p>
          </table:table-cell>
          <table:table-cell office:value-type="float" office:value="105931045.833333" calcext:value-type="float">
            <text:p>105931045.833333</text:p>
          </table:table-cell>
          <table:table-cell office:value-type="float" office:value="76284000" calcext:value-type="float">
            <text:p>76284000</text:p>
          </table:table-cell>
          <table:table-cell table:number-columns-repeated="2"/>
        </table:table-row>
        <table:table-row table:style-name="ro1">
          <table:table-cell office:value-type="float" office:value="87210170.8333334" calcext:value-type="float">
            <text:p>87210170.8333334</text:p>
          </table:table-cell>
          <table:table-cell office:value-type="float" office:value="116885829.166667" calcext:value-type="float">
            <text:p>116885829.166667</text:p>
          </table:table-cell>
          <table:table-cell office:value-type="float" office:value="115681191.666667" calcext:value-type="float">
            <text:p>115681191.666667</text:p>
          </table:table-cell>
          <table:table-cell table:number-columns-repeated="2"/>
        </table:table-row>
        <table:table-row table:style-name="ro1">
          <table:table-cell office:value-type="float" office:value="86041266.6666667" calcext:value-type="float">
            <text:p>86041266.6666667</text:p>
          </table:table-cell>
          <table:table-cell office:value-type="float" office:value="115169441.666667" calcext:value-type="float">
            <text:p>115169441.666667</text:p>
          </table:table-cell>
          <table:table-cell office:value-type="float" office:value="113528920.833333" calcext:value-type="float">
            <text:p>113528920.833333</text:p>
          </table:table-cell>
          <table:table-cell table:number-columns-repeated="2"/>
        </table:table-row>
        <table:table-row table:style-name="ro1">
          <table:table-cell office:value-type="float" office:value="105757679.166667" calcext:value-type="float">
            <text:p>105757679.166667</text:p>
          </table:table-cell>
          <table:table-cell office:value-type="float" office:value="110554408.333333" calcext:value-type="float">
            <text:p>110554408.333333</text:p>
          </table:table-cell>
          <table:table-cell office:value-type="float" office:value="97934641.6666667" calcext:value-type="float">
            <text:p>97934641.6666667</text:p>
          </table:table-cell>
          <table:table-cell table:number-columns-repeated="2"/>
        </table:table-row>
        <table:table-row table:style-name="ro1">
          <table:table-cell office:value-type="float" office:value="107034145.833333" calcext:value-type="float">
            <text:p>107034145.833333</text:p>
          </table:table-cell>
          <table:table-cell office:value-type="float" office:value="64926445.8333333" calcext:value-type="float">
            <text:p>64926445.8333333</text:p>
          </table:table-cell>
          <table:table-cell office:value-type="float" office:value="92695254.1666667" calcext:value-type="float">
            <text:p>92695254.1666667</text:p>
          </table:table-cell>
          <table:table-cell table:number-columns-repeated="2"/>
        </table:table-row>
        <table:table-row table:style-name="ro1">
          <table:table-cell office:value-type="float" office:value="124142795.833333" calcext:value-type="float">
            <text:p>124142795.833333</text:p>
          </table:table-cell>
          <table:table-cell office:value-type="float" office:value="76338408.3333333" calcext:value-type="float">
            <text:p>76338408.3333333</text:p>
          </table:table-cell>
          <table:table-cell office:value-type="float" office:value="86077820.8333334" calcext:value-type="float">
            <text:p>86077820.8333334</text:p>
          </table:table-cell>
          <table:table-cell table:number-columns-repeated="2"/>
        </table:table-row>
        <table:table-row table:style-name="ro1">
          <table:table-cell office:value-type="float" office:value="124264425" calcext:value-type="float">
            <text:p>124264425</text:p>
          </table:table-cell>
          <table:table-cell office:value-type="float" office:value="79270091.6666667" calcext:value-type="float">
            <text:p>79270091.6666667</text:p>
          </table:table-cell>
          <table:table-cell office:value-type="float" office:value="88496962.5" calcext:value-type="float">
            <text:p>88496962.5</text:p>
          </table:table-cell>
          <table:table-cell table:number-columns-repeated="2"/>
        </table:table-row>
        <table:table-row table:style-name="ro1">
          <table:table-cell office:value-type="float" office:value="131928870.833333" calcext:value-type="float">
            <text:p>131928870.833333</text:p>
          </table:table-cell>
          <table:table-cell office:value-type="float" office:value="92384891.6666667" calcext:value-type="float">
            <text:p>92384891.6666667</text:p>
          </table:table-cell>
          <table:table-cell office:value-type="float" office:value="124519441.666667" calcext:value-type="float">
            <text:p>124519441.666667</text:p>
          </table:table-cell>
          <table:table-cell table:number-columns-repeated="2"/>
        </table:table-row>
        <table:table-row table:style-name="ro1">
          <table:table-cell office:value-type="float" office:value="107082850" calcext:value-type="float">
            <text:p>107082850</text:p>
          </table:table-cell>
          <table:table-cell office:value-type="float" office:value="94928370.8333333" calcext:value-type="float">
            <text:p>94928370.8333333</text:p>
          </table:table-cell>
          <table:table-cell office:value-type="float" office:value="102767041.666667" calcext:value-type="float">
            <text:p>102767041.666667</text:p>
          </table:table-cell>
          <table:table-cell table:number-columns-repeated="2"/>
        </table:table-row>
        <table:table-row table:style-name="ro1">
          <table:table-cell office:value-type="float" office:value="123262175" calcext:value-type="float">
            <text:p>123262175</text:p>
          </table:table-cell>
          <table:table-cell office:value-type="float" office:value="84039729.1666667" calcext:value-type="float">
            <text:p>84039729.1666667</text:p>
          </table:table-cell>
          <table:table-cell office:value-type="float" office:value="93105812.5" calcext:value-type="float">
            <text:p>93105812.5</text:p>
          </table:table-cell>
          <table:table-cell table:number-columns-repeated="2"/>
        </table:table-row>
        <table:table-row table:style-name="ro1">
          <table:table-cell office:value-type="float" office:value="135583012.5" calcext:value-type="float">
            <text:p>135583012.5</text:p>
          </table:table-cell>
          <table:table-cell office:value-type="float" office:value="89087025" calcext:value-type="float">
            <text:p>89087025</text:p>
          </table:table-cell>
          <table:table-cell office:value-type="float" office:value="77645316.6666667" calcext:value-type="float">
            <text:p>77645316.6666667</text:p>
          </table:table-cell>
          <table:table-cell table:number-columns-repeated="2"/>
        </table:table-row>
        <table:table-row table:style-name="ro1">
          <table:table-cell office:value-type="float" office:value="84602612.5" calcext:value-type="float">
            <text:p>84602612.5</text:p>
          </table:table-cell>
          <table:table-cell office:value-type="float" office:value="80997812.5" calcext:value-type="float">
            <text:p>80997812.5</text:p>
          </table:table-cell>
          <table:table-cell office:value-type="float" office:value="81577625" calcext:value-type="float">
            <text:p>81577625</text:p>
          </table:table-cell>
          <table:table-cell table:number-columns-repeated="2"/>
        </table:table-row>
        <table:table-row table:style-name="ro1">
          <table:table-cell office:value-type="float" office:value="108038908.333333" calcext:value-type="float">
            <text:p>108038908.333333</text:p>
          </table:table-cell>
          <table:table-cell office:value-type="float" office:value="102527916.666667" calcext:value-type="float">
            <text:p>102527916.666667</text:p>
          </table:table-cell>
          <table:table-cell office:value-type="float" office:value="111321162.5" calcext:value-type="float">
            <text:p>111321162.5</text:p>
          </table:table-cell>
          <table:table-cell table:number-columns-repeated="2"/>
        </table:table-row>
        <table:table-row table:style-name="ro1">
          <table:table-cell office:value-type="float" office:value="94168037.5" calcext:value-type="float">
            <text:p>94168037.5</text:p>
          </table:table-cell>
          <table:table-cell office:value-type="float" office:value="109671062.5" calcext:value-type="float">
            <text:p>109671062.5</text:p>
          </table:table-cell>
          <table:table-cell office:value-type="float" office:value="125790870.833333" calcext:value-type="float">
            <text:p>125790870.833333</text:p>
          </table:table-cell>
          <table:table-cell table:number-columns-repeated="2"/>
        </table:table-row>
        <table:table-row table:style-name="ro1">
          <table:table-cell office:value-type="float" office:value="104380270.833333" calcext:value-type="float">
            <text:p>104380270.833333</text:p>
          </table:table-cell>
          <table:table-cell office:value-type="float" office:value="79946975" calcext:value-type="float">
            <text:p>79946975</text:p>
          </table:table-cell>
          <table:table-cell office:value-type="float" office:value="125490445.833333" calcext:value-type="float">
            <text:p>125490445.833333</text:p>
          </table:table-cell>
          <table:table-cell table:number-columns-repeated="2"/>
        </table:table-row>
        <table:table-row table:style-name="ro1">
          <table:table-cell office:value-type="float" office:value="117441712.5" calcext:value-type="float">
            <text:p>117441712.5</text:p>
          </table:table-cell>
          <table:table-cell office:value-type="float" office:value="83703258.3333333" calcext:value-type="float">
            <text:p>83703258.3333333</text:p>
          </table:table-cell>
          <table:table-cell office:value-type="float" office:value="87400062.5" calcext:value-type="float">
            <text:p>87400062.5</text:p>
          </table:table-cell>
          <table:table-cell table:number-columns-repeated="2"/>
        </table:table-row>
        <table:table-row table:style-name="ro1">
          <table:table-cell office:value-type="float" office:value="79341654.1666667" calcext:value-type="float">
            <text:p>79341654.1666667</text:p>
          </table:table-cell>
          <table:table-cell office:value-type="float" office:value="81277241.6666667" calcext:value-type="float">
            <text:p>81277241.6666667</text:p>
          </table:table-cell>
          <table:table-cell office:value-type="float" office:value="86043958.3333334" calcext:value-type="float">
            <text:p>86043958.3333334</text:p>
          </table:table-cell>
          <table:table-cell table:number-columns-repeated="2"/>
        </table:table-row>
        <table:table-row table:style-name="ro1">
          <table:table-cell office:value-type="float" office:value="93596975" calcext:value-type="float">
            <text:p>93596975</text:p>
          </table:table-cell>
          <table:table-cell office:value-type="float" office:value="104529595.833333" calcext:value-type="float">
            <text:p>104529595.833333</text:p>
          </table:table-cell>
          <table:table-cell office:value-type="float" office:value="96711237.5" calcext:value-type="float">
            <text:p>96711237.5</text:p>
          </table:table-cell>
          <table:table-cell table:number-columns-repeated="2"/>
        </table:table-row>
        <table:table-row table:style-name="ro1">
          <table:table-cell office:value-type="float" office:value="121139325" calcext:value-type="float">
            <text:p>121139325</text:p>
          </table:table-cell>
          <table:table-cell office:value-type="float" office:value="125977391.666667" calcext:value-type="float">
            <text:p>125977391.666667</text:p>
          </table:table-cell>
          <table:table-cell office:value-type="float" office:value="105608937.5" calcext:value-type="float">
            <text:p>105608937.5</text:p>
          </table:table-cell>
          <table:table-cell table:number-columns-repeated="2"/>
        </table:table-row>
        <table:table-row table:style-name="ro1">
          <table:table-cell office:value-type="float" office:value="106806350" calcext:value-type="float">
            <text:p>106806350</text:p>
          </table:table-cell>
          <table:table-cell office:value-type="float" office:value="98287029.1666667" calcext:value-type="float">
            <text:p>98287029.1666667</text:p>
          </table:table-cell>
          <table:table-cell office:value-type="float" office:value="93351008.3333333" calcext:value-type="float">
            <text:p>93351008.3333333</text:p>
          </table:table-cell>
          <table:table-cell table:number-columns-repeated="2"/>
        </table:table-row>
        <table:table-row table:style-name="ro1">
          <table:table-cell office:value-type="float" office:value="103808620.833333" calcext:value-type="float">
            <text:p>103808620.833333</text:p>
          </table:table-cell>
          <table:table-cell office:value-type="float" office:value="118831395.833333" calcext:value-type="float">
            <text:p>118831395.833333</text:p>
          </table:table-cell>
          <table:table-cell office:value-type="float" office:value="107261679.166667" calcext:value-type="float">
            <text:p>107261679.166667</text:p>
          </table:table-cell>
          <table:table-cell table:number-columns-repeated="2"/>
        </table:table-row>
        <table:table-row table:style-name="ro1">
          <table:table-cell office:value-type="float" office:value="109377937.5" calcext:value-type="float">
            <text:p>109377937.5</text:p>
          </table:table-cell>
          <table:table-cell office:value-type="float" office:value="84489829.1666667" calcext:value-type="float">
            <text:p>84489829.1666667</text:p>
          </table:table-cell>
          <table:table-cell office:value-type="float" office:value="97294704.1666667" calcext:value-type="float">
            <text:p>97294704.1666667</text:p>
          </table:table-cell>
          <table:table-cell table:number-columns-repeated="2"/>
        </table:table-row>
        <table:table-row table:style-name="ro1">
          <table:table-cell office:value-type="float" office:value="89826616.6666667" calcext:value-type="float">
            <text:p>89826616.6666667</text:p>
          </table:table-cell>
          <table:table-cell office:value-type="float" office:value="113504766.666667" calcext:value-type="float">
            <text:p>113504766.666667</text:p>
          </table:table-cell>
          <table:table-cell office:value-type="float" office:value="110119554.166667" calcext:value-type="float">
            <text:p>110119554.166667</text:p>
          </table:table-cell>
          <table:table-cell table:number-columns-repeated="2"/>
        </table:table-row>
        <table:table-row table:style-name="ro1">
          <table:table-cell office:value-type="float" office:value="87932745.8333333" calcext:value-type="float">
            <text:p>87932745.8333333</text:p>
          </table:table-cell>
          <table:table-cell office:value-type="float" office:value="99835291.6666667" calcext:value-type="float">
            <text:p>99835291.6666667</text:p>
          </table:table-cell>
          <table:table-cell office:value-type="float" office:value="101500412.5" calcext:value-type="float">
            <text:p>101500412.5</text:p>
          </table:table-cell>
          <table:table-cell table:number-columns-repeated="2"/>
        </table:table-row>
        <table:table-row table:style-name="ro1">
          <table:table-cell office:value-type="float" office:value="111426891.666667" calcext:value-type="float">
            <text:p>111426891.666667</text:p>
          </table:table-cell>
          <table:table-cell office:value-type="float" office:value="67894250" calcext:value-type="float">
            <text:p>67894250</text:p>
          </table:table-cell>
          <table:table-cell office:value-type="float" office:value="131394283.333333" calcext:value-type="float">
            <text:p>131394283.333333</text:p>
          </table:table-cell>
          <table:table-cell table:number-columns-repeated="2"/>
        </table:table-row>
        <table:table-row table:style-name="ro1">
          <table:table-cell office:value-type="float" office:value="81367850" calcext:value-type="float">
            <text:p>81367850</text:p>
          </table:table-cell>
          <table:table-cell office:value-type="float" office:value="97196825" calcext:value-type="float">
            <text:p>97196825</text:p>
          </table:table-cell>
          <table:table-cell office:value-type="float" office:value="108141187.5" calcext:value-type="float">
            <text:p>108141187.5</text:p>
          </table:table-cell>
          <table:table-cell table:number-columns-repeated="2"/>
        </table:table-row>
        <table:table-row table:style-name="ro1">
          <table:table-cell office:value-type="float" office:value="117415808.333333" calcext:value-type="float">
            <text:p>117415808.333333</text:p>
          </table:table-cell>
          <table:table-cell office:value-type="float" office:value="89456675" calcext:value-type="float">
            <text:p>89456675</text:p>
          </table:table-cell>
          <table:table-cell office:value-type="float" office:value="98253304.1666667" calcext:value-type="float">
            <text:p>98253304.1666667</text:p>
          </table:table-cell>
          <table:table-cell table:number-columns-repeated="2"/>
        </table:table-row>
        <table:table-row table:style-name="ro1">
          <table:table-cell office:value-type="float" office:value="75681691.6666667" calcext:value-type="float">
            <text:p>75681691.6666667</text:p>
          </table:table-cell>
          <table:table-cell office:value-type="float" office:value="95260708.3333333" calcext:value-type="float">
            <text:p>95260708.3333333</text:p>
          </table:table-cell>
          <table:table-cell office:value-type="float" office:value="116711908.333333" calcext:value-type="float">
            <text:p>116711908.333333</text:p>
          </table:table-cell>
          <table:table-cell table:number-columns-repeated="2"/>
        </table:table-row>
        <table:table-row table:style-name="ro1">
          <table:table-cell office:value-type="float" office:value="114955191.666667" calcext:value-type="float">
            <text:p>114955191.666667</text:p>
          </table:table-cell>
          <table:table-cell office:value-type="float" office:value="92926420.8333333" calcext:value-type="float">
            <text:p>92926420.8333333</text:p>
          </table:table-cell>
          <table:table-cell office:value-type="float" office:value="120939000" calcext:value-type="float">
            <text:p>120939000</text:p>
          </table:table-cell>
          <table:table-cell table:number-columns-repeated="2"/>
        </table:table-row>
        <table:table-row table:style-name="ro1">
          <table:table-cell office:value-type="float" office:value="107585420.833333" calcext:value-type="float">
            <text:p>107585420.833333</text:p>
          </table:table-cell>
          <table:table-cell office:value-type="float" office:value="95588366.6666667" calcext:value-type="float">
            <text:p>95588366.6666667</text:p>
          </table:table-cell>
          <table:table-cell office:value-type="float" office:value="102879108.333333" calcext:value-type="float">
            <text:p>102879108.333333</text:p>
          </table:table-cell>
          <table:table-cell table:number-columns-repeated="2"/>
        </table:table-row>
        <table:table-row table:style-name="ro1">
          <table:table-cell office:value-type="float" office:value="112100037.5" calcext:value-type="float">
            <text:p>112100037.5</text:p>
          </table:table-cell>
          <table:table-cell office:value-type="float" office:value="122348125" calcext:value-type="float">
            <text:p>122348125</text:p>
          </table:table-cell>
          <table:table-cell office:value-type="float" office:value="85174229.1666667" calcext:value-type="float">
            <text:p>85174229.1666667</text:p>
          </table:table-cell>
          <table:table-cell table:number-columns-repeated="2"/>
        </table:table-row>
        <table:table-row table:style-name="ro1">
          <table:table-cell office:value-type="float" office:value="111309512.5" calcext:value-type="float">
            <text:p>111309512.5</text:p>
          </table:table-cell>
          <table:table-cell office:value-type="float" office:value="95948791.6666667" calcext:value-type="float">
            <text:p>95948791.6666667</text:p>
          </table:table-cell>
          <table:table-cell office:value-type="float" office:value="126298579.166667" calcext:value-type="float">
            <text:p>126298579.166667</text:p>
          </table:table-cell>
          <table:table-cell table:number-columns-repeated="2"/>
        </table:table-row>
        <table:table-row table:style-name="ro1">
          <table:table-cell office:value-type="float" office:value="101164220.833333" calcext:value-type="float">
            <text:p>101164220.833333</text:p>
          </table:table-cell>
          <table:table-cell office:value-type="float" office:value="87329279.1666667" calcext:value-type="float">
            <text:p>87329279.1666667</text:p>
          </table:table-cell>
          <table:table-cell office:value-type="float" office:value="86466745.8333333" calcext:value-type="float">
            <text:p>86466745.8333333</text:p>
          </table:table-cell>
          <table:table-cell table:number-columns-repeated="2"/>
        </table:table-row>
        <table:table-row table:style-name="ro1">
          <table:table-cell office:value-type="float" office:value="105108945.833333" calcext:value-type="float">
            <text:p>105108945.833333</text:p>
          </table:table-cell>
          <table:table-cell office:value-type="float" office:value="108126175" calcext:value-type="float">
            <text:p>108126175</text:p>
          </table:table-cell>
          <table:table-cell office:value-type="float" office:value="115404775" calcext:value-type="float">
            <text:p>115404775</text:p>
          </table:table-cell>
          <table:table-cell table:number-columns-repeated="2"/>
        </table:table-row>
        <table:table-row table:style-name="ro1">
          <table:table-cell office:value-type="float" office:value="101703545.833333" calcext:value-type="float">
            <text:p>101703545.833333</text:p>
          </table:table-cell>
          <table:table-cell office:value-type="float" office:value="115517670.833333" calcext:value-type="float">
            <text:p>115517670.833333</text:p>
          </table:table-cell>
          <table:table-cell office:value-type="float" office:value="86278795.8333333" calcext:value-type="float">
            <text:p>86278795.8333333</text:p>
          </table:table-cell>
          <table:table-cell table:number-columns-repeated="2"/>
        </table:table-row>
        <table:table-row table:style-name="ro1">
          <table:table-cell office:value-type="float" office:value="99649183.3333334" calcext:value-type="float">
            <text:p>99649183.3333334</text:p>
          </table:table-cell>
          <table:table-cell office:value-type="float" office:value="106262945.833333" calcext:value-type="float">
            <text:p>106262945.833333</text:p>
          </table:table-cell>
          <table:table-cell office:value-type="float" office:value="103593004.166667" calcext:value-type="float">
            <text:p>103593004.166667</text:p>
          </table:table-cell>
          <table:table-cell table:number-columns-repeated="2"/>
        </table:table-row>
        <table:table-row table:style-name="ro1">
          <table:table-cell office:value-type="float" office:value="86659729.1666667" calcext:value-type="float">
            <text:p>86659729.1666667</text:p>
          </table:table-cell>
          <table:table-cell office:value-type="float" office:value="68072125" calcext:value-type="float">
            <text:p>68072125</text:p>
          </table:table-cell>
          <table:table-cell office:value-type="float" office:value="99920387.5" calcext:value-type="float">
            <text:p>99920387.5</text:p>
          </table:table-cell>
          <table:table-cell table:number-columns-repeated="2"/>
        </table:table-row>
        <table:table-row table:style-name="ro1">
          <table:table-cell office:value-type="float" office:value="104235004.166667" calcext:value-type="float">
            <text:p>104235004.166667</text:p>
          </table:table-cell>
          <table:table-cell office:value-type="float" office:value="93209512.5" calcext:value-type="float">
            <text:p>93209512.5</text:p>
          </table:table-cell>
          <table:table-cell office:value-type="float" office:value="100161237.5" calcext:value-type="float">
            <text:p>100161237.5</text:p>
          </table:table-cell>
          <table:table-cell table:number-columns-repeated="2"/>
        </table:table-row>
        <table:table-row table:style-name="ro1">
          <table:table-cell office:value-type="float" office:value="91917008.3333333" calcext:value-type="float">
            <text:p>91917008.3333333</text:p>
          </table:table-cell>
          <table:table-cell office:value-type="float" office:value="97446304.1666667" calcext:value-type="float">
            <text:p>97446304.1666667</text:p>
          </table:table-cell>
          <table:table-cell office:value-type="float" office:value="106320729.166667" calcext:value-type="float">
            <text:p>106320729.166667</text:p>
          </table:table-cell>
          <table:table-cell table:number-columns-repeated="2"/>
        </table:table-row>
        <table:table-row table:style-name="ro1">
          <table:table-cell office:value-type="float" office:value="104812512.5" calcext:value-type="float">
            <text:p>104812512.5</text:p>
          </table:table-cell>
          <table:table-cell office:value-type="float" office:value="89642016.6666667" calcext:value-type="float">
            <text:p>89642016.6666667</text:p>
          </table:table-cell>
          <table:table-cell office:value-type="float" office:value="106367095.833333" calcext:value-type="float">
            <text:p>106367095.833333</text:p>
          </table:table-cell>
          <table:table-cell table:number-columns-repeated="2"/>
        </table:table-row>
        <table:table-row table:style-name="ro1">
          <table:table-cell office:value-type="float" office:value="91570850" calcext:value-type="float">
            <text:p>91570850</text:p>
          </table:table-cell>
          <table:table-cell office:value-type="float" office:value="81891929.1666667" calcext:value-type="float">
            <text:p>81891929.1666667</text:p>
          </table:table-cell>
          <table:table-cell office:value-type="float" office:value="71116945.8333333" calcext:value-type="float">
            <text:p>71116945.8333333</text:p>
          </table:table-cell>
          <table:table-cell table:number-columns-repeated="2"/>
        </table:table-row>
        <table:table-row table:style-name="ro1">
          <table:table-cell office:value-type="float" office:value="116499625" calcext:value-type="float">
            <text:p>116499625</text:p>
          </table:table-cell>
          <table:table-cell office:value-type="float" office:value="99773308.3333334" calcext:value-type="float">
            <text:p>99773308.3333334</text:p>
          </table:table-cell>
          <table:table-cell office:value-type="float" office:value="91226550" calcext:value-type="float">
            <text:p>91226550</text:p>
          </table:table-cell>
          <table:table-cell table:number-columns-repeated="2"/>
        </table:table-row>
        <table:table-row table:style-name="ro1">
          <table:table-cell office:value-type="float" office:value="131970583.333333" calcext:value-type="float">
            <text:p>131970583.333333</text:p>
          </table:table-cell>
          <table:table-cell office:value-type="float" office:value="116552087.5" calcext:value-type="float">
            <text:p>116552087.5</text:p>
          </table:table-cell>
          <table:table-cell office:value-type="float" office:value="116418812.5" calcext:value-type="float">
            <text:p>116418812.5</text:p>
          </table:table-cell>
          <table:table-cell table:number-columns-repeated="2"/>
        </table:table-row>
        <table:table-row table:style-name="ro1">
          <table:table-cell office:value-type="float" office:value="106992866.666667" calcext:value-type="float">
            <text:p>106992866.666667</text:p>
          </table:table-cell>
          <table:table-cell office:value-type="float" office:value="103991983.333333" calcext:value-type="float">
            <text:p>103991983.333333</text:p>
          </table:table-cell>
          <table:table-cell office:value-type="float" office:value="96804387.5" calcext:value-type="float">
            <text:p>96804387.5</text:p>
          </table:table-cell>
          <table:table-cell table:number-columns-repeated="2"/>
        </table:table-row>
        <table:table-row table:style-name="ro1">
          <table:table-cell office:value-type="float" office:value="89864504.1666667" calcext:value-type="float">
            <text:p>89864504.1666667</text:p>
          </table:table-cell>
          <table:table-cell office:value-type="float" office:value="70267175" calcext:value-type="float">
            <text:p>70267175</text:p>
          </table:table-cell>
          <table:table-cell office:value-type="float" office:value="77459054.1666667" calcext:value-type="float">
            <text:p>77459054.1666667</text:p>
          </table:table-cell>
          <table:table-cell table:number-columns-repeated="2"/>
        </table:table-row>
        <table:table-row table:style-name="ro1">
          <table:table-cell office:value-type="float" office:value="112190537.5" calcext:value-type="float">
            <text:p>112190537.5</text:p>
          </table:table-cell>
          <table:table-cell office:value-type="float" office:value="133236900" calcext:value-type="float">
            <text:p>133236900</text:p>
          </table:table-cell>
          <table:table-cell office:value-type="float" office:value="134666650" calcext:value-type="float">
            <text:p>134666650</text:p>
          </table:table-cell>
          <table:table-cell table:number-columns-repeated="2"/>
        </table:table-row>
        <table:table-row table:style-name="ro1">
          <table:table-cell office:value-type="float" office:value="80862762.5" calcext:value-type="float">
            <text:p>80862762.5</text:p>
          </table:table-cell>
          <table:table-cell office:value-type="float" office:value="85585558.3333334" calcext:value-type="float">
            <text:p>85585558.3333334</text:p>
          </table:table-cell>
          <table:table-cell office:value-type="float" office:value="86670604.1666667" calcext:value-type="float">
            <text:p>86670604.1666667</text:p>
          </table:table-cell>
          <table:table-cell table:number-columns-repeated="2"/>
        </table:table-row>
        <table:table-row table:style-name="ro1">
          <table:table-cell office:value-type="float" office:value="140580862.5" calcext:value-type="float">
            <text:p>140580862.5</text:p>
          </table:table-cell>
          <table:table-cell office:value-type="float" office:value="55730233.3333333" calcext:value-type="float">
            <text:p>55730233.3333333</text:p>
          </table:table-cell>
          <table:table-cell office:value-type="float" office:value="68638750" calcext:value-type="float">
            <text:p>68638750</text:p>
          </table:table-cell>
          <table:table-cell table:number-columns-repeated="2"/>
        </table:table-row>
        <table:table-row table:style-name="ro1">
          <table:table-cell office:value-type="float" office:value="71155295.8333333" calcext:value-type="float">
            <text:p>71155295.8333333</text:p>
          </table:table-cell>
          <table:table-cell office:value-type="float" office:value="108482666.666667" calcext:value-type="float">
            <text:p>108482666.666667</text:p>
          </table:table-cell>
          <table:table-cell office:value-type="float" office:value="118128041.666667" calcext:value-type="float">
            <text:p>118128041.666667</text:p>
          </table:table-cell>
          <table:table-cell table:number-columns-repeated="2"/>
        </table:table-row>
        <table:table-row table:style-name="ro1">
          <table:table-cell office:value-type="float" office:value="110965287.5" calcext:value-type="float">
            <text:p>110965287.5</text:p>
          </table:table-cell>
          <table:table-cell office:value-type="float" office:value="105245904.166667" calcext:value-type="float">
            <text:p>105245904.166667</text:p>
          </table:table-cell>
          <table:table-cell office:value-type="float" office:value="65199633.3333333" calcext:value-type="float">
            <text:p>65199633.3333333</text:p>
          </table:table-cell>
          <table:table-cell table:number-columns-repeated="2"/>
        </table:table-row>
        <table:table-row table:style-name="ro1">
          <table:table-cell office:value-type="float" office:value="127806104.166667" calcext:value-type="float">
            <text:p>127806104.166667</text:p>
          </table:table-cell>
          <table:table-cell office:value-type="float" office:value="95118491.6666667" calcext:value-type="float">
            <text:p>95118491.6666667</text:p>
          </table:table-cell>
          <table:table-cell office:value-type="float" office:value="97067345.8333333" calcext:value-type="float">
            <text:p>97067345.8333333</text:p>
          </table:table-cell>
          <table:table-cell table:number-columns-repeated="2"/>
        </table:table-row>
        <table:table-row table:style-name="ro1">
          <table:table-cell office:value-type="float" office:value="99779375" calcext:value-type="float">
            <text:p>99779375</text:p>
          </table:table-cell>
          <table:table-cell office:value-type="float" office:value="96183370.8333333" calcext:value-type="float">
            <text:p>96183370.8333333</text:p>
          </table:table-cell>
          <table:table-cell office:value-type="float" office:value="79757945.8333333" calcext:value-type="float">
            <text:p>79757945.8333333</text:p>
          </table:table-cell>
          <table:table-cell table:number-columns-repeated="2"/>
        </table:table-row>
        <table:table-row table:style-name="ro1">
          <table:table-cell office:value-type="float" office:value="82858904.1666667" calcext:value-type="float">
            <text:p>82858904.1666667</text:p>
          </table:table-cell>
          <table:table-cell office:value-type="float" office:value="82603041.6666667" calcext:value-type="float">
            <text:p>82603041.6666667</text:p>
          </table:table-cell>
          <table:table-cell office:value-type="float" office:value="101837425" calcext:value-type="float">
            <text:p>101837425</text:p>
          </table:table-cell>
          <table:table-cell table:number-columns-repeated="2"/>
        </table:table-row>
        <table:table-row table:style-name="ro1">
          <table:table-cell office:value-type="float" office:value="87964454.1666667" calcext:value-type="float">
            <text:p>87964454.1666667</text:p>
          </table:table-cell>
          <table:table-cell office:value-type="float" office:value="74008683.3333333" calcext:value-type="float">
            <text:p>74008683.3333333</text:p>
          </table:table-cell>
          <table:table-cell office:value-type="float" office:value="95417162.5" calcext:value-type="float">
            <text:p>95417162.5</text:p>
          </table:table-cell>
          <table:table-cell table:number-columns-repeated="2"/>
        </table:table-row>
        <table:table-row table:style-name="ro1">
          <table:table-cell office:value-type="float" office:value="100465466.666667" calcext:value-type="float">
            <text:p>100465466.666667</text:p>
          </table:table-cell>
          <table:table-cell office:value-type="float" office:value="76699333.3333333" calcext:value-type="float">
            <text:p>76699333.3333333</text:p>
          </table:table-cell>
          <table:table-cell office:value-type="float" office:value="95538037.5" calcext:value-type="float">
            <text:p>95538037.5</text:p>
          </table:table-cell>
          <table:table-cell table:number-columns-repeated="2"/>
        </table:table-row>
        <table:table-row table:style-name="ro1">
          <table:table-cell office:value-type="float" office:value="111779441.666667" calcext:value-type="float">
            <text:p>111779441.666667</text:p>
          </table:table-cell>
          <table:table-cell office:value-type="float" office:value="79640320.8333333" calcext:value-type="float">
            <text:p>79640320.8333333</text:p>
          </table:table-cell>
          <table:table-cell office:value-type="float" office:value="115660812.5" calcext:value-type="float">
            <text:p>115660812.5</text:p>
          </table:table-cell>
          <table:table-cell table:number-columns-repeated="2"/>
        </table:table-row>
        <table:table-row table:style-name="ro1">
          <table:table-cell office:value-type="float" office:value="88009712.5" calcext:value-type="float">
            <text:p>88009712.5</text:p>
          </table:table-cell>
          <table:table-cell office:value-type="float" office:value="74399537.5" calcext:value-type="float">
            <text:p>74399537.5</text:p>
          </table:table-cell>
          <table:table-cell office:value-type="float" office:value="117259304.166667" calcext:value-type="float">
            <text:p>117259304.166667</text:p>
          </table:table-cell>
          <table:table-cell table:number-columns-repeated="2"/>
        </table:table-row>
        <table:table-row table:style-name="ro1">
          <table:table-cell office:value-type="float" office:value="111335937.5" calcext:value-type="float">
            <text:p>111335937.5</text:p>
          </table:table-cell>
          <table:table-cell office:value-type="float" office:value="96648783.3333333" calcext:value-type="float">
            <text:p>96648783.3333333</text:p>
          </table:table-cell>
          <table:table-cell office:value-type="float" office:value="87816258.3333334" calcext:value-type="float">
            <text:p>87816258.3333334</text:p>
          </table:table-cell>
          <table:table-cell table:number-columns-repeated="2"/>
        </table:table-row>
        <table:table-row table:style-name="ro1">
          <table:table-cell office:value-type="float" office:value="100690129.166667" calcext:value-type="float">
            <text:p>100690129.166667</text:p>
          </table:table-cell>
          <table:table-cell office:value-type="float" office:value="133417450" calcext:value-type="float">
            <text:p>133417450</text:p>
          </table:table-cell>
          <table:table-cell office:value-type="float" office:value="47460333.3333333" calcext:value-type="float">
            <text:p>47460333.3333333</text:p>
          </table:table-cell>
          <table:table-cell table:number-columns-repeated="2"/>
        </table:table-row>
        <table:table-row table:style-name="ro1">
          <table:table-cell office:value-type="float" office:value="94005570.8333333" calcext:value-type="float">
            <text:p>94005570.8333333</text:p>
          </table:table-cell>
          <table:table-cell office:value-type="float" office:value="122262695.833333" calcext:value-type="float">
            <text:p>122262695.833333</text:p>
          </table:table-cell>
          <table:table-cell office:value-type="float" office:value="89044208.3333334" calcext:value-type="float">
            <text:p>89044208.3333334</text:p>
          </table:table-cell>
          <table:table-cell table:number-columns-repeated="2"/>
        </table:table-row>
        <table:table-row table:style-name="ro1">
          <table:table-cell office:value-type="float" office:value="105768400" calcext:value-type="float">
            <text:p>105768400</text:p>
          </table:table-cell>
          <table:table-cell office:value-type="float" office:value="81806895.8333333" calcext:value-type="float">
            <text:p>81806895.8333333</text:p>
          </table:table-cell>
          <table:table-cell office:value-type="float" office:value="113063366.666667" calcext:value-type="float">
            <text:p>113063366.666667</text:p>
          </table:table-cell>
          <table:table-cell table:number-columns-repeated="2"/>
        </table:table-row>
        <table:table-row table:style-name="ro1">
          <table:table-cell office:value-type="float" office:value="129426629.166667" calcext:value-type="float">
            <text:p>129426629.166667</text:p>
          </table:table-cell>
          <table:table-cell office:value-type="float" office:value="85574295.8333333" calcext:value-type="float">
            <text:p>85574295.8333333</text:p>
          </table:table-cell>
          <table:table-cell office:value-type="float" office:value="89234033.3333334" calcext:value-type="float">
            <text:p>89234033.3333334</text:p>
          </table:table-cell>
          <table:table-cell table:number-columns-repeated="2"/>
        </table:table-row>
        <table:table-row table:style-name="ro1">
          <table:table-cell office:value-type="float" office:value="93328304.1666667" calcext:value-type="float">
            <text:p>93328304.1666667</text:p>
          </table:table-cell>
          <table:table-cell office:value-type="float" office:value="82925716.6666667" calcext:value-type="float">
            <text:p>82925716.6666667</text:p>
          </table:table-cell>
          <table:table-cell office:value-type="float" office:value="85519158.3333333" calcext:value-type="float">
            <text:p>85519158.3333333</text:p>
          </table:table-cell>
          <table:table-cell table:number-columns-repeated="2"/>
        </table:table-row>
        <table:table-row table:style-name="ro1">
          <table:table-cell office:value-type="float" office:value="126076054.166667" calcext:value-type="float">
            <text:p>126076054.166667</text:p>
          </table:table-cell>
          <table:table-cell office:value-type="float" office:value="94848066.6666667" calcext:value-type="float">
            <text:p>94848066.6666667</text:p>
          </table:table-cell>
          <table:table-cell office:value-type="float" office:value="78485654.1666667" calcext:value-type="float">
            <text:p>78485654.1666667</text:p>
          </table:table-cell>
          <table:table-cell table:number-columns-repeated="2"/>
        </table:table-row>
        <table:table-row table:style-name="ro1">
          <table:table-cell office:value-type="float" office:value="97732925" calcext:value-type="float">
            <text:p>97732925</text:p>
          </table:table-cell>
          <table:table-cell office:value-type="float" office:value="108216254.166667" calcext:value-type="float">
            <text:p>108216254.166667</text:p>
          </table:table-cell>
          <table:table-cell office:value-type="float" office:value="94504362.5" calcext:value-type="float">
            <text:p>94504362.5</text:p>
          </table:table-cell>
          <table:table-cell table:number-columns-repeated="2"/>
        </table:table-row>
        <table:table-row table:style-name="ro1">
          <table:table-cell office:value-type="float" office:value="110198920.833333" calcext:value-type="float">
            <text:p>110198920.833333</text:p>
          </table:table-cell>
          <table:table-cell office:value-type="float" office:value="97750629.1666667" calcext:value-type="float">
            <text:p>97750629.1666667</text:p>
          </table:table-cell>
          <table:table-cell office:value-type="float" office:value="110477320.833333" calcext:value-type="float">
            <text:p>110477320.833333</text:p>
          </table:table-cell>
          <table:table-cell table:number-columns-repeated="2"/>
        </table:table-row>
        <table:table-row table:style-name="ro1">
          <table:table-cell office:value-type="float" office:value="98318633.3333333" calcext:value-type="float">
            <text:p>98318633.3333333</text:p>
          </table:table-cell>
          <table:table-cell office:value-type="float" office:value="89885795.8333334" calcext:value-type="float">
            <text:p>89885795.8333334</text:p>
          </table:table-cell>
          <table:table-cell office:value-type="float" office:value="82173041.6666667" calcext:value-type="float">
            <text:p>82173041.6666667</text:p>
          </table:table-cell>
          <table:table-cell table:number-columns-repeated="2"/>
        </table:table-row>
        <table:table-row table:style-name="ro1">
          <table:table-cell office:value-type="float" office:value="112605345.833333" calcext:value-type="float">
            <text:p>112605345.833333</text:p>
          </table:table-cell>
          <table:table-cell office:value-type="float" office:value="86110529.1666667" calcext:value-type="float">
            <text:p>86110529.1666667</text:p>
          </table:table-cell>
          <table:table-cell office:value-type="float" office:value="123222870.833333" calcext:value-type="float">
            <text:p>123222870.833333</text:p>
          </table:table-cell>
          <table:table-cell table:number-columns-repeated="2"/>
        </table:table-row>
        <table:table-row table:style-name="ro1">
          <table:table-cell office:value-type="float" office:value="123328104.166667" calcext:value-type="float">
            <text:p>123328104.166667</text:p>
          </table:table-cell>
          <table:table-cell office:value-type="float" office:value="124539620.833333" calcext:value-type="float">
            <text:p>124539620.833333</text:p>
          </table:table-cell>
          <table:table-cell office:value-type="float" office:value="112557954.166667" calcext:value-type="float">
            <text:p>112557954.166667</text:p>
          </table:table-cell>
          <table:table-cell table:number-columns-repeated="2"/>
        </table:table-row>
        <table:table-row table:style-name="ro1">
          <table:table-cell office:value-type="float" office:value="101364362.5" calcext:value-type="float">
            <text:p>101364362.5</text:p>
          </table:table-cell>
          <table:table-cell office:value-type="float" office:value="103039804.166667" calcext:value-type="float">
            <text:p>103039804.166667</text:p>
          </table:table-cell>
          <table:table-cell office:value-type="float" office:value="113326616.666667" calcext:value-type="float">
            <text:p>113326616.666667</text:p>
          </table:table-cell>
          <table:table-cell table:number-columns-repeated="2"/>
        </table:table-row>
        <table:table-row table:style-name="ro1">
          <table:table-cell office:value-type="float" office:value="95019433.3333334" calcext:value-type="float">
            <text:p>95019433.3333334</text:p>
          </table:table-cell>
          <table:table-cell office:value-type="float" office:value="99802062.5" calcext:value-type="float">
            <text:p>99802062.5</text:p>
          </table:table-cell>
          <table:table-cell office:value-type="float" office:value="91189645.8333333" calcext:value-type="float">
            <text:p>91189645.8333333</text:p>
          </table:table-cell>
          <table:table-cell table:number-columns-repeated="2"/>
        </table:table-row>
        <table:table-row table:style-name="ro1">
          <table:table-cell office:value-type="float" office:value="89526166.6666667" calcext:value-type="float">
            <text:p>89526166.6666667</text:p>
          </table:table-cell>
          <table:table-cell office:value-type="float" office:value="80854020.8333334" calcext:value-type="float">
            <text:p>80854020.8333334</text:p>
          </table:table-cell>
          <table:table-cell office:value-type="float" office:value="143326566.666667" calcext:value-type="float">
            <text:p>143326566.666667</text:p>
          </table:table-cell>
          <table:table-cell table:number-columns-repeated="2"/>
        </table:table-row>
        <table:table-row table:style-name="ro1">
          <table:table-cell office:value-type="float" office:value="86770462.5" calcext:value-type="float">
            <text:p>86770462.5</text:p>
          </table:table-cell>
          <table:table-cell office:value-type="float" office:value="107379216.666667" calcext:value-type="float">
            <text:p>107379216.666667</text:p>
          </table:table-cell>
          <table:table-cell office:value-type="float" office:value="93603912.5" calcext:value-type="float">
            <text:p>93603912.5</text:p>
          </table:table-cell>
          <table:table-cell table:number-columns-repeated="2"/>
        </table:table-row>
        <table:table-row table:style-name="ro1">
          <table:table-cell office:value-type="float" office:value="73702550" calcext:value-type="float">
            <text:p>73702550</text:p>
          </table:table-cell>
          <table:table-cell office:value-type="float" office:value="52778208.3333333" calcext:value-type="float">
            <text:p>52778208.3333333</text:p>
          </table:table-cell>
          <table:table-cell office:value-type="float" office:value="77041241.6666667" calcext:value-type="float">
            <text:p>77041241.6666667</text:p>
          </table:table-cell>
          <table:table-cell table:number-columns-repeated="2"/>
        </table:table-row>
        <table:table-row table:style-name="ro1">
          <table:table-cell office:value-type="float" office:value="93284483.3333333" calcext:value-type="float">
            <text:p>93284483.3333333</text:p>
          </table:table-cell>
          <table:table-cell office:value-type="float" office:value="122292691.666667" calcext:value-type="float">
            <text:p>122292691.666667</text:p>
          </table:table-cell>
          <table:table-cell office:value-type="float" office:value="102328120.833333" calcext:value-type="float">
            <text:p>102328120.833333</text:p>
          </table:table-cell>
          <table:table-cell table:number-columns-repeated="2"/>
        </table:table-row>
        <table:table-row table:style-name="ro1">
          <table:table-cell office:value-type="float" office:value="98787558.3333333" calcext:value-type="float">
            <text:p>98787558.3333333</text:p>
          </table:table-cell>
          <table:table-cell office:value-type="float" office:value="95688775" calcext:value-type="float">
            <text:p>95688775</text:p>
          </table:table-cell>
          <table:table-cell office:value-type="float" office:value="102641050" calcext:value-type="float">
            <text:p>102641050</text:p>
          </table:table-cell>
          <table:table-cell table:number-columns-repeated="2"/>
        </table:table-row>
        <table:table-row table:style-name="ro1">
          <table:table-cell office:value-type="float" office:value="129673233.333333" calcext:value-type="float">
            <text:p>129673233.333333</text:p>
          </table:table-cell>
          <table:table-cell office:value-type="float" office:value="108566391.666667" calcext:value-type="float">
            <text:p>108566391.666667</text:p>
          </table:table-cell>
          <table:table-cell office:value-type="float" office:value="99563750" calcext:value-type="float">
            <text:p>99563750</text:p>
          </table:table-cell>
          <table:table-cell table:number-columns-repeated="2"/>
        </table:table-row>
        <table:table-row table:style-name="ro1">
          <table:table-cell office:value-type="float" office:value="106883237.5" calcext:value-type="float">
            <text:p>106883237.5</text:p>
          </table:table-cell>
          <table:table-cell office:value-type="float" office:value="102029145.833333" calcext:value-type="float">
            <text:p>102029145.833333</text:p>
          </table:table-cell>
          <table:table-cell office:value-type="float" office:value="119136329.166667" calcext:value-type="float">
            <text:p>119136329.166667</text:p>
          </table:table-cell>
          <table:table-cell table:number-columns-repeated="2"/>
        </table:table-row>
        <table:table-row table:style-name="ro1">
          <table:table-cell office:value-type="float" office:value="98760895.8333333" calcext:value-type="float">
            <text:p>98760895.8333333</text:p>
          </table:table-cell>
          <table:table-cell office:value-type="float" office:value="107033245.833333" calcext:value-type="float">
            <text:p>107033245.833333</text:p>
          </table:table-cell>
          <table:table-cell office:value-type="float" office:value="116627712.5" calcext:value-type="float">
            <text:p>116627712.5</text:p>
          </table:table-cell>
          <table:table-cell table:number-columns-repeated="2"/>
        </table:table-row>
        <table:table-row table:style-name="ro1">
          <table:table-cell office:value-type="float" office:value="103107183.333333" calcext:value-type="float">
            <text:p>103107183.333333</text:p>
          </table:table-cell>
          <table:table-cell office:value-type="float" office:value="108540391.666667" calcext:value-type="float">
            <text:p>108540391.666667</text:p>
          </table:table-cell>
          <table:table-cell office:value-type="float" office:value="72948525" calcext:value-type="float">
            <text:p>72948525</text:p>
          </table:table-cell>
          <table:table-cell table:number-columns-repeated="2"/>
        </table:table-row>
        <table:table-row table:style-name="ro1">
          <table:table-cell office:value-type="float" office:value="100607970.833333" calcext:value-type="float">
            <text:p>100607970.833333</text:p>
          </table:table-cell>
          <table:table-cell office:value-type="float" office:value="102747754.166667" calcext:value-type="float">
            <text:p>102747754.166667</text:p>
          </table:table-cell>
          <table:table-cell office:value-type="float" office:value="100587862.5" calcext:value-type="float">
            <text:p>100587862.5</text:p>
          </table:table-cell>
          <table:table-cell table:number-columns-repeated="2"/>
        </table:table-row>
        <table:table-row table:style-name="ro1">
          <table:table-cell office:value-type="float" office:value="108031566.666667" calcext:value-type="float">
            <text:p>108031566.666667</text:p>
          </table:table-cell>
          <table:table-cell office:value-type="float" office:value="100607333.333333" calcext:value-type="float">
            <text:p>100607333.333333</text:p>
          </table:table-cell>
          <table:table-cell office:value-type="float" office:value="135589625" calcext:value-type="float">
            <text:p>135589625</text:p>
          </table:table-cell>
          <table:table-cell table:number-columns-repeated="2"/>
        </table:table-row>
        <table:table-row table:style-name="ro1">
          <table:table-cell office:value-type="float" office:value="123658604.166667" calcext:value-type="float">
            <text:p>123658604.166667</text:p>
          </table:table-cell>
          <table:table-cell office:value-type="float" office:value="97326795.8333333" calcext:value-type="float">
            <text:p>97326795.8333333</text:p>
          </table:table-cell>
          <table:table-cell office:value-type="float" office:value="65695662.5" calcext:value-type="float">
            <text:p>65695662.5</text:p>
          </table:table-cell>
          <table:table-cell table:number-columns-repeated="2"/>
        </table:table-row>
        <table:table-row table:style-name="ro1">
          <table:table-cell office:value-type="float" office:value="99400683.3333333" calcext:value-type="float">
            <text:p>99400683.3333333</text:p>
          </table:table-cell>
          <table:table-cell office:value-type="float" office:value="102631779.166667" calcext:value-type="float">
            <text:p>102631779.166667</text:p>
          </table:table-cell>
          <table:table-cell office:value-type="float" office:value="134671800" calcext:value-type="float">
            <text:p>134671800</text:p>
          </table:table-cell>
          <table:table-cell table:number-columns-repeated="2"/>
        </table:table-row>
        <table:table-row table:style-name="ro1">
          <table:table-cell office:value-type="float" office:value="92718900" calcext:value-type="float">
            <text:p>92718900</text:p>
          </table:table-cell>
          <table:table-cell office:value-type="float" office:value="113187329.166667" calcext:value-type="float">
            <text:p>113187329.166667</text:p>
          </table:table-cell>
          <table:table-cell office:value-type="float" office:value="103689187.5" calcext:value-type="float">
            <text:p>103689187.5</text:p>
          </table:table-cell>
          <table:table-cell table:number-columns-repeated="2"/>
        </table:table-row>
        <table:table-row table:style-name="ro1">
          <table:table-cell office:value-type="float" office:value="94605845.8333333" calcext:value-type="float">
            <text:p>94605845.8333333</text:p>
          </table:table-cell>
          <table:table-cell office:value-type="float" office:value="118422975" calcext:value-type="float">
            <text:p>118422975</text:p>
          </table:table-cell>
          <table:table-cell office:value-type="float" office:value="75322866.6666667" calcext:value-type="float">
            <text:p>75322866.6666667</text:p>
          </table:table-cell>
          <table:table-cell table:number-columns-repeated="2"/>
        </table:table-row>
        <table:table-row table:style-name="ro1">
          <table:table-cell office:value-type="float" office:value="96082870.8333333" calcext:value-type="float">
            <text:p>96082870.8333333</text:p>
          </table:table-cell>
          <table:table-cell office:value-type="float" office:value="105679458.333333" calcext:value-type="float">
            <text:p>105679458.333333</text:p>
          </table:table-cell>
          <table:table-cell office:value-type="float" office:value="73484977.5" calcext:value-type="float">
            <text:p>73484977.5</text:p>
          </table:table-cell>
          <table:table-cell table:number-columns-repeated="2"/>
        </table:table-row>
        <table:table-row table:style-name="ro1">
          <table:table-cell office:value-type="float" office:value="90043029.1666667" calcext:value-type="float">
            <text:p>90043029.1666667</text:p>
          </table:table-cell>
          <table:table-cell office:value-type="float" office:value="123788916.666667" calcext:value-type="float">
            <text:p>123788916.666667</text:p>
          </table:table-cell>
          <table:table-cell office:value-type="float" office:value="90901566.6666667" calcext:value-type="float">
            <text:p>90901566.6666667</text:p>
          </table:table-cell>
          <table:table-cell table:number-columns-repeated="2"/>
        </table:table-row>
        <table:table-row table:style-name="ro1">
          <table:table-cell office:value-type="float" office:value="119268850" calcext:value-type="float">
            <text:p>119268850</text:p>
          </table:table-cell>
          <table:table-cell office:value-type="float" office:value="97090383.3333333" calcext:value-type="float">
            <text:p>97090383.3333333</text:p>
          </table:table-cell>
          <table:table-cell office:value-type="float" office:value="97914379.1666667" calcext:value-type="float">
            <text:p>97914379.1666667</text:p>
          </table:table-cell>
          <table:table-cell table:number-columns-repeated="2"/>
        </table:table-row>
        <table:table-row table:style-name="ro1">
          <table:table-cell office:value-type="float" office:value="104432487.5" calcext:value-type="float">
            <text:p>104432487.5</text:p>
          </table:table-cell>
          <table:table-cell office:value-type="float" office:value="65828822.5" calcext:value-type="float">
            <text:p>65828822.5</text:p>
          </table:table-cell>
          <table:table-cell office:value-type="float" office:value="123933520.833333" calcext:value-type="float">
            <text:p>123933520.833333</text:p>
          </table:table-cell>
          <table:table-cell table:number-columns-repeated="2"/>
        </table:table-row>
        <table:table-row table:style-name="ro1">
          <table:table-cell office:value-type="float" office:value="74663479.1666667" calcext:value-type="float">
            <text:p>74663479.1666667</text:p>
          </table:table-cell>
          <table:table-cell office:value-type="float" office:value="70319304.1666667" calcext:value-type="float">
            <text:p>70319304.1666667</text:p>
          </table:table-cell>
          <table:table-cell office:value-type="float" office:value="90085637.5" calcext:value-type="float">
            <text:p>90085637.5</text:p>
          </table:table-cell>
          <table:table-cell table:number-columns-repeated="2"/>
        </table:table-row>
        <table:table-row table:style-name="ro1">
          <table:table-cell office:value-type="float" office:value="95495766.6666667" calcext:value-type="float">
            <text:p>95495766.6666667</text:p>
          </table:table-cell>
          <table:table-cell office:value-type="float" office:value="104943579.166667" calcext:value-type="float">
            <text:p>104943579.166667</text:p>
          </table:table-cell>
          <table:table-cell office:value-type="float" office:value="104407112.5" calcext:value-type="float">
            <text:p>104407112.5</text:p>
          </table:table-cell>
          <table:table-cell table:number-columns-repeated="2"/>
        </table:table-row>
        <table:table-row table:style-name="ro1">
          <table:table-cell office:value-type="float" office:value="68119675" calcext:value-type="float">
            <text:p>68119675</text:p>
          </table:table-cell>
          <table:table-cell office:value-type="float" office:value="73376366.6666667" calcext:value-type="float">
            <text:p>73376366.6666667</text:p>
          </table:table-cell>
          <table:table-cell office:value-type="float" office:value="92151900" calcext:value-type="float">
            <text:p>92151900</text:p>
          </table:table-cell>
          <table:table-cell table:number-columns-repeated="2"/>
        </table:table-row>
        <table:table-row table:style-name="ro1">
          <table:table-cell office:value-type="float" office:value="83281058.3333333" calcext:value-type="float">
            <text:p>83281058.3333333</text:p>
          </table:table-cell>
          <table:table-cell office:value-type="float" office:value="137997779.166667" calcext:value-type="float">
            <text:p>137997779.166667</text:p>
          </table:table-cell>
          <table:table-cell office:value-type="float" office:value="101402108.333333" calcext:value-type="float">
            <text:p>101402108.333333</text:p>
          </table:table-cell>
          <table:table-cell table:number-columns-repeated="2"/>
        </table:table-row>
        <table:table-row table:style-name="ro1">
          <table:table-cell office:value-type="float" office:value="83324941.6666667" calcext:value-type="float">
            <text:p>83324941.6666667</text:p>
          </table:table-cell>
          <table:table-cell office:value-type="float" office:value="114165745.833333" calcext:value-type="float">
            <text:p>114165745.833333</text:p>
          </table:table-cell>
          <table:table-cell office:value-type="float" office:value="81493441.6666667" calcext:value-type="float">
            <text:p>81493441.6666667</text:p>
          </table:table-cell>
          <table:table-cell table:number-columns-repeated="2"/>
        </table:table-row>
        <table:table-row table:style-name="ro1">
          <table:table-cell office:value-type="float" office:value="97485229.1666667" calcext:value-type="float">
            <text:p>97485229.1666667</text:p>
          </table:table-cell>
          <table:table-cell office:value-type="float" office:value="120153233.333333" calcext:value-type="float">
            <text:p>120153233.333333</text:p>
          </table:table-cell>
          <table:table-cell office:value-type="float" office:value="85675841.6666667" calcext:value-type="float">
            <text:p>85675841.6666667</text:p>
          </table:table-cell>
          <table:table-cell table:number-columns-repeated="2"/>
        </table:table-row>
        <table:table-row table:style-name="ro1">
          <table:table-cell office:value-type="float" office:value="99308612.5" calcext:value-type="float">
            <text:p>99308612.5</text:p>
          </table:table-cell>
          <table:table-cell office:value-type="float" office:value="100931275" calcext:value-type="float">
            <text:p>100931275</text:p>
          </table:table-cell>
          <table:table-cell office:value-type="float" office:value="111904620.833333" calcext:value-type="float">
            <text:p>111904620.833333</text:p>
          </table:table-cell>
          <table:table-cell table:number-columns-repeated="2"/>
        </table:table-row>
        <table:table-row table:style-name="ro1">
          <table:table-cell office:value-type="float" office:value="66523641.6666667" calcext:value-type="float">
            <text:p>66523641.6666667</text:p>
          </table:table-cell>
          <table:table-cell office:value-type="float" office:value="113004479.166667" calcext:value-type="float">
            <text:p>113004479.166667</text:p>
          </table:table-cell>
          <table:table-cell office:value-type="float" office:value="75856416.6666667" calcext:value-type="float">
            <text:p>75856416.6666667</text:p>
          </table:table-cell>
          <table:table-cell table:number-columns-repeated="2"/>
        </table:table-row>
        <table:table-row table:style-name="ro1">
          <table:table-cell office:value-type="float" office:value="94712954.1666667" calcext:value-type="float">
            <text:p>94712954.1666667</text:p>
          </table:table-cell>
          <table:table-cell office:value-type="float" office:value="109975920.833333" calcext:value-type="float">
            <text:p>109975920.833333</text:p>
          </table:table-cell>
          <table:table-cell office:value-type="float" office:value="95784137.5" calcext:value-type="float">
            <text:p>95784137.5</text:p>
          </table:table-cell>
          <table:table-cell table:number-columns-repeated="2"/>
        </table:table-row>
        <table:table-row table:style-name="ro1">
          <table:table-cell office:value-type="float" office:value="110303200" calcext:value-type="float">
            <text:p>110303200</text:p>
          </table:table-cell>
          <table:table-cell office:value-type="float" office:value="104315454.166667" calcext:value-type="float">
            <text:p>104315454.166667</text:p>
          </table:table-cell>
          <table:table-cell office:value-type="float" office:value="89629937.5" calcext:value-type="float">
            <text:p>89629937.5</text:p>
          </table:table-cell>
          <table:table-cell table:number-columns-repeated="2"/>
        </table:table-row>
        <table:table-row table:style-name="ro1">
          <table:table-cell office:value-type="float" office:value="73804341.6666667" calcext:value-type="float">
            <text:p>73804341.6666667</text:p>
          </table:table-cell>
          <table:table-cell office:value-type="float" office:value="110395329.166667" calcext:value-type="float">
            <text:p>110395329.166667</text:p>
          </table:table-cell>
          <table:table-cell office:value-type="float" office:value="100858850" calcext:value-type="float">
            <text:p>100858850</text:p>
          </table:table-cell>
          <table:table-cell table:number-columns-repeated="2"/>
        </table:table-row>
        <table:table-row table:style-name="ro1">
          <table:table-cell office:value-type="float" office:value="110785308.333333" calcext:value-type="float">
            <text:p>110785308.333333</text:p>
          </table:table-cell>
          <table:table-cell office:value-type="float" office:value="67734169.1666667" calcext:value-type="float">
            <text:p>67734169.1666667</text:p>
          </table:table-cell>
          <table:table-cell office:value-type="float" office:value="81540287.5" calcext:value-type="float">
            <text:p>81540287.5</text:p>
          </table:table-cell>
          <table:table-cell table:number-columns-repeated="2"/>
        </table:table-row>
        <table:table-row table:style-name="ro1">
          <table:table-cell office:value-type="float" office:value="92527800" calcext:value-type="float">
            <text:p>92527800</text:p>
          </table:table-cell>
          <table:table-cell office:value-type="float" office:value="80987854.1666667" calcext:value-type="float">
            <text:p>80987854.1666667</text:p>
          </table:table-cell>
          <table:table-cell office:value-type="float" office:value="124474362.5" calcext:value-type="float">
            <text:p>124474362.5</text:p>
          </table:table-cell>
          <table:table-cell table:number-columns-repeated="2"/>
        </table:table-row>
        <table:table-row table:style-name="ro1">
          <table:table-cell office:value-type="float" office:value="91287525" calcext:value-type="float">
            <text:p>91287525</text:p>
          </table:table-cell>
          <table:table-cell office:value-type="float" office:value="127731387.5" calcext:value-type="float">
            <text:p>127731387.5</text:p>
          </table:table-cell>
          <table:table-cell office:value-type="float" office:value="95933600" calcext:value-type="float">
            <text:p>95933600</text:p>
          </table:table-cell>
          <table:table-cell table:number-columns-repeated="2"/>
        </table:table-row>
        <table:table-row table:style-name="ro1">
          <table:table-cell office:value-type="float" office:value="133632987.5" calcext:value-type="float">
            <text:p>133632987.5</text:p>
          </table:table-cell>
          <table:table-cell office:value-type="float" office:value="94457850" calcext:value-type="float">
            <text:p>94457850</text:p>
          </table:table-cell>
          <table:table-cell office:value-type="float" office:value="99633608.3333333" calcext:value-type="float">
            <text:p>99633608.3333333</text:p>
          </table:table-cell>
          <table:table-cell table:number-columns-repeated="2"/>
        </table:table-row>
        <table:table-row table:style-name="ro1">
          <table:table-cell office:value-type="float" office:value="113351725" calcext:value-type="float">
            <text:p>113351725</text:p>
          </table:table-cell>
          <table:table-cell office:value-type="float" office:value="85894283.3333333" calcext:value-type="float">
            <text:p>85894283.3333333</text:p>
          </table:table-cell>
          <table:table-cell office:value-type="float" office:value="87641108.3333333" calcext:value-type="float">
            <text:p>87641108.3333333</text:p>
          </table:table-cell>
          <table:table-cell table:number-columns-repeated="2"/>
        </table:table-row>
        <table:table-row table:style-name="ro1">
          <table:table-cell office:value-type="float" office:value="70833979.1666667" calcext:value-type="float">
            <text:p>70833979.1666667</text:p>
          </table:table-cell>
          <table:table-cell office:value-type="float" office:value="105993333.333333" calcext:value-type="float">
            <text:p>105993333.333333</text:p>
          </table:table-cell>
          <table:table-cell office:value-type="float" office:value="87554712.5" calcext:value-type="float">
            <text:p>87554712.5</text:p>
          </table:table-cell>
          <table:table-cell table:number-columns-repeated="2"/>
        </table:table-row>
        <table:table-row table:style-name="ro1">
          <table:table-cell office:value-type="float" office:value="97733241.6666667" calcext:value-type="float">
            <text:p>97733241.6666667</text:p>
          </table:table-cell>
          <table:table-cell office:value-type="float" office:value="114482675" calcext:value-type="float">
            <text:p>114482675</text:p>
          </table:table-cell>
          <table:table-cell office:value-type="float" office:value="86557925" calcext:value-type="float">
            <text:p>86557925</text:p>
          </table:table-cell>
          <table:table-cell table:number-columns-repeated="2"/>
        </table:table-row>
        <table:table-row table:style-name="ro1">
          <table:table-cell office:value-type="float" office:value="114240245.833333" calcext:value-type="float">
            <text:p>114240245.833333</text:p>
          </table:table-cell>
          <table:table-cell office:value-type="float" office:value="84708279.1666667" calcext:value-type="float">
            <text:p>84708279.1666667</text:p>
          </table:table-cell>
          <table:table-cell office:value-type="float" office:value="81334087.5" calcext:value-type="float">
            <text:p>81334087.5</text:p>
          </table:table-cell>
          <table:table-cell table:number-columns-repeated="2"/>
        </table:table-row>
        <table:table-row table:style-name="ro1">
          <table:table-cell office:value-type="float" office:value="116786466.666667" calcext:value-type="float">
            <text:p>116786466.666667</text:p>
          </table:table-cell>
          <table:table-cell office:value-type="float" office:value="108349975" calcext:value-type="float">
            <text:p>108349975</text:p>
          </table:table-cell>
          <table:table-cell office:value-type="float" office:value="86039295.8333333" calcext:value-type="float">
            <text:p>86039295.8333333</text:p>
          </table:table-cell>
          <table:table-cell table:number-columns-repeated="2"/>
        </table:table-row>
        <table:table-row table:style-name="ro1">
          <table:table-cell office:value-type="float" office:value="93505695.8333333" calcext:value-type="float">
            <text:p>93505695.8333333</text:p>
          </table:table-cell>
          <table:table-cell office:value-type="float" office:value="97956816.6666667" calcext:value-type="float">
            <text:p>97956816.6666667</text:p>
          </table:table-cell>
          <table:table-cell office:value-type="float" office:value="106480008.333333" calcext:value-type="float">
            <text:p>106480008.333333</text:p>
          </table:table-cell>
          <table:table-cell table:number-columns-repeated="2"/>
        </table:table-row>
        <table:table-row table:style-name="ro1">
          <table:table-cell office:value-type="float" office:value="85653112.5" calcext:value-type="float">
            <text:p>85653112.5</text:p>
          </table:table-cell>
          <table:table-cell office:value-type="float" office:value="71684729.1666667" calcext:value-type="float">
            <text:p>71684729.1666667</text:p>
          </table:table-cell>
          <table:table-cell office:value-type="float" office:value="80711762.5" calcext:value-type="float">
            <text:p>80711762.5</text:p>
          </table:table-cell>
          <table:table-cell table:number-columns-repeated="2"/>
        </table:table-row>
        <table:table-row table:style-name="ro1">
          <table:table-cell office:value-type="float" office:value="112370812.5" calcext:value-type="float">
            <text:p>112370812.5</text:p>
          </table:table-cell>
          <table:table-cell office:value-type="float" office:value="102730466.666667" calcext:value-type="float">
            <text:p>102730466.666667</text:p>
          </table:table-cell>
          <table:table-cell office:value-type="float" office:value="104337666.666667" calcext:value-type="float">
            <text:p>104337666.666667</text:p>
          </table:table-cell>
          <table:table-cell table:number-columns-repeated="2"/>
        </table:table-row>
        <table:table-row table:style-name="ro1">
          <table:table-cell office:value-type="float" office:value="84217329.1666667" calcext:value-type="float">
            <text:p>84217329.1666667</text:p>
          </table:table-cell>
          <table:table-cell office:value-type="float" office:value="92909720.8333334" calcext:value-type="float">
            <text:p>92909720.8333334</text:p>
          </table:table-cell>
          <table:table-cell office:value-type="float" office:value="101780983.333333" calcext:value-type="float">
            <text:p>101780983.333333</text:p>
          </table:table-cell>
          <table:table-cell table:number-columns-repeated="2"/>
        </table:table-row>
        <table:table-row table:style-name="ro1">
          <table:table-cell office:value-type="float" office:value="122910412.5" calcext:value-type="float">
            <text:p>122910412.5</text:p>
          </table:table-cell>
          <table:table-cell office:value-type="float" office:value="115462225" calcext:value-type="float">
            <text:p>115462225</text:p>
          </table:table-cell>
          <table:table-cell office:value-type="float" office:value="72402450" calcext:value-type="float">
            <text:p>72402450</text:p>
          </table:table-cell>
          <table:table-cell table:number-columns-repeated="2"/>
        </table:table-row>
        <table:table-row table:style-name="ro1">
          <table:table-cell office:value-type="float" office:value="110652733.333333" calcext:value-type="float">
            <text:p>110652733.333333</text:p>
          </table:table-cell>
          <table:table-cell office:value-type="float" office:value="100681150" calcext:value-type="float">
            <text:p>100681150</text:p>
          </table:table-cell>
          <table:table-cell office:value-type="float" office:value="100878820.833333" calcext:value-type="float">
            <text:p>100878820.833333</text:p>
          </table:table-cell>
          <table:table-cell table:number-columns-repeated="2"/>
        </table:table-row>
        <table:table-row table:style-name="ro1">
          <table:table-cell office:value-type="float" office:value="98954737.5" calcext:value-type="float">
            <text:p>98954737.5</text:p>
          </table:table-cell>
          <table:table-cell office:value-type="float" office:value="100091437.5" calcext:value-type="float">
            <text:p>100091437.5</text:p>
          </table:table-cell>
          <table:table-cell office:value-type="float" office:value="89653095.8333334" calcext:value-type="float">
            <text:p>89653095.8333334</text:p>
          </table:table-cell>
          <table:table-cell table:number-columns-repeated="2"/>
        </table:table-row>
        <table:table-row table:style-name="ro1">
          <table:table-cell office:value-type="float" office:value="111606508.333333" calcext:value-type="float">
            <text:p>111606508.333333</text:p>
          </table:table-cell>
          <table:table-cell office:value-type="float" office:value="99652387.5" calcext:value-type="float">
            <text:p>99652387.5</text:p>
          </table:table-cell>
          <table:table-cell office:value-type="float" office:value="105985841.666667" calcext:value-type="float">
            <text:p>105985841.666667</text:p>
          </table:table-cell>
          <table:table-cell table:number-columns-repeated="2"/>
        </table:table-row>
        <table:table-row table:style-name="ro1">
          <table:table-cell office:value-type="float" office:value="83582500" calcext:value-type="float">
            <text:p>83582500</text:p>
          </table:table-cell>
          <table:table-cell office:value-type="float" office:value="69571720.8333333" calcext:value-type="float">
            <text:p>69571720.8333333</text:p>
          </table:table-cell>
          <table:table-cell office:value-type="float" office:value="113744100" calcext:value-type="float">
            <text:p>113744100</text:p>
          </table:table-cell>
          <table:table-cell table:number-columns-repeated="2"/>
        </table:table-row>
        <table:table-row table:style-name="ro1">
          <table:table-cell office:value-type="float" office:value="99253983.3333333" calcext:value-type="float">
            <text:p>99253983.3333333</text:p>
          </table:table-cell>
          <table:table-cell office:value-type="float" office:value="100378441.666667" calcext:value-type="float">
            <text:p>100378441.666667</text:p>
          </table:table-cell>
          <table:table-cell office:value-type="float" office:value="84447358.3333333" calcext:value-type="float">
            <text:p>84447358.3333333</text:p>
          </table:table-cell>
          <table:table-cell table:number-columns-repeated="2"/>
        </table:table-row>
        <table:table-row table:style-name="ro1">
          <table:table-cell office:value-type="float" office:value="98290291.6666667" calcext:value-type="float">
            <text:p>98290291.6666667</text:p>
          </table:table-cell>
          <table:table-cell office:value-type="float" office:value="88108800" calcext:value-type="float">
            <text:p>88108800</text:p>
          </table:table-cell>
          <table:table-cell office:value-type="float" office:value="107680350" calcext:value-type="float">
            <text:p>107680350</text:p>
          </table:table-cell>
          <table:table-cell table:number-columns-repeated="2"/>
        </table:table-row>
        <table:table-row table:style-name="ro1">
          <table:table-cell office:value-type="float" office:value="93127241.6666667" calcext:value-type="float">
            <text:p>93127241.6666667</text:p>
          </table:table-cell>
          <table:table-cell office:value-type="float" office:value="93752083.3333334" calcext:value-type="float">
            <text:p>93752083.3333334</text:p>
          </table:table-cell>
          <table:table-cell office:value-type="float" office:value="99014483.3333333" calcext:value-type="float">
            <text:p>99014483.3333333</text:p>
          </table:table-cell>
          <table:table-cell table:number-columns-repeated="2"/>
        </table:table-row>
        <table:table-row table:style-name="ro1">
          <table:table-cell office:value-type="float" office:value="97465258.3333334" calcext:value-type="float">
            <text:p>97465258.3333334</text:p>
          </table:table-cell>
          <table:table-cell office:value-type="float" office:value="93268312.5" calcext:value-type="float">
            <text:p>93268312.5</text:p>
          </table:table-cell>
          <table:table-cell office:value-type="float" office:value="112619662.5" calcext:value-type="float">
            <text:p>112619662.5</text:p>
          </table:table-cell>
          <table:table-cell table:number-columns-repeated="2"/>
        </table:table-row>
        <table:table-row table:style-name="ro1">
          <table:table-cell office:value-type="float" office:value="82264875" calcext:value-type="float">
            <text:p>82264875</text:p>
          </table:table-cell>
          <table:table-cell office:value-type="float" office:value="81646350" calcext:value-type="float">
            <text:p>81646350</text:p>
          </table:table-cell>
          <table:table-cell office:value-type="float" office:value="124018966.666667" calcext:value-type="float">
            <text:p>124018966.666667</text:p>
          </table:table-cell>
          <table:table-cell table:number-columns-repeated="2"/>
        </table:table-row>
        <table:table-row table:style-name="ro1">
          <table:table-cell office:value-type="float" office:value="111995970.833333" calcext:value-type="float">
            <text:p>111995970.833333</text:p>
          </table:table-cell>
          <table:table-cell office:value-type="float" office:value="86799312.5" calcext:value-type="float">
            <text:p>86799312.5</text:p>
          </table:table-cell>
          <table:table-cell office:value-type="float" office:value="85168283.3333333" calcext:value-type="float">
            <text:p>85168283.3333333</text:p>
          </table:table-cell>
          <table:table-cell table:number-columns-repeated="2"/>
        </table:table-row>
        <table:table-row table:style-name="ro1">
          <table:table-cell office:value-type="float" office:value="113357845.833333" calcext:value-type="float">
            <text:p>113357845.833333</text:p>
          </table:table-cell>
          <table:table-cell office:value-type="float" office:value="101125570.833333" calcext:value-type="float">
            <text:p>101125570.833333</text:p>
          </table:table-cell>
          <table:table-cell office:value-type="float" office:value="104603970.833333" calcext:value-type="float">
            <text:p>104603970.833333</text:p>
          </table:table-cell>
          <table:table-cell table:number-columns-repeated="2"/>
        </table:table-row>
        <table:table-row table:style-name="ro1">
          <table:table-cell office:value-type="float" office:value="122640625" calcext:value-type="float">
            <text:p>122640625</text:p>
          </table:table-cell>
          <table:table-cell office:value-type="float" office:value="115330850" calcext:value-type="float">
            <text:p>115330850</text:p>
          </table:table-cell>
          <table:table-cell office:value-type="float" office:value="71320325" calcext:value-type="float">
            <text:p>71320325</text:p>
          </table:table-cell>
          <table:table-cell table:number-columns-repeated="2"/>
        </table:table-row>
        <table:table-row table:style-name="ro1">
          <table:table-cell office:value-type="float" office:value="89277875" calcext:value-type="float">
            <text:p>89277875</text:p>
          </table:table-cell>
          <table:table-cell office:value-type="float" office:value="92338216.6666667" calcext:value-type="float">
            <text:p>92338216.6666667</text:p>
          </table:table-cell>
          <table:table-cell office:value-type="float" office:value="108674229.166667" calcext:value-type="float">
            <text:p>108674229.166667</text:p>
          </table:table-cell>
          <table:table-cell table:number-columns-repeated="2"/>
        </table:table-row>
        <table:table-row table:style-name="ro1">
          <table:table-cell office:value-type="float" office:value="70217675" calcext:value-type="float">
            <text:p>70217675</text:p>
          </table:table-cell>
          <table:table-cell office:value-type="float" office:value="113833854.166667" calcext:value-type="float">
            <text:p>113833854.166667</text:p>
          </table:table-cell>
          <table:table-cell office:value-type="float" office:value="86467887.5" calcext:value-type="float">
            <text:p>86467887.5</text:p>
          </table:table-cell>
          <table:table-cell table:number-columns-repeated="2"/>
        </table:table-row>
        <table:table-row table:style-name="ro1">
          <table:table-cell office:value-type="float" office:value="106619550" calcext:value-type="float">
            <text:p>106619550</text:p>
          </table:table-cell>
          <table:table-cell office:value-type="float" office:value="77723904.1666667" calcext:value-type="float">
            <text:p>77723904.1666667</text:p>
          </table:table-cell>
          <table:table-cell office:value-type="float" office:value="113616233.333333" calcext:value-type="float">
            <text:p>113616233.333333</text:p>
          </table:table-cell>
          <table:table-cell table:number-columns-repeated="2"/>
        </table:table-row>
        <table:table-row table:style-name="ro1">
          <table:table-cell office:value-type="float" office:value="112013045.833333" calcext:value-type="float">
            <text:p>112013045.833333</text:p>
          </table:table-cell>
          <table:table-cell office:value-type="float" office:value="75538541.6666667" calcext:value-type="float">
            <text:p>75538541.6666667</text:p>
          </table:table-cell>
          <table:table-cell office:value-type="float" office:value="117367091.666667" calcext:value-type="float">
            <text:p>117367091.666667</text:p>
          </table:table-cell>
          <table:table-cell table:number-columns-repeated="2"/>
        </table:table-row>
        <table:table-row table:style-name="ro1">
          <table:table-cell office:value-type="float" office:value="91533054.1666667" calcext:value-type="float">
            <text:p>91533054.1666667</text:p>
          </table:table-cell>
          <table:table-cell office:value-type="float" office:value="122638712.5" calcext:value-type="float">
            <text:p>122638712.5</text:p>
          </table:table-cell>
          <table:table-cell office:value-type="float" office:value="118897750" calcext:value-type="float">
            <text:p>118897750</text:p>
          </table:table-cell>
          <table:table-cell table:number-columns-repeated="2"/>
        </table:table-row>
        <table:table-row table:style-name="ro1">
          <table:table-cell office:value-type="float" office:value="115653520.833333" calcext:value-type="float">
            <text:p>115653520.833333</text:p>
          </table:table-cell>
          <table:table-cell office:value-type="float" office:value="80050270.8333334" calcext:value-type="float">
            <text:p>80050270.8333334</text:p>
          </table:table-cell>
          <table:table-cell office:value-type="float" office:value="106046133.333333" calcext:value-type="float">
            <text:p>106046133.333333</text:p>
          </table:table-cell>
          <table:table-cell table:number-columns-repeated="2"/>
        </table:table-row>
        <table:table-row table:style-name="ro1">
          <table:table-cell office:value-type="float" office:value="122883187.5" calcext:value-type="float">
            <text:p>122883187.5</text:p>
          </table:table-cell>
          <table:table-cell office:value-type="float" office:value="86109820.8333334" calcext:value-type="float">
            <text:p>86109820.8333334</text:p>
          </table:table-cell>
          <table:table-cell office:value-type="float" office:value="119097804.166667" calcext:value-type="float">
            <text:p>119097804.166667</text:p>
          </table:table-cell>
          <table:table-cell table:number-columns-repeated="2"/>
        </table:table-row>
        <table:table-row table:style-name="ro1">
          <table:table-cell office:value-type="float" office:value="132299925" calcext:value-type="float">
            <text:p>132299925</text:p>
          </table:table-cell>
          <table:table-cell office:value-type="float" office:value="74030300" calcext:value-type="float">
            <text:p>74030300</text:p>
          </table:table-cell>
          <table:table-cell office:value-type="float" office:value="106561337.5" calcext:value-type="float">
            <text:p>106561337.5</text:p>
          </table:table-cell>
          <table:table-cell table:number-columns-repeated="2"/>
        </table:table-row>
        <table:table-row table:style-name="ro1">
          <table:table-cell office:value-type="float" office:value="102645045.833333" calcext:value-type="float">
            <text:p>102645045.833333</text:p>
          </table:table-cell>
          <table:table-cell office:value-type="float" office:value="74550991.6666667" calcext:value-type="float">
            <text:p>74550991.6666667</text:p>
          </table:table-cell>
          <table:table-cell office:value-type="float" office:value="94277350" calcext:value-type="float">
            <text:p>94277350</text:p>
          </table:table-cell>
          <table:table-cell table:number-columns-repeated="2"/>
        </table:table-row>
        <table:table-row table:style-name="ro1">
          <table:table-cell office:value-type="float" office:value="90760316.6666667" calcext:value-type="float">
            <text:p>90760316.6666667</text:p>
          </table:table-cell>
          <table:table-cell office:value-type="float" office:value="99357316.6666667" calcext:value-type="float">
            <text:p>99357316.6666667</text:p>
          </table:table-cell>
          <table:table-cell office:value-type="float" office:value="98177562.5" calcext:value-type="float">
            <text:p>98177562.5</text:p>
          </table:table-cell>
          <table:table-cell table:number-columns-repeated="2"/>
        </table:table-row>
        <table:table-row table:style-name="ro1">
          <table:table-cell office:value-type="float" office:value="73481575" calcext:value-type="float">
            <text:p>73481575</text:p>
          </table:table-cell>
          <table:table-cell office:value-type="float" office:value="112115766.666667" calcext:value-type="float">
            <text:p>112115766.666667</text:p>
          </table:table-cell>
          <table:table-cell office:value-type="float" office:value="91590704.1666667" calcext:value-type="float">
            <text:p>91590704.1666667</text:p>
          </table:table-cell>
          <table:table-cell table:number-columns-repeated="2"/>
        </table:table-row>
        <table:table-row table:style-name="ro1">
          <table:table-cell office:value-type="float" office:value="88372220.8333333" calcext:value-type="float">
            <text:p>88372220.8333333</text:p>
          </table:table-cell>
          <table:table-cell office:value-type="float" office:value="122965287.5" calcext:value-type="float">
            <text:p>122965287.5</text:p>
          </table:table-cell>
          <table:table-cell office:value-type="float" office:value="107353850" calcext:value-type="float">
            <text:p>107353850</text:p>
          </table:table-cell>
          <table:table-cell table:number-columns-repeated="2"/>
        </table:table-row>
        <table:table-row table:style-name="ro1">
          <table:table-cell office:value-type="float" office:value="91919045.8333333" calcext:value-type="float">
            <text:p>91919045.8333333</text:p>
          </table:table-cell>
          <table:table-cell office:value-type="float" office:value="69839141.6666667" calcext:value-type="float">
            <text:p>69839141.6666667</text:p>
          </table:table-cell>
          <table:table-cell office:value-type="float" office:value="68170533.3333334" calcext:value-type="float">
            <text:p>68170533.3333334</text:p>
          </table:table-cell>
          <table:table-cell table:number-columns-repeated="2"/>
        </table:table-row>
        <table:table-row table:style-name="ro1">
          <table:table-cell office:value-type="float" office:value="89430645.8333334" calcext:value-type="float">
            <text:p>89430645.8333334</text:p>
          </table:table-cell>
          <table:table-cell office:value-type="float" office:value="80146187.5" calcext:value-type="float">
            <text:p>80146187.5</text:p>
          </table:table-cell>
          <table:table-cell office:value-type="float" office:value="100960829.166667" calcext:value-type="float">
            <text:p>100960829.166667</text:p>
          </table:table-cell>
          <table:table-cell table:number-columns-repeated="2"/>
        </table:table-row>
        <table:table-row table:style-name="ro1">
          <table:table-cell office:value-type="float" office:value="70984262.5" calcext:value-type="float">
            <text:p>70984262.5</text:p>
          </table:table-cell>
          <table:table-cell office:value-type="float" office:value="113626391.666667" calcext:value-type="float">
            <text:p>113626391.666667</text:p>
          </table:table-cell>
          <table:table-cell office:value-type="float" office:value="70904779.1666667" calcext:value-type="float">
            <text:p>70904779.1666667</text:p>
          </table:table-cell>
          <table:table-cell table:number-columns-repeated="2"/>
        </table:table-row>
        <table:table-row table:style-name="ro1">
          <table:table-cell office:value-type="float" office:value="72116004.1666667" calcext:value-type="float">
            <text:p>72116004.1666667</text:p>
          </table:table-cell>
          <table:table-cell office:value-type="float" office:value="89981095.8333334" calcext:value-type="float">
            <text:p>89981095.8333334</text:p>
          </table:table-cell>
          <table:table-cell office:value-type="float" office:value="124108387.5" calcext:value-type="float">
            <text:p>124108387.5</text:p>
          </table:table-cell>
          <table:table-cell table:number-columns-repeated="2"/>
        </table:table-row>
        <table:table-row table:style-name="ro1">
          <table:table-cell office:value-type="float" office:value="104622800" calcext:value-type="float">
            <text:p>104622800</text:p>
          </table:table-cell>
          <table:table-cell office:value-type="float" office:value="106609637.5" calcext:value-type="float">
            <text:p>106609637.5</text:p>
          </table:table-cell>
          <table:table-cell office:value-type="float" office:value="75797516.6666667" calcext:value-type="float">
            <text:p>75797516.6666667</text:p>
          </table:table-cell>
          <table:table-cell table:number-columns-repeated="2"/>
        </table:table-row>
        <table:table-row table:style-name="ro1">
          <table:table-cell office:value-type="float" office:value="103782562.5" calcext:value-type="float">
            <text:p>103782562.5</text:p>
          </table:table-cell>
          <table:table-cell office:value-type="float" office:value="108005162.5" calcext:value-type="float">
            <text:p>108005162.5</text:p>
          </table:table-cell>
          <table:table-cell office:value-type="float" office:value="79544020.8333333" calcext:value-type="float">
            <text:p>79544020.8333333</text:p>
          </table:table-cell>
          <table:table-cell table:number-columns-repeated="2"/>
        </table:table-row>
        <table:table-row table:style-name="ro1">
          <table:table-cell office:value-type="float" office:value="84342545.8333333" calcext:value-type="float">
            <text:p>84342545.8333333</text:p>
          </table:table-cell>
          <table:table-cell office:value-type="float" office:value="111094604.166667" calcext:value-type="float">
            <text:p>111094604.166667</text:p>
          </table:table-cell>
          <table:table-cell office:value-type="float" office:value="103760525" calcext:value-type="float">
            <text:p>103760525</text:p>
          </table:table-cell>
          <table:table-cell table:number-columns-repeated="2"/>
        </table:table-row>
        <table:table-row table:style-name="ro1">
          <table:table-cell office:value-type="float" office:value="112834637.5" calcext:value-type="float">
            <text:p>112834637.5</text:p>
          </table:table-cell>
          <table:table-cell office:value-type="float" office:value="107878525" calcext:value-type="float">
            <text:p>107878525</text:p>
          </table:table-cell>
          <table:table-cell office:value-type="float" office:value="128131354.166667" calcext:value-type="float">
            <text:p>128131354.166667</text:p>
          </table:table-cell>
          <table:table-cell table:number-columns-repeated="2"/>
        </table:table-row>
        <table:table-row table:style-name="ro1">
          <table:table-cell office:value-type="float" office:value="91363508.3333334" calcext:value-type="float">
            <text:p>91363508.3333334</text:p>
          </table:table-cell>
          <table:table-cell office:value-type="float" office:value="93466154.1666667" calcext:value-type="float">
            <text:p>93466154.1666667</text:p>
          </table:table-cell>
          <table:table-cell office:value-type="float" office:value="115086608.333333" calcext:value-type="float">
            <text:p>115086608.333333</text:p>
          </table:table-cell>
          <table:table-cell table:number-columns-repeated="2"/>
        </table:table-row>
        <table:table-row table:style-name="ro1">
          <table:table-cell office:value-type="float" office:value="97083145.8333334" calcext:value-type="float">
            <text:p>97083145.8333334</text:p>
          </table:table-cell>
          <table:table-cell office:value-type="float" office:value="106089504.166667" calcext:value-type="float">
            <text:p>106089504.166667</text:p>
          </table:table-cell>
          <table:table-cell office:value-type="float" office:value="89649820.8333333" calcext:value-type="float">
            <text:p>89649820.8333333</text:p>
          </table:table-cell>
          <table:table-cell table:number-columns-repeated="2"/>
        </table:table-row>
        <table:table-row table:style-name="ro1">
          <table:table-cell office:value-type="float" office:value="91859583.3333333" calcext:value-type="float">
            <text:p>91859583.3333333</text:p>
          </table:table-cell>
          <table:table-cell office:value-type="float" office:value="80618220.8333333" calcext:value-type="float">
            <text:p>80618220.8333333</text:p>
          </table:table-cell>
          <table:table-cell office:value-type="float" office:value="81654558.3333333" calcext:value-type="float">
            <text:p>81654558.3333333</text:p>
          </table:table-cell>
          <table:table-cell table:number-columns-repeated="2"/>
        </table:table-row>
        <table:table-row table:style-name="ro1">
          <table:table-cell office:value-type="float" office:value="83105304.1666667" calcext:value-type="float">
            <text:p>83105304.1666667</text:p>
          </table:table-cell>
          <table:table-cell office:value-type="float" office:value="132193220.833333" calcext:value-type="float">
            <text:p>132193220.833333</text:p>
          </table:table-cell>
          <table:table-cell office:value-type="float" office:value="125968779.166667" calcext:value-type="float">
            <text:p>125968779.166667</text:p>
          </table:table-cell>
          <table:table-cell table:number-columns-repeated="2"/>
        </table:table-row>
        <table:table-row table:style-name="ro1">
          <table:table-cell office:value-type="float" office:value="86731337.5" calcext:value-type="float">
            <text:p>86731337.5</text:p>
          </table:table-cell>
          <table:table-cell office:value-type="float" office:value="114818775" calcext:value-type="float">
            <text:p>114818775</text:p>
          </table:table-cell>
          <table:table-cell office:value-type="float" office:value="108182291.666667" calcext:value-type="float">
            <text:p>108182291.666667</text:p>
          </table:table-cell>
          <table:table-cell table:number-columns-repeated="2"/>
        </table:table-row>
        <table:table-row table:style-name="ro1">
          <table:table-cell office:value-type="float" office:value="108495333.333333" calcext:value-type="float">
            <text:p>108495333.333333</text:p>
          </table:table-cell>
          <table:table-cell office:value-type="float" office:value="91923191.6666667" calcext:value-type="float">
            <text:p>91923191.6666667</text:p>
          </table:table-cell>
          <table:table-cell office:value-type="float" office:value="121692475" calcext:value-type="float">
            <text:p>121692475</text:p>
          </table:table-cell>
          <table:table-cell table:number-columns-repeated="2"/>
        </table:table-row>
        <table:table-row table:style-name="ro1">
          <table:table-cell office:value-type="float" office:value="91308483.3333333" calcext:value-type="float">
            <text:p>91308483.3333333</text:p>
          </table:table-cell>
          <table:table-cell office:value-type="float" office:value="88899354.1666667" calcext:value-type="float">
            <text:p>88899354.1666667</text:p>
          </table:table-cell>
          <table:table-cell office:value-type="float" office:value="107416829.166667" calcext:value-type="float">
            <text:p>107416829.166667</text:p>
          </table:table-cell>
          <table:table-cell table:number-columns-repeated="2"/>
        </table:table-row>
        <table:table-row table:style-name="ro1">
          <table:table-cell office:value-type="float" office:value="111266129.166667" calcext:value-type="float">
            <text:p>111266129.166667</text:p>
          </table:table-cell>
          <table:table-cell office:value-type="float" office:value="95168633.3333334" calcext:value-type="float">
            <text:p>95168633.3333334</text:p>
          </table:table-cell>
          <table:table-cell office:value-type="float" office:value="104876200" calcext:value-type="float">
            <text:p>104876200</text:p>
          </table:table-cell>
          <table:table-cell table:number-columns-repeated="2"/>
        </table:table-row>
        <table:table-row table:style-name="ro1">
          <table:table-cell office:value-type="float" office:value="98324550" calcext:value-type="float">
            <text:p>98324550</text:p>
          </table:table-cell>
          <table:table-cell office:value-type="float" office:value="96789391.6666667" calcext:value-type="float">
            <text:p>96789391.6666667</text:p>
          </table:table-cell>
          <table:table-cell office:value-type="float" office:value="121120762.5" calcext:value-type="float">
            <text:p>121120762.5</text:p>
          </table:table-cell>
          <table:table-cell table:number-columns-repeated="2"/>
        </table:table-row>
        <table:table-row table:style-name="ro1">
          <table:table-cell office:value-type="float" office:value="90519979.1666667" calcext:value-type="float">
            <text:p>90519979.1666667</text:p>
          </table:table-cell>
          <table:table-cell office:value-type="float" office:value="90411383.3333333" calcext:value-type="float">
            <text:p>90411383.3333333</text:p>
          </table:table-cell>
          <table:table-cell office:value-type="float" office:value="124892054.166667" calcext:value-type="float">
            <text:p>124892054.166667</text:p>
          </table:table-cell>
          <table:table-cell table:number-columns-repeated="2"/>
        </table:table-row>
        <table:table-row table:style-name="ro1">
          <table:table-cell office:value-type="float" office:value="116509145.833333" calcext:value-type="float">
            <text:p>116509145.833333</text:p>
          </table:table-cell>
          <table:table-cell office:value-type="float" office:value="85184570.8333333" calcext:value-type="float">
            <text:p>85184570.8333333</text:p>
          </table:table-cell>
          <table:table-cell office:value-type="float" office:value="114191091.666667" calcext:value-type="float">
            <text:p>114191091.666667</text:p>
          </table:table-cell>
          <table:table-cell table:number-columns-repeated="2"/>
        </table:table-row>
        <table:table-row table:style-name="ro1">
          <table:table-cell office:value-type="float" office:value="103509604.166667" calcext:value-type="float">
            <text:p>103509604.166667</text:p>
          </table:table-cell>
          <table:table-cell office:value-type="float" office:value="93941033.3333333" calcext:value-type="float">
            <text:p>93941033.3333333</text:p>
          </table:table-cell>
          <table:table-cell office:value-type="float" office:value="131463625" calcext:value-type="float">
            <text:p>131463625</text:p>
          </table:table-cell>
          <table:table-cell table:number-columns-repeated="2"/>
        </table:table-row>
        <table:table-row table:style-name="ro1">
          <table:table-cell office:value-type="float" office:value="93987979.1666667" calcext:value-type="float">
            <text:p>93987979.1666667</text:p>
          </table:table-cell>
          <table:table-cell office:value-type="float" office:value="103399945.833333" calcext:value-type="float">
            <text:p>103399945.833333</text:p>
          </table:table-cell>
          <table:table-cell office:value-type="float" office:value="94153170.8333334" calcext:value-type="float">
            <text:p>94153170.8333334</text:p>
          </table:table-cell>
          <table:table-cell table:number-columns-repeated="2"/>
        </table:table-row>
        <table:table-row table:style-name="ro1">
          <table:table-cell office:value-type="float" office:value="73866870.8333333" calcext:value-type="float">
            <text:p>73866870.8333333</text:p>
          </table:table-cell>
          <table:table-cell office:value-type="float" office:value="94685120.8333333" calcext:value-type="float">
            <text:p>94685120.8333333</text:p>
          </table:table-cell>
          <table:table-cell office:value-type="float" office:value="120276991.666667" calcext:value-type="float">
            <text:p>120276991.666667</text:p>
          </table:table-cell>
          <table:table-cell table:number-columns-repeated="2"/>
        </table:table-row>
        <table:table-row table:style-name="ro1">
          <table:table-cell office:value-type="float" office:value="87138720.8333334" calcext:value-type="float">
            <text:p>87138720.8333334</text:p>
          </table:table-cell>
          <table:table-cell office:value-type="float" office:value="87964691.6666667" calcext:value-type="float">
            <text:p>87964691.6666667</text:p>
          </table:table-cell>
          <table:table-cell office:value-type="float" office:value="94178145.8333333" calcext:value-type="float">
            <text:p>94178145.8333333</text:p>
          </table:table-cell>
          <table:table-cell table:number-columns-repeated="2"/>
        </table:table-row>
        <table:table-row table:style-name="ro1">
          <table:table-cell office:value-type="float" office:value="80374741.6666667" calcext:value-type="float">
            <text:p>80374741.6666667</text:p>
          </table:table-cell>
          <table:table-cell office:value-type="float" office:value="105646212.5" calcext:value-type="float">
            <text:p>105646212.5</text:p>
          </table:table-cell>
          <table:table-cell office:value-type="float" office:value="85197687.5" calcext:value-type="float">
            <text:p>85197687.5</text:p>
          </table:table-cell>
          <table:table-cell table:number-columns-repeated="2"/>
        </table:table-row>
        <table:table-row table:style-name="ro1">
          <table:table-cell office:value-type="float" office:value="83063041.6666667" calcext:value-type="float">
            <text:p>83063041.6666667</text:p>
          </table:table-cell>
          <table:table-cell office:value-type="float" office:value="81007962.5" calcext:value-type="float">
            <text:p>81007962.5</text:p>
          </table:table-cell>
          <table:table-cell office:value-type="float" office:value="121344745.833333" calcext:value-type="float">
            <text:p>121344745.833333</text:p>
          </table:table-cell>
          <table:table-cell table:number-columns-repeated="2"/>
        </table:table-row>
        <table:table-row table:style-name="ro1">
          <table:table-cell office:value-type="float" office:value="107360583.333333" calcext:value-type="float">
            <text:p>107360583.333333</text:p>
          </table:table-cell>
          <table:table-cell office:value-type="float" office:value="120125545.833333" calcext:value-type="float">
            <text:p>120125545.833333</text:p>
          </table:table-cell>
          <table:table-cell office:value-type="float" office:value="113496595.833333" calcext:value-type="float">
            <text:p>113496595.833333</text:p>
          </table:table-cell>
          <table:table-cell table:number-columns-repeated="2"/>
        </table:table-row>
        <table:table-row table:style-name="ro1">
          <table:table-cell office:value-type="float" office:value="87708604.1666667" calcext:value-type="float">
            <text:p>87708604.1666667</text:p>
          </table:table-cell>
          <table:table-cell office:value-type="float" office:value="83008337.5" calcext:value-type="float">
            <text:p>83008337.5</text:p>
          </table:table-cell>
          <table:table-cell office:value-type="float" office:value="98444325" calcext:value-type="float">
            <text:p>98444325</text:p>
          </table:table-cell>
          <table:table-cell table:number-columns-repeated="2"/>
        </table:table-row>
        <table:table-row table:style-name="ro1">
          <table:table-cell office:value-type="float" office:value="102066704.166667" calcext:value-type="float">
            <text:p>102066704.166667</text:p>
          </table:table-cell>
          <table:table-cell office:value-type="float" office:value="104856779.166667" calcext:value-type="float">
            <text:p>104856779.166667</text:p>
          </table:table-cell>
          <table:table-cell office:value-type="float" office:value="139772670.833333" calcext:value-type="float">
            <text:p>139772670.833333</text:p>
          </table:table-cell>
          <table:table-cell table:number-columns-repeated="2"/>
        </table:table-row>
        <table:table-row table:style-name="ro1">
          <table:table-cell office:value-type="float" office:value="99487925" calcext:value-type="float">
            <text:p>99487925</text:p>
          </table:table-cell>
          <table:table-cell office:value-type="float" office:value="107755279.166667" calcext:value-type="float">
            <text:p>107755279.166667</text:p>
          </table:table-cell>
          <table:table-cell office:value-type="float" office:value="92105491.6666667" calcext:value-type="float">
            <text:p>92105491.6666667</text:p>
          </table:table-cell>
          <table:table-cell table:number-columns-repeated="2"/>
        </table:table-row>
        <table:table-row table:style-name="ro1">
          <table:table-cell office:value-type="float" office:value="98268458.3333333" calcext:value-type="float">
            <text:p>98268458.3333333</text:p>
          </table:table-cell>
          <table:table-cell office:value-type="float" office:value="108603891.666667" calcext:value-type="float">
            <text:p>108603891.666667</text:p>
          </table:table-cell>
          <table:table-cell office:value-type="float" office:value="118359537.5" calcext:value-type="float">
            <text:p>118359537.5</text:p>
          </table:table-cell>
          <table:table-cell table:number-columns-repeated="2"/>
        </table:table-row>
        <table:table-row table:style-name="ro1">
          <table:table-cell office:value-type="float" office:value="91402412.5" calcext:value-type="float">
            <text:p>91402412.5</text:p>
          </table:table-cell>
          <table:table-cell office:value-type="float" office:value="91511100" calcext:value-type="float">
            <text:p>91511100</text:p>
          </table:table-cell>
          <table:table-cell office:value-type="float" office:value="92486104.1666667" calcext:value-type="float">
            <text:p>92486104.1666667</text:p>
          </table:table-cell>
          <table:table-cell table:number-columns-repeated="2"/>
        </table:table-row>
        <table:table-row table:style-name="ro1">
          <table:table-cell office:value-type="float" office:value="118024091.666667" calcext:value-type="float">
            <text:p>118024091.666667</text:p>
          </table:table-cell>
          <table:table-cell office:value-type="float" office:value="116990691.666667" calcext:value-type="float">
            <text:p>116990691.666667</text:p>
          </table:table-cell>
          <table:table-cell office:value-type="float" office:value="92348758.3333333" calcext:value-type="float">
            <text:p>92348758.3333333</text:p>
          </table:table-cell>
          <table:table-cell table:number-columns-repeated="2"/>
        </table:table-row>
        <table:table-row table:style-name="ro1">
          <table:table-cell office:value-type="float" office:value="109688429.166667" calcext:value-type="float">
            <text:p>109688429.166667</text:p>
          </table:table-cell>
          <table:table-cell office:value-type="float" office:value="84237641.6666667" calcext:value-type="float">
            <text:p>84237641.6666667</text:p>
          </table:table-cell>
          <table:table-cell office:value-type="float" office:value="90593420.8333333" calcext:value-type="float">
            <text:p>90593420.8333333</text:p>
          </table:table-cell>
          <table:table-cell table:number-columns-repeated="2"/>
        </table:table-row>
        <table:table-row table:style-name="ro1">
          <table:table-cell office:value-type="float" office:value="102761362.5" calcext:value-type="float">
            <text:p>102761362.5</text:p>
          </table:table-cell>
          <table:table-cell office:value-type="float" office:value="98092408.3333333" calcext:value-type="float">
            <text:p>98092408.3333333</text:p>
          </table:table-cell>
          <table:table-cell office:value-type="float" office:value="90073658.3333334" calcext:value-type="float">
            <text:p>90073658.3333334</text:p>
          </table:table-cell>
          <table:table-cell table:number-columns-repeated="2"/>
        </table:table-row>
        <table:table-row table:style-name="ro1">
          <table:table-cell office:value-type="float" office:value="123869900" calcext:value-type="float">
            <text:p>123869900</text:p>
          </table:table-cell>
          <table:table-cell office:value-type="float" office:value="118657637.5" calcext:value-type="float">
            <text:p>118657637.5</text:p>
          </table:table-cell>
          <table:table-cell office:value-type="float" office:value="124911520.833333" calcext:value-type="float">
            <text:p>124911520.833333</text:p>
          </table:table-cell>
          <table:table-cell table:number-columns-repeated="2"/>
        </table:table-row>
        <table:table-row table:style-name="ro1">
          <table:table-cell office:value-type="float" office:value="94127150" calcext:value-type="float">
            <text:p>94127150</text:p>
          </table:table-cell>
          <table:table-cell office:value-type="float" office:value="94472683.3333333" calcext:value-type="float">
            <text:p>94472683.3333333</text:p>
          </table:table-cell>
          <table:table-cell office:value-type="float" office:value="100616991.666667" calcext:value-type="float">
            <text:p>100616991.666667</text:p>
          </table:table-cell>
          <table:table-cell table:number-columns-repeated="2"/>
        </table:table-row>
        <table:table-row table:style-name="ro1">
          <table:table-cell/>
          <table:table-cell table:formula="of:=AVERAGE([.B2:.B1001])-AVERAGE([.A2:.A1001])" office:value-type="float" office:value="-1636861.37583323" calcext:value-type="float">
            <text:p>-1636861.37583323</text:p>
          </table:table-cell>
          <table:table-cell table:formula="of:=AVERAGE([.C2:.C1001])-AVERAGE([.B2:.B1001])" office:value-type="float" office:value="1500331.2899998" calcext:value-type="float">
            <text:p>1500331.2899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31:04.594221625</meta:creation-date>
    <dc:date>2019-03-08T12:03:06.557855797</dc:date>
    <meta:editing-duration>PT1H21M49S</meta:editing-duration>
    <meta:editing-cycles>2</meta:editing-cycles>
    <meta:generator>LibreOffice/6.0.7.3$Linux_X86_64 LibreOffice_project/00m0$Build-3</meta:generator>
    <meta:document-statistic meta:table-count="1" meta:cell-count="3007" meta:object-count="0"/>
  </office:meta>
</office:document-meta>
</file>